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mbria" svg:font-family="Cambria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07cm"/>
    </style:style>
    <style:style style:name="co2" style:family="table-column">
      <style:table-column-properties fo:break-before="auto" style:column-width="6.853cm"/>
    </style:style>
    <style:style style:name="co3" style:family="table-column">
      <style:table-column-properties fo:break-before="auto" style:column-width="4.939cm"/>
    </style:style>
    <style:style style:name="co4" style:family="table-column">
      <style:table-column-properties fo:break-before="auto" style:column-width="2.524cm"/>
    </style:style>
    <style:style style:name="co5" style:family="table-column">
      <style:table-column-properties fo:break-before="auto" style:column-width="5.105cm"/>
    </style:style>
    <style:style style:name="ro1" style:family="table-row">
      <style:table-row-properties style:row-height="0.499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number-columns-repeated="6" table:default-cell-style-name="Excel_20_Built-in_20_Normal"/>
        <table:table-column table:style-name="co2" table:default-cell-style-name="Excel_20_Built-in_20_Normal"/>
        <table:table-column table:style-name="co1" table:number-columns-repeated="4" table:default-cell-style-name="Excel_20_Built-in_20_Normal"/>
        <table:table-column table:style-name="co3" table:default-cell-style-name="Excel_20_Built-in_20_Normal"/>
        <table:table-column table:style-name="co1" table:default-cell-style-name="Excel_20_Built-in_20_Normal"/>
        <table:table-column table:style-name="co4" table:default-cell-style-name="Excel_20_Built-in_20_Normal"/>
        <table:table-column table:style-name="co1" table:number-columns-repeated="2" table:default-cell-style-name="Excel_20_Built-in_20_Normal"/>
        <table:table-column table:style-name="co5" table:default-cell-style-name="Excel_20_Built-in_20_Normal"/>
        <table:table-column table:style-name="co1" table:number-columns-repeated="1007" table:default-cell-style-name="Excel_20_Built-in_20_Normal"/>
        <table:table-row table:style-name="ro1">
          <table:table-cell/>
          <table:table-cell table:style-name="ce1" office:value-type="string">
            <text:p>c0</text:p>
          </table:table-cell>
          <table:table-cell table:style-name="ce1" office:value-type="string">
            <text:p>c1</text:p>
          </table:table-cell>
          <table:table-cell table:style-name="ce1" office:value-type="string">
            <text:p>beta</text:p>
          </table:table-cell>
          <table:table-cell table:style-name="ce1" office:value-type="string">
            <text:p>is_rps</text:p>
          </table:table-cell>
          <table:table-cell table:style-name="ce1" office:value-type="string">
            <text:p>is_likelihood</text:p>
          </table:table-cell>
          <table:table-cell table:style-name="ce1" office:value-type="string">
            <text:p>is_betting_returns</text:p>
          </table:table-cell>
          <table:table-cell table:style-name="ce1" office:value-type="string">
            <text:p>is_betting_returns_expected</text:p>
          </table:table-cell>
          <table:table-cell table:style-name="ce1" office:value-type="string">
            <text:p>is_betting_activity</text:p>
          </table:table-cell>
          <table:table-cell table:style-name="ce1" office:value-type="string">
            <text:p>oos_rps</text:p>
          </table:table-cell>
          <table:table-cell table:style-name="ce1" office:value-type="string">
            <text:p>oos_likelihood</text:p>
          </table:table-cell>
          <table:table-cell table:style-name="ce1" office:value-type="string">
            <text:p>oos_betting_returns</text:p>
          </table:table-cell>
          <table:table-cell table:style-name="ce1" office:value-type="string">
            <text:p>oos_betting_returns_expected</text:p>
          </table:table-cell>
          <table:table-cell table:style-name="ce1" office:value-type="string">
            <text:p>oos_betting_activity</text:p>
          </table:table-cell>
          <table:table-cell table:style-name="ce1" office:value-type="string">
            <text:p>all_rps</text:p>
          </table:table-cell>
          <table:table-cell table:style-name="ce1" office:value-type="string">
            <text:p>all_likelihood</text:p>
          </table:table-cell>
          <table:table-cell table:style-name="ce1" office:value-type="string">
            <text:p>all_betting_returns</text:p>
          </table:table-cell>
          <table:table-cell table:style-name="ce1" office:value-type="string">
            <text:p>all_betting_returns_expected</text:p>
          </table:table-cell>
          <table:table-cell table:style-name="ce1" office:value-type="string">
            <text:p>all_betting_activity</text:p>
          </table:table-cell>
          <table:table-cell table:number-columns-repeated="2"/>
          <table:table-cell office:value-type="string">
            <text:p>HV</text:p>
          </table:table-cell>
          <table:table-cell table:number-columns-repeated="1002"/>
        </table:table-row>
        <table:table-row table:style-name="ro2">
          <table:table-cell table:style-name="ce1" office:value-type="float" office:value="1">
            <text:p>1</text:p>
          </table:table-cell>
          <table:table-cell office:value-type="float" office:value="-1.35">
            <text:p>-1,35</text:p>
          </table:table-cell>
          <table:table-cell office:value-type="float" office:value="-0.9">
            <text:p>-0,9</text:p>
          </table:table-cell>
          <table:table-cell office:value-type="float" office:value="0.006">
            <text:p>0,006</text:p>
          </table:table-cell>
          <table:table-cell office:value-type="float" office:value="0.221959237616671">
            <text:p>0,2219592376</text:p>
          </table:table-cell>
          <table:table-cell office:value-type="float" office:value="-102615.895259524">
            <text:p>-102615,895259524</text:p>
          </table:table-cell>
          <table:table-cell office:value-type="float" office:value="146.915739248471">
            <text:p>146,9157392485</text:p>
          </table:table-cell>
          <table:table-cell office:value-type="float" office:value="593.792012060599">
            <text:p>593,7920120606</text:p>
          </table:table-cell>
          <table:table-cell office:value-type="float" office:value="96960">
            <text:p>96960</text:p>
          </table:table-cell>
          <table:table-cell office:value-type="float" office:value="0.201786839617591">
            <text:p>0,2017868396</text:p>
          </table:table-cell>
          <table:table-cell office:value-type="float" office:value="-63323.6938223469">
            <text:p>-63323,6938223469</text:p>
          </table:table-cell>
          <table:table-cell office:value-type="float" office:value="-436.569149470354">
            <text:p>-436,5691494704</text:p>
          </table:table-cell>
          <table:table-cell office:value-type="float" office:value="679.964240208578">
            <text:p>679,9642402086</text:p>
          </table:table-cell>
          <table:table-cell office:value-type="float" office:value="61980">
            <text:p>61980</text:p>
          </table:table-cell>
          <table:table-cell office:value-type="float" office:value="0.213890278417039">
            <text:p>0,2138902784</text:p>
          </table:table-cell>
          <table:table-cell office:value-type="float" office:value="-165939.589081872">
            <text:p>-165939,589081872</text:p>
          </table:table-cell>
          <table:table-cell office:value-type="float" office:value="-289.653410221881">
            <text:p>-289,6534102219</text:p>
          </table:table-cell>
          <table:table-cell office:value-type="float" office:value="1273.75625226917">
            <text:p>1273,7562522692</text:p>
          </table:table-cell>
          <table:table-cell office:value-type="float" office:value="158940">
            <text:p>158940</text:p>
          </table:table-cell>
          <table:table-cell table:formula="of:=[.Q2]/[.R2]" office:value-type="float" office:value="-0.227400972286393">
            <text:p>-0,2274009723</text:p>
          </table:table-cell>
          <table:table-cell table:formula="of:=[.Q2]/[.S2]" office:value-type="float" office:value="-0.00182240726199749">
            <text:p>-0,0018224073</text:p>
          </table:table-cell>
          <table:table-cell table:formula="of:=([.B2]+[.C2])/2/[.D2]" office:value-type="float" office:value="-187.5">
            <text:p>-187,5</text:p>
          </table:table-cell>
          <table:table-cell table:number-columns-repeated="1002"/>
        </table:table-row>
        <table:table-row table:style-name="ro2">
          <table:table-cell table:style-name="ce1" office:value-type="float" office:value="2">
            <text:p>2</text:p>
          </table:table-cell>
          <table:table-cell office:value-type="float" office:value="-1.35">
            <text:p>-1,35</text:p>
          </table:table-cell>
          <table:table-cell office:value-type="float" office:value="-0.9">
            <text:p>-0,9</text:p>
          </table:table-cell>
          <table:table-cell office:value-type="float" office:value="0.008">
            <text:p>0,008</text:p>
          </table:table-cell>
          <table:table-cell office:value-type="float" office:value="0.219382451851195">
            <text:p>0,2193824519</text:p>
          </table:table-cell>
          <table:table-cell office:value-type="float" office:value="-104290.658814568">
            <text:p>-104290,658814568</text:p>
          </table:table-cell>
          <table:table-cell office:value-type="float" office:value="918.953285625246">
            <text:p>918,9532856252</text:p>
          </table:table-cell>
          <table:table-cell office:value-type="float" office:value="4.35586926030074">
            <text:p>4,3558692603</text:p>
          </table:table-cell>
          <table:table-cell office:value-type="float" office:value="96502">
            <text:p>96502</text:p>
          </table:table-cell>
          <table:table-cell office:value-type="float" office:value="0.198794718497393">
            <text:p>0,1987947185</text:p>
          </table:table-cell>
          <table:table-cell office:value-type="float" office:value="-64534.128215331">
            <text:p>-64534,128215331</text:p>
          </table:table-cell>
          <table:table-cell office:value-type="float" office:value="-465.144765149613">
            <text:p>-465,1447651496</text:p>
          </table:table-cell>
          <table:table-cell office:value-type="float" office:value="188.682138335465">
            <text:p>188,6821383355</text:p>
          </table:table-cell>
          <table:table-cell office:value-type="float" office:value="60354">
            <text:p>60354</text:p>
          </table:table-cell>
          <table:table-cell office:value-type="float" office:value="0.211147358509674">
            <text:p>0,2111473585</text:p>
          </table:table-cell>
          <table:table-cell office:value-type="float" office:value="-168824.787029899">
            <text:p>-168824,787029899</text:p>
          </table:table-cell>
          <table:table-cell office:value-type="float" office:value="453.808520475634">
            <text:p>453,8085204756</text:p>
          </table:table-cell>
          <table:table-cell office:value-type="float" office:value="193.038007595766">
            <text:p>193,0380075958</text:p>
          </table:table-cell>
          <table:table-cell office:value-type="float" office:value="156856">
            <text:p>156856</text:p>
          </table:table-cell>
          <table:table-cell table:formula="of:=[.Q3]/[.R3]" office:value-type="float" office:value="2.35087652492735">
            <text:p>2,3508765249</text:p>
          </table:table-cell>
          <table:table-cell table:formula="of:=[.Q3]/[.S3]" office:value-type="float" office:value="0.00289315372364228">
            <text:p>0,0028931537</text:p>
          </table:table-cell>
          <table:table-cell table:formula="of:=([.B3]+[.C3])/2/[.D3]" office:value-type="float" office:value="-140.625">
            <text:p>-140,625</text:p>
          </table:table-cell>
          <table:table-cell>
            <draw:frame table:end-cell-address="Sheet1.AF21" table:end-x="0.791cm" table:end-y="0.212cm" draw:z-index="0" draw:style-name="gr1" draw:text-style-name="P1" svg:width="15.999cm" svg:height="9cm" svg:x="0.101cm" svg:y="0.1cm">
              <draw:object draw:notify-on-update-of-ranges="Sheet1.E2:Sheet1.E166 Sheet1.L2:Sheet1.L16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01"/>
        </table:table-row>
        <table:table-row table:style-name="ro2">
          <table:table-cell table:style-name="ce1" office:value-type="float" office:value="0">
            <text:p>0</text:p>
          </table:table-cell>
          <table:table-cell office:value-type="float" office:value="-1.35">
            <text:p>-1,35</text:p>
          </table:table-cell>
          <table:table-cell office:value-type="float" office:value="-0.9">
            <text:p>-0,9</text:p>
          </table:table-cell>
          <table:table-cell office:value-type="float" office:value="0.004">
            <text:p>0,004</text:p>
          </table:table-cell>
          <table:table-cell office:value-type="float" office:value="0.230862329133746">
            <text:p>0,2308623291</text:p>
          </table:table-cell>
          <table:table-cell office:value-type="float" office:value="-103059.589940981">
            <text:p>-103059,589940981</text:p>
          </table:table-cell>
          <table:table-cell office:value-type="float" office:value="746.679699780552">
            <text:p>746,6796997806</text:p>
          </table:table-cell>
          <table:table-cell office:value-type="float" office:value="1633.73960810364">
            <text:p>1633,7396081036</text:p>
          </table:table-cell>
          <table:table-cell office:value-type="float" office:value="98769">
            <text:p>98769</text:p>
          </table:table-cell>
          <table:table-cell office:value-type="float" office:value="0.213609275201176">
            <text:p>0,2136092752</text:p>
          </table:table-cell>
          <table:table-cell office:value-type="float" office:value="-64077.8435674428">
            <text:p>-64077,8435674428</text:p>
          </table:table-cell>
          <table:table-cell office:value-type="float" office:value="845.504135027958">
            <text:p>845,504135028</text:p>
          </table:table-cell>
          <table:table-cell office:value-type="float" office:value="1567.13106228115">
            <text:p>1567,1310622812</text:p>
          </table:table-cell>
          <table:table-cell office:value-type="float" office:value="65907">
            <text:p>65907</text:p>
          </table:table-cell>
          <table:table-cell office:value-type="float" office:value="0.223961107560718">
            <text:p>0,2239611076</text:p>
          </table:table-cell>
          <table:table-cell office:value-type="float" office:value="-167137.433508427">
            <text:p>-167137,433508427</text:p>
          </table:table-cell>
          <table:table-cell office:value-type="float" office:value="1592.18383480853">
            <text:p>1592,1838348085</text:p>
          </table:table-cell>
          <table:table-cell office:value-type="float" office:value="3200.87067038473">
            <text:p>3200,8706703847</text:p>
          </table:table-cell>
          <table:table-cell office:value-type="float" office:value="164676">
            <text:p>164676</text:p>
          </table:table-cell>
          <table:table-cell table:formula="of:=[.Q4]/[.R4]" office:value-type="float" office:value="0.497422107534622">
            <text:p>0,4974221075</text:p>
          </table:table-cell>
          <table:table-cell table:formula="of:=[.Q4]/[.S4]" office:value-type="float" office:value="0.00966858458311187">
            <text:p>0,0096685846</text:p>
          </table:table-cell>
          <table:table-cell table:formula="of:=([.B4]+[.C4])/2/[.D4]" office:value-type="float" office:value="-281.25">
            <text:p>-281,25</text:p>
          </table:table-cell>
          <table:table-cell table:number-columns-repeated="1002"/>
        </table:table-row>
        <table:table-row table:style-name="ro2">
          <table:table-cell table:style-name="ce1" office:value-type="float" office:value="5">
            <text:p>5</text:p>
          </table:table-cell>
          <table:table-cell office:value-type="float" office:value="-1.35">
            <text:p>-1,35</text:p>
          </table:table-cell>
          <table:table-cell office:value-type="float" office:value="-0.75">
            <text:p>-0,75</text:p>
          </table:table-cell>
          <table:table-cell office:value-type="float" office:value="0.008">
            <text:p>0,008</text:p>
          </table:table-cell>
          <table:table-cell office:value-type="float" office:value="0.215081964975578">
            <text:p>0,215081965</text:p>
          </table:table-cell>
          <table:table-cell office:value-type="float" office:value="-99296.7625812809">
            <text:p>-99296,7625812809</text:p>
          </table:table-cell>
          <table:table-cell office:value-type="float" office:value="1421.63801960492">
            <text:p>1421,6380196049</text:p>
          </table:table-cell>
          <table:table-cell office:value-type="float" office:value="1202.65420461924">
            <text:p>1202,6542046192</text:p>
          </table:table-cell>
          <table:table-cell office:value-type="float" office:value="91969">
            <text:p>91969</text:p>
          </table:table-cell>
          <table:table-cell office:value-type="float" office:value="0.19477653713821">
            <text:p>0,1947765371</text:p>
          </table:table-cell>
          <table:table-cell office:value-type="float" office:value="-61429.100344951">
            <text:p>-61429,100344951</text:p>
          </table:table-cell>
          <table:table-cell office:value-type="float" office:value="1238.18975643169">
            <text:p>1238,1897564317</text:p>
          </table:table-cell>
          <table:table-cell office:value-type="float" office:value="926.465017014578">
            <text:p>926,4650170146</text:p>
          </table:table-cell>
          <table:table-cell office:value-type="float" office:value="57408">
            <text:p>57408</text:p>
          </table:table-cell>
          <table:table-cell office:value-type="float" office:value="0.206959793840631">
            <text:p>0,2069597938</text:p>
          </table:table-cell>
          <table:table-cell office:value-type="float" office:value="-160725.862926232">
            <text:p>-160725,862926232</text:p>
          </table:table-cell>
          <table:table-cell office:value-type="float" office:value="2659.82777603661">
            <text:p>2659,8277760366</text:p>
          </table:table-cell>
          <table:table-cell office:value-type="float" office:value="2129.1192216338">
            <text:p>2129,1192216338</text:p>
          </table:table-cell>
          <table:table-cell office:value-type="float" office:value="149377">
            <text:p>149377</text:p>
          </table:table-cell>
          <table:table-cell table:formula="of:=[.Q5]/[.R5]" office:value-type="float" office:value="1.24926201830801">
            <text:p>1,2492620183</text:p>
          </table:table-cell>
          <table:table-cell table:formula="of:=[.Q5]/[.S5]" office:value-type="float" office:value="0.0178061400084123">
            <text:p>0,01780614</text:p>
          </table:table-cell>
          <table:table-cell table:formula="of:=([.B5]+[.C5])/2/[.D5]" office:value-type="float" office:value="-131.25">
            <text:p>-131,25</text:p>
          </table:table-cell>
          <table:table-cell table:number-columns-repeated="1002"/>
        </table:table-row>
        <table:table-row table:style-name="ro2">
          <table:table-cell table:style-name="ce1" office:value-type="float" office:value="4">
            <text:p>4</text:p>
          </table:table-cell>
          <table:table-cell office:value-type="float" office:value="-1.35">
            <text:p>-1,35</text:p>
          </table:table-cell>
          <table:table-cell office:value-type="float" office:value="-0.75">
            <text:p>-0,75</text:p>
          </table:table-cell>
          <table:table-cell office:value-type="float" office:value="0.006">
            <text:p>0,006</text:p>
          </table:table-cell>
          <table:table-cell office:value-type="float" office:value="0.215801735264527">
            <text:p>0,2158017353</text:p>
          </table:table-cell>
          <table:table-cell office:value-type="float" office:value="-97423.6348762508">
            <text:p>-97423,6348762508</text:p>
          </table:table-cell>
          <table:table-cell office:value-type="float" office:value="1810.71474728461">
            <text:p>1810,7147472846</text:p>
          </table:table-cell>
          <table:table-cell office:value-type="float" office:value="1931.48358202576">
            <text:p>1931,4835820258</text:p>
          </table:table-cell>
          <table:table-cell office:value-type="float" office:value="93413">
            <text:p>93413</text:p>
          </table:table-cell>
          <table:table-cell office:value-type="float" office:value="0.196299745403847">
            <text:p>0,1962997454</text:p>
          </table:table-cell>
          <table:table-cell office:value-type="float" office:value="-60163.9104737236">
            <text:p>-60163,9104737236</text:p>
          </table:table-cell>
          <table:table-cell office:value-type="float" office:value="1300.5204462942">
            <text:p>1300,5204462942</text:p>
          </table:table-cell>
          <table:table-cell office:value-type="float" office:value="1605.60404798797">
            <text:p>1605,604047988</text:p>
          </table:table-cell>
          <table:table-cell office:value-type="float" office:value="60162">
            <text:p>60162</text:p>
          </table:table-cell>
          <table:table-cell office:value-type="float" office:value="0.208000939320255">
            <text:p>0,2080009393</text:p>
          </table:table-cell>
          <table:table-cell office:value-type="float" office:value="-157587.545349975">
            <text:p>-157587,545349975</text:p>
          </table:table-cell>
          <table:table-cell office:value-type="float" office:value="3111.23519357885">
            <text:p>3111,2351935789</text:p>
          </table:table-cell>
          <table:table-cell office:value-type="float" office:value="3537.08763001375">
            <text:p>3537,0876300138</text:p>
          </table:table-cell>
          <table:table-cell office:value-type="float" office:value="153575">
            <text:p>153575</text:p>
          </table:table-cell>
          <table:table-cell table:formula="of:=[.Q6]/[.R6]" office:value-type="float" office:value="0.879603651088157">
            <text:p>0,8796036511</text:p>
          </table:table-cell>
          <table:table-cell table:formula="of:=[.Q6]/[.S6]" office:value-type="float" office:value="0.0202587347783093">
            <text:p>0,0202587348</text:p>
          </table:table-cell>
          <table:table-cell table:formula="of:=([.B6]+[.C6])/2/[.D6]" office:value-type="float" office:value="-175">
            <text:p>-175</text:p>
          </table:table-cell>
          <table:table-cell table:number-columns-repeated="1002"/>
        </table:table-row>
        <table:table-row table:style-name="ro2">
          <table:table-cell table:style-name="ce1" office:value-type="float" office:value="3">
            <text:p>3</text:p>
          </table:table-cell>
          <table:table-cell office:value-type="float" office:value="-1.35">
            <text:p>-1,35</text:p>
          </table:table-cell>
          <table:table-cell office:value-type="float" office:value="-0.75">
            <text:p>-0,75</text:p>
          </table:table-cell>
          <table:table-cell office:value-type="float" office:value="0.004">
            <text:p>0,004</text:p>
          </table:table-cell>
          <table:table-cell office:value-type="float" office:value="0.223421886302933">
            <text:p>0,2234218863</text:p>
          </table:table-cell>
          <table:table-cell office:value-type="float" office:value="-97838.3817158072">
            <text:p>-97838,3817158072</text:p>
          </table:table-cell>
          <table:table-cell office:value-type="float" office:value="2700.77509041989">
            <text:p>2700,7750904199</text:p>
          </table:table-cell>
          <table:table-cell office:value-type="float" office:value="2986.26193921878">
            <text:p>2986,2619392188</text:p>
          </table:table-cell>
          <table:table-cell office:value-type="float" office:value="96629">
            <text:p>96629</text:p>
          </table:table-cell>
          <table:table-cell office:value-type="float" office:value="0.206037106327921">
            <text:p>0,2060371063</text:p>
          </table:table-cell>
          <table:table-cell office:value-type="float" office:value="-60804.1518458402">
            <text:p>-60804,1518458402</text:p>
          </table:table-cell>
          <table:table-cell office:value-type="float" office:value="1478.96628398496">
            <text:p>1478,966283985</text:p>
          </table:table-cell>
          <table:table-cell office:value-type="float" office:value="2523.60814370385">
            <text:p>2523,6081437039</text:p>
          </table:table-cell>
          <table:table-cell office:value-type="float" office:value="65734">
            <text:p>65734</text:p>
          </table:table-cell>
          <table:table-cell office:value-type="float" office:value="0.216467974312928">
            <text:p>0,2164679743</text:p>
          </table:table-cell>
          <table:table-cell office:value-type="float" office:value="-158642.533561647">
            <text:p>-158642,533561647</text:p>
          </table:table-cell>
          <table:table-cell office:value-type="float" office:value="4179.74137440486">
            <text:p>4179,7413744049</text:p>
          </table:table-cell>
          <table:table-cell office:value-type="float" office:value="5509.87008292279">
            <text:p>5509,8700829228</text:p>
          </table:table-cell>
          <table:table-cell office:value-type="float" office:value="162363">
            <text:p>162363</text:p>
          </table:table-cell>
          <table:table-cell table:formula="of:=[.Q7]/[.R7]" office:value-type="float" office:value="0.758591638550515">
            <text:p>0,7585916386</text:p>
          </table:table-cell>
          <table:table-cell table:formula="of:=[.Q7]/[.S7]" office:value-type="float" office:value="0.0257431888694152">
            <text:p>0,0257431889</text:p>
          </table:table-cell>
          <table:table-cell table:formula="of:=([.B7]+[.C7])/2/[.D7]" office:value-type="float" office:value="-262.5">
            <text:p>-262,5</text:p>
          </table:table-cell>
          <table:table-cell table:number-columns-repeated="1002"/>
        </table:table-row>
        <table:table-row table:style-name="ro2">
          <table:table-cell table:style-name="ce1" office:value-type="float" office:value="32">
            <text:p>32</text:p>
          </table:table-cell>
          <table:table-cell office:value-type="float" office:value="-1.2">
            <text:p>-1,2</text:p>
          </table:table-cell>
          <table:table-cell office:value-type="float" office:value="-0.75">
            <text:p>-0,75</text:p>
          </table:table-cell>
          <table:table-cell office:value-type="float" office:value="0.008">
            <text:p>0,008</text:p>
          </table:table-cell>
          <table:table-cell office:value-type="float" office:value="0.214195130975287">
            <text:p>0,214195131</text:p>
          </table:table-cell>
          <table:table-cell office:value-type="float" office:value="-102144.278559687">
            <text:p>-102144,278559687</text:p>
          </table:table-cell>
          <table:table-cell office:value-type="float" office:value="2611.87938786714">
            <text:p>2611,8793878671</text:p>
          </table:table-cell>
          <table:table-cell office:value-type="float" office:value="1967.872045394">
            <text:p>1967,872045394</text:p>
          </table:table-cell>
          <table:table-cell office:value-type="float" office:value="97721">
            <text:p>97721</text:p>
          </table:table-cell>
          <table:table-cell office:value-type="float" office:value="0.19426944824257">
            <text:p>0,1942694482</text:p>
          </table:table-cell>
          <table:table-cell office:value-type="float" office:value="-63335.4189327126">
            <text:p>-63335,4189327126</text:p>
          </table:table-cell>
          <table:table-cell office:value-type="float" office:value="1588.07681905396">
            <text:p>1588,076819054</text:p>
          </table:table-cell>
          <table:table-cell office:value-type="float" office:value="1409.89840270143">
            <text:p>1409,8984027014</text:p>
          </table:table-cell>
          <table:table-cell office:value-type="float" office:value="60941">
            <text:p>60941</text:p>
          </table:table-cell>
          <table:table-cell office:value-type="float" office:value="0.2062248578822">
            <text:p>0,2062248579</text:p>
          </table:table-cell>
          <table:table-cell office:value-type="float" office:value="-165479.697492403">
            <text:p>-165479,697492403</text:p>
          </table:table-cell>
          <table:table-cell office:value-type="float" office:value="4199.95620692114">
            <text:p>4199,9562069211</text:p>
          </table:table-cell>
          <table:table-cell office:value-type="float" office:value="3377.77044809544">
            <text:p>3377,7704480954</text:p>
          </table:table-cell>
          <table:table-cell office:value-type="float" office:value="158662">
            <text:p>158662</text:p>
          </table:table-cell>
          <table:table-cell table:formula="of:=[.Q8]/[.R8]" office:value-type="float" office:value="1.24341078574161">
            <text:p>1,2434107857</text:p>
          </table:table-cell>
          <table:table-cell table:formula="of:=[.Q8]/[.S8]" office:value-type="float" office:value="0.0264710907899884">
            <text:p>0,0264710908</text:p>
          </table:table-cell>
          <table:table-cell table:formula="of:=([.B8]+[.C8])/2/[.D8]" office:value-type="float" office:value="-121.875">
            <text:p>-121,875</text:p>
          </table:table-cell>
          <table:table-cell table:number-columns-repeated="1002"/>
        </table:table-row>
        <table:table-row table:style-name="ro2">
          <table:table-cell table:style-name="ce1" office:value-type="float" office:value="31">
            <text:p>31</text:p>
          </table:table-cell>
          <table:table-cell office:value-type="float" office:value="-1.2">
            <text:p>-1,2</text:p>
          </table:table-cell>
          <table:table-cell office:value-type="float" office:value="-0.75">
            <text:p>-0,75</text:p>
          </table:table-cell>
          <table:table-cell office:value-type="float" office:value="0.006">
            <text:p>0,006</text:p>
          </table:table-cell>
          <table:table-cell office:value-type="float" office:value="0.213846315159066">
            <text:p>0,2138463152</text:p>
          </table:table-cell>
          <table:table-cell office:value-type="float" office:value="-99956.9802759945">
            <text:p>-99956,9802759945</text:p>
          </table:table-cell>
          <table:table-cell office:value-type="float" office:value="3412.2465120594">
            <text:p>3412,2465120594</text:p>
          </table:table-cell>
          <table:table-cell office:value-type="float" office:value="3065.11946036243">
            <text:p>3065,1194603624</text:p>
          </table:table-cell>
          <table:table-cell office:value-type="float" office:value="99543">
            <text:p>99543</text:p>
          </table:table-cell>
          <table:table-cell office:value-type="float" office:value="0.194870767173406">
            <text:p>0,1948707672</text:p>
          </table:table-cell>
          <table:table-cell office:value-type="float" office:value="-61806.1194599938">
            <text:p>-61806,1194599938</text:p>
          </table:table-cell>
          <table:table-cell office:value-type="float" office:value="1441.41661327665">
            <text:p>1441,4166132767</text:p>
          </table:table-cell>
          <table:table-cell office:value-type="float" office:value="2190.53693928877">
            <text:p>2190,5369392888</text:p>
          </table:table-cell>
          <table:table-cell office:value-type="float" office:value="63812">
            <text:p>63812</text:p>
          </table:table-cell>
          <table:table-cell office:value-type="float" office:value="0.206256095964802">
            <text:p>0,206256096</text:p>
          </table:table-cell>
          <table:table-cell office:value-type="float" office:value="-161763.099735987">
            <text:p>-161763,099735987</text:p>
          </table:table-cell>
          <table:table-cell office:value-type="float" office:value="4853.66312533606">
            <text:p>4853,6631253361</text:p>
          </table:table-cell>
          <table:table-cell office:value-type="float" office:value="5255.65639965135">
            <text:p>5255,6563996514</text:p>
          </table:table-cell>
          <table:table-cell office:value-type="float" office:value="163355">
            <text:p>163355</text:p>
          </table:table-cell>
          <table:table-cell table:formula="of:=[.Q9]/[.R9]" office:value-type="float" office:value="0.923512261124613">
            <text:p>0,9235122611</text:p>
          </table:table-cell>
          <table:table-cell table:formula="of:=[.Q9]/[.S9]" office:value-type="float" office:value="0.0297123634130333">
            <text:p>0,0297123634</text:p>
          </table:table-cell>
          <table:table-cell table:formula="of:=([.B9]+[.C9])/2/[.D9]" office:value-type="float" office:value="-162.5">
            <text:p>-162,5</text:p>
          </table:table-cell>
          <table:table-cell table:number-columns-repeated="1002"/>
        </table:table-row>
        <table:table-row table:style-name="ro2">
          <table:table-cell table:style-name="ce1" office:value-type="float" office:value="30">
            <text:p>30</text:p>
          </table:table-cell>
          <table:table-cell office:value-type="float" office:value="-1.2">
            <text:p>-1,2</text:p>
          </table:table-cell>
          <table:table-cell office:value-type="float" office:value="-0.75">
            <text:p>-0,75</text:p>
          </table:table-cell>
          <table:table-cell office:value-type="float" office:value="0.004">
            <text:p>0,004</text:p>
          </table:table-cell>
          <table:table-cell office:value-type="float" office:value="0.220946896430862">
            <text:p>0,2209468964</text:p>
          </table:table-cell>
          <table:table-cell office:value-type="float" office:value="-100235.328742199">
            <text:p>-100235,328742199</text:p>
          </table:table-cell>
          <table:table-cell office:value-type="float" office:value="3358.82821176508">
            <text:p>3358,8282117651</text:p>
          </table:table-cell>
          <table:table-cell office:value-type="float" office:value="3664.23972157243">
            <text:p>3664,2397215724</text:p>
          </table:table-cell>
          <table:table-cell office:value-type="float" office:value="101970">
            <text:p>101970</text:p>
          </table:table-cell>
          <table:table-cell office:value-type="float" office:value="0.203587141887852">
            <text:p>0,2035871419</text:p>
          </table:table-cell>
          <table:table-cell office:value-type="float" office:value="-62208.0667615342">
            <text:p>-62208,0667615342</text:p>
          </table:table-cell>
          <table:table-cell office:value-type="float" office:value="1971.06445075572">
            <text:p>1971,0644507557</text:p>
          </table:table-cell>
          <table:table-cell office:value-type="float" office:value="2728.46850055573">
            <text:p>2728,4685005557</text:p>
          </table:table-cell>
          <table:table-cell office:value-type="float" office:value="67984">
            <text:p>67984</text:p>
          </table:table-cell>
          <table:table-cell office:value-type="float" office:value="0.214002994613658">
            <text:p>0,2140029946</text:p>
          </table:table-cell>
          <table:table-cell office:value-type="float" office:value="-162443.395503731">
            <text:p>-162443,395503731</text:p>
          </table:table-cell>
          <table:table-cell office:value-type="float" office:value="5329.89266252082">
            <text:p>5329,8926625208</text:p>
          </table:table-cell>
          <table:table-cell office:value-type="float" office:value="6392.70822212835">
            <text:p>6392,7082221284</text:p>
          </table:table-cell>
          <table:table-cell office:value-type="float" office:value="169954">
            <text:p>169954</text:p>
          </table:table-cell>
          <table:table-cell table:formula="of:=[.Q10]/[.R10]" office:value-type="float" office:value="0.833745648529899">
            <text:p>0,8337456485</text:p>
          </table:table-cell>
          <table:table-cell table:formula="of:=[.Q10]/[.S10]" office:value-type="float" office:value="0.0313607956418844">
            <text:p>0,0313607956</text:p>
          </table:table-cell>
          <table:table-cell table:formula="of:=([.B10]+[.C10])/2/[.D10]" office:value-type="float" office:value="-243.75">
            <text:p>-243,75</text:p>
          </table:table-cell>
          <table:table-cell table:number-columns-repeated="1002"/>
        </table:table-row>
        <table:table-row table:style-name="ro2">
          <table:table-cell table:style-name="ce1" office:value-type="float" office:value="8">
            <text:p>8</text:p>
          </table:table-cell>
          <table:table-cell office:value-type="float" office:value="-1.35">
            <text:p>-1,35</text:p>
          </table:table-cell>
          <table:table-cell office:value-type="float" office:value="-0.6">
            <text:p>-0,6</text:p>
          </table:table-cell>
          <table:table-cell office:value-type="float" office:value="0.008">
            <text:p>0,008</text:p>
          </table:table-cell>
          <table:table-cell office:value-type="float" office:value="0.210967151010722">
            <text:p>0,210967151</text:p>
          </table:table-cell>
          <table:table-cell office:value-type="float" office:value="-95709.764279709">
            <text:p>-95709,764279709</text:p>
          </table:table-cell>
          <table:table-cell office:value-type="float" office:value="2596.1268697377">
            <text:p>2596,1268697377</text:p>
          </table:table-cell>
          <table:table-cell office:value-type="float" office:value="2480.48988878766">
            <text:p>2480,4898887877</text:p>
          </table:table-cell>
          <table:table-cell office:value-type="float" office:value="87208">
            <text:p>87208</text:p>
          </table:table-cell>
          <table:table-cell office:value-type="float" office:value="0.191274244703344">
            <text:p>0,1912742447</text:p>
          </table:table-cell>
          <table:table-cell office:value-type="float" office:value="-59253.9985719443">
            <text:p>-59253,9985719443</text:p>
          </table:table-cell>
          <table:table-cell office:value-type="float" office:value="1972.85567625345">
            <text:p>1972,8556762535</text:p>
          </table:table-cell>
          <table:table-cell office:value-type="float" office:value="1794.47821458106">
            <text:p>1794,4782145811</text:p>
          </table:table-cell>
          <table:table-cell office:value-type="float" office:value="54366">
            <text:p>54366</text:p>
          </table:table-cell>
          <table:table-cell office:value-type="float" office:value="0.203089988487771">
            <text:p>0,2030899885</text:p>
          </table:table-cell>
          <table:table-cell office:value-type="float" office:value="-154963.762851652">
            <text:p>-154963,762851652</text:p>
          </table:table-cell>
          <table:table-cell office:value-type="float" office:value="4568.9825459911">
            <text:p>4568,9825459911</text:p>
          </table:table-cell>
          <table:table-cell office:value-type="float" office:value="4274.96810336877">
            <text:p>4274,9681033688</text:p>
          </table:table-cell>
          <table:table-cell office:value-type="float" office:value="141574">
            <text:p>141574</text:p>
          </table:table-cell>
          <table:table-cell table:formula="of:=[.Q11]/[.R11]" office:value-type="float" office:value="1.06877582136593">
            <text:p>1,0687758214</text:p>
          </table:table-cell>
          <table:table-cell table:formula="of:=[.Q11]/[.S11]" office:value-type="float" office:value="0.032272751677505">
            <text:p>0,0322727517</text:p>
          </table:table-cell>
          <table:table-cell table:formula="of:=([.B11]+[.C11])/2/[.D11]" office:value-type="float" office:value="-121.875">
            <text:p>-121,875</text:p>
          </table:table-cell>
          <table:table-cell table:number-columns-repeated="1002"/>
        </table:table-row>
        <table:table-row table:style-name="ro2">
          <table:table-cell table:style-name="ce1" office:value-type="float" office:value="7">
            <text:p>7</text:p>
          </table:table-cell>
          <table:table-cell office:value-type="float" office:value="-1.35">
            <text:p>-1,35</text:p>
          </table:table-cell>
          <table:table-cell office:value-type="float" office:value="-0.6">
            <text:p>-0,6</text:p>
          </table:table-cell>
          <table:table-cell office:value-type="float" office:value="0.006">
            <text:p>0,006</text:p>
          </table:table-cell>
          <table:table-cell office:value-type="float" office:value="0.210810080208235">
            <text:p>0,2108100802</text:p>
          </table:table-cell>
          <table:table-cell office:value-type="float" office:value="-93862.7055400011">
            <text:p>-93862,7055400011</text:p>
          </table:table-cell>
          <table:table-cell office:value-type="float" office:value="3261.0622438006">
            <text:p>3261,0622438006</text:p>
          </table:table-cell>
          <table:table-cell office:value-type="float" office:value="3796.58591444285">
            <text:p>3796,5859144429</text:p>
          </table:table-cell>
          <table:table-cell office:value-type="float" office:value="89443">
            <text:p>89443</text:p>
          </table:table-cell>
          <table:table-cell office:value-type="float" office:value="0.191204768401598">
            <text:p>0,1912047684</text:p>
          </table:table-cell>
          <table:table-cell office:value-type="float" office:value="-57875.8261212415">
            <text:p>-57875,8261212415</text:p>
          </table:table-cell>
          <table:table-cell office:value-type="float" office:value="1611.82841863115">
            <text:p>1611,8284186312</text:p>
          </table:table-cell>
          <table:table-cell office:value-type="float" office:value="2781.08253281277">
            <text:p>2781,0825328128</text:p>
          </table:table-cell>
          <table:table-cell office:value-type="float" office:value="58048">
            <text:p>58048</text:p>
          </table:table-cell>
          <table:table-cell office:value-type="float" office:value="0.20296795548558">
            <text:p>0,2029679555</text:p>
          </table:table-cell>
          <table:table-cell office:value-type="float" office:value="-151738.531661241">
            <text:p>-151738,531661241</text:p>
          </table:table-cell>
          <table:table-cell office:value-type="float" office:value="4872.89066243171">
            <text:p>4872,8906624317</text:p>
          </table:table-cell>
          <table:table-cell office:value-type="float" office:value="6577.66844725567">
            <text:p>6577,6684472557</text:p>
          </table:table-cell>
          <table:table-cell office:value-type="float" office:value="147491">
            <text:p>147491</text:p>
          </table:table-cell>
          <table:table-cell table:formula="of:=[.Q12]/[.R12]" office:value-type="float" office:value="0.740823393806779">
            <text:p>0,7408233938</text:p>
          </table:table-cell>
          <table:table-cell table:formula="of:=[.Q12]/[.S12]" office:value-type="float" office:value="0.0330385627762488">
            <text:p>0,0330385628</text:p>
          </table:table-cell>
          <table:table-cell table:formula="of:=([.B12]+[.C12])/2/[.D12]" office:value-type="float" office:value="-162.5">
            <text:p>-162,5</text:p>
          </table:table-cell>
          <table:table-cell table:number-columns-repeated="1002"/>
        </table:table-row>
        <table:table-row table:style-name="ro2">
          <table:table-cell table:style-name="ce1" office:value-type="float" office:value="62">
            <text:p>62</text:p>
          </table:table-cell>
          <table:table-cell office:value-type="float" office:value="-1.05">
            <text:p>-1,05</text:p>
          </table:table-cell>
          <table:table-cell office:value-type="float" office:value="-0.6">
            <text:p>-0,6</text:p>
          </table:table-cell>
          <table:table-cell office:value-type="float" office:value="0.008">
            <text:p>0,008</text:p>
          </table:table-cell>
          <table:table-cell office:value-type="float" office:value="0.210533961712094">
            <text:p>0,2105339617</text:p>
          </table:table-cell>
          <table:table-cell office:value-type="float" office:value="-100632.588801835">
            <text:p>-100632,588801835</text:p>
          </table:table-cell>
          <table:table-cell office:value-type="float" office:value="4096.0408099007">
            <text:p>4096,0408099007</text:p>
          </table:table-cell>
          <table:table-cell office:value-type="float" office:value="4024.45118415931">
            <text:p>4024,4511841593</text:p>
          </table:table-cell>
          <table:table-cell office:value-type="float" office:value="98949">
            <text:p>98949</text:p>
          </table:table-cell>
          <table:table-cell office:value-type="float" office:value="0.191483008985733">
            <text:p>0,191483009</text:p>
          </table:table-cell>
          <table:table-cell office:value-type="float" office:value="-62442.1598464642">
            <text:p>-62442,1598464642</text:p>
          </table:table-cell>
          <table:table-cell office:value-type="float" office:value="2304.01019779348">
            <text:p>2304,0101977935</text:p>
          </table:table-cell>
          <table:table-cell office:value-type="float" office:value="2715.45067097598">
            <text:p>2715,450670976</text:p>
          </table:table-cell>
          <table:table-cell office:value-type="float" office:value="61519">
            <text:p>61519</text:p>
          </table:table-cell>
          <table:table-cell office:value-type="float" office:value="0.20291358062155">
            <text:p>0,2029135806</text:p>
          </table:table-cell>
          <table:table-cell office:value-type="float" office:value="-163074.7486483">
            <text:p>-163074,7486483</text:p>
          </table:table-cell>
          <table:table-cell office:value-type="float" office:value="6400.05100769415">
            <text:p>6400,0510076942</text:p>
          </table:table-cell>
          <table:table-cell office:value-type="float" office:value="6739.90185513528">
            <text:p>6739,9018551353</text:p>
          </table:table-cell>
          <table:table-cell office:value-type="float" office:value="160468">
            <text:p>160468</text:p>
          </table:table-cell>
          <table:table-cell table:formula="of:=[.Q13]/[.R13]" office:value-type="float" office:value="0.949576291354719">
            <text:p>0,9495762914</text:p>
          </table:table-cell>
          <table:table-cell table:formula="of:=[.Q13]/[.S13]" office:value-type="float" office:value="0.0398836590952349">
            <text:p>0,0398836591</text:p>
          </table:table-cell>
          <table:table-cell table:formula="of:=([.B13]+[.C13])/2/[.D13]" office:value-type="float" office:value="-103.125">
            <text:p>-103,125</text:p>
          </table:table-cell>
          <table:table-cell table:number-columns-repeated="1002"/>
        </table:table-row>
        <table:table-row table:style-name="ro2">
          <table:table-cell table:style-name="ce1" office:value-type="float" office:value="35">
            <text:p>35</text:p>
          </table:table-cell>
          <table:table-cell office:value-type="float" office:value="-1.2">
            <text:p>-1,2</text:p>
          </table:table-cell>
          <table:table-cell office:value-type="float" office:value="-0.6">
            <text:p>-0,6</text:p>
          </table:table-cell>
          <table:table-cell office:value-type="float" office:value="0.008">
            <text:p>0,008</text:p>
          </table:table-cell>
          <table:table-cell office:value-type="float" office:value="0.210008137502583">
            <text:p>0,2100081375</text:p>
          </table:table-cell>
          <table:table-cell office:value-type="float" office:value="-97266.5034721643">
            <text:p>-97266,5034721643</text:p>
          </table:table-cell>
          <table:table-cell office:value-type="float" office:value="3586.71417919632">
            <text:p>3586,7141791963</text:p>
          </table:table-cell>
          <table:table-cell office:value-type="float" office:value="3262.99338101984">
            <text:p>3262,9933810198</text:p>
          </table:table-cell>
          <table:table-cell office:value-type="float" office:value="92707">
            <text:p>92707</text:p>
          </table:table-cell>
          <table:table-cell office:value-type="float" office:value="0.190843657733118">
            <text:p>0,1908436577</text:p>
          </table:table-cell>
          <table:table-cell office:value-type="float" office:value="-60337.8205250021">
            <text:p>-60337,8205250021</text:p>
          </table:table-cell>
          <table:table-cell office:value-type="float" office:value="2677.49255518331">
            <text:p>2677,4925551833</text:p>
          </table:table-cell>
          <table:table-cell office:value-type="float" office:value="2214.05508448005">
            <text:p>2214,0550844801</text:p>
          </table:table-cell>
          <table:table-cell office:value-type="float" office:value="57591">
            <text:p>57591</text:p>
          </table:table-cell>
          <table:table-cell office:value-type="float" office:value="0.202342345594797">
            <text:p>0,2023423456</text:p>
          </table:table-cell>
          <table:table-cell office:value-type="float" office:value="-157604.32399717">
            <text:p>-157604,32399717</text:p>
          </table:table-cell>
          <table:table-cell office:value-type="float" office:value="6264.20673437959">
            <text:p>6264,2067343796</text:p>
          </table:table-cell>
          <table:table-cell office:value-type="float" office:value="5477.04846549999">
            <text:p>5477,0484655</text:p>
          </table:table-cell>
          <table:table-cell office:value-type="float" office:value="150298">
            <text:p>150298</text:p>
          </table:table-cell>
          <table:table-cell table:formula="of:=[.Q14]/[.R14]" office:value-type="float" office:value="1.14371942732257">
            <text:p>1,1437194273</text:p>
          </table:table-cell>
          <table:table-cell table:formula="of:=[.Q14]/[.S14]" office:value-type="float" office:value="0.0416785767899745">
            <text:p>0,0416785768</text:p>
          </table:table-cell>
          <table:table-cell table:formula="of:=([.B14]+[.C14])/2/[.D14]" office:value-type="float" office:value="-112.5">
            <text:p>-112,5</text:p>
          </table:table-cell>
          <table:table-cell table:number-columns-repeated="1002"/>
        </table:table-row>
        <table:table-row table:style-name="ro2">
          <table:table-cell table:style-name="ce1" office:value-type="float" office:value="60">
            <text:p>60</text:p>
          </table:table-cell>
          <table:table-cell office:value-type="float" office:value="-1.05">
            <text:p>-1,05</text:p>
          </table:table-cell>
          <table:table-cell office:value-type="float" office:value="-0.6">
            <text:p>-0,6</text:p>
          </table:table-cell>
          <table:table-cell office:value-type="float" office:value="0.004">
            <text:p>0,004</text:p>
          </table:table-cell>
          <table:table-cell office:value-type="float" office:value="0.212675213758471">
            <text:p>0,2126752138</text:p>
          </table:table-cell>
          <table:table-cell office:value-type="float" office:value="-97955.3025468479">
            <text:p>-97955,3025468479</text:p>
          </table:table-cell>
          <table:table-cell office:value-type="float" office:value="4632.45048916818">
            <text:p>4632,4504891682</text:p>
          </table:table-cell>
          <table:table-cell office:value-type="float" office:value="5430.56558824054">
            <text:p>5430,5655882405</text:p>
          </table:table-cell>
          <table:table-cell office:value-type="float" office:value="105023">
            <text:p>105023</text:p>
          </table:table-cell>
          <table:table-cell office:value-type="float" office:value="0.195725079644094">
            <text:p>0,1957250796</text:p>
          </table:table-cell>
          <table:table-cell office:value-type="float" office:value="-60781.7323586096">
            <text:p>-60781,7323586096</text:p>
          </table:table-cell>
          <table:table-cell office:value-type="float" office:value="3138.21773844018">
            <text:p>3138,2177384402</text:p>
          </table:table-cell>
          <table:table-cell office:value-type="float" office:value="3782.87616685333">
            <text:p>3782,8761668533</text:p>
          </table:table-cell>
          <table:table-cell office:value-type="float" office:value="69930">
            <text:p>69930</text:p>
          </table:table-cell>
          <table:table-cell office:value-type="float" office:value="0.20589516011272">
            <text:p>0,2058951601</text:p>
          </table:table-cell>
          <table:table-cell office:value-type="float" office:value="-158737.034905459">
            <text:p>-158737,034905459</text:p>
          </table:table-cell>
          <table:table-cell office:value-type="float" office:value="7770.66822760838">
            <text:p>7770,6682276084</text:p>
          </table:table-cell>
          <table:table-cell office:value-type="float" office:value="9213.4417550938">
            <text:p>9213,4417550938</text:p>
          </table:table-cell>
          <table:table-cell office:value-type="float" office:value="174953">
            <text:p>174953</text:p>
          </table:table-cell>
          <table:table-cell table:formula="of:=[.Q15]/[.R15]" office:value-type="float" office:value="0.843405584380261">
            <text:p>0,8434055844</text:p>
          </table:table-cell>
          <table:table-cell table:formula="of:=[.Q15]/[.S15]" office:value-type="float" office:value="0.0444157472441649">
            <text:p>0,0444157472</text:p>
          </table:table-cell>
          <table:table-cell table:formula="of:=([.B15]+[.C15])/2/[.D15]" office:value-type="float" office:value="-206.25">
            <text:p>-206,25</text:p>
          </table:table-cell>
          <table:table-cell table:number-columns-repeated="1002"/>
        </table:table-row>
        <table:table-row table:style-name="ro2">
          <table:table-cell table:style-name="ce1" office:value-type="float" office:value="6">
            <text:p>6</text:p>
          </table:table-cell>
          <table:table-cell office:value-type="float" office:value="-1.35">
            <text:p>-1,35</text:p>
          </table:table-cell>
          <table:table-cell office:value-type="float" office:value="-0.6">
            <text:p>-0,6</text:p>
          </table:table-cell>
          <table:table-cell office:value-type="float" office:value="0.004">
            <text:p>0,004</text:p>
          </table:table-cell>
          <table:table-cell office:value-type="float" office:value="0.217247468021947">
            <text:p>0,217247468</text:p>
          </table:table-cell>
          <table:table-cell office:value-type="float" office:value="-94333.551597037">
            <text:p>-94333,551597037</text:p>
          </table:table-cell>
          <table:table-cell office:value-type="float" office:value="4231.75274625013">
            <text:p>4231,7527462501</text:p>
          </table:table-cell>
          <table:table-cell office:value-type="float" office:value="4808.24357109778">
            <text:p>4808,2435710978</text:p>
          </table:table-cell>
          <table:table-cell office:value-type="float" office:value="95091">
            <text:p>95091</text:p>
          </table:table-cell>
          <table:table-cell office:value-type="float" office:value="0.200487639035295">
            <text:p>0,200487639</text:p>
          </table:table-cell>
          <table:table-cell office:value-type="float" office:value="-58695.5628153592">
            <text:p>-58695,5628153592</text:p>
          </table:table-cell>
          <table:table-cell office:value-type="float" office:value="3173.21021424197">
            <text:p>3173,210214242</text:p>
          </table:table-cell>
          <table:table-cell office:value-type="float" office:value="3710.76090364781">
            <text:p>3710,7609036478</text:p>
          </table:table-cell>
          <table:table-cell office:value-type="float" office:value="66213">
            <text:p>66213</text:p>
          </table:table-cell>
          <table:table-cell office:value-type="float" office:value="0.210543536427286">
            <text:p>0,2105435364</text:p>
          </table:table-cell>
          <table:table-cell office:value-type="float" office:value="-153029.114412393">
            <text:p>-153029,114412393</text:p>
          </table:table-cell>
          <table:table-cell office:value-type="float" office:value="7404.96296049213">
            <text:p>7404,9629604921</text:p>
          </table:table-cell>
          <table:table-cell office:value-type="float" office:value="8519.00447474559">
            <text:p>8519,0044747456</text:p>
          </table:table-cell>
          <table:table-cell office:value-type="float" office:value="161304">
            <text:p>161304</text:p>
          </table:table-cell>
          <table:table-cell table:formula="of:=[.Q16]/[.R16]" office:value-type="float" office:value="0.869228673660636">
            <text:p>0,8692286737</text:p>
          </table:table-cell>
          <table:table-cell table:formula="of:=[.Q16]/[.S16]" office:value-type="float" office:value="0.0459068774518433">
            <text:p>0,0459068775</text:p>
          </table:table-cell>
          <table:table-cell table:formula="of:=([.B16]+[.C16])/2/[.D16]" office:value-type="float" office:value="-243.75">
            <text:p>-243,75</text:p>
          </table:table-cell>
          <table:table-cell table:number-columns-repeated="1002"/>
        </table:table-row>
        <table:table-row table:style-name="ro2">
          <table:table-cell table:style-name="ce1" office:value-type="float" office:value="61">
            <text:p>61</text:p>
          </table:table-cell>
          <table:table-cell office:value-type="float" office:value="-1.05">
            <text:p>-1,05</text:p>
          </table:table-cell>
          <table:table-cell office:value-type="float" office:value="-0.6">
            <text:p>-0,6</text:p>
          </table:table-cell>
          <table:table-cell office:value-type="float" office:value="0.006">
            <text:p>0,006</text:p>
          </table:table-cell>
          <table:table-cell office:value-type="float" office:value="0.208613761240669">
            <text:p>0,2086137612</text:p>
          </table:table-cell>
          <table:table-cell office:value-type="float" office:value="-98204.6616258452">
            <text:p>-98204,6616258452</text:p>
          </table:table-cell>
          <table:table-cell office:value-type="float" office:value="5108.46060075869">
            <text:p>5108,4606007587</text:p>
          </table:table-cell>
          <table:table-cell office:value-type="float" office:value="5385.60386165251">
            <text:p>5385,6038616525</text:p>
          </table:table-cell>
          <table:table-cell office:value-type="float" office:value="102479">
            <text:p>102479</text:p>
          </table:table-cell>
          <table:table-cell office:value-type="float" office:value="0.189418623979224">
            <text:p>0,189418624</text:p>
          </table:table-cell>
          <table:table-cell office:value-type="float" office:value="-60574.645555759">
            <text:p>-60574,645555759</text:p>
          </table:table-cell>
          <table:table-cell office:value-type="float" office:value="2744.24998656397">
            <text:p>2744,249986564</text:p>
          </table:table-cell>
          <table:table-cell office:value-type="float" office:value="3821.88198276551">
            <text:p>3821,8819827655</text:p>
          </table:table-cell>
          <table:table-cell office:value-type="float" office:value="65506">
            <text:p>65506</text:p>
          </table:table-cell>
          <table:table-cell office:value-type="float" office:value="0.200935706336091">
            <text:p>0,2009357063</text:p>
          </table:table-cell>
          <table:table-cell office:value-type="float" office:value="-158779.307181605">
            <text:p>-158779,307181605</text:p>
          </table:table-cell>
          <table:table-cell office:value-type="float" office:value="7852.71058732267">
            <text:p>7852,7105873227</text:p>
          </table:table-cell>
          <table:table-cell office:value-type="float" office:value="9207.48584441774">
            <text:p>9207,4858444177</text:p>
          </table:table-cell>
          <table:table-cell office:value-type="float" office:value="167985">
            <text:p>167985</text:p>
          </table:table-cell>
          <table:table-cell table:formula="of:=[.Q17]/[.R17]" office:value-type="float" office:value="0.852861543315167">
            <text:p>0,8528615433</text:p>
          </table:table-cell>
          <table:table-cell table:formula="of:=[.Q17]/[.S17]" office:value-type="float" office:value="0.0467464987190682">
            <text:p>0,0467464987</text:p>
          </table:table-cell>
          <table:table-cell table:formula="of:=([.B17]+[.C17])/2/[.D17]" office:value-type="float" office:value="-137.5">
            <text:p>-137,5</text:p>
          </table:table-cell>
          <table:table-cell table:number-columns-repeated="1002"/>
        </table:table-row>
        <table:table-row table:style-name="ro2">
          <table:table-cell table:style-name="ce1" office:value-type="float" office:value="33">
            <text:p>33</text:p>
          </table:table-cell>
          <table:table-cell office:value-type="float" office:value="-1.2">
            <text:p>-1,2</text:p>
          </table:table-cell>
          <table:table-cell office:value-type="float" office:value="-0.6">
            <text:p>-0,6</text:p>
          </table:table-cell>
          <table:table-cell office:value-type="float" office:value="0.004">
            <text:p>0,004</text:p>
          </table:table-cell>
          <table:table-cell office:value-type="float" office:value="0.214318089478635">
            <text:p>0,2143180895</text:p>
          </table:table-cell>
          <table:table-cell office:value-type="float" office:value="-95297.6899988137">
            <text:p>-95297,6899988137</text:p>
          </table:table-cell>
          <table:table-cell office:value-type="float" office:value="5174.76237277264">
            <text:p>5174,7623727726</text:p>
          </table:table-cell>
          <table:table-cell office:value-type="float" office:value="5323.32132420917">
            <text:p>5323,3213242092</text:p>
          </table:table-cell>
          <table:table-cell office:value-type="float" office:value="99334">
            <text:p>99334</text:p>
          </table:table-cell>
          <table:table-cell office:value-type="float" office:value="0.197902017014443">
            <text:p>0,197902017</text:p>
          </table:table-cell>
          <table:table-cell office:value-type="float" office:value="-59296.8065124751">
            <text:p>-59296,8065124751</text:p>
          </table:table-cell>
          <table:table-cell office:value-type="float" office:value="3108.42825476706">
            <text:p>3108,4282547671</text:p>
          </table:table-cell>
          <table:table-cell office:value-type="float" office:value="3856.09517771333">
            <text:p>3856,0951777133</text:p>
          </table:table-cell>
          <table:table-cell office:value-type="float" office:value="67590">
            <text:p>67590</text:p>
          </table:table-cell>
          <table:table-cell office:value-type="float" office:value="0.207751660492958">
            <text:p>0,2077516605</text:p>
          </table:table-cell>
          <table:table-cell office:value-type="float" office:value="-154594.49651129">
            <text:p>-154594,49651129</text:p>
          </table:table-cell>
          <table:table-cell office:value-type="float" office:value="8283.19062753972">
            <text:p>8283,1906275397</text:p>
          </table:table-cell>
          <table:table-cell office:value-type="float" office:value="9179.4165019224">
            <text:p>9179,4165019224</text:p>
          </table:table-cell>
          <table:table-cell office:value-type="float" office:value="166924">
            <text:p>166924</text:p>
          </table:table-cell>
          <table:table-cell table:formula="of:=[.Q18]/[.R18]" office:value-type="float" office:value="0.902365703288985">
            <text:p>0,9023657033</text:p>
          </table:table-cell>
          <table:table-cell table:formula="of:=[.Q18]/[.S18]" office:value-type="float" office:value="0.0496225265841923">
            <text:p>0,0496225266</text:p>
          </table:table-cell>
          <table:table-cell table:formula="of:=([.B18]+[.C18])/2/[.D18]" office:value-type="float" office:value="-225">
            <text:p>-225</text:p>
          </table:table-cell>
          <table:table-cell table:number-columns-repeated="1002"/>
        </table:table-row>
        <table:table-row table:style-name="ro2">
          <table:table-cell table:style-name="ce1" office:value-type="float" office:value="34">
            <text:p>34</text:p>
          </table:table-cell>
          <table:table-cell office:value-type="float" office:value="-1.2">
            <text:p>-1,2</text:p>
          </table:table-cell>
          <table:table-cell office:value-type="float" office:value="-0.6">
            <text:p>-0,6</text:p>
          </table:table-cell>
          <table:table-cell office:value-type="float" office:value="0.006">
            <text:p>0,006</text:p>
          </table:table-cell>
          <table:table-cell office:value-type="float" office:value="0.209187498637994">
            <text:p>0,2091874986</text:p>
          </table:table-cell>
          <table:table-cell office:value-type="float" office:value="-95205.1696620305">
            <text:p>-95205,1696620305</text:p>
          </table:table-cell>
          <table:table-cell office:value-type="float" office:value="4597.57901237646">
            <text:p>4597,5790123765</text:p>
          </table:table-cell>
          <table:table-cell office:value-type="float" office:value="4788.83537128318">
            <text:p>4788,8353712832</text:p>
          </table:table-cell>
          <table:table-cell office:value-type="float" office:value="94982">
            <text:p>94982</text:p>
          </table:table-cell>
          <table:table-cell office:value-type="float" office:value="0.190186164231951">
            <text:p>0,1901861642</text:p>
          </table:table-cell>
          <table:table-cell office:value-type="float" office:value="-58789.6045594636">
            <text:p>-58789,6045594636</text:p>
          </table:table-cell>
          <table:table-cell office:value-type="float" office:value="3260.27217616867">
            <text:p>3260,2721761687</text:p>
          </table:table-cell>
          <table:table-cell office:value-type="float" office:value="3405.45101212901">
            <text:p>3405,451012129</text:p>
          </table:table-cell>
          <table:table-cell office:value-type="float" office:value="61075">
            <text:p>61075</text:p>
          </table:table-cell>
          <table:table-cell office:value-type="float" office:value="0.201586964875576">
            <text:p>0,2015869649</text:p>
          </table:table-cell>
          <table:table-cell office:value-type="float" office:value="-153994.774221497">
            <text:p>-153994,774221497</text:p>
          </table:table-cell>
          <table:table-cell office:value-type="float" office:value="7857.85118854515">
            <text:p>7857,8511885452</text:p>
          </table:table-cell>
          <table:table-cell office:value-type="float" office:value="8194.28638341221">
            <text:p>8194,2863834122</text:p>
          </table:table-cell>
          <table:table-cell office:value-type="float" office:value="156057">
            <text:p>156057</text:p>
          </table:table-cell>
          <table:table-cell table:formula="of:=[.Q19]/[.R19]" office:value-type="float" office:value="0.958942709697319">
            <text:p>0,9589427097</text:p>
          </table:table-cell>
          <table:table-cell table:formula="of:=[.Q19]/[.S19]" office:value-type="float" office:value="0.0503524429442137">
            <text:p>0,0503524429</text:p>
          </table:table-cell>
          <table:table-cell table:formula="of:=([.B19]+[.C19])/2/[.D19]" office:value-type="float" office:value="-150">
            <text:p>-150</text:p>
          </table:table-cell>
          <table:table-cell table:number-columns-repeated="1002"/>
        </table:table-row>
        <table:table-row table:style-name="ro2">
          <table:table-cell table:style-name="ce1" office:value-type="float" office:value="89">
            <text:p>89</text:p>
          </table:table-cell>
          <table:table-cell office:value-type="float" office:value="-0.9">
            <text:p>-0,9</text:p>
          </table:table-cell>
          <table:table-cell office:value-type="float" office:value="-0.45">
            <text:p>-0,45</text:p>
          </table:table-cell>
          <table:table-cell office:value-type="float" office:value="0.008">
            <text:p>0,008</text:p>
          </table:table-cell>
          <table:table-cell office:value-type="float" office:value="0.207711331776012">
            <text:p>0,2077113318</text:p>
          </table:table-cell>
          <table:table-cell office:value-type="float" office:value="-99509.2566080172">
            <text:p>-99509,2566080172</text:p>
          </table:table-cell>
          <table:table-cell office:value-type="float" office:value="5616.41804491253">
            <text:p>5616,4180449125</text:p>
          </table:table-cell>
          <table:table-cell office:value-type="float" office:value="5681.68873788328">
            <text:p>5681,6887378833</text:p>
          </table:table-cell>
          <table:table-cell office:value-type="float" office:value="99551">
            <text:p>99551</text:p>
          </table:table-cell>
          <table:table-cell office:value-type="float" office:value="0.188744453010269">
            <text:p>0,188744453</text:p>
          </table:table-cell>
          <table:table-cell office:value-type="float" office:value="-61750.0907221123">
            <text:p>-61750,0907221123</text:p>
          </table:table-cell>
          <table:table-cell office:value-type="float" office:value="3101.26037467505">
            <text:p>3101,2603746751</text:p>
          </table:table-cell>
          <table:table-cell office:value-type="float" office:value="3643.5580281745">
            <text:p>3643,5580281745</text:p>
          </table:table-cell>
          <table:table-cell office:value-type="float" office:value="61837">
            <text:p>61837</text:p>
          </table:table-cell>
          <table:table-cell office:value-type="float" office:value="0.200124580269715">
            <text:p>0,2001245803</text:p>
          </table:table-cell>
          <table:table-cell office:value-type="float" office:value="-161259.347330132">
            <text:p>-161259,347330132</text:p>
          </table:table-cell>
          <table:table-cell office:value-type="float" office:value="8717.67841958755">
            <text:p>8717,6784195876</text:p>
          </table:table-cell>
          <table:table-cell office:value-type="float" office:value="9325.2467660576">
            <text:p>9325,2467660576</text:p>
          </table:table-cell>
          <table:table-cell office:value-type="float" office:value="161388">
            <text:p>161388</text:p>
          </table:table-cell>
          <table:table-cell table:formula="of:=[.Q20]/[.R20]" office:value-type="float" office:value="0.934846941672203">
            <text:p>0,9348469417</text:p>
          </table:table-cell>
          <table:table-cell table:formula="of:=[.Q20]/[.S20]" office:value-type="float" office:value="0.0540168935706964">
            <text:p>0,0540168936</text:p>
          </table:table-cell>
          <table:table-cell table:formula="of:=([.B20]+[.C20])/2/[.D20]" office:value-type="float" office:value="-84.375">
            <text:p>-84,375</text:p>
          </table:table-cell>
          <table:table-cell table:number-columns-repeated="1002"/>
        </table:table-row>
        <table:table-row table:style-name="ro2">
          <table:table-cell table:style-name="ce1" office:value-type="float" office:value="11">
            <text:p>11</text:p>
          </table:table-cell>
          <table:table-cell office:value-type="float" office:value="-1.35">
            <text:p>-1,35</text:p>
          </table:table-cell>
          <table:table-cell office:value-type="float" office:value="-0.45">
            <text:p>-0,45</text:p>
          </table:table-cell>
          <table:table-cell office:value-type="float" office:value="0.008">
            <text:p>0,008</text:p>
          </table:table-cell>
          <table:table-cell office:value-type="float" office:value="0.207072808337349">
            <text:p>0,2070728083</text:p>
          </table:table-cell>
          <table:table-cell office:value-type="float" office:value="-93128.5879151976">
            <text:p>-93128,5879151976</text:p>
          </table:table-cell>
          <table:table-cell office:value-type="float" office:value="4637.05567719325">
            <text:p>4637,0556771933</text:p>
          </table:table-cell>
          <table:table-cell office:value-type="float" office:value="4298.16296494143">
            <text:p>4298,1629649414</text:p>
          </table:table-cell>
          <table:table-cell office:value-type="float" office:value="82552">
            <text:p>82552</text:p>
          </table:table-cell>
          <table:table-cell office:value-type="float" office:value="0.187660978742648">
            <text:p>0,1876609787</text:p>
          </table:table-cell>
          <table:table-cell office:value-type="float" office:value="-57573.9671828087">
            <text:p>-57573,9671828087</text:p>
          </table:table-cell>
          <table:table-cell office:value-type="float" office:value="2775.36945290195">
            <text:p>2775,369452902</text:p>
          </table:table-cell>
          <table:table-cell office:value-type="float" office:value="2790.18428070222">
            <text:p>2790,1842807022</text:p>
          </table:table-cell>
          <table:table-cell office:value-type="float" office:value="51521">
            <text:p>51521</text:p>
          </table:table-cell>
          <table:table-cell office:value-type="float" office:value="0.199308076499469">
            <text:p>0,1993080765</text:p>
          </table:table-cell>
          <table:table-cell office:value-type="float" office:value="-150702.555098004">
            <text:p>-150702,555098004</text:p>
          </table:table-cell>
          <table:table-cell office:value-type="float" office:value="7412.42513009521">
            <text:p>7412,4251300952</text:p>
          </table:table-cell>
          <table:table-cell office:value-type="float" office:value="7088.34724564359">
            <text:p>7088,3472456436</text:p>
          </table:table-cell>
          <table:table-cell office:value-type="float" office:value="134073">
            <text:p>134073</text:p>
          </table:table-cell>
          <table:table-cell table:formula="of:=[.Q21]/[.R21]" office:value-type="float" office:value="1.04571980931814">
            <text:p>1,0457198093</text:p>
          </table:table-cell>
          <table:table-cell table:formula="of:=[.Q21]/[.S21]" office:value-type="float" office:value="0.0552864866907969">
            <text:p>0,0552864867</text:p>
          </table:table-cell>
          <table:table-cell table:formula="of:=([.B21]+[.C21])/2/[.D21]" office:value-type="float" office:value="-112.5">
            <text:p>-112,5</text:p>
          </table:table-cell>
          <table:table-cell table:number-columns-repeated="1002"/>
        </table:table-row>
        <table:table-row table:style-name="ro2">
          <table:table-cell table:style-name="ce1" office:value-type="float" office:value="38">
            <text:p>38</text:p>
          </table:table-cell>
          <table:table-cell office:value-type="float" office:value="-1.2">
            <text:p>-1,2</text:p>
          </table:table-cell>
          <table:table-cell office:value-type="float" office:value="-0.45">
            <text:p>-0,45</text:p>
          </table:table-cell>
          <table:table-cell office:value-type="float" office:value="0.008">
            <text:p>0,008</text:p>
          </table:table-cell>
          <table:table-cell office:value-type="float" office:value="0.206420621134823">
            <text:p>0,2064206211</text:p>
          </table:table-cell>
          <table:table-cell office:value-type="float" office:value="-93980.8502725774">
            <text:p>-93980,8502725774</text:p>
          </table:table-cell>
          <table:table-cell office:value-type="float" office:value="4823.68817678124">
            <text:p>4823,6881767812</text:p>
          </table:table-cell>
          <table:table-cell office:value-type="float" office:value="4739.06775613255">
            <text:p>4739,0677561326</text:p>
          </table:table-cell>
          <table:table-cell office:value-type="float" office:value="87147">
            <text:p>87147</text:p>
          </table:table-cell>
          <table:table-cell office:value-type="float" office:value="0.188000167195202">
            <text:p>0,1880001672</text:p>
          </table:table-cell>
          <table:table-cell office:value-type="float" office:value="-58338.7210044234">
            <text:p>-58338,7210044234</text:p>
          </table:table-cell>
          <table:table-cell office:value-type="float" office:value="3161.5133741489">
            <text:p>3161,5133741489</text:p>
          </table:table-cell>
          <table:table-cell office:value-type="float" office:value="3055.18700039361">
            <text:p>3055,1870003936</text:p>
          </table:table-cell>
          <table:table-cell office:value-type="float" office:value="54161">
            <text:p>54161</text:p>
          </table:table-cell>
          <table:table-cell office:value-type="float" office:value="0.199052439558975">
            <text:p>0,1990524396</text:p>
          </table:table-cell>
          <table:table-cell office:value-type="float" office:value="-152319.571277">
            <text:p>-152319,571277</text:p>
          </table:table-cell>
          <table:table-cell office:value-type="float" office:value="7985.20155093013">
            <text:p>7985,2015509301</text:p>
          </table:table-cell>
          <table:table-cell office:value-type="float" office:value="7794.25475652615">
            <text:p>7794,2547565262</text:p>
          </table:table-cell>
          <table:table-cell office:value-type="float" office:value="141308">
            <text:p>141308</text:p>
          </table:table-cell>
          <table:table-cell table:formula="of:=[.Q22]/[.R22]" office:value-type="float" office:value="1.02449840303771">
            <text:p>1,024498403</text:p>
          </table:table-cell>
          <table:table-cell table:formula="of:=[.Q22]/[.S22]" office:value-type="float" office:value="0.0565091965842707">
            <text:p>0,0565091966</text:p>
          </table:table-cell>
          <table:table-cell table:formula="of:=([.B22]+[.C22])/2/[.D22]" office:value-type="float" office:value="-103.125">
            <text:p>-103,125</text:p>
          </table:table-cell>
          <table:table-cell table:number-columns-repeated="1002"/>
        </table:table-row>
        <table:table-row table:style-name="ro2">
          <table:table-cell table:style-name="ce1" office:value-type="float" office:value="87">
            <text:p>87</text:p>
          </table:table-cell>
          <table:table-cell office:value-type="float" office:value="-0.9">
            <text:p>-0,9</text:p>
          </table:table-cell>
          <table:table-cell office:value-type="float" office:value="-0.45">
            <text:p>-0,45</text:p>
          </table:table-cell>
          <table:table-cell office:value-type="float" office:value="0.004">
            <text:p>0,004</text:p>
          </table:table-cell>
          <table:table-cell office:value-type="float" office:value="0.205903672046814">
            <text:p>0,205903672</text:p>
          </table:table-cell>
          <table:table-cell office:value-type="float" office:value="-96138.0832041426">
            <text:p>-96138,0832041426</text:p>
          </table:table-cell>
          <table:table-cell office:value-type="float" office:value="6258.15315488192">
            <text:p>6258,1531548819</text:p>
          </table:table-cell>
          <table:table-cell office:value-type="float" office:value="6907.74047148376">
            <text:p>6907,7404714838</text:p>
          </table:table-cell>
          <table:table-cell office:value-type="float" office:value="107981">
            <text:p>107981</text:p>
          </table:table-cell>
          <table:table-cell office:value-type="float" office:value="0.189293151808766">
            <text:p>0,1892931518</text:p>
          </table:table-cell>
          <table:table-cell office:value-type="float" office:value="-59633.6849696072">
            <text:p>-59633,6849696072</text:p>
          </table:table-cell>
          <table:table-cell office:value-type="float" office:value="4031.52463390458">
            <text:p>4031,5246339046</text:p>
          </table:table-cell>
          <table:table-cell office:value-type="float" office:value="4692.53699775087">
            <text:p>4692,5369977509</text:p>
          </table:table-cell>
          <table:table-cell office:value-type="float" office:value="71529">
            <text:p>71529</text:p>
          </table:table-cell>
          <table:table-cell office:value-type="float" office:value="0.199259463951595">
            <text:p>0,199259464</text:p>
          </table:table-cell>
          <table:table-cell office:value-type="float" office:value="-155771.76817375">
            <text:p>-155771,76817375</text:p>
          </table:table-cell>
          <table:table-cell office:value-type="float" office:value="10289.6777887865">
            <text:p>10289,6777887865</text:p>
          </table:table-cell>
          <table:table-cell office:value-type="float" office:value="11600.2774692344">
            <text:p>11600,2774692344</text:p>
          </table:table-cell>
          <table:table-cell office:value-type="float" office:value="179510">
            <text:p>179510</text:p>
          </table:table-cell>
          <table:table-cell table:formula="of:=[.Q23]/[.R23]" office:value-type="float" office:value="0.887019971382254">
            <text:p>0,8870199714</text:p>
          </table:table-cell>
          <table:table-cell table:formula="of:=[.Q23]/[.S23]" office:value-type="float" office:value="0.0573209168780931">
            <text:p>0,0573209169</text:p>
          </table:table-cell>
          <table:table-cell table:formula="of:=([.B23]+[.C23])/2/[.D23]" office:value-type="float" office:value="-168.75">
            <text:p>-168,75</text:p>
          </table:table-cell>
          <table:table-cell>
            <draw:frame table:end-cell-address="Sheet1.AF41" table:end-x="1.126cm" table:end-y="0.464cm" draw:z-index="1" draw:style-name="gr1" draw:text-style-name="P1" svg:width="16.007cm" svg:height="8.999cm" svg:x="0.428cm" svg:y="0.353cm">
              <draw:object draw:notify-on-update-of-ranges="Sheet1.V2:Sheet1.V166 Sheet1.L2:Sheet1.L166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001"/>
        </table:table-row>
        <table:table-row table:style-name="ro2">
          <table:table-cell table:style-name="ce1" office:value-type="float" office:value="65">
            <text:p>65</text:p>
          </table:table-cell>
          <table:table-cell office:value-type="float" office:value="-1.05">
            <text:p>-1,05</text:p>
          </table:table-cell>
          <table:table-cell office:value-type="float" office:value="-0.45">
            <text:p>-0,45</text:p>
          </table:table-cell>
          <table:table-cell office:value-type="float" office:value="0.008">
            <text:p>0,008</text:p>
          </table:table-cell>
          <table:table-cell office:value-type="float" office:value="0.206810998992941">
            <text:p>0,206810999</text:p>
          </table:table-cell>
          <table:table-cell office:value-type="float" office:value="-96010.3051064169">
            <text:p>-96010,3051064169</text:p>
          </table:table-cell>
          <table:table-cell office:value-type="float" office:value="5717.70461953133">
            <text:p>5717,7046195313</text:p>
          </table:table-cell>
          <table:table-cell office:value-type="float" office:value="5245.09467635841">
            <text:p>5245,0946763584</text:p>
          </table:table-cell>
          <table:table-cell office:value-type="float" office:value="93113">
            <text:p>93113</text:p>
          </table:table-cell>
          <table:table-cell office:value-type="float" office:value="0.187860294273111">
            <text:p>0,1878602943</text:p>
          </table:table-cell>
          <table:table-cell office:value-type="float" office:value="-59516.3737281516">
            <text:p>-59516,3737281516</text:p>
          </table:table-cell>
          <table:table-cell office:value-type="float" office:value="3105.48174647074">
            <text:p>3105,4817464707</text:p>
          </table:table-cell>
          <table:table-cell office:value-type="float" office:value="3439.81942558588">
            <text:p>3439,8194255859</text:p>
          </table:table-cell>
          <table:table-cell office:value-type="float" office:value="57821">
            <text:p>57821</text:p>
          </table:table-cell>
          <table:table-cell office:value-type="float" office:value="0.199230717105009">
            <text:p>0,1992307171</text:p>
          </table:table-cell>
          <table:table-cell office:value-type="float" office:value="-155526.67883457">
            <text:p>-155526,67883457</text:p>
          </table:table-cell>
          <table:table-cell office:value-type="float" office:value="8823.18636600214">
            <text:p>8823,1863660021</text:p>
          </table:table-cell>
          <table:table-cell office:value-type="float" office:value="8684.9141019441">
            <text:p>8684,9141019441</text:p>
          </table:table-cell>
          <table:table-cell office:value-type="float" office:value="150934">
            <text:p>150934</text:p>
          </table:table-cell>
          <table:table-cell table:formula="of:=[.Q24]/[.R24]" office:value-type="float" office:value="1.01592097082769">
            <text:p>1,0159209708</text:p>
          </table:table-cell>
          <table:table-cell table:formula="of:=[.Q24]/[.S24]" office:value-type="float" office:value="0.0584572486384919">
            <text:p>0,0584572486</text:p>
          </table:table-cell>
          <table:table-cell table:formula="of:=([.B24]+[.C24])/2/[.D24]" office:value-type="float" office:value="-93.75">
            <text:p>-93,75</text:p>
          </table:table-cell>
          <table:table-cell table:number-columns-repeated="1002"/>
        </table:table-row>
        <table:table-row table:style-name="ro2">
          <table:table-cell table:style-name="ce1" office:value-type="float" office:value="24">
            <text:p>24</text:p>
          </table:table-cell>
          <table:table-cell office:value-type="float" office:value="-1.35">
            <text:p>-1,35</text:p>
          </table:table-cell>
          <table:table-cell office:value-type="float" office:value="0.3">
            <text:p>0,3</text:p>
          </table:table-cell>
          <table:table-cell office:value-type="float" office:value="0.004">
            <text:p>0,004</text:p>
          </table:table-cell>
          <table:table-cell office:value-type="float" office:value="0.198950354294085">
            <text:p>0,1989503543</text:p>
          </table:table-cell>
          <table:table-cell office:value-type="float" office:value="-89538.1496893109">
            <text:p>-89538,1496893109</text:p>
          </table:table-cell>
          <table:table-cell office:value-type="float" office:value="8066.98608860988">
            <text:p>8066,9860886099</text:p>
          </table:table-cell>
          <table:table-cell office:value-type="float" office:value="8733.49055854408">
            <text:p>8733,4905585441</text:p>
          </table:table-cell>
          <table:table-cell office:value-type="float" office:value="138104">
            <text:p>138104</text:p>
          </table:table-cell>
          <table:table-cell office:value-type="float" office:value="0.183572183881452">
            <text:p>0,1835721839</text:p>
          </table:table-cell>
          <table:table-cell office:value-type="float" office:value="-55835.7276167854">
            <text:p>-55835,7276167854</text:p>
          </table:table-cell>
          <table:table-cell office:value-type="float" office:value="5917.181998974">
            <text:p>5917,181998974</text:p>
          </table:table-cell>
          <table:table-cell office:value-type="float" office:value="5656.60694658986">
            <text:p>5656,6069465899</text:p>
          </table:table-cell>
          <table:table-cell office:value-type="float" office:value="95120">
            <text:p>95120</text:p>
          </table:table-cell>
          <table:table-cell office:value-type="float" office:value="0.192799086129032">
            <text:p>0,1927990861</text:p>
          </table:table-cell>
          <table:table-cell office:value-type="float" office:value="-145373.877306095">
            <text:p>-145373,877306095</text:p>
          </table:table-cell>
          <table:table-cell office:value-type="float" office:value="13984.1680875839">
            <text:p>13984,1680875839</text:p>
          </table:table-cell>
          <table:table-cell office:value-type="float" office:value="14390.0975051338">
            <text:p>14390,0975051338</text:p>
          </table:table-cell>
          <table:table-cell office:value-type="float" office:value="233224">
            <text:p>233224</text:p>
          </table:table-cell>
          <table:table-cell table:formula="of:=[.Q25]/[.R25]" office:value-type="float" office:value="0.971791058580035">
            <text:p>0,9717910586</text:p>
          </table:table-cell>
          <table:table-cell table:formula="of:=[.Q25]/[.S25]" office:value-type="float" office:value="0.0599602446042599">
            <text:p>0,0599602446</text:p>
          </table:table-cell>
          <table:table-cell table:formula="of:=([.B25]+[.C25])/2/[.D25]" office:value-type="float" office:value="-131.25">
            <text:p>-131,25</text:p>
          </table:table-cell>
          <table:table-cell table:number-columns-repeated="1002"/>
        </table:table-row>
        <table:table-row table:style-name="ro2">
          <table:table-cell table:style-name="ce1" office:value-type="float" office:value="21">
            <text:p>21</text:p>
          </table:table-cell>
          <table:table-cell office:value-type="float" office:value="-1.35">
            <text:p>-1,35</text:p>
          </table:table-cell>
          <table:table-cell office:value-type="float" office:value="0.15">
            <text:p>0,15</text:p>
          </table:table-cell>
          <table:table-cell office:value-type="float" office:value="0.004">
            <text:p>0,004</text:p>
          </table:table-cell>
          <table:table-cell office:value-type="float" office:value="0.199026897763817">
            <text:p>0,1990268978</text:p>
          </table:table-cell>
          <table:table-cell office:value-type="float" office:value="-88860.351852243">
            <text:p>-88860,351852243</text:p>
          </table:table-cell>
          <table:table-cell office:value-type="float" office:value="8659.31845990322">
            <text:p>8659,3184599032</text:p>
          </table:table-cell>
          <table:table-cell office:value-type="float" office:value="9016.77823581535">
            <text:p>9016,7782358154</text:p>
          </table:table-cell>
          <table:table-cell office:value-type="float" office:value="137044">
            <text:p>137044</text:p>
          </table:table-cell>
          <table:table-cell office:value-type="float" office:value="0.183836901317407">
            <text:p>0,1838369013</text:p>
          </table:table-cell>
          <table:table-cell office:value-type="float" office:value="-55460.232206803">
            <text:p>-55460,232206803</text:p>
          </table:table-cell>
          <table:table-cell office:value-type="float" office:value="5608.28648344842">
            <text:p>5608,2864834484</text:p>
          </table:table-cell>
          <table:table-cell office:value-type="float" office:value="5700.48601900557">
            <text:p>5700,4860190056</text:p>
          </table:table-cell>
          <table:table-cell office:value-type="float" office:value="94772">
            <text:p>94772</text:p>
          </table:table-cell>
          <table:table-cell office:value-type="float" office:value="0.192950899185253">
            <text:p>0,1929508992</text:p>
          </table:table-cell>
          <table:table-cell office:value-type="float" office:value="-144320.584059048">
            <text:p>-144320,584059048</text:p>
          </table:table-cell>
          <table:table-cell office:value-type="float" office:value="14267.6049433516">
            <text:p>14267,6049433516</text:p>
          </table:table-cell>
          <table:table-cell office:value-type="float" office:value="14717.2642548208">
            <text:p>14717,2642548208</text:p>
          </table:table-cell>
          <table:table-cell office:value-type="float" office:value="231816">
            <text:p>231816</text:p>
          </table:table-cell>
          <table:table-cell table:formula="of:=[.Q26]/[.R26]" office:value-type="float" office:value="0.969446814048887">
            <text:p>0,969446814</text:p>
          </table:table-cell>
          <table:table-cell table:formula="of:=[.Q26]/[.S26]" office:value-type="float" office:value="0.0615471103951047">
            <text:p>0,0615471104</text:p>
          </table:table-cell>
          <table:table-cell table:formula="of:=([.B26]+[.C26])/2/[.D26]" office:value-type="float" office:value="-150">
            <text:p>-150</text:p>
          </table:table-cell>
          <table:table-cell table:number-columns-repeated="1002"/>
        </table:table-row>
        <table:table-row table:style-name="ro2">
          <table:table-cell table:style-name="ce1" office:value-type="float" office:value="27">
            <text:p>27</text:p>
          </table:table-cell>
          <table:table-cell office:value-type="float" office:value="-1.35">
            <text:p>-1,35</text:p>
          </table:table-cell>
          <table:table-cell office:value-type="float" office:value="0.45">
            <text:p>0,45</text:p>
          </table:table-cell>
          <table:table-cell office:value-type="float" office:value="0.004">
            <text:p>0,004</text:p>
          </table:table-cell>
          <table:table-cell office:value-type="float" office:value="0.199655658379368">
            <text:p>0,1996556584</text:p>
          </table:table-cell>
          <table:table-cell office:value-type="float" office:value="-90552.1803520704">
            <text:p>-90552,1803520704</text:p>
          </table:table-cell>
          <table:table-cell office:value-type="float" office:value="8240.73220221777">
            <text:p>8240,7322022178</text:p>
          </table:table-cell>
          <table:table-cell office:value-type="float" office:value="8891.05799828781">
            <text:p>8891,0579982878</text:p>
          </table:table-cell>
          <table:table-cell office:value-type="float" office:value="134344">
            <text:p>134344</text:p>
          </table:table-cell>
          <table:table-cell office:value-type="float" office:value="0.184376934121598">
            <text:p>0,1843769341</text:p>
          </table:table-cell>
          <table:table-cell office:value-type="float" office:value="-56508.8354967173">
            <text:p>-56508,8354967173</text:p>
          </table:table-cell>
          <table:table-cell office:value-type="float" office:value="6011.71910609389">
            <text:p>6011,7191060939</text:p>
          </table:table-cell>
          <table:table-cell office:value-type="float" office:value="5898.42310028245">
            <text:p>5898,4231002825</text:p>
          </table:table-cell>
          <table:table-cell office:value-type="float" office:value="92614">
            <text:p>92614</text:p>
          </table:table-cell>
          <table:table-cell office:value-type="float" office:value="0.19354416867626">
            <text:p>0,1935441687</text:p>
          </table:table-cell>
          <table:table-cell office:value-type="float" office:value="-147061.015848791">
            <text:p>-147061,015848791</text:p>
          </table:table-cell>
          <table:table-cell office:value-type="float" office:value="14252.4513083116">
            <text:p>14252,4513083116</text:p>
          </table:table-cell>
          <table:table-cell office:value-type="float" office:value="14789.4810985703">
            <text:p>14789,4810985703</text:p>
          </table:table-cell>
          <table:table-cell office:value-type="float" office:value="226958">
            <text:p>226958</text:p>
          </table:table-cell>
          <table:table-cell table:formula="of:=[.Q27]/[.R27]" office:value-type="float" office:value="0.963688395375101">
            <text:p>0,9636883954</text:p>
          </table:table-cell>
          <table:table-cell table:formula="of:=[.Q27]/[.S27]" office:value-type="float" office:value="0.0627977480781096">
            <text:p>0,0627977481</text:p>
          </table:table-cell>
          <table:table-cell table:formula="of:=([.B27]+[.C27])/2/[.D27]" office:value-type="float" office:value="-112.5">
            <text:p>-112,5</text:p>
          </table:table-cell>
          <table:table-cell table:number-columns-repeated="1002"/>
        </table:table-row>
        <table:table-row table:style-name="ro2">
          <table:table-cell table:style-name="ce1" office:value-type="float" office:value="63">
            <text:p>63</text:p>
          </table:table-cell>
          <table:table-cell office:value-type="float" office:value="-1.05">
            <text:p>-1,05</text:p>
          </table:table-cell>
          <table:table-cell office:value-type="float" office:value="-0.45">
            <text:p>-0,45</text:p>
          </table:table-cell>
          <table:table-cell office:value-type="float" office:value="0.004">
            <text:p>0,004</text:p>
          </table:table-cell>
          <table:table-cell office:value-type="float" office:value="0.207282382795053">
            <text:p>0,2072823828</text:p>
          </table:table-cell>
          <table:table-cell office:value-type="float" office:value="-93395.2796721868">
            <text:p>-93395,2796721868</text:p>
          </table:table-cell>
          <table:table-cell office:value-type="float" office:value="6714.96882558779">
            <text:p>6714,9688255878</text:p>
          </table:table-cell>
          <table:table-cell office:value-type="float" office:value="7468.86262570347">
            <text:p>7468,8626257035</text:p>
          </table:table-cell>
          <table:table-cell office:value-type="float" office:value="101999">
            <text:p>101999</text:p>
          </table:table-cell>
          <table:table-cell office:value-type="float" office:value="0.190376475050194">
            <text:p>0,1903764751</text:p>
          </table:table-cell>
          <table:table-cell office:value-type="float" office:value="-57938.823455467">
            <text:p>-57938,823455467</text:p>
          </table:table-cell>
          <table:table-cell office:value-type="float" office:value="4434.13235075262">
            <text:p>4434,1323507526</text:p>
          </table:table-cell>
          <table:table-cell office:value-type="float" office:value="5193.64318526607">
            <text:p>5193,6431852661</text:p>
          </table:table-cell>
          <table:table-cell office:value-type="float" office:value="69454">
            <text:p>69454</text:p>
          </table:table-cell>
          <table:table-cell office:value-type="float" office:value="0.200520019697109">
            <text:p>0,2005200197</text:p>
          </table:table-cell>
          <table:table-cell office:value-type="float" office:value="-151334.103127654">
            <text:p>-151334,103127654</text:p>
          </table:table-cell>
          <table:table-cell office:value-type="float" office:value="11149.1011763404">
            <text:p>11149,1011763404</text:p>
          </table:table-cell>
          <table:table-cell office:value-type="float" office:value="12662.5058109694">
            <text:p>12662,5058109694</text:p>
          </table:table-cell>
          <table:table-cell office:value-type="float" office:value="171453">
            <text:p>171453</text:p>
          </table:table-cell>
          <table:table-cell table:formula="of:=[.Q28]/[.R28]" office:value-type="float" office:value="0.880481426249933">
            <text:p>0,8804814262</text:p>
          </table:table-cell>
          <table:table-cell table:formula="of:=[.Q28]/[.S28]" office:value-type="float" office:value="0.0650271571587572">
            <text:p>0,0650271572</text:p>
          </table:table-cell>
          <table:table-cell table:formula="of:=([.B28]+[.C28])/2/[.D28]" office:value-type="float" office:value="-187.5">
            <text:p>-187,5</text:p>
          </table:table-cell>
          <table:table-cell table:number-columns-repeated="1002"/>
        </table:table-row>
        <table:table-row table:style-name="ro2">
          <table:table-cell table:style-name="ce1" office:value-type="float" office:value="64">
            <text:p>64</text:p>
          </table:table-cell>
          <table:table-cell office:value-type="float" office:value="-1.05">
            <text:p>-1,05</text:p>
          </table:table-cell>
          <table:table-cell office:value-type="float" office:value="-0.45">
            <text:p>-0,45</text:p>
          </table:table-cell>
          <table:table-cell office:value-type="float" office:value="0.006">
            <text:p>0,006</text:p>
          </table:table-cell>
          <table:table-cell office:value-type="float" office:value="0.204057769244405">
            <text:p>0,2040577692</text:p>
          </table:table-cell>
          <table:table-cell office:value-type="float" office:value="-93507.3653743145">
            <text:p>-93507,3653743145</text:p>
          </table:table-cell>
          <table:table-cell office:value-type="float" office:value="6600.40060847172">
            <text:p>6600,4006084717</text:p>
          </table:table-cell>
          <table:table-cell office:value-type="float" office:value="7281.80851760382">
            <text:p>7281,8085176038</text:p>
          </table:table-cell>
          <table:table-cell office:value-type="float" office:value="96856">
            <text:p>96856</text:p>
          </table:table-cell>
          <table:table-cell office:value-type="float" office:value="0.185091930689203">
            <text:p>0,1850919307</text:p>
          </table:table-cell>
          <table:table-cell office:value-type="float" office:value="-57694.6841700932">
            <text:p>-57694,6841700932</text:p>
          </table:table-cell>
          <table:table-cell office:value-type="float" office:value="3840.73743011738">
            <text:p>3840,7374301174</text:p>
          </table:table-cell>
          <table:table-cell office:value-type="float" office:value="5071.41584339563">
            <text:p>5071,4158433956</text:p>
          </table:table-cell>
          <table:table-cell office:value-type="float" office:value="62149">
            <text:p>62149</text:p>
          </table:table-cell>
          <table:table-cell office:value-type="float" office:value="0.196471433822324">
            <text:p>0,1964714338</text:p>
          </table:table-cell>
          <table:table-cell office:value-type="float" office:value="-151202.049544407">
            <text:p>-151202,049544407</text:p>
          </table:table-cell>
          <table:table-cell office:value-type="float" office:value="10441.1380385891">
            <text:p>10441,1380385891</text:p>
          </table:table-cell>
          <table:table-cell office:value-type="float" office:value="12353.2243609993">
            <text:p>12353,2243609993</text:p>
          </table:table-cell>
          <table:table-cell office:value-type="float" office:value="159005">
            <text:p>159005</text:p>
          </table:table-cell>
          <table:table-cell table:formula="of:=[.Q29]/[.R29]" office:value-type="float" office:value="0.845215607963302">
            <text:p>0,845215608</text:p>
          </table:table-cell>
          <table:table-cell table:formula="of:=[.Q29]/[.S29]" office:value-type="float" office:value="0.0656654698820106">
            <text:p>0,0656654699</text:p>
          </table:table-cell>
          <table:table-cell table:formula="of:=([.B29]+[.C29])/2/[.D29]" office:value-type="float" office:value="-125">
            <text:p>-125</text:p>
          </table:table-cell>
          <table:table-cell table:number-columns-repeated="9"/>
          <table:table-cell>
            <draw:frame table:end-cell-address="Sheet1.AP118" table:end-x="0.4cm" table:end-y="0.353cm" draw:z-index="2" draw:style-name="gr1" draw:text-style-name="P1" svg:width="15.986cm" svg:height="44.168cm" svg:x="1.425cm" svg:y="0.134cm">
              <draw:object draw:notify-on-update-of-ranges="Sheet1.W167:Sheet1.W167 Sheet1.E2:Sheet1.E166 Sheet1.V2:Sheet1.V166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992"/>
        </table:table-row>
        <table:table-row table:style-name="ro2">
          <table:table-cell table:style-name="ce1" office:value-type="float" office:value="10">
            <text:p>10</text:p>
          </table:table-cell>
          <table:table-cell office:value-type="float" office:value="-1.35">
            <text:p>-1,35</text:p>
          </table:table-cell>
          <table:table-cell office:value-type="float" office:value="-0.45">
            <text:p>-0,45</text:p>
          </table:table-cell>
          <table:table-cell office:value-type="float" office:value="0.006">
            <text:p>0,006</text:p>
          </table:table-cell>
          <table:table-cell office:value-type="float" office:value="0.205910370118462">
            <text:p>0,2059103701</text:p>
          </table:table-cell>
          <table:table-cell office:value-type="float" office:value="-91237.1263342627">
            <text:p>-91237,1263342627</text:p>
          </table:table-cell>
          <table:table-cell office:value-type="float" office:value="5797.46132253197">
            <text:p>5797,461322532</text:p>
          </table:table-cell>
          <table:table-cell office:value-type="float" office:value="5951.28434111212">
            <text:p>5951,2843411121</text:p>
          </table:table-cell>
          <table:table-cell office:value-type="float" office:value="85867">
            <text:p>85867</text:p>
          </table:table-cell>
          <table:table-cell office:value-type="float" office:value="0.187421883094549">
            <text:p>0,1874218831</text:p>
          </table:table-cell>
          <table:table-cell office:value-type="float" office:value="-56335.6655952298">
            <text:p>-56335,6655952298</text:p>
          </table:table-cell>
          <table:table-cell office:value-type="float" office:value="3569.97654538737">
            <text:p>3569,9765453874</text:p>
          </table:table-cell>
          <table:table-cell office:value-type="float" office:value="4402.69717289248">
            <text:p>4402,6971728925</text:p>
          </table:table-cell>
          <table:table-cell office:value-type="float" office:value="56493">
            <text:p>56493</text:p>
          </table:table-cell>
          <table:table-cell office:value-type="float" office:value="0.198514975308897">
            <text:p>0,1985149753</text:p>
          </table:table-cell>
          <table:table-cell office:value-type="float" office:value="-147572.79192949">
            <text:p>-147572,79192949</text:p>
          </table:table-cell>
          <table:table-cell office:value-type="float" office:value="9367.43786791942">
            <text:p>9367,4378679194</text:p>
          </table:table-cell>
          <table:table-cell office:value-type="float" office:value="10353.9815140045">
            <text:p>10353,9815140045</text:p>
          </table:table-cell>
          <table:table-cell office:value-type="float" office:value="142360">
            <text:p>142360</text:p>
          </table:table-cell>
          <table:table-cell table:formula="of:=[.Q30]/[.R30]" office:value-type="float" office:value="0.904718426940331">
            <text:p>0,9047184269</text:p>
          </table:table-cell>
          <table:table-cell table:formula="of:=[.Q30]/[.S30]" office:value-type="float" office:value="0.0658010527389675">
            <text:p>0,0658010527</text:p>
          </table:table-cell>
          <table:table-cell table:formula="of:=([.B30]+[.C30])/2/[.D30]" office:value-type="float" office:value="-150">
            <text:p>-150</text:p>
          </table:table-cell>
          <table:table-cell table:number-columns-repeated="1002"/>
        </table:table-row>
        <table:table-row table:style-name="ro2">
          <table:table-cell table:style-name="ce1" office:value-type="float" office:value="88">
            <text:p>88</text:p>
          </table:table-cell>
          <table:table-cell office:value-type="float" office:value="-0.9">
            <text:p>-0,9</text:p>
          </table:table-cell>
          <table:table-cell office:value-type="float" office:value="-0.45">
            <text:p>-0,45</text:p>
          </table:table-cell>
          <table:table-cell office:value-type="float" office:value="0.006">
            <text:p>0,006</text:p>
          </table:table-cell>
          <table:table-cell office:value-type="float" office:value="0.203927546523122">
            <text:p>0,2039275465</text:p>
          </table:table-cell>
          <table:table-cell office:value-type="float" office:value="-96664.4443863909">
            <text:p>-96664,4443863909</text:p>
          </table:table-cell>
          <table:table-cell office:value-type="float" office:value="6874.63265922181">
            <text:p>6874,6326592218</text:p>
          </table:table-cell>
          <table:table-cell office:value-type="float" office:value="7406.04895326618">
            <text:p>7406,0489532662</text:p>
          </table:table-cell>
          <table:table-cell office:value-type="float" office:value="104827">
            <text:p>104827</text:p>
          </table:table-cell>
          <table:table-cell office:value-type="float" office:value="0.185169629740757">
            <text:p>0,1851696297</text:p>
          </table:table-cell>
          <table:table-cell office:value-type="float" office:value="-59668.3120498849">
            <text:p>-59668,3120498849</text:p>
          </table:table-cell>
          <table:table-cell office:value-type="float" office:value="4607.26834355852">
            <text:p>4607,2683435585</text:p>
          </table:table-cell>
          <table:table-cell office:value-type="float" office:value="5084.84213306054">
            <text:p>5084,8421330605</text:p>
          </table:table-cell>
          <table:table-cell office:value-type="float" office:value="67230">
            <text:p>67230</text:p>
          </table:table-cell>
          <table:table-cell office:value-type="float" office:value="0.196424379810176">
            <text:p>0,1964243798</text:p>
          </table:table-cell>
          <table:table-cell office:value-type="float" office:value="-156332.756436275">
            <text:p>-156332,756436275</text:p>
          </table:table-cell>
          <table:table-cell office:value-type="float" office:value="11481.9010027803">
            <text:p>11481,9010027803</text:p>
          </table:table-cell>
          <table:table-cell office:value-type="float" office:value="12490.8910863265">
            <text:p>12490,8910863265</text:p>
          </table:table-cell>
          <table:table-cell office:value-type="float" office:value="172057">
            <text:p>172057</text:p>
          </table:table-cell>
          <table:table-cell table:formula="of:=[.Q31]/[.R31]" office:value-type="float" office:value="0.919221929278471">
            <text:p>0,9192219293</text:p>
          </table:table-cell>
          <table:table-cell table:formula="of:=[.Q31]/[.S31]" office:value-type="float" office:value="0.0667331233415688">
            <text:p>0,0667331233</text:p>
          </table:table-cell>
          <table:table-cell table:formula="of:=([.B31]+[.C31])/2/[.D31]" office:value-type="float" office:value="-112.5">
            <text:p>-112,5</text:p>
          </table:table-cell>
          <table:table-cell table:number-columns-repeated="1002"/>
        </table:table-row>
        <table:table-row table:style-name="ro2">
          <table:table-cell table:style-name="ce1" office:value-type="float" office:value="9">
            <text:p>9</text:p>
          </table:table-cell>
          <table:table-cell office:value-type="float" office:value="-1.35">
            <text:p>-1,35</text:p>
          </table:table-cell>
          <table:table-cell office:value-type="float" office:value="-0.45">
            <text:p>-0,45</text:p>
          </table:table-cell>
          <table:table-cell office:value-type="float" office:value="0.004">
            <text:p>0,004</text:p>
          </table:table-cell>
          <table:table-cell office:value-type="float" office:value="0.211487431957536">
            <text:p>0,211487432</text:p>
          </table:table-cell>
          <table:table-cell office:value-type="float" office:value="-91816.2899398733">
            <text:p>-91816,2899398733</text:p>
          </table:table-cell>
          <table:table-cell office:value-type="float" office:value="6590.77325191952">
            <text:p>6590,7732519195</text:p>
          </table:table-cell>
          <table:table-cell office:value-type="float" office:value="6960.83396062953">
            <text:p>6960,8339606295</text:p>
          </table:table-cell>
          <table:table-cell office:value-type="float" office:value="94926">
            <text:p>94926</text:p>
          </table:table-cell>
          <table:table-cell office:value-type="float" office:value="0.195573699477225">
            <text:p>0,1955736995</text:p>
          </table:table-cell>
          <table:table-cell office:value-type="float" office:value="-57264.7724514446">
            <text:p>-57264,7724514446</text:p>
          </table:table-cell>
          <table:table-cell office:value-type="float" office:value="4312.26388542431">
            <text:p>4312,2638854243</text:p>
          </table:table-cell>
          <table:table-cell office:value-type="float" office:value="5050.54311991008">
            <text:p>5050,5431199101</text:p>
          </table:table-cell>
          <table:table-cell office:value-type="float" office:value="67834">
            <text:p>67834</text:p>
          </table:table-cell>
          <table:table-cell office:value-type="float" office:value="0.205121938965412">
            <text:p>0,205121939</text:p>
          </table:table-cell>
          <table:table-cell office:value-type="float" office:value="-149081.062391317">
            <text:p>-149081,062391317</text:p>
          </table:table-cell>
          <table:table-cell office:value-type="float" office:value="10903.0371373439">
            <text:p>10903,0371373439</text:p>
          </table:table-cell>
          <table:table-cell office:value-type="float" office:value="12011.3770805394">
            <text:p>12011,3770805394</text:p>
          </table:table-cell>
          <table:table-cell office:value-type="float" office:value="162760">
            <text:p>162760</text:p>
          </table:table-cell>
          <table:table-cell table:formula="of:=[.Q32]/[.R32]" office:value-type="float" office:value="0.907725822296328">
            <text:p>0,9077258223</text:p>
          </table:table-cell>
          <table:table-cell table:formula="of:=[.Q32]/[.S32]" office:value-type="float" office:value="0.066988431662226">
            <text:p>0,0669884317</text:p>
          </table:table-cell>
          <table:table-cell table:formula="of:=([.B32]+[.C32])/2/[.D32]" office:value-type="float" office:value="-225">
            <text:p>-225</text:p>
          </table:table-cell>
          <table:table-cell table:number-columns-repeated="1002"/>
        </table:table-row>
        <table:table-row table:style-name="ro2">
          <table:table-cell table:style-name="ce1" office:value-type="float" office:value="36">
            <text:p>36</text:p>
          </table:table-cell>
          <table:table-cell office:value-type="float" office:value="-1.2">
            <text:p>-1,2</text:p>
          </table:table-cell>
          <table:table-cell office:value-type="float" office:value="-0.45">
            <text:p>-0,45</text:p>
          </table:table-cell>
          <table:table-cell office:value-type="float" office:value="0.004">
            <text:p>0,004</text:p>
          </table:table-cell>
          <table:table-cell office:value-type="float" office:value="0.209074532670048">
            <text:p>0,2090745327</text:p>
          </table:table-cell>
          <table:table-cell office:value-type="float" office:value="-92098.2299737618">
            <text:p>-92098,2299737618</text:p>
          </table:table-cell>
          <table:table-cell office:value-type="float" office:value="6922.48066816416">
            <text:p>6922,4806681642</text:p>
          </table:table-cell>
          <table:table-cell office:value-type="float" office:value="7426.74359572756">
            <text:p>7426,7435957276</text:p>
          </table:table-cell>
          <table:table-cell office:value-type="float" office:value="97525">
            <text:p>97525</text:p>
          </table:table-cell>
          <table:table-cell office:value-type="float" office:value="0.19259264526798">
            <text:p>0,1925926453</text:p>
          </table:table-cell>
          <table:table-cell office:value-type="float" office:value="-57266.5342718541">
            <text:p>-57266,5342718541</text:p>
          </table:table-cell>
          <table:table-cell office:value-type="float" office:value="4510.53548431065">
            <text:p>4510,5354843107</text:p>
          </table:table-cell>
          <table:table-cell office:value-type="float" office:value="5272.68944678878">
            <text:p>5272,6894467888</text:p>
          </table:table-cell>
          <table:table-cell office:value-type="float" office:value="67908">
            <text:p>67908</text:p>
          </table:table-cell>
          <table:table-cell office:value-type="float" office:value="0.202481777709221">
            <text:p>0,2024817777</text:p>
          </table:table-cell>
          <table:table-cell office:value-type="float" office:value="-149364.764245616">
            <text:p>-149364,764245616</text:p>
          </table:table-cell>
          <table:table-cell office:value-type="float" office:value="11433.0161524748">
            <text:p>11433,0161524748</text:p>
          </table:table-cell>
          <table:table-cell office:value-type="float" office:value="12699.4330425162">
            <text:p>12699,4330425162</text:p>
          </table:table-cell>
          <table:table-cell office:value-type="float" office:value="165433">
            <text:p>165433</text:p>
          </table:table-cell>
          <table:table-cell table:formula="of:=[.Q33]/[.R33]" office:value-type="float" office:value="0.900277682806659">
            <text:p>0,9002776828</text:p>
          </table:table-cell>
          <table:table-cell table:formula="of:=[.Q33]/[.S33]" office:value-type="float" office:value="0.0691096465183778">
            <text:p>0,0691096465</text:p>
          </table:table-cell>
          <table:table-cell table:formula="of:=([.B33]+[.C33])/2/[.D33]" office:value-type="float" office:value="-206.25">
            <text:p>-206,25</text:p>
          </table:table-cell>
          <table:table-cell table:number-columns-repeated="1002"/>
        </table:table-row>
        <table:table-row table:style-name="ro2">
          <table:table-cell table:style-name="ce1" office:value-type="float" office:value="57">
            <text:p>57</text:p>
          </table:table-cell>
          <table:table-cell office:value-type="float" office:value="-1.2">
            <text:p>-1,2</text:p>
          </table:table-cell>
          <table:table-cell office:value-type="float" office:value="0.6">
            <text:p>0,6</text:p>
          </table:table-cell>
          <table:table-cell office:value-type="float" office:value="0.004">
            <text:p>0,004</text:p>
          </table:table-cell>
          <table:table-cell office:value-type="float" office:value="0.199331345060785">
            <text:p>0,1993313451</text:p>
          </table:table-cell>
          <table:table-cell office:value-type="float" office:value="-90462.4640007577">
            <text:p>-90462,4640007577</text:p>
          </table:table-cell>
          <table:table-cell office:value-type="float" office:value="9435.54655534623">
            <text:p>9435,5465553462</text:p>
          </table:table-cell>
          <table:table-cell office:value-type="float" office:value="10201.7824490426">
            <text:p>10201,7824490426</text:p>
          </table:table-cell>
          <table:table-cell office:value-type="float" office:value="136169">
            <text:p>136169</text:p>
          </table:table-cell>
          <table:table-cell office:value-type="float" office:value="0.183392206171947">
            <text:p>0,1833922062</text:p>
          </table:table-cell>
          <table:table-cell office:value-type="float" office:value="-56326.1357317582">
            <text:p>-56326,1357317582</text:p>
          </table:table-cell>
          <table:table-cell office:value-type="float" office:value="6481.18971671416">
            <text:p>6481,1897167142</text:p>
          </table:table-cell>
          <table:table-cell office:value-type="float" office:value="6678.76088708895">
            <text:p>6678,760887089</text:p>
          </table:table-cell>
          <table:table-cell office:value-type="float" office:value="93745">
            <text:p>93745</text:p>
          </table:table-cell>
          <table:table-cell office:value-type="float" office:value="0.19295568950525">
            <text:p>0,1929556895</text:p>
          </table:table-cell>
          <table:table-cell office:value-type="float" office:value="-146788.599732515">
            <text:p>-146788,599732515</text:p>
          </table:table-cell>
          <table:table-cell office:value-type="float" office:value="15916.7362720604">
            <text:p>15916,7362720604</text:p>
          </table:table-cell>
          <table:table-cell office:value-type="float" office:value="16880.5433361315">
            <text:p>16880,5433361315</text:p>
          </table:table-cell>
          <table:table-cell office:value-type="float" office:value="229914">
            <text:p>229914</text:p>
          </table:table-cell>
          <table:table-cell table:formula="of:=[.Q34]/[.R34]" office:value-type="float" office:value="0.94290426292096">
            <text:p>0,9429042629</text:p>
          </table:table-cell>
          <table:table-cell table:formula="of:=[.Q34]/[.S34]" office:value-type="float" office:value="0.0692290868414294">
            <text:p>0,0692290868</text:p>
          </table:table-cell>
          <table:table-cell table:formula="of:=([.B34]+[.C34])/2/[.D34]" office:value-type="float" office:value="-75">
            <text:p>-75</text:p>
          </table:table-cell>
          <table:table-cell table:number-columns-repeated="1002"/>
        </table:table-row>
        <table:table-row table:style-name="ro2">
          <table:table-cell table:style-name="ce1" office:value-type="float" office:value="111">
            <text:p>111</text:p>
          </table:table-cell>
          <table:table-cell office:value-type="float" office:value="-0.75">
            <text:p>-0,75</text:p>
          </table:table-cell>
          <table:table-cell office:value-type="float" office:value="-0.3">
            <text:p>-0,3</text:p>
          </table:table-cell>
          <table:table-cell office:value-type="float" office:value="0.004">
            <text:p>0,004</text:p>
          </table:table-cell>
          <table:table-cell office:value-type="float" office:value="0.201168700451169">
            <text:p>0,2011687005</text:p>
          </table:table-cell>
          <table:table-cell office:value-type="float" office:value="-94891.2873027876">
            <text:p>-94891,2873027876</text:p>
          </table:table-cell>
          <table:table-cell office:value-type="float" office:value="7463.18598426908">
            <text:p>7463,1859842691</text:p>
          </table:table-cell>
          <table:table-cell office:value-type="float" office:value="8189.29706210728">
            <text:p>8189,2970621073</text:p>
          </table:table-cell>
          <table:table-cell office:value-type="float" office:value="109988">
            <text:p>109988</text:p>
          </table:table-cell>
          <table:table-cell office:value-type="float" office:value="0.184398044946911">
            <text:p>0,1843980449</text:p>
          </table:table-cell>
          <table:table-cell office:value-type="float" office:value="-58786.383663329">
            <text:p>-58786,383663329</text:p>
          </table:table-cell>
          <table:table-cell office:value-type="float" office:value="5241.68510882501">
            <text:p>5241,685108825</text:p>
          </table:table-cell>
          <table:table-cell office:value-type="float" office:value="5553.9310862529">
            <text:p>5553,9310862529</text:p>
          </table:table-cell>
          <table:table-cell office:value-type="float" office:value="72675">
            <text:p>72675</text:p>
          </table:table-cell>
          <table:table-cell office:value-type="float" office:value="0.194460438249466">
            <text:p>0,1944604382</text:p>
          </table:table-cell>
          <table:table-cell office:value-type="float" office:value="-153677.670966117">
            <text:p>-153677,670966117</text:p>
          </table:table-cell>
          <table:table-cell office:value-type="float" office:value="12704.8710930941">
            <text:p>12704,8710930941</text:p>
          </table:table-cell>
          <table:table-cell office:value-type="float" office:value="13743.2281483601">
            <text:p>13743,2281483601</text:p>
          </table:table-cell>
          <table:table-cell office:value-type="float" office:value="182663">
            <text:p>182663</text:p>
          </table:table-cell>
          <table:table-cell table:formula="of:=[.Q35]/[.R35]" office:value-type="float" office:value="0.924445912993891">
            <text:p>0,924445913</text:p>
          </table:table-cell>
          <table:table-cell table:formula="of:=[.Q35]/[.S35]" office:value-type="float" office:value="0.069553610162398">
            <text:p>0,0695536102</text:p>
          </table:table-cell>
          <table:table-cell table:formula="of:=([.B35]+[.C35])/2/[.D35]" office:value-type="float" office:value="-131.25">
            <text:p>-131,25</text:p>
          </table:table-cell>
          <table:table-cell table:number-columns-repeated="1002"/>
        </table:table-row>
        <table:table-row table:style-name="ro2">
          <table:table-cell table:style-name="ce1" office:value-type="float" office:value="84">
            <text:p>84</text:p>
          </table:table-cell>
          <table:table-cell office:value-type="float" office:value="-1.05">
            <text:p>-1,05</text:p>
          </table:table-cell>
          <table:table-cell office:value-type="float" office:value="0.6">
            <text:p>0,6</text:p>
          </table:table-cell>
          <table:table-cell office:value-type="float" office:value="0.004">
            <text:p>0,004</text:p>
          </table:table-cell>
          <table:table-cell office:value-type="float" office:value="0.197344844077046">
            <text:p>0,1973448441</text:p>
          </table:table-cell>
          <table:table-cell office:value-type="float" office:value="-89104.9902965566">
            <text:p>-89104,9902965566</text:p>
          </table:table-cell>
          <table:table-cell office:value-type="float" office:value="9958.09133618843">
            <text:p>9958,0913361884</text:p>
          </table:table-cell>
          <table:table-cell office:value-type="float" office:value="11017.814827072">
            <text:p>11017,814827072</text:p>
          </table:table-cell>
          <table:table-cell office:value-type="float" office:value="143071">
            <text:p>143071</text:p>
          </table:table-cell>
          <table:table-cell office:value-type="float" office:value="0.181496904739031">
            <text:p>0,1814969047</text:p>
          </table:table-cell>
          <table:table-cell office:value-type="float" office:value="-55484.7290217351">
            <text:p>-55484,7290217351</text:p>
          </table:table-cell>
          <table:table-cell office:value-type="float" office:value="6852.11036864024">
            <text:p>6852,1103686402</text:p>
          </table:table-cell>
          <table:table-cell office:value-type="float" office:value="7154.66963197062">
            <text:p>7154,6696319706</text:p>
          </table:table-cell>
          <table:table-cell office:value-type="float" office:value="97726">
            <text:p>97726</text:p>
          </table:table-cell>
          <table:table-cell office:value-type="float" office:value="0.19100566834184">
            <text:p>0,1910056683</text:p>
          </table:table-cell>
          <table:table-cell office:value-type="float" office:value="-144589.719318293">
            <text:p>-144589,719318293</text:p>
          </table:table-cell>
          <table:table-cell office:value-type="float" office:value="16810.2017048286">
            <text:p>16810,2017048286</text:p>
          </table:table-cell>
          <table:table-cell office:value-type="float" office:value="18172.4844590423">
            <text:p>18172,4844590423</text:p>
          </table:table-cell>
          <table:table-cell office:value-type="float" office:value="240797">
            <text:p>240797</text:p>
          </table:table-cell>
          <table:table-cell table:formula="of:=[.Q36]/[.R36]" office:value-type="float" office:value="0.925035965374792">
            <text:p>0,9250359654</text:p>
          </table:table-cell>
          <table:table-cell table:formula="of:=[.Q36]/[.S36]" office:value-type="float" office:value="0.0698106774786588">
            <text:p>0,0698106775</text:p>
          </table:table-cell>
          <table:table-cell table:formula="of:=([.B36]+[.C36])/2/[.D36]" office:value-type="float" office:value="-56.25">
            <text:p>-56,25</text:p>
          </table:table-cell>
          <table:table-cell table:number-columns-repeated="1002"/>
        </table:table-row>
        <table:table-row table:style-name="ro2">
          <table:table-cell table:style-name="ce1" office:value-type="float" office:value="54">
            <text:p>54</text:p>
          </table:table-cell>
          <table:table-cell office:value-type="float" office:value="-1.2">
            <text:p>-1,2</text:p>
          </table:table-cell>
          <table:table-cell office:value-type="float" office:value="0.45">
            <text:p>0,45</text:p>
          </table:table-cell>
          <table:table-cell office:value-type="float" office:value="0.004">
            <text:p>0,004</text:p>
          </table:table-cell>
          <table:table-cell office:value-type="float" office:value="0.197162410347654">
            <text:p>0,1971624103</text:p>
          </table:table-cell>
          <table:table-cell office:value-type="float" office:value="-89016.4320300818">
            <text:p>-89016,4320300818</text:p>
          </table:table-cell>
          <table:table-cell office:value-type="float" office:value="9814.94480723446">
            <text:p>9814,9448072345</text:p>
          </table:table-cell>
          <table:table-cell office:value-type="float" office:value="10113.4954536803">
            <text:p>10113,4954536803</text:p>
          </table:table-cell>
          <table:table-cell office:value-type="float" office:value="140214">
            <text:p>140214</text:p>
          </table:table-cell>
          <table:table-cell office:value-type="float" office:value="0.181469995745491">
            <text:p>0,1814699957</text:p>
          </table:table-cell>
          <table:table-cell office:value-type="float" office:value="-55442.1882531297">
            <text:p>-55442,1882531297</text:p>
          </table:table-cell>
          <table:table-cell office:value-type="float" office:value="6710.75696459092">
            <text:p>6710,7569645909</text:p>
          </table:table-cell>
          <table:table-cell office:value-type="float" office:value="6526.92167787674">
            <text:p>6526,9216778767</text:p>
          </table:table-cell>
          <table:table-cell office:value-type="float" office:value="96413">
            <text:p>96413</text:p>
          </table:table-cell>
          <table:table-cell office:value-type="float" office:value="0.190885444506788">
            <text:p>0,1908854445</text:p>
          </table:table-cell>
          <table:table-cell office:value-type="float" office:value="-144458.620283214">
            <text:p>-144458,620283214</text:p>
          </table:table-cell>
          <table:table-cell office:value-type="float" office:value="16525.7017718254">
            <text:p>16525,7017718254</text:p>
          </table:table-cell>
          <table:table-cell office:value-type="float" office:value="16640.4171315567">
            <text:p>16640,4171315567</text:p>
          </table:table-cell>
          <table:table-cell office:value-type="float" office:value="236627">
            <text:p>236627</text:p>
          </table:table-cell>
          <table:table-cell table:formula="of:=[.Q37]/[.R37]" office:value-type="float" office:value="0.99310622090634">
            <text:p>0,9931062209</text:p>
          </table:table-cell>
          <table:table-cell table:formula="of:=[.Q37]/[.S37]" office:value-type="float" office:value="0.0698386142402405">
            <text:p>0,0698386142</text:p>
          </table:table-cell>
          <table:table-cell table:formula="of:=([.B37]+[.C37])/2/[.D37]" office:value-type="float" office:value="-93.75">
            <text:p>-93,75</text:p>
          </table:table-cell>
          <table:table-cell table:number-columns-repeated="1002"/>
        </table:table-row>
        <table:table-row table:style-name="ro2">
          <table:table-cell table:style-name="ce1" office:value-type="float" office:value="51">
            <text:p>51</text:p>
          </table:table-cell>
          <table:table-cell office:value-type="float" office:value="-1.2">
            <text:p>-1,2</text:p>
          </table:table-cell>
          <table:table-cell office:value-type="float" office:value="0.3">
            <text:p>0,3</text:p>
          </table:table-cell>
          <table:table-cell office:value-type="float" office:value="0.004">
            <text:p>0,004</text:p>
          </table:table-cell>
          <table:table-cell office:value-type="float" office:value="0.196084581034803">
            <text:p>0,196084581</text:p>
          </table:table-cell>
          <table:table-cell office:value-type="float" office:value="-88032.3598433204">
            <text:p>-88032,3598433204</text:p>
          </table:table-cell>
          <table:table-cell office:value-type="float" office:value="9895.80362293536">
            <text:p>9895,8036229354</text:p>
          </table:table-cell>
          <table:table-cell office:value-type="float" office:value="10406.5498146127">
            <text:p>10406,5498146127</text:p>
          </table:table-cell>
          <table:table-cell office:value-type="float" office:value="141631">
            <text:p>141631</text:p>
          </table:table-cell>
          <table:table-cell office:value-type="float" office:value="0.180789662579725">
            <text:p>0,1807896626</text:p>
          </table:table-cell>
          <table:table-cell office:value-type="float" office:value="-54882.6677651958">
            <text:p>-54882,6677651958</text:p>
          </table:table-cell>
          <table:table-cell office:value-type="float" office:value="6941.5147206395">
            <text:p>6941,5147206395</text:p>
          </table:table-cell>
          <table:table-cell office:value-type="float" office:value="6612.8609016249">
            <text:p>6612,8609016249</text:p>
          </table:table-cell>
          <table:table-cell office:value-type="float" office:value="97222">
            <text:p>97222</text:p>
          </table:table-cell>
          <table:table-cell office:value-type="float" office:value="0.189966613652772">
            <text:p>0,1899666137</text:p>
          </table:table-cell>
          <table:table-cell office:value-type="float" office:value="-142915.027608517">
            <text:p>-142915,027608517</text:p>
          </table:table-cell>
          <table:table-cell office:value-type="float" office:value="16837.3183435749">
            <text:p>16837,3183435749</text:p>
          </table:table-cell>
          <table:table-cell office:value-type="float" office:value="17019.4107162376">
            <text:p>17019,4107162376</text:p>
          </table:table-cell>
          <table:table-cell office:value-type="float" office:value="238853">
            <text:p>238853</text:p>
          </table:table-cell>
          <table:table-cell table:formula="of:=[.Q38]/[.R38]" office:value-type="float" office:value="0.989300900266249">
            <text:p>0,9893009003</text:p>
          </table:table-cell>
          <table:table-cell table:formula="of:=[.Q38]/[.S38]" office:value-type="float" office:value="0.0704923879690643">
            <text:p>0,070492388</text:p>
          </table:table-cell>
          <table:table-cell table:formula="of:=([.B38]+[.C38])/2/[.D38]" office:value-type="float" office:value="-112.5">
            <text:p>-112,5</text:p>
          </table:table-cell>
          <table:table-cell table:number-columns-repeated="1002"/>
        </table:table-row>
        <table:table-row table:style-name="ro2">
          <table:table-cell table:style-name="ce1" office:value-type="float" office:value="92">
            <text:p>92</text:p>
          </table:table-cell>
          <table:table-cell office:value-type="float" office:value="-0.9">
            <text:p>-0,9</text:p>
          </table:table-cell>
          <table:table-cell office:value-type="float" office:value="-0.3">
            <text:p>-0,3</text:p>
          </table:table-cell>
          <table:table-cell office:value-type="float" office:value="0.008">
            <text:p>0,008</text:p>
          </table:table-cell>
          <table:table-cell office:value-type="float" office:value="0.204034755381329">
            <text:p>0,2040347554</text:p>
          </table:table-cell>
          <table:table-cell office:value-type="float" office:value="-94895.4513971995">
            <text:p>-94895,4513971995</text:p>
          </table:table-cell>
          <table:table-cell office:value-type="float" office:value="7341.28372596957">
            <text:p>7341,2837259696</text:p>
          </table:table-cell>
          <table:table-cell office:value-type="float" office:value="6940.24405274586">
            <text:p>6940,2440527459</text:p>
          </table:table-cell>
          <table:table-cell office:value-type="float" office:value="93650">
            <text:p>93650</text:p>
          </table:table-cell>
          <table:table-cell office:value-type="float" office:value="0.186159979463615">
            <text:p>0,1861599795</text:p>
          </table:table-cell>
          <table:table-cell office:value-type="float" office:value="-58973.6946049339">
            <text:p>-58973,6946049339</text:p>
          </table:table-cell>
          <table:table-cell office:value-type="float" office:value="3563.50577299949">
            <text:p>3563,5057729995</text:p>
          </table:table-cell>
          <table:table-cell office:value-type="float" office:value="4497.52521347165">
            <text:p>4497,5252134717</text:p>
          </table:table-cell>
          <table:table-cell office:value-type="float" office:value="57862">
            <text:p>57862</text:p>
          </table:table-cell>
          <table:table-cell office:value-type="float" office:value="0.196884845014243">
            <text:p>0,196884845</text:p>
          </table:table-cell>
          <table:table-cell office:value-type="float" office:value="-153869.14600213">
            <text:p>-153869,14600213</text:p>
          </table:table-cell>
          <table:table-cell office:value-type="float" office:value="10904.7894989692">
            <text:p>10904,7894989692</text:p>
          </table:table-cell>
          <table:table-cell office:value-type="float" office:value="11437.7692662172">
            <text:p>11437,7692662172</text:p>
          </table:table-cell>
          <table:table-cell office:value-type="float" office:value="151512">
            <text:p>151512</text:p>
          </table:table-cell>
          <table:table-cell table:formula="of:=[.Q39]/[.R39]" office:value-type="float" office:value="0.953401773121773">
            <text:p>0,9534017731</text:p>
          </table:table-cell>
          <table:table-cell table:formula="of:=[.Q39]/[.S39]" office:value-type="float" office:value="0.0719731077338376">
            <text:p>0,0719731077</text:p>
          </table:table-cell>
          <table:table-cell table:formula="of:=([.B39]+[.C39])/2/[.D39]" office:value-type="float" office:value="-75">
            <text:p>-75</text:p>
          </table:table-cell>
          <table:table-cell table:number-columns-repeated="1002"/>
        </table:table-row>
        <table:table-row table:style-name="ro2">
          <table:table-cell table:style-name="ce1" office:value-type="float" office:value="37">
            <text:p>37</text:p>
          </table:table-cell>
          <table:table-cell office:value-type="float" office:value="-1.2">
            <text:p>-1,2</text:p>
          </table:table-cell>
          <table:table-cell office:value-type="float" office:value="-0.45">
            <text:p>-0,45</text:p>
          </table:table-cell>
          <table:table-cell office:value-type="float" office:value="0.006">
            <text:p>0,006</text:p>
          </table:table-cell>
          <table:table-cell office:value-type="float" office:value="0.204428740750058">
            <text:p>0,2044287408</text:p>
          </table:table-cell>
          <table:table-cell office:value-type="float" office:value="-91853.2617913963">
            <text:p>-91853,2617913963</text:p>
          </table:table-cell>
          <table:table-cell office:value-type="float" office:value="6726.57579267101">
            <text:p>6726,575792671</text:p>
          </table:table-cell>
          <table:table-cell office:value-type="float" office:value="6751.46338707834">
            <text:p>6751,4633870783</text:p>
          </table:table-cell>
          <table:table-cell office:value-type="float" office:value="90242">
            <text:p>90242</text:p>
          </table:table-cell>
          <table:table-cell office:value-type="float" office:value="0.18608706902339">
            <text:p>0,186087069</text:p>
          </table:table-cell>
          <table:table-cell office:value-type="float" office:value="-56716.309840748">
            <text:p>-56716,309840748</text:p>
          </table:table-cell>
          <table:table-cell office:value-type="float" office:value="4132.54560122105">
            <text:p>4132,5456012211</text:p>
          </table:table-cell>
          <table:table-cell office:value-type="float" office:value="4925.74240953515">
            <text:p>4925,7424095352</text:p>
          </table:table-cell>
          <table:table-cell office:value-type="float" office:value="58486">
            <text:p>58486</text:p>
          </table:table-cell>
          <table:table-cell office:value-type="float" office:value="0.197092072059391">
            <text:p>0,1970920721</text:p>
          </table:table-cell>
          <table:table-cell office:value-type="float" office:value="-148569.571632148">
            <text:p>-148569,571632148</text:p>
          </table:table-cell>
          <table:table-cell office:value-type="float" office:value="10859.1213938921">
            <text:p>10859,1213938921</text:p>
          </table:table-cell>
          <table:table-cell office:value-type="float" office:value="11677.2057966132">
            <text:p>11677,2057966132</text:p>
          </table:table-cell>
          <table:table-cell office:value-type="float" office:value="148728">
            <text:p>148728</text:p>
          </table:table-cell>
          <table:table-cell table:formula="of:=[.Q40]/[.R40]" office:value-type="float" office:value="0.929941767151318">
            <text:p>0,9299417672</text:p>
          </table:table-cell>
          <table:table-cell table:formula="of:=[.Q40]/[.S40]" office:value-type="float" office:value="0.0730132953706908">
            <text:p>0,0730132954</text:p>
          </table:table-cell>
          <table:table-cell table:formula="of:=([.B40]+[.C40])/2/[.D40]" office:value-type="float" office:value="-137.5">
            <text:p>-137,5</text:p>
          </table:table-cell>
          <table:table-cell table:number-columns-repeated="1002"/>
        </table:table-row>
        <table:table-row table:style-name="ro2">
          <table:table-cell table:style-name="ce1" office:value-type="float" office:value="29">
            <text:p>29</text:p>
          </table:table-cell>
          <table:table-cell office:value-type="float" office:value="-1.35">
            <text:p>-1,35</text:p>
          </table:table-cell>
          <table:table-cell office:value-type="float" office:value="0.45">
            <text:p>0,45</text:p>
          </table:table-cell>
          <table:table-cell office:value-type="float" office:value="0.008">
            <text:p>0,008</text:p>
          </table:table-cell>
          <table:table-cell office:value-type="float" office:value="0.197386317261057">
            <text:p>0,1973863173</text:p>
          </table:table-cell>
          <table:table-cell office:value-type="float" office:value="-90302.9071301468">
            <text:p>-90302,9071301468</text:p>
          </table:table-cell>
          <table:table-cell office:value-type="float" office:value="7360.56997951205">
            <text:p>7360,5699795121</text:p>
          </table:table-cell>
          <table:table-cell office:value-type="float" office:value="7648.6488810926">
            <text:p>7648,6488810926</text:p>
          </table:table-cell>
          <table:table-cell office:value-type="float" office:value="108230">
            <text:p>108230</text:p>
          </table:table-cell>
          <table:table-cell office:value-type="float" office:value="0.17865380508495">
            <text:p>0,1786538051</text:p>
          </table:table-cell>
          <table:table-cell office:value-type="float" office:value="-55498.0679810511">
            <text:p>-55498,0679810511</text:p>
          </table:table-cell>
          <table:table-cell office:value-type="float" office:value="5503.32225943472">
            <text:p>5503,3222594347</text:p>
          </table:table-cell>
          <table:table-cell office:value-type="float" office:value="5265.20322103431">
            <text:p>5265,2032210343</text:p>
          </table:table-cell>
          <table:table-cell office:value-type="float" office:value="65952">
            <text:p>65952</text:p>
          </table:table-cell>
          <table:table-cell office:value-type="float" office:value="0.189893312390614">
            <text:p>0,1898933124</text:p>
          </table:table-cell>
          <table:table-cell office:value-type="float" office:value="-145800.975111198">
            <text:p>-145800,975111198</text:p>
          </table:table-cell>
          <table:table-cell office:value-type="float" office:value="12863.8922389469">
            <text:p>12863,8922389469</text:p>
          </table:table-cell>
          <table:table-cell office:value-type="float" office:value="12913.8521021265">
            <text:p>12913,8521021265</text:p>
          </table:table-cell>
          <table:table-cell office:value-type="float" office:value="174182">
            <text:p>174182</text:p>
          </table:table-cell>
          <table:table-cell table:formula="of:=[.Q41]/[.R41]" office:value-type="float" office:value="0.996131296627489">
            <text:p>0,9961312966</text:p>
          </table:table-cell>
          <table:table-cell table:formula="of:=[.Q41]/[.S41]" office:value-type="float" office:value="0.0738531664520266">
            <text:p>0,0738531665</text:p>
          </table:table-cell>
          <table:table-cell table:formula="of:=([.B41]+[.C41])/2/[.D41]" office:value-type="float" office:value="-56.25">
            <text:p>-56,25</text:p>
          </table:table-cell>
          <table:table-cell table:number-columns-repeated="1002"/>
        </table:table-row>
        <table:table-row table:style-name="ro2">
          <table:table-cell table:style-name="ce1" office:value-type="float" office:value="14">
            <text:p>14</text:p>
          </table:table-cell>
          <table:table-cell office:value-type="float" office:value="-1.35">
            <text:p>-1,35</text:p>
          </table:table-cell>
          <table:table-cell office:value-type="float" office:value="-0.3">
            <text:p>-0,3</text:p>
          </table:table-cell>
          <table:table-cell office:value-type="float" office:value="0.008">
            <text:p>0,008</text:p>
          </table:table-cell>
          <table:table-cell office:value-type="float" office:value="0.203789246469895">
            <text:p>0,2037892465</text:p>
          </table:table-cell>
          <table:table-cell office:value-type="float" office:value="-91325.5314905288">
            <text:p>-91325,5314905288</text:p>
          </table:table-cell>
          <table:table-cell office:value-type="float" office:value="5520.27242645783">
            <text:p>5520,2724264578</text:p>
          </table:table-cell>
          <table:table-cell office:value-type="float" office:value="5901.55794207233">
            <text:p>5901,5579420723</text:p>
          </table:table-cell>
          <table:table-cell office:value-type="float" office:value="79128">
            <text:p>79128</text:p>
          </table:table-cell>
          <table:table-cell office:value-type="float" office:value="0.18530262854481">
            <text:p>0,1853026285</text:p>
          </table:table-cell>
          <table:table-cell office:value-type="float" office:value="-56576.5391180846">
            <text:p>-56576,5391180846</text:p>
          </table:table-cell>
          <table:table-cell office:value-type="float" office:value="4037.38134281927">
            <text:p>4037,3813428193</text:p>
          </table:table-cell>
          <table:table-cell office:value-type="float" office:value="3952.87443873302">
            <text:p>3952,874438733</text:p>
          </table:table-cell>
          <table:table-cell office:value-type="float" office:value="49857">
            <text:p>49857</text:p>
          </table:table-cell>
          <table:table-cell office:value-type="float" office:value="0.196394599299861">
            <text:p>0,1963945993</text:p>
          </table:table-cell>
          <table:table-cell office:value-type="float" office:value="-147902.070608615">
            <text:p>-147902,070608615</text:p>
          </table:table-cell>
          <table:table-cell office:value-type="float" office:value="9557.65376927713">
            <text:p>9557,6537692771</text:p>
          </table:table-cell>
          <table:table-cell office:value-type="float" office:value="9854.43238080514">
            <text:p>9854,4323808051</text:p>
          </table:table-cell>
          <table:table-cell office:value-type="float" office:value="128985">
            <text:p>128985</text:p>
          </table:table-cell>
          <table:table-cell table:formula="of:=[.Q42]/[.R42]" office:value-type="float" office:value="0.969883743673955">
            <text:p>0,9698837437</text:p>
          </table:table-cell>
          <table:table-cell table:formula="of:=[.Q42]/[.S42]" office:value-type="float" office:value="0.0740989554543329">
            <text:p>0,0740989555</text:p>
          </table:table-cell>
          <table:table-cell table:formula="of:=([.B42]+[.C42])/2/[.D42]" office:value-type="float" office:value="-103.125">
            <text:p>-103,125</text:p>
          </table:table-cell>
          <table:table-cell table:number-columns-repeated="1002"/>
        </table:table-row>
        <table:table-row table:style-name="ro2">
          <table:table-cell table:style-name="ce1" office:value-type="float" office:value="113">
            <text:p>113</text:p>
          </table:table-cell>
          <table:table-cell office:value-type="float" office:value="-0.75">
            <text:p>-0,75</text:p>
          </table:table-cell>
          <table:table-cell office:value-type="float" office:value="-0.3">
            <text:p>-0,3</text:p>
          </table:table-cell>
          <table:table-cell office:value-type="float" office:value="0.008">
            <text:p>0,008</text:p>
          </table:table-cell>
          <table:table-cell office:value-type="float" office:value="0.205590136236192">
            <text:p>0,2055901362</text:p>
          </table:table-cell>
          <table:table-cell office:value-type="float" office:value="-98575.3144556134">
            <text:p>-98575,3144556134</text:p>
          </table:table-cell>
          <table:table-cell office:value-type="float" office:value="7478.83819339549">
            <text:p>7478,8381933955</text:p>
          </table:table-cell>
          <table:table-cell office:value-type="float" office:value="7174.87936365794">
            <text:p>7174,8793636579</text:p>
          </table:table-cell>
          <table:table-cell office:value-type="float" office:value="100291">
            <text:p>100291</text:p>
          </table:table-cell>
          <table:table-cell office:value-type="float" office:value="0.186649494961034">
            <text:p>0,186649495</text:p>
          </table:table-cell>
          <table:table-cell office:value-type="float" office:value="-61110.6096980345">
            <text:p>-61110,6096980345</text:p>
          </table:table-cell>
          <table:table-cell office:value-type="float" office:value="4565.35500076168">
            <text:p>4565,3550007617</text:p>
          </table:table-cell>
          <table:table-cell office:value-type="float" office:value="4724.09346761549">
            <text:p>4724,0934676155</text:p>
          </table:table-cell>
          <table:table-cell office:value-type="float" office:value="62181">
            <text:p>62181</text:p>
          </table:table-cell>
          <table:table-cell office:value-type="float" office:value="0.198013879726129">
            <text:p>0,1980138797</text:p>
          </table:table-cell>
          <table:table-cell office:value-type="float" office:value="-159685.924153648">
            <text:p>-159685,924153648</text:p>
          </table:table-cell>
          <table:table-cell office:value-type="float" office:value="12044.1931941572">
            <text:p>12044,1931941572</text:p>
          </table:table-cell>
          <table:table-cell office:value-type="float" office:value="11898.9728312732">
            <text:p>11898,9728312732</text:p>
          </table:table-cell>
          <table:table-cell office:value-type="float" office:value="162472">
            <text:p>162472</text:p>
          </table:table-cell>
          <table:table-cell table:formula="of:=[.Q43]/[.R43]" office:value-type="float" office:value="1.01220444528643">
            <text:p>1,0122044453</text:p>
          </table:table-cell>
          <table:table-cell table:formula="of:=[.Q43]/[.S43]" office:value-type="float" office:value="0.0741308852858166">
            <text:p>0,0741308853</text:p>
          </table:table-cell>
          <table:table-cell table:formula="of:=([.B43]+[.C43])/2/[.D43]" office:value-type="float" office:value="-65.625">
            <text:p>-65,625</text:p>
          </table:table-cell>
          <table:table-cell table:number-columns-repeated="1002"/>
        </table:table-row>
        <table:table-row table:style-name="ro2">
          <table:table-cell table:style-name="ce1" office:value-type="float" office:value="18">
            <text:p>18</text:p>
          </table:table-cell>
          <table:table-cell office:value-type="float" office:value="-1.35">
            <text:p>-1,35</text:p>
          </table:table-cell>
          <table:table-cell office:value-type="float" office:value="0">
            <text:p>0</text:p>
          </table:table-cell>
          <table:table-cell office:value-type="float" office:value="0.004">
            <text:p>0,004</text:p>
          </table:table-cell>
          <table:table-cell office:value-type="float" office:value="0.200563489121712">
            <text:p>0,2005634891</text:p>
          </table:table-cell>
          <table:table-cell office:value-type="float" office:value="-88770.1858597005">
            <text:p>-88770,1858597005</text:p>
          </table:table-cell>
          <table:table-cell office:value-type="float" office:value="9565.48515985708">
            <text:p>9565,4851598571</text:p>
          </table:table-cell>
          <table:table-cell office:value-type="float" office:value="10184.0988370521">
            <text:p>10184,0988370521</text:p>
          </table:table-cell>
          <table:table-cell office:value-type="float" office:value="121778">
            <text:p>121778</text:p>
          </table:table-cell>
          <table:table-cell office:value-type="float" office:value="0.185201520432244">
            <text:p>0,1852015204</text:p>
          </table:table-cell>
          <table:table-cell office:value-type="float" office:value="-55381.5449396865">
            <text:p>-55381,5449396865</text:p>
          </table:table-cell>
          <table:table-cell office:value-type="float" office:value="6053.39960733233">
            <text:p>6053,3996073323</text:p>
          </table:table-cell>
          <table:table-cell office:value-type="float" office:value="6466.06283775703">
            <text:p>6466,062837757</text:p>
          </table:table-cell>
          <table:table-cell office:value-type="float" office:value="86533">
            <text:p>86533</text:p>
          </table:table-cell>
          <table:table-cell office:value-type="float" office:value="0.194418701645925">
            <text:p>0,1944187016</text:p>
          </table:table-cell>
          <table:table-cell office:value-type="float" office:value="-144151.730799384">
            <text:p>-144151,730799384</text:p>
          </table:table-cell>
          <table:table-cell office:value-type="float" office:value="15618.8847671895">
            <text:p>15618,8847671895</text:p>
          </table:table-cell>
          <table:table-cell office:value-type="float" office:value="16650.1616748091">
            <text:p>16650,1616748091</text:p>
          </table:table-cell>
          <table:table-cell office:value-type="float" office:value="208311">
            <text:p>208311</text:p>
          </table:table-cell>
          <table:table-cell table:formula="of:=[.Q44]/[.R44]" office:value-type="float" office:value="0.938062048419634">
            <text:p>0,9380620484</text:p>
          </table:table-cell>
          <table:table-cell table:formula="of:=[.Q44]/[.S44]" office:value-type="float" office:value="0.0749786845974985">
            <text:p>0,0749786846</text:p>
          </table:table-cell>
          <table:table-cell table:formula="of:=([.B44]+[.C44])/2/[.D44]" office:value-type="float" office:value="-168.75">
            <text:p>-168,75</text:p>
          </table:table-cell>
          <table:table-cell table:number-columns-repeated="1002"/>
        </table:table-row>
        <table:table-row table:style-name="ro2">
          <table:table-cell table:style-name="ce1" office:value-type="float" office:value="26">
            <text:p>26</text:p>
          </table:table-cell>
          <table:table-cell office:value-type="float" office:value="-1.35">
            <text:p>-1,35</text:p>
          </table:table-cell>
          <table:table-cell office:value-type="float" office:value="0.3">
            <text:p>0,3</text:p>
          </table:table-cell>
          <table:table-cell office:value-type="float" office:value="0.008">
            <text:p>0,008</text:p>
          </table:table-cell>
          <table:table-cell office:value-type="float" office:value="0.197516971629872">
            <text:p>0,1975169716</text:p>
          </table:table-cell>
          <table:table-cell office:value-type="float" office:value="-89686.6291657">
            <text:p>-89686,6291657</text:p>
          </table:table-cell>
          <table:table-cell office:value-type="float" office:value="7515.24149963817">
            <text:p>7515,2414996382</text:p>
          </table:table-cell>
          <table:table-cell office:value-type="float" office:value="7701.94717167526">
            <text:p>7701,9471716753</text:p>
          </table:table-cell>
          <table:table-cell office:value-type="float" office:value="106201">
            <text:p>106201</text:p>
          </table:table-cell>
          <table:table-cell office:value-type="float" office:value="0.179944201967623">
            <text:p>0,179944202</text:p>
          </table:table-cell>
          <table:table-cell office:value-type="float" office:value="-55457.2610345848">
            <text:p>-55457,2610345848</text:p>
          </table:table-cell>
          <table:table-cell office:value-type="float" office:value="5531.25908711345">
            <text:p>5531,2590871135</text:p>
          </table:table-cell>
          <table:table-cell office:value-type="float" office:value="5246.75802347763">
            <text:p>5246,7580234776</text:p>
          </table:table-cell>
          <table:table-cell office:value-type="float" office:value="64690">
            <text:p>64690</text:p>
          </table:table-cell>
          <table:table-cell office:value-type="float" office:value="0.190487863764973">
            <text:p>0,1904878638</text:p>
          </table:table-cell>
          <table:table-cell office:value-type="float" office:value="-145143.890200283">
            <text:p>-145143,890200283</text:p>
          </table:table-cell>
          <table:table-cell office:value-type="float" office:value="13046.5005867518">
            <text:p>13046,5005867518</text:p>
          </table:table-cell>
          <table:table-cell office:value-type="float" office:value="12948.7051951527">
            <text:p>12948,7051951527</text:p>
          </table:table-cell>
          <table:table-cell office:value-type="float" office:value="170891">
            <text:p>170891</text:p>
          </table:table-cell>
          <table:table-cell table:formula="of:=[.Q45]/[.R45]" office:value-type="float" office:value="1.00755252282952">
            <text:p>1,0075525228</text:p>
          </table:table-cell>
          <table:table-cell table:formula="of:=[.Q45]/[.S45]" office:value-type="float" office:value="0.0763439887808708">
            <text:p>0,0763439888</text:p>
          </table:table-cell>
          <table:table-cell table:formula="of:=([.B45]+[.C45])/2/[.D45]" office:value-type="float" office:value="-65.625">
            <text:p>-65,625</text:p>
          </table:table-cell>
          <table:table-cell table:number-columns-repeated="1002"/>
        </table:table-row>
        <table:table-row table:style-name="ro2">
          <table:table-cell table:style-name="ce1" office:value-type="float" office:value="68">
            <text:p>68</text:p>
          </table:table-cell>
          <table:table-cell office:value-type="float" office:value="-1.05">
            <text:p>-1,05</text:p>
          </table:table-cell>
          <table:table-cell office:value-type="float" office:value="-0.3">
            <text:p>-0,3</text:p>
          </table:table-cell>
          <table:table-cell office:value-type="float" office:value="0.008">
            <text:p>0,008</text:p>
          </table:table-cell>
          <table:table-cell office:value-type="float" office:value="0.203790392787705">
            <text:p>0,2037903928</text:p>
          </table:table-cell>
          <table:table-cell office:value-type="float" office:value="-92889.5459012106">
            <text:p>-92889,5459012106</text:p>
          </table:table-cell>
          <table:table-cell office:value-type="float" office:value="6661.79099633247">
            <text:p>6661,7909963325</text:p>
          </table:table-cell>
          <table:table-cell office:value-type="float" office:value="6597.47855776071">
            <text:p>6597,4785577607</text:p>
          </table:table-cell>
          <table:table-cell office:value-type="float" office:value="87151">
            <text:p>87151</text:p>
          </table:table-cell>
          <table:table-cell office:value-type="float" office:value="0.18524703088368">
            <text:p>0,1852470309</text:p>
          </table:table-cell>
          <table:table-cell office:value-type="float" office:value="-57585.333041552">
            <text:p>-57585,333041552</text:p>
          </table:table-cell>
          <table:table-cell office:value-type="float" office:value="4160.48119996905">
            <text:p>4160,4811999691</text:p>
          </table:table-cell>
          <table:table-cell office:value-type="float" office:value="4298.05255998177">
            <text:p>4298,0525599818</text:p>
          </table:table-cell>
          <table:table-cell office:value-type="float" office:value="54286">
            <text:p>54286</text:p>
          </table:table-cell>
          <table:table-cell office:value-type="float" office:value="0.196373048026095">
            <text:p>0,196373048</text:p>
          </table:table-cell>
          <table:table-cell office:value-type="float" office:value="-150474.878942766">
            <text:p>-150474,878942766</text:p>
          </table:table-cell>
          <table:table-cell office:value-type="float" office:value="10822.2721963016">
            <text:p>10822,2721963016</text:p>
          </table:table-cell>
          <table:table-cell office:value-type="float" office:value="10895.5311177422">
            <text:p>10895,5311177422</text:p>
          </table:table-cell>
          <table:table-cell office:value-type="float" office:value="141437">
            <text:p>141437</text:p>
          </table:table-cell>
          <table:table-cell table:formula="of:=[.Q46]/[.R46]" office:value-type="float" office:value="0.993276241364562">
            <text:p>0,9932762414</text:p>
          </table:table-cell>
          <table:table-cell table:formula="of:=[.Q46]/[.S46]" office:value-type="float" office:value="0.0765165564618989">
            <text:p>0,0765165565</text:p>
          </table:table-cell>
          <table:table-cell table:formula="of:=([.B46]+[.C46])/2/[.D46]" office:value-type="float" office:value="-84.375">
            <text:p>-84,375</text:p>
          </table:table-cell>
          <table:table-cell table:number-columns-repeated="1002"/>
        </table:table-row>
        <table:table-row table:style-name="ro2">
          <table:table-cell table:style-name="ce1" office:value-type="float" office:value="81">
            <text:p>81</text:p>
          </table:table-cell>
          <table:table-cell office:value-type="float" office:value="-1.05">
            <text:p>-1,05</text:p>
          </table:table-cell>
          <table:table-cell office:value-type="float" office:value="0.45">
            <text:p>0,45</text:p>
          </table:table-cell>
          <table:table-cell office:value-type="float" office:value="0.004">
            <text:p>0,004</text:p>
          </table:table-cell>
          <table:table-cell office:value-type="float" office:value="0.195014618286813">
            <text:p>0,1950146183</text:p>
          </table:table-cell>
          <table:table-cell office:value-type="float" office:value="-87761.6155436157">
            <text:p>-87761,6155436157</text:p>
          </table:table-cell>
          <table:table-cell office:value-type="float" office:value="11096.5082525867">
            <text:p>11096,5082525867</text:p>
          </table:table-cell>
          <table:table-cell office:value-type="float" office:value="11351.0261133926">
            <text:p>11351,0261133926</text:p>
          </table:table-cell>
          <table:table-cell office:value-type="float" office:value="145178">
            <text:p>145178</text:p>
          </table:table-cell>
          <table:table-cell office:value-type="float" office:value="0.179603729727534">
            <text:p>0,1796037297</text:p>
          </table:table-cell>
          <table:table-cell office:value-type="float" office:value="-54687.6017726308">
            <text:p>-54687,6017726308</text:p>
          </table:table-cell>
          <table:table-cell office:value-type="float" office:value="7624.72818871403">
            <text:p>7624,728188714</text:p>
          </table:table-cell>
          <table:table-cell office:value-type="float" office:value="7210.04823104803">
            <text:p>7210,048231048</text:p>
          </table:table-cell>
          <table:table-cell office:value-type="float" office:value="99219">
            <text:p>99219</text:p>
          </table:table-cell>
          <table:table-cell office:value-type="float" office:value="0.188850262863102">
            <text:p>0,1888502629</text:p>
          </table:table-cell>
          <table:table-cell office:value-type="float" office:value="-142449.217316245">
            <text:p>-142449,217316245</text:p>
          </table:table-cell>
          <table:table-cell office:value-type="float" office:value="18721.2364413008">
            <text:p>18721,2364413008</text:p>
          </table:table-cell>
          <table:table-cell office:value-type="float" office:value="18561.0743444404">
            <text:p>18561,0743444404</text:p>
          </table:table-cell>
          <table:table-cell office:value-type="float" office:value="244397">
            <text:p>244397</text:p>
          </table:table-cell>
          <table:table-cell table:formula="of:=[.Q47]/[.R47]" office:value-type="float" office:value="1.0086289238375">
            <text:p>1,0086289238</text:p>
          </table:table-cell>
          <table:table-cell table:formula="of:=[.Q47]/[.S47]" office:value-type="float" office:value="0.0766017440529172">
            <text:p>0,0766017441</text:p>
          </table:table-cell>
          <table:table-cell table:formula="of:=([.B47]+[.C47])/2/[.D47]" office:value-type="float" office:value="-75">
            <text:p>-75</text:p>
          </table:table-cell>
          <table:table-cell table:number-columns-repeated="1002"/>
        </table:table-row>
        <table:table-row table:style-name="ro2">
          <table:table-cell table:style-name="ce1" office:value-type="float" office:value="108">
            <text:p>108</text:p>
          </table:table-cell>
          <table:table-cell office:value-type="float" office:value="-0.9">
            <text:p>-0,9</text:p>
          </table:table-cell>
          <table:table-cell office:value-type="float" office:value="0.6">
            <text:p>0,6</text:p>
          </table:table-cell>
          <table:table-cell office:value-type="float" office:value="0.004">
            <text:p>0,004</text:p>
          </table:table-cell>
          <table:table-cell office:value-type="float" office:value="0.196103221881218">
            <text:p>0,1961032219</text:p>
          </table:table-cell>
          <table:table-cell office:value-type="float" office:value="-88113.1098952269">
            <text:p>-88113,1098952269</text:p>
          </table:table-cell>
          <table:table-cell office:value-type="float" office:value="11328.7312395091">
            <text:p>11328,7312395091</text:p>
          </table:table-cell>
          <table:table-cell office:value-type="float" office:value="11880.5892544415">
            <text:p>11880,5892544415</text:p>
          </table:table-cell>
          <table:table-cell office:value-type="float" office:value="147556">
            <text:p>147556</text:p>
          </table:table-cell>
          <table:table-cell office:value-type="float" office:value="0.180006948354992">
            <text:p>0,1800069484</text:p>
          </table:table-cell>
          <table:table-cell office:value-type="float" office:value="-54792.3716044403">
            <text:p>-54792,3716044403</text:p>
          </table:table-cell>
          <table:table-cell office:value-type="float" office:value="7672.72155618955">
            <text:p>7672,7215561896</text:p>
          </table:table-cell>
          <table:table-cell office:value-type="float" office:value="7645.72746709611">
            <text:p>7645,7274670961</text:p>
          </table:table-cell>
          <table:table-cell office:value-type="float" office:value="100282">
            <text:p>100282</text:p>
          </table:table-cell>
          <table:table-cell office:value-type="float" office:value="0.189664712470728">
            <text:p>0,1896647125</text:p>
          </table:table-cell>
          <table:table-cell office:value-type="float" office:value="-142905.481499668">
            <text:p>-142905,481499668</text:p>
          </table:table-cell>
          <table:table-cell office:value-type="float" office:value="19001.4527956987">
            <text:p>19001,4527956987</text:p>
          </table:table-cell>
          <table:table-cell office:value-type="float" office:value="19526.3167215371">
            <text:p>19526,3167215371</text:p>
          </table:table-cell>
          <table:table-cell office:value-type="float" office:value="247838">
            <text:p>247838</text:p>
          </table:table-cell>
          <table:table-cell table:formula="of:=[.Q48]/[.R48]" office:value-type="float" office:value="0.973120177587846">
            <text:p>0,9731201776</text:p>
          </table:table-cell>
          <table:table-cell table:formula="of:=[.Q48]/[.S48]" office:value-type="float" office:value="0.0766688433399991">
            <text:p>0,0766688433</text:p>
          </table:table-cell>
          <table:table-cell table:formula="of:=([.B48]+[.C48])/2/[.D48]" office:value-type="float" office:value="-37.5">
            <text:p>-37,5</text:p>
          </table:table-cell>
          <table:table-cell table:number-columns-repeated="1002"/>
        </table:table-row>
        <table:table-row table:style-name="ro2">
          <table:table-cell table:style-name="ce1" office:value-type="float" office:value="41">
            <text:p>41</text:p>
          </table:table-cell>
          <table:table-cell office:value-type="float" office:value="-1.2">
            <text:p>-1,2</text:p>
          </table:table-cell>
          <table:table-cell office:value-type="float" office:value="-0.3">
            <text:p>-0,3</text:p>
          </table:table-cell>
          <table:table-cell office:value-type="float" office:value="0.008">
            <text:p>0,008</text:p>
          </table:table-cell>
          <table:table-cell office:value-type="float" office:value="0.203389809203203">
            <text:p>0,2033898092</text:p>
          </table:table-cell>
          <table:table-cell office:value-type="float" office:value="-91692.4817519677">
            <text:p>-91692,4817519677</text:p>
          </table:table-cell>
          <table:table-cell office:value-type="float" office:value="6486.72910992122">
            <text:p>6486,7291099212</text:p>
          </table:table-cell>
          <table:table-cell office:value-type="float" office:value="6426.63529994258">
            <text:p>6426,6352999426</text:p>
          </table:table-cell>
          <table:table-cell office:value-type="float" office:value="82210">
            <text:p>82210</text:p>
          </table:table-cell>
          <table:table-cell office:value-type="float" office:value="0.184928763968386">
            <text:p>0,184928764</text:p>
          </table:table-cell>
          <table:table-cell office:value-type="float" office:value="-56801.0515566459">
            <text:p>-56801,0515566459</text:p>
          </table:table-cell>
          <table:table-cell office:value-type="float" office:value="3742.84324477471">
            <text:p>3742,8432447747</text:p>
          </table:table-cell>
          <table:table-cell office:value-type="float" office:value="4262.81122478097">
            <text:p>4262,811224781</text:p>
          </table:table-cell>
          <table:table-cell office:value-type="float" office:value="51136">
            <text:p>51136</text:p>
          </table:table-cell>
          <table:table-cell office:value-type="float" office:value="0.196005391109276">
            <text:p>0,1960053911</text:p>
          </table:table-cell>
          <table:table-cell office:value-type="float" office:value="-148493.533308614">
            <text:p>-148493,533308614</text:p>
          </table:table-cell>
          <table:table-cell office:value-type="float" office:value="10229.572354696">
            <text:p>10229,572354696</text:p>
          </table:table-cell>
          <table:table-cell office:value-type="float" office:value="10689.4465247233">
            <text:p>10689,4465247233</text:p>
          </table:table-cell>
          <table:table-cell office:value-type="float" office:value="133346">
            <text:p>133346</text:p>
          </table:table-cell>
          <table:table-cell table:formula="of:=[.Q49]/[.R49]" office:value-type="float" office:value="0.956978673408051">
            <text:p>0,9569786734</text:p>
          </table:table-cell>
          <table:table-cell table:formula="of:=[.Q49]/[.S49]" office:value-type="float" office:value="0.0767145047822657">
            <text:p>0,0767145048</text:p>
          </table:table-cell>
          <table:table-cell table:formula="of:=([.B49]+[.C49])/2/[.D49]" office:value-type="float" office:value="-93.75">
            <text:p>-93,75</text:p>
          </table:table-cell>
          <table:table-cell table:number-columns-repeated="1002"/>
        </table:table-row>
        <table:table-row table:style-name="ro2">
          <table:table-cell table:style-name="ce1" office:value-type="float" office:value="132">
            <text:p>132</text:p>
          </table:table-cell>
          <table:table-cell office:value-type="float" office:value="-0.600000000000001">
            <text:p>-0,6</text:p>
          </table:table-cell>
          <table:table-cell office:value-type="float" office:value="-0.15">
            <text:p>-0,15</text:p>
          </table:table-cell>
          <table:table-cell office:value-type="float" office:value="0.004">
            <text:p>0,004</text:p>
          </table:table-cell>
          <table:table-cell office:value-type="float" office:value="0.198168971793905">
            <text:p>0,1981689718</text:p>
          </table:table-cell>
          <table:table-cell office:value-type="float" office:value="-94114.1402340402">
            <text:p>-94114,1402340402</text:p>
          </table:table-cell>
          <table:table-cell office:value-type="float" office:value="8434.26702486088">
            <text:p>8434,2670248609</text:p>
          </table:table-cell>
          <table:table-cell office:value-type="float" office:value="9250.80439381088">
            <text:p>9250,8043938109</text:p>
          </table:table-cell>
          <table:table-cell office:value-type="float" office:value="111057">
            <text:p>111057</text:p>
          </table:table-cell>
          <table:table-cell office:value-type="float" office:value="0.181470718551454">
            <text:p>0,1814707186</text:p>
          </table:table-cell>
          <table:table-cell office:value-type="float" office:value="-58280.6156546253">
            <text:p>-58280,6156546253</text:p>
          </table:table-cell>
          <table:table-cell office:value-type="float" office:value="5739.20836873349">
            <text:p>5739,2083687335</text:p>
          </table:table-cell>
          <table:table-cell office:value-type="float" office:value="6227.69545821307">
            <text:p>6227,6954582131</text:p>
          </table:table-cell>
          <table:table-cell office:value-type="float" office:value="73595">
            <text:p>73595</text:p>
          </table:table-cell>
          <table:table-cell office:value-type="float" office:value="0.191489670496924">
            <text:p>0,1914896705</text:p>
          </table:table-cell>
          <table:table-cell office:value-type="float" office:value="-152394.755888666">
            <text:p>-152394,755888666</text:p>
          </table:table-cell>
          <table:table-cell office:value-type="float" office:value="14173.4753935943">
            <text:p>14173,4753935943</text:p>
          </table:table-cell>
          <table:table-cell office:value-type="float" office:value="15478.4998520238">
            <text:p>15478,4998520238</text:p>
          </table:table-cell>
          <table:table-cell office:value-type="float" office:value="184652">
            <text:p>184652</text:p>
          </table:table-cell>
          <table:table-cell table:formula="of:=[.Q50]/[.R50]" office:value-type="float" office:value="0.915687923835922">
            <text:p>0,9156879238</text:p>
          </table:table-cell>
          <table:table-cell table:formula="of:=[.Q50]/[.S50]" office:value-type="float" office:value="0.0767577680912977">
            <text:p>0,0767577681</text:p>
          </table:table-cell>
          <table:table-cell table:formula="of:=([.B50]+[.C50])/2/[.D50]" office:value-type="float" office:value="-93.7500000000001">
            <text:p>-93,75</text:p>
          </table:table-cell>
          <table:table-cell table:number-columns-repeated="1002"/>
        </table:table-row>
        <table:table-row table:style-name="ro2">
          <table:table-cell table:style-name="ce1" office:value-type="float" office:value="23">
            <text:p>23</text:p>
          </table:table-cell>
          <table:table-cell office:value-type="float" office:value="-1.35">
            <text:p>-1,35</text:p>
          </table:table-cell>
          <table:table-cell office:value-type="float" office:value="0.15">
            <text:p>0,15</text:p>
          </table:table-cell>
          <table:table-cell office:value-type="float" office:value="0.008">
            <text:p>0,008</text:p>
          </table:table-cell>
          <table:table-cell office:value-type="float" office:value="0.198010271379498">
            <text:p>0,1980102714</text:p>
          </table:table-cell>
          <table:table-cell office:value-type="float" office:value="-89364.6367340103">
            <text:p>-89364,6367340103</text:p>
          </table:table-cell>
          <table:table-cell office:value-type="float" office:value="7559.3265507643">
            <text:p>7559,3265507643</text:p>
          </table:table-cell>
          <table:table-cell office:value-type="float" office:value="7592.15794739444">
            <text:p>7592,1579473944</text:p>
          </table:table-cell>
          <table:table-cell office:value-type="float" office:value="101876">
            <text:p>101876</text:p>
          </table:table-cell>
          <table:table-cell office:value-type="float" office:value="0.179887298489152">
            <text:p>0,1798872985</text:p>
          </table:table-cell>
          <table:table-cell office:value-type="float" office:value="-55225.8605813128">
            <text:p>-55225,8605813128</text:p>
          </table:table-cell>
          <table:table-cell office:value-type="float" office:value="5103.11408642127">
            <text:p>5103,1140864213</text:p>
          </table:table-cell>
          <table:table-cell office:value-type="float" office:value="5161.95167421107">
            <text:p>5161,9516742111</text:p>
          </table:table-cell>
          <table:table-cell office:value-type="float" office:value="62006">
            <text:p>62006</text:p>
          </table:table-cell>
          <table:table-cell office:value-type="float" office:value="0.19076108222336">
            <text:p>0,1907610822</text:p>
          </table:table-cell>
          <table:table-cell office:value-type="float" office:value="-144590.497315324">
            <text:p>-144590,497315324</text:p>
          </table:table-cell>
          <table:table-cell office:value-type="float" office:value="12662.4406371856">
            <text:p>12662,4406371856</text:p>
          </table:table-cell>
          <table:table-cell office:value-type="float" office:value="12754.1096216054">
            <text:p>12754,1096216054</text:p>
          </table:table-cell>
          <table:table-cell office:value-type="float" office:value="163882">
            <text:p>163882</text:p>
          </table:table-cell>
          <table:table-cell table:formula="of:=[.Q51]/[.R51]" office:value-type="float" office:value="0.992812592400452">
            <text:p>0,9928125924</text:p>
          </table:table-cell>
          <table:table-cell table:formula="of:=[.Q51]/[.S51]" office:value-type="float" office:value="0.0772655974248886">
            <text:p>0,0772655974</text:p>
          </table:table-cell>
          <table:table-cell table:formula="of:=([.B51]+[.C51])/2/[.D51]" office:value-type="float" office:value="-75">
            <text:p>-75</text:p>
          </table:table-cell>
          <table:table-cell table:number-columns-repeated="1002"/>
        </table:table-row>
        <table:table-row table:style-name="ro2">
          <table:table-cell table:style-name="ce1" office:value-type="float" office:value="112">
            <text:p>112</text:p>
          </table:table-cell>
          <table:table-cell office:value-type="float" office:value="-0.75">
            <text:p>-0,75</text:p>
          </table:table-cell>
          <table:table-cell office:value-type="float" office:value="-0.3">
            <text:p>-0,3</text:p>
          </table:table-cell>
          <table:table-cell office:value-type="float" office:value="0.006">
            <text:p>0,006</text:p>
          </table:table-cell>
          <table:table-cell office:value-type="float" office:value="0.200127999539332">
            <text:p>0,2001279995</text:p>
          </table:table-cell>
          <table:table-cell office:value-type="float" office:value="-95498.868828187">
            <text:p>-95498,868828187</text:p>
          </table:table-cell>
          <table:table-cell office:value-type="float" office:value="9185.94500296907">
            <text:p>9185,9450029691</text:p>
          </table:table-cell>
          <table:table-cell office:value-type="float" office:value="9096.98361211331">
            <text:p>9096,9836121133</text:p>
          </table:table-cell>
          <table:table-cell office:value-type="float" office:value="106350">
            <text:p>106350</text:p>
          </table:table-cell>
          <table:table-cell office:value-type="float" office:value="0.182449741059135">
            <text:p>0,1824497411</text:p>
          </table:table-cell>
          <table:table-cell office:value-type="float" office:value="-59067.170314603">
            <text:p>-59067,170314603</text:p>
          </table:table-cell>
          <table:table-cell office:value-type="float" office:value="5055.19309759301">
            <text:p>5055,193097593</text:p>
          </table:table-cell>
          <table:table-cell office:value-type="float" office:value="6197.09158450583">
            <text:p>6197,0915845058</text:p>
          </table:table-cell>
          <table:table-cell office:value-type="float" office:value="68260">
            <text:p>68260</text:p>
          </table:table-cell>
          <table:table-cell office:value-type="float" office:value="0.193056696147253">
            <text:p>0,1930566961</text:p>
          </table:table-cell>
          <table:table-cell office:value-type="float" office:value="-154566.039142788">
            <text:p>-154566,039142788</text:p>
          </table:table-cell>
          <table:table-cell office:value-type="float" office:value="14241.1381005621">
            <text:p>14241,1381005621</text:p>
          </table:table-cell>
          <table:table-cell office:value-type="float" office:value="15294.0751966191">
            <text:p>15294,0751966191</text:p>
          </table:table-cell>
          <table:table-cell office:value-type="float" office:value="174610">
            <text:p>174610</text:p>
          </table:table-cell>
          <table:table-cell table:formula="of:=[.Q52]/[.R52]" office:value-type="float" office:value="0.931153921860554">
            <text:p>0,9311539219</text:p>
          </table:table-cell>
          <table:table-cell table:formula="of:=[.Q52]/[.S52]" office:value-type="float" office:value="0.0815596936061056">
            <text:p>0,0815596936</text:p>
          </table:table-cell>
          <table:table-cell table:formula="of:=([.B52]+[.C52])/2/[.D52]" office:value-type="float" office:value="-87.5">
            <text:p>-87,5</text:p>
          </table:table-cell>
          <table:table-cell table:number-columns-repeated="1002"/>
        </table:table-row>
        <table:table-row table:style-name="ro2">
          <table:table-cell table:style-name="ce1" office:value-type="float" office:value="59">
            <text:p>59</text:p>
          </table:table-cell>
          <table:table-cell office:value-type="float" office:value="-1.2">
            <text:p>-1,2</text:p>
          </table:table-cell>
          <table:table-cell office:value-type="float" office:value="0.6">
            <text:p>0,6</text:p>
          </table:table-cell>
          <table:table-cell office:value-type="float" office:value="0.008">
            <text:p>0,008</text:p>
          </table:table-cell>
          <table:table-cell office:value-type="float" office:value="0.197470792823082">
            <text:p>0,1974707928</text:p>
          </table:table-cell>
          <table:table-cell office:value-type="float" office:value="-90280.0168923618">
            <text:p>-90280,0168923618</text:p>
          </table:table-cell>
          <table:table-cell office:value-type="float" office:value="7927.23507119592">
            <text:p>7927,2350711959</text:p>
          </table:table-cell>
          <table:table-cell office:value-type="float" office:value="8952.04851347098">
            <text:p>8952,048513471</text:p>
          </table:table-cell>
          <table:table-cell office:value-type="float" office:value="110770">
            <text:p>110770</text:p>
          </table:table-cell>
          <table:table-cell office:value-type="float" office:value="0.179350365013532">
            <text:p>0,179350365</text:p>
          </table:table-cell>
          <table:table-cell office:value-type="float" office:value="-55600.0563362122">
            <text:p>-55600,0563362122</text:p>
          </table:table-cell>
          <table:table-cell office:value-type="float" office:value="6855.3015831589">
            <text:p>6855,3015831589</text:p>
          </table:table-cell>
          <table:table-cell office:value-type="float" office:value="6094.04150792026">
            <text:p>6094,0415079203</text:p>
          </table:table-cell>
          <table:table-cell office:value-type="float" office:value="67685">
            <text:p>67685</text:p>
          </table:table-cell>
          <table:table-cell office:value-type="float" office:value="0.190222621699262">
            <text:p>0,1902226217</text:p>
          </table:table-cell>
          <table:table-cell office:value-type="float" office:value="-145880.073228575">
            <text:p>-145880,073228575</text:p>
          </table:table-cell>
          <table:table-cell office:value-type="float" office:value="14782.5366543549">
            <text:p>14782,5366543549</text:p>
          </table:table-cell>
          <table:table-cell office:value-type="float" office:value="15046.0900213911">
            <text:p>15046,0900213911</text:p>
          </table:table-cell>
          <table:table-cell office:value-type="float" office:value="178455">
            <text:p>178455</text:p>
          </table:table-cell>
          <table:table-cell table:formula="of:=[.Q53]/[.R53]" office:value-type="float" office:value="0.982483597621608">
            <text:p>0,9824835976</text:p>
          </table:table-cell>
          <table:table-cell table:formula="of:=[.Q53]/[.S53]" office:value-type="float" office:value="0.0828362144762259">
            <text:p>0,0828362145</text:p>
          </table:table-cell>
          <table:table-cell table:formula="of:=([.B53]+[.C53])/2/[.D53]" office:value-type="float" office:value="-37.5">
            <text:p>-37,5</text:p>
          </table:table-cell>
          <table:table-cell table:number-columns-repeated="1002"/>
        </table:table-row>
        <table:table-row table:style-name="ro2">
          <table:table-cell table:style-name="ce1" office:value-type="float" office:value="48">
            <text:p>48</text:p>
          </table:table-cell>
          <table:table-cell office:value-type="float" office:value="-1.2">
            <text:p>-1,2</text:p>
          </table:table-cell>
          <table:table-cell office:value-type="float" office:value="0.15">
            <text:p>0,15</text:p>
          </table:table-cell>
          <table:table-cell office:value-type="float" office:value="0.004">
            <text:p>0,004</text:p>
          </table:table-cell>
          <table:table-cell office:value-type="float" office:value="0.196781991651082">
            <text:p>0,1967819917</text:p>
          </table:table-cell>
          <table:table-cell office:value-type="float" office:value="-87725.1526093695">
            <text:p>-87725,1526093695</text:p>
          </table:table-cell>
          <table:table-cell office:value-type="float" office:value="11174.2383490875">
            <text:p>11174,2383490875</text:p>
          </table:table-cell>
          <table:table-cell office:value-type="float" office:value="11879.5086362471">
            <text:p>11879,5086362471</text:p>
          </table:table-cell>
          <table:table-cell office:value-type="float" office:value="128430">
            <text:p>128430</text:p>
          </table:table-cell>
          <table:table-cell office:value-type="float" office:value="0.181139649655295">
            <text:p>0,1811396497</text:p>
          </table:table-cell>
          <table:table-cell office:value-type="float" office:value="-54629.4272216818">
            <text:p>-54629,4272216818</text:p>
          </table:table-cell>
          <table:table-cell office:value-type="float" office:value="7001.44803955349">
            <text:p>7001,4480395535</text:p>
          </table:table-cell>
          <table:table-cell office:value-type="float" office:value="7437.63251859215">
            <text:p>7437,6325185922</text:p>
          </table:table-cell>
          <table:table-cell office:value-type="float" office:value="90211">
            <text:p>90211</text:p>
          </table:table-cell>
          <table:table-cell office:value-type="float" office:value="0.190525054852768">
            <text:p>0,1905250549</text:p>
          </table:table-cell>
          <table:table-cell office:value-type="float" office:value="-142354.579831052">
            <text:p>-142354,579831052</text:p>
          </table:table-cell>
          <table:table-cell office:value-type="float" office:value="18175.686388641">
            <text:p>18175,686388641</text:p>
          </table:table-cell>
          <table:table-cell office:value-type="float" office:value="19317.141154839">
            <text:p>19317,141154839</text:p>
          </table:table-cell>
          <table:table-cell office:value-type="float" office:value="218641">
            <text:p>218641</text:p>
          </table:table-cell>
          <table:table-cell table:formula="of:=[.Q54]/[.R54]" office:value-type="float" office:value="0.940909746579552">
            <text:p>0,9409097466</text:p>
          </table:table-cell>
          <table:table-cell table:formula="of:=[.Q54]/[.S54]" office:value-type="float" office:value="0.0831302746906619">
            <text:p>0,0831302747</text:p>
          </table:table-cell>
          <table:table-cell table:formula="of:=([.B54]+[.C54])/2/[.D54]" office:value-type="float" office:value="-131.25">
            <text:p>-131,25</text:p>
          </table:table-cell>
          <table:table-cell table:number-columns-repeated="1002"/>
        </table:table-row>
        <table:table-row table:style-name="ro2">
          <table:table-cell table:style-name="ce1" office:value-type="float" office:value="90">
            <text:p>90</text:p>
          </table:table-cell>
          <table:table-cell office:value-type="float" office:value="-0.9">
            <text:p>-0,9</text:p>
          </table:table-cell>
          <table:table-cell office:value-type="float" office:value="-0.3">
            <text:p>-0,3</text:p>
          </table:table-cell>
          <table:table-cell office:value-type="float" office:value="0.004">
            <text:p>0,004</text:p>
          </table:table-cell>
          <table:table-cell office:value-type="float" office:value="0.201465822292383">
            <text:p>0,2014658223</text:p>
          </table:table-cell>
          <table:table-cell office:value-type="float" office:value="-91843.4541166112">
            <text:p>-91843,4541166112</text:p>
          </table:table-cell>
          <table:table-cell office:value-type="float" office:value="8491.12121403543">
            <text:p>8491,1212140354</text:p>
          </table:table-cell>
          <table:table-cell office:value-type="float" office:value="9300.40426143739">
            <text:p>9300,4042614374</text:p>
          </table:table-cell>
          <table:table-cell office:value-type="float" office:value="104160">
            <text:p>104160</text:p>
          </table:table-cell>
          <table:table-cell office:value-type="float" office:value="0.184763066441485">
            <text:p>0,1847630664</text:p>
          </table:table-cell>
          <table:table-cell office:value-type="float" office:value="-56961.4454524428">
            <text:p>-56961,4454524428</text:p>
          </table:table-cell>
          <table:table-cell office:value-type="float" office:value="6147.1572524063">
            <text:p>6147,1572524063</text:p>
          </table:table-cell>
          <table:table-cell office:value-type="float" office:value="6300.81986159894">
            <text:p>6300,8198615989</text:p>
          </table:table-cell>
          <table:table-cell office:value-type="float" office:value="70823">
            <text:p>70823</text:p>
          </table:table-cell>
          <table:table-cell office:value-type="float" office:value="0.194784719952024">
            <text:p>0,19478472</text:p>
          </table:table-cell>
          <table:table-cell office:value-type="float" office:value="-148804.899569055">
            <text:p>-148804,899569055</text:p>
          </table:table-cell>
          <table:table-cell office:value-type="float" office:value="14638.2784664417">
            <text:p>14638,2784664417</text:p>
          </table:table-cell>
          <table:table-cell office:value-type="float" office:value="15601.2241230363">
            <text:p>15601,2241230363</text:p>
          </table:table-cell>
          <table:table-cell office:value-type="float" office:value="174983">
            <text:p>174983</text:p>
          </table:table-cell>
          <table:table-cell table:formula="of:=[.Q55]/[.R55]" office:value-type="float" office:value="0.938277557645445">
            <text:p>0,9382775576</text:p>
          </table:table-cell>
          <table:table-cell table:formula="of:=[.Q55]/[.S55]" office:value-type="float" office:value="0.0836554320502089">
            <text:p>0,0836554321</text:p>
          </table:table-cell>
          <table:table-cell table:formula="of:=([.B55]+[.C55])/2/[.D55]" office:value-type="float" office:value="-150">
            <text:p>-150</text:p>
          </table:table-cell>
          <table:table-cell table:number-columns-repeated="1002"/>
        </table:table-row>
        <table:table-row table:style-name="ro2">
          <table:table-cell table:style-name="ce1" office:value-type="float" office:value="12">
            <text:p>12</text:p>
          </table:table-cell>
          <table:table-cell office:value-type="float" office:value="-1.35">
            <text:p>-1,35</text:p>
          </table:table-cell>
          <table:table-cell office:value-type="float" office:value="-0.3">
            <text:p>-0,3</text:p>
          </table:table-cell>
          <table:table-cell office:value-type="float" office:value="0.004">
            <text:p>0,004</text:p>
          </table:table-cell>
          <table:table-cell office:value-type="float" office:value="0.206816190639622">
            <text:p>0,2068161906</text:p>
          </table:table-cell>
          <table:table-cell office:value-type="float" office:value="-90163.377328709">
            <text:p>-90163,377328709</text:p>
          </table:table-cell>
          <table:table-cell office:value-type="float" office:value="8871.54480604521">
            <text:p>8871,5448060452</text:p>
          </table:table-cell>
          <table:table-cell office:value-type="float" office:value="9152.82531086101">
            <text:p>9152,825310861</text:p>
          </table:table-cell>
          <table:table-cell office:value-type="float" office:value="97130">
            <text:p>97130</text:p>
          </table:table-cell>
          <table:table-cell office:value-type="float" office:value="0.191019494311803">
            <text:p>0,1910194943</text:p>
          </table:table-cell>
          <table:table-cell office:value-type="float" office:value="-56221.1314802872">
            <text:p>-56221,1314802872</text:p>
          </table:table-cell>
          <table:table-cell office:value-type="float" office:value="5299.51262161396">
            <text:p>5299,512621614</text:p>
          </table:table-cell>
          <table:table-cell office:value-type="float" office:value="6132.62133439023">
            <text:p>6132,6213343902</text:p>
          </table:table-cell>
          <table:table-cell office:value-type="float" office:value="70482">
            <text:p>70482</text:p>
          </table:table-cell>
          <table:table-cell office:value-type="float" office:value="0.200497512108495">
            <text:p>0,2004975121</text:p>
          </table:table-cell>
          <table:table-cell office:value-type="float" office:value="-146384.508808999">
            <text:p>-146384,508808999</text:p>
          </table:table-cell>
          <table:table-cell office:value-type="float" office:value="14171.057427659">
            <text:p>14171,057427659</text:p>
          </table:table-cell>
          <table:table-cell office:value-type="float" office:value="15285.4466452512">
            <text:p>15285,4466452512</text:p>
          </table:table-cell>
          <table:table-cell office:value-type="float" office:value="167612">
            <text:p>167612</text:p>
          </table:table-cell>
          <table:table-cell table:formula="of:=[.Q56]/[.R56]" office:value-type="float" office:value="0.927094755982259">
            <text:p>0,927094756</text:p>
          </table:table-cell>
          <table:table-cell table:formula="of:=[.Q56]/[.S56]" office:value-type="float" office:value="0.0845467951438978">
            <text:p>0,0845467951</text:p>
          </table:table-cell>
          <table:table-cell table:formula="of:=([.B56]+[.C56])/2/[.D56]" office:value-type="float" office:value="-206.25">
            <text:p>-206,25</text:p>
          </table:table-cell>
          <table:table-cell table:number-columns-repeated="1002"/>
        </table:table-row>
        <table:table-row table:style-name="ro2">
          <table:table-cell table:style-name="ce1" office:value-type="float" office:value="150">
            <text:p>150</text:p>
          </table:table-cell>
          <table:table-cell office:value-type="float" office:value="-0.450000000000001">
            <text:p>-0,45</text:p>
          </table:table-cell>
          <table:table-cell office:value-type="float" office:value="-6.10622663543836E-016">
            <text:p>-6,10622663543836E-016</text:p>
          </table:table-cell>
          <table:table-cell office:value-type="float" office:value="0.004">
            <text:p>0,004</text:p>
          </table:table-cell>
          <table:table-cell office:value-type="float" office:value="0.197785238135452">
            <text:p>0,1977852381</text:p>
          </table:table-cell>
          <table:table-cell office:value-type="float" office:value="-93976.2873058866">
            <text:p>-93976,2873058866</text:p>
          </table:table-cell>
          <table:table-cell office:value-type="float" office:value="9279.61194749155">
            <text:p>9279,6119474916</text:p>
          </table:table-cell>
          <table:table-cell office:value-type="float" office:value="10097.5457284978">
            <text:p>10097,5457284978</text:p>
          </table:table-cell>
          <table:table-cell office:value-type="float" office:value="110852">
            <text:p>110852</text:p>
          </table:table-cell>
          <table:table-cell office:value-type="float" office:value="0.18028952911506">
            <text:p>0,1802895291</text:p>
          </table:table-cell>
          <table:table-cell office:value-type="float" office:value="-58086.6309869697">
            <text:p>-58086,6309869697</text:p>
          </table:table-cell>
          <table:table-cell office:value-type="float" office:value="6353.17798346589">
            <text:p>6353,1779834659</text:p>
          </table:table-cell>
          <table:table-cell office:value-type="float" office:value="6835.85993604434">
            <text:p>6835,8599360443</text:p>
          </table:table-cell>
          <table:table-cell office:value-type="float" office:value="73791">
            <text:p>73791</text:p>
          </table:table-cell>
          <table:table-cell office:value-type="float" office:value="0.190786954527295">
            <text:p>0,1907869545</text:p>
          </table:table-cell>
          <table:table-cell office:value-type="float" office:value="-152062.918292855">
            <text:p>-152062,918292855</text:p>
          </table:table-cell>
          <table:table-cell office:value-type="float" office:value="15632.7899309575">
            <text:p>15632,7899309575</text:p>
          </table:table-cell>
          <table:table-cell office:value-type="float" office:value="16933.4056645423">
            <text:p>16933,4056645423</text:p>
          </table:table-cell>
          <table:table-cell office:value-type="float" office:value="184643">
            <text:p>184643</text:p>
          </table:table-cell>
          <table:table-cell table:formula="of:=[.Q57]/[.R57]" office:value-type="float" office:value="0.923192312323313">
            <text:p>0,9231923123</text:p>
          </table:table-cell>
          <table:table-cell table:formula="of:=[.Q57]/[.S57]" office:value-type="float" office:value="0.0846649476609322">
            <text:p>0,0846649477</text:p>
          </table:table-cell>
          <table:table-cell table:formula="of:=([.B57]+[.C57])/2/[.D57]" office:value-type="float" office:value="-56.2500000000002">
            <text:p>-56,25</text:p>
          </table:table-cell>
          <table:table-cell table:number-columns-repeated="1002"/>
        </table:table-row>
        <table:table-row table:style-name="ro2">
          <table:table-cell table:style-name="ce1" office:value-type="float" office:value="56">
            <text:p>56</text:p>
          </table:table-cell>
          <table:table-cell office:value-type="float" office:value="-1.2">
            <text:p>-1,2</text:p>
          </table:table-cell>
          <table:table-cell office:value-type="float" office:value="0.45">
            <text:p>0,45</text:p>
          </table:table-cell>
          <table:table-cell office:value-type="float" office:value="0.008">
            <text:p>0,008</text:p>
          </table:table-cell>
          <table:table-cell office:value-type="float" office:value="0.197210799811259">
            <text:p>0,1972107998</text:p>
          </table:table-cell>
          <table:table-cell office:value-type="float" office:value="-89480.1411225625">
            <text:p>-89480,1411225625</text:p>
          </table:table-cell>
          <table:table-cell office:value-type="float" office:value="8262.40449080859">
            <text:p>8262,4044908086</text:p>
          </table:table-cell>
          <table:table-cell office:value-type="float" office:value="9150.91133146855">
            <text:p>9150,9113314686</text:p>
          </table:table-cell>
          <table:table-cell office:value-type="float" office:value="108517">
            <text:p>108517</text:p>
          </table:table-cell>
          <table:table-cell office:value-type="float" office:value="0.17963781698423">
            <text:p>0,179637817</text:p>
          </table:table-cell>
          <table:table-cell office:value-type="float" office:value="-55318.7790455571">
            <text:p>-55318,7790455571</text:p>
          </table:table-cell>
          <table:table-cell office:value-type="float" office:value="6530.86322865289">
            <text:p>6530,8632286529</text:p>
          </table:table-cell>
          <table:table-cell office:value-type="float" office:value="6248.76537225884">
            <text:p>6248,7653722588</text:p>
          </table:table-cell>
          <table:table-cell office:value-type="float" office:value="65901">
            <text:p>65901</text:p>
          </table:table-cell>
          <table:table-cell office:value-type="float" office:value="0.190181606680448">
            <text:p>0,1901816067</text:p>
          </table:table-cell>
          <table:table-cell office:value-type="float" office:value="-144798.92016812">
            <text:p>-144798,92016812</text:p>
          </table:table-cell>
          <table:table-cell office:value-type="float" office:value="14793.2677194616">
            <text:p>14793,2677194616</text:p>
          </table:table-cell>
          <table:table-cell office:value-type="float" office:value="15399.6767037274">
            <text:p>15399,6767037274</text:p>
          </table:table-cell>
          <table:table-cell office:value-type="float" office:value="174418">
            <text:p>174418</text:p>
          </table:table-cell>
          <table:table-cell table:formula="of:=[.Q58]/[.R58]" office:value-type="float" office:value="0.960621966556024">
            <text:p>0,9606219666</text:p>
          </table:table-cell>
          <table:table-cell table:formula="of:=[.Q58]/[.S58]" office:value-type="float" office:value="0.0848150289503469">
            <text:p>0,084815029</text:p>
          </table:table-cell>
          <table:table-cell table:formula="of:=([.B58]+[.C58])/2/[.D58]" office:value-type="float" office:value="-46.875">
            <text:p>-46,875</text:p>
          </table:table-cell>
          <table:table-cell table:number-columns-repeated="1002"/>
        </table:table-row>
        <table:table-row table:style-name="ro2">
          <table:table-cell table:style-name="ce1" office:value-type="float" office:value="134">
            <text:p>134</text:p>
          </table:table-cell>
          <table:table-cell office:value-type="float" office:value="-0.600000000000001">
            <text:p>-0,6</text:p>
          </table:table-cell>
          <table:table-cell office:value-type="float" office:value="-0.15">
            <text:p>-0,15</text:p>
          </table:table-cell>
          <table:table-cell office:value-type="float" office:value="0.008">
            <text:p>0,008</text:p>
          </table:table-cell>
          <table:table-cell office:value-type="float" office:value="0.204535830572527">
            <text:p>0,2045358306</text:p>
          </table:table-cell>
          <table:table-cell office:value-type="float" office:value="-98133.230169991">
            <text:p>-98133,230169991</text:p>
          </table:table-cell>
          <table:table-cell office:value-type="float" office:value="8599.96635117657">
            <text:p>8599,9663511766</text:p>
          </table:table-cell>
          <table:table-cell office:value-type="float" office:value="8211.60120481998">
            <text:p>8211,60120482</text:p>
          </table:table-cell>
          <table:table-cell office:value-type="float" office:value="100339">
            <text:p>100339</text:p>
          </table:table-cell>
          <table:table-cell office:value-type="float" office:value="0.186197177968427">
            <text:p>0,186197178</text:p>
          </table:table-cell>
          <table:table-cell office:value-type="float" office:value="-60880.5998785323">
            <text:p>-60880,5998785323</text:p>
          </table:table-cell>
          <table:table-cell office:value-type="float" office:value="5217.30864222352">
            <text:p>5217,3086422235</text:p>
          </table:table-cell>
          <table:table-cell office:value-type="float" office:value="5454.97406515991">
            <text:p>5454,9740651599</text:p>
          </table:table-cell>
          <table:table-cell office:value-type="float" office:value="62478">
            <text:p>62478</text:p>
          </table:table-cell>
          <table:table-cell office:value-type="float" office:value="0.197200369530887">
            <text:p>0,1972003695</text:p>
          </table:table-cell>
          <table:table-cell office:value-type="float" office:value="-159013.830048525">
            <text:p>-159013,830048525</text:p>
          </table:table-cell>
          <table:table-cell office:value-type="float" office:value="13817.2749934001">
            <text:p>13817,2749934001</text:p>
          </table:table-cell>
          <table:table-cell office:value-type="float" office:value="13666.5752699796">
            <text:p>13666,5752699796</text:p>
          </table:table-cell>
          <table:table-cell office:value-type="float" office:value="162817">
            <text:p>162817</text:p>
          </table:table-cell>
          <table:table-cell table:formula="of:=[.Q59]/[.R59]" office:value-type="float" office:value="1.01102688277374">
            <text:p>1,0110268828</text:p>
          </table:table-cell>
          <table:table-cell table:formula="of:=[.Q59]/[.S59]" office:value-type="float" office:value="0.0848638348170038">
            <text:p>0,0848638348</text:p>
          </table:table-cell>
          <table:table-cell table:formula="of:=([.B59]+[.C59])/2/[.D59]" office:value-type="float" office:value="-46.8750000000001">
            <text:p>-46,875</text:p>
          </table:table-cell>
          <table:table-cell table:number-columns-repeated="1002"/>
        </table:table-row>
        <table:table-row table:style-name="ro2">
          <table:table-cell table:style-name="ce1" office:value-type="float" office:value="15">
            <text:p>15</text:p>
          </table:table-cell>
          <table:table-cell office:value-type="float" office:value="-1.35">
            <text:p>-1,35</text:p>
          </table:table-cell>
          <table:table-cell office:value-type="float" office:value="-0.15">
            <text:p>-0,15</text:p>
          </table:table-cell>
          <table:table-cell office:value-type="float" office:value="0.004">
            <text:p>0,004</text:p>
          </table:table-cell>
          <table:table-cell office:value-type="float" office:value="0.20319600381737">
            <text:p>0,2031960038</text:p>
          </table:table-cell>
          <table:table-cell office:value-type="float" office:value="-89191.0769793465">
            <text:p>-89191,0769793465</text:p>
          </table:table-cell>
          <table:table-cell office:value-type="float" office:value="9352.41324562801">
            <text:p>9352,413245628</text:p>
          </table:table-cell>
          <table:table-cell office:value-type="float" office:value="10776.8975366913">
            <text:p>10776,8975366913</text:p>
          </table:table-cell>
          <table:table-cell office:value-type="float" office:value="103308">
            <text:p>103308</text:p>
          </table:table-cell>
          <table:table-cell office:value-type="float" office:value="0.1875973029279">
            <text:p>0,1875973029</text:p>
          </table:table-cell>
          <table:table-cell office:value-type="float" office:value="-55618.2649642905">
            <text:p>-55618,2649642905</text:p>
          </table:table-cell>
          <table:table-cell office:value-type="float" office:value="6010.05780524273">
            <text:p>6010,0578052427</text:p>
          </table:table-cell>
          <table:table-cell office:value-type="float" office:value="6956.95401721384">
            <text:p>6956,9540172138</text:p>
          </table:table-cell>
          <table:table-cell office:value-type="float" office:value="75162">
            <text:p>75162</text:p>
          </table:table-cell>
          <table:table-cell office:value-type="float" office:value="0.196956523461582">
            <text:p>0,1969565235</text:p>
          </table:table-cell>
          <table:table-cell office:value-type="float" office:value="-144809.341943636">
            <text:p>-144809,341943636</text:p>
          </table:table-cell>
          <table:table-cell office:value-type="float" office:value="15362.4710508707">
            <text:p>15362,4710508707</text:p>
          </table:table-cell>
          <table:table-cell office:value-type="float" office:value="17733.8515539053">
            <text:p>17733,8515539053</text:p>
          </table:table-cell>
          <table:table-cell office:value-type="float" office:value="178470">
            <text:p>178470</text:p>
          </table:table-cell>
          <table:table-cell table:formula="of:=[.Q60]/[.R60]" office:value-type="float" office:value="0.866279443254256">
            <text:p>0,8662794433</text:p>
          </table:table-cell>
          <table:table-cell table:formula="of:=[.Q60]/[.S60]" office:value-type="float" office:value="0.0860787306038589">
            <text:p>0,0860787306</text:p>
          </table:table-cell>
          <table:table-cell table:formula="of:=([.B60]+[.C60])/2/[.D60]" office:value-type="float" office:value="-187.5">
            <text:p>-187,5</text:p>
          </table:table-cell>
          <table:table-cell table:number-columns-repeated="1002"/>
        </table:table-row>
        <table:table-row table:style-name="ro2">
          <table:table-cell table:style-name="ce1" office:value-type="float" office:value="28">
            <text:p>28</text:p>
          </table:table-cell>
          <table:table-cell office:value-type="float" office:value="-1.35">
            <text:p>-1,35</text:p>
          </table:table-cell>
          <table:table-cell office:value-type="float" office:value="0.45">
            <text:p>0,45</text:p>
          </table:table-cell>
          <table:table-cell office:value-type="float" office:value="0.006">
            <text:p>0,006</text:p>
          </table:table-cell>
          <table:table-cell office:value-type="float" office:value="0.194963950009421">
            <text:p>0,19496395</text:p>
          </table:table-cell>
          <table:table-cell office:value-type="float" office:value="-88969.7212332223">
            <text:p>-88969,7212332223</text:p>
          </table:table-cell>
          <table:table-cell office:value-type="float" office:value="10052.5434318823">
            <text:p>10052,5434318823</text:p>
          </table:table-cell>
          <table:table-cell office:value-type="float" office:value="9649.42717877214">
            <text:p>9649,4271787722</text:p>
          </table:table-cell>
          <table:table-cell office:value-type="float" office:value="119290">
            <text:p>119290</text:p>
          </table:table-cell>
          <table:table-cell office:value-type="float" office:value="0.178225038599117">
            <text:p>0,1782250386</text:p>
          </table:table-cell>
          <table:table-cell office:value-type="float" office:value="-55005.8356284638">
            <text:p>-55005,8356284638</text:p>
          </table:table-cell>
          <table:table-cell office:value-type="float" office:value="6889.02028244012">
            <text:p>6889,0202824401</text:p>
          </table:table-cell>
          <table:table-cell office:value-type="float" office:value="7043.09002817598">
            <text:p>7043,090028176</text:p>
          </table:table-cell>
          <table:table-cell office:value-type="float" office:value="77342">
            <text:p>77342</text:p>
          </table:table-cell>
          <table:table-cell office:value-type="float" office:value="0.1882683854453">
            <text:p>0,1882683854</text:p>
          </table:table-cell>
          <table:table-cell office:value-type="float" office:value="-143975.556861684">
            <text:p>-143975,556861684</text:p>
          </table:table-cell>
          <table:table-cell office:value-type="float" office:value="16941.5637143224">
            <text:p>16941,5637143224</text:p>
          </table:table-cell>
          <table:table-cell office:value-type="float" office:value="16692.517206948">
            <text:p>16692,517206948</text:p>
          </table:table-cell>
          <table:table-cell office:value-type="float" office:value="196632">
            <text:p>196632</text:p>
          </table:table-cell>
          <table:table-cell table:formula="of:=[.Q61]/[.R61]" office:value-type="float" office:value="1.01491964958231">
            <text:p>1,0149196496</text:p>
          </table:table-cell>
          <table:table-cell table:formula="of:=[.Q61]/[.S61]" office:value-type="float" office:value="0.0861587316119574">
            <text:p>0,0861587316</text:p>
          </table:table-cell>
          <table:table-cell table:formula="of:=([.B61]+[.C61])/2/[.D61]" office:value-type="float" office:value="-75">
            <text:p>-75</text:p>
          </table:table-cell>
          <table:table-cell table:number-columns-repeated="1002"/>
        </table:table-row>
        <table:table-row table:style-name="ro2">
          <table:table-cell table:style-name="ce1" office:value-type="float" office:value="20">
            <text:p>20</text:p>
          </table:table-cell>
          <table:table-cell office:value-type="float" office:value="-1.35">
            <text:p>-1,35</text:p>
          </table:table-cell>
          <table:table-cell office:value-type="float" office:value="0">
            <text:p>0</text:p>
          </table:table-cell>
          <table:table-cell office:value-type="float" office:value="0.008">
            <text:p>0,008</text:p>
          </table:table-cell>
          <table:table-cell office:value-type="float" office:value="0.199522842028951">
            <text:p>0,199522842</text:p>
          </table:table-cell>
          <table:table-cell office:value-type="float" office:value="-89567.2942922138">
            <text:p>-89567,2942922138</text:p>
          </table:table-cell>
          <table:table-cell office:value-type="float" office:value="7808.04632682746">
            <text:p>7808,0463268275</text:p>
          </table:table-cell>
          <table:table-cell office:value-type="float" office:value="7861.49600254596">
            <text:p>7861,496002546</text:p>
          </table:table-cell>
          <table:table-cell office:value-type="float" office:value="90974">
            <text:p>90974</text:p>
          </table:table-cell>
          <table:table-cell office:value-type="float" office:value="0.181470993729146">
            <text:p>0,1814709937</text:p>
          </table:table-cell>
          <table:table-cell office:value-type="float" office:value="-55427.2861950715">
            <text:p>-55427,2861950715</text:p>
          </table:table-cell>
          <table:table-cell office:value-type="float" office:value="4869.62142724672">
            <text:p>4869,6214272467</text:p>
          </table:table-cell>
          <table:table-cell office:value-type="float" office:value="5199.28404478955">
            <text:p>5199,2840447896</text:p>
          </table:table-cell>
          <table:table-cell office:value-type="float" office:value="56038">
            <text:p>56038</text:p>
          </table:table-cell>
          <table:table-cell office:value-type="float" office:value="0.192302102709029">
            <text:p>0,1923021027</text:p>
          </table:table-cell>
          <table:table-cell office:value-type="float" office:value="-144994.580487287">
            <text:p>-144994,580487287</text:p>
          </table:table-cell>
          <table:table-cell office:value-type="float" office:value="12677.6677540742">
            <text:p>12677,6677540742</text:p>
          </table:table-cell>
          <table:table-cell office:value-type="float" office:value="13060.7800473354">
            <text:p>13060,7800473354</text:p>
          </table:table-cell>
          <table:table-cell office:value-type="float" office:value="147012">
            <text:p>147012</text:p>
          </table:table-cell>
          <table:table-cell table:formula="of:=[.Q62]/[.R62]" office:value-type="float" office:value="0.970666966913714">
            <text:p>0,9706669669</text:p>
          </table:table-cell>
          <table:table-cell table:formula="of:=[.Q62]/[.S62]" office:value-type="float" office:value="0.086235598142153">
            <text:p>0,0862355981</text:p>
          </table:table-cell>
          <table:table-cell table:formula="of:=([.B62]+[.C62])/2/[.D62]" office:value-type="float" office:value="-84.375">
            <text:p>-84,375</text:p>
          </table:table-cell>
          <table:table-cell table:number-columns-repeated="1002"/>
        </table:table-row>
        <table:table-row table:style-name="ro2">
          <table:table-cell table:style-name="ce1" office:value-type="float" office:value="91">
            <text:p>91</text:p>
          </table:table-cell>
          <table:table-cell office:value-type="float" office:value="-0.9">
            <text:p>-0,9</text:p>
          </table:table-cell>
          <table:table-cell office:value-type="float" office:value="-0.3">
            <text:p>-0,3</text:p>
          </table:table-cell>
          <table:table-cell office:value-type="float" office:value="0.006">
            <text:p>0,006</text:p>
          </table:table-cell>
          <table:table-cell office:value-type="float" office:value="0.199845050646113">
            <text:p>0,1998450506</text:p>
          </table:table-cell>
          <table:table-cell office:value-type="float" office:value="-92184.0388155454">
            <text:p>-92184,0388155454</text:p>
          </table:table-cell>
          <table:table-cell office:value-type="float" office:value="9269.31777290147">
            <text:p>9269,3177729015</text:p>
          </table:table-cell>
          <table:table-cell office:value-type="float" office:value="9451.83114114827">
            <text:p>9451,8311411483</text:p>
          </table:table-cell>
          <table:table-cell office:value-type="float" office:value="98277">
            <text:p>98277</text:p>
          </table:table-cell>
          <table:table-cell office:value-type="float" office:value="0.18203308942558">
            <text:p>0,1820330894</text:p>
          </table:table-cell>
          <table:table-cell office:value-type="float" office:value="-56994.4341772481">
            <text:p>-56994,4341772481</text:p>
          </table:table-cell>
          <table:table-cell office:value-type="float" office:value="5071.94913331395">
            <text:p>5071,949133314</text:p>
          </table:table-cell>
          <table:table-cell office:value-type="float" office:value="6491.71453978423">
            <text:p>6491,7145397842</text:p>
          </table:table-cell>
          <table:table-cell office:value-type="float" office:value="63308">
            <text:p>63308</text:p>
          </table:table-cell>
          <table:table-cell office:value-type="float" office:value="0.1927202661579">
            <text:p>0,1927202662</text:p>
          </table:table-cell>
          <table:table-cell office:value-type="float" office:value="-149178.472992792">
            <text:p>-149178,472992792</text:p>
          </table:table-cell>
          <table:table-cell office:value-type="float" office:value="14341.2669062154">
            <text:p>14341,2669062154</text:p>
          </table:table-cell>
          <table:table-cell office:value-type="float" office:value="15943.5456809326">
            <text:p>15943,5456809326</text:p>
          </table:table-cell>
          <table:table-cell office:value-type="float" office:value="161585">
            <text:p>161585</text:p>
          </table:table-cell>
          <table:table-cell table:formula="of:=[.Q63]/[.R63]" office:value-type="float" office:value="0.8995029834152">
            <text:p>0,8995029834</text:p>
          </table:table-cell>
          <table:table-cell table:formula="of:=[.Q63]/[.S63]" office:value-type="float" office:value="0.0887537018053371">
            <text:p>0,0887537018</text:p>
          </table:table-cell>
          <table:table-cell table:formula="of:=([.B63]+[.C63])/2/[.D63]" office:value-type="float" office:value="-100">
            <text:p>-100</text:p>
          </table:table-cell>
          <table:table-cell table:number-columns-repeated="1002"/>
        </table:table-row>
        <table:table-row table:style-name="ro2">
          <table:table-cell table:style-name="ce1" office:value-type="float" office:value="152">
            <text:p>152</text:p>
          </table:table-cell>
          <table:table-cell office:value-type="float" office:value="-0.450000000000001">
            <text:p>-0,45</text:p>
          </table:table-cell>
          <table:table-cell office:value-type="float" office:value="-6.10622663543836E-016">
            <text:p>-6,10622663543836E-016</text:p>
          </table:table-cell>
          <table:table-cell office:value-type="float" office:value="0.008">
            <text:p>0,008</text:p>
          </table:table-cell>
          <table:table-cell office:value-type="float" office:value="0.20527392177042">
            <text:p>0,2052739218</text:p>
          </table:table-cell>
          <table:table-cell office:value-type="float" office:value="-98195.4337363582">
            <text:p>-98195,4337363582</text:p>
          </table:table-cell>
          <table:table-cell office:value-type="float" office:value="8790.55693814684">
            <text:p>8790,5569381468</text:p>
          </table:table-cell>
          <table:table-cell office:value-type="float" office:value="9089.86279435174">
            <text:p>9089,8627943517</text:p>
          </table:table-cell>
          <table:table-cell office:value-type="float" office:value="100009">
            <text:p>100009</text:p>
          </table:table-cell>
          <table:table-cell office:value-type="float" office:value="0.186639409616241">
            <text:p>0,1866394096</text:p>
          </table:table-cell>
          <table:table-cell office:value-type="float" office:value="-60934.0159795632">
            <text:p>-60934,0159795632</text:p>
          </table:table-cell>
          <table:table-cell office:value-type="float" office:value="5645.94052626376">
            <text:p>5645,9405262638</text:p>
          </table:table-cell>
          <table:table-cell office:value-type="float" office:value="5908.49844555229">
            <text:p>5908,4984455523</text:p>
          </table:table-cell>
          <table:table-cell office:value-type="float" office:value="62412">
            <text:p>62412</text:p>
          </table:table-cell>
          <table:table-cell office:value-type="float" office:value="0.197820116908748">
            <text:p>0,1978201169</text:p>
          </table:table-cell>
          <table:table-cell office:value-type="float" office:value="-159129.449715921">
            <text:p>-159129,449715921</text:p>
          </table:table-cell>
          <table:table-cell office:value-type="float" office:value="14436.4974644106">
            <text:p>14436,4974644106</text:p>
          </table:table-cell>
          <table:table-cell office:value-type="float" office:value="14998.361239904">
            <text:p>14998,361239904</text:p>
          </table:table-cell>
          <table:table-cell office:value-type="float" office:value="162421">
            <text:p>162421</text:p>
          </table:table-cell>
          <table:table-cell table:formula="of:=[.Q64]/[.R64]" office:value-type="float" office:value="0.962538322253599">
            <text:p>0,9625383223</text:p>
          </table:table-cell>
          <table:table-cell table:formula="of:=[.Q64]/[.S64]" office:value-type="float" office:value="0.0888831953036282">
            <text:p>0,0888831953</text:p>
          </table:table-cell>
          <table:table-cell table:formula="of:=([.B64]+[.C64])/2/[.D64]" office:value-type="float" office:value="-28.1250000000001">
            <text:p>-28,125</text:p>
          </table:table-cell>
          <table:table-cell table:number-columns-repeated="1002"/>
        </table:table-row>
        <table:table-row table:style-name="ro2">
          <table:table-cell table:style-name="ce1" office:value-type="float" office:value="25">
            <text:p>25</text:p>
          </table:table-cell>
          <table:table-cell office:value-type="float" office:value="-1.35">
            <text:p>-1,35</text:p>
          </table:table-cell>
          <table:table-cell office:value-type="float" office:value="0.3">
            <text:p>0,3</text:p>
          </table:table-cell>
          <table:table-cell office:value-type="float" office:value="0.006">
            <text:p>0,006</text:p>
          </table:table-cell>
          <table:table-cell office:value-type="float" office:value="0.194763983717412">
            <text:p>0,1947639837</text:p>
          </table:table-cell>
          <table:table-cell office:value-type="float" office:value="-88211.5673358545">
            <text:p>-88211,5673358545</text:p>
          </table:table-cell>
          <table:table-cell office:value-type="float" office:value="10197.3062008591">
            <text:p>10197,3062008591</text:p>
          </table:table-cell>
          <table:table-cell office:value-type="float" office:value="10028.1572876096">
            <text:p>10028,1572876096</text:p>
          </table:table-cell>
          <table:table-cell office:value-type="float" office:value="118686">
            <text:p>118686</text:p>
          </table:table-cell>
          <table:table-cell office:value-type="float" office:value="0.177284615308975">
            <text:p>0,1772846153</text:p>
          </table:table-cell>
          <table:table-cell office:value-type="float" office:value="-54369.7444703624">
            <text:p>-54369,7444703624</text:p>
          </table:table-cell>
          <table:table-cell office:value-type="float" office:value="7620.27570208515">
            <text:p>7620,2757020852</text:p>
          </table:table-cell>
          <table:table-cell office:value-type="float" office:value="7464.40993747862">
            <text:p>7464,4099374786</text:p>
          </table:table-cell>
          <table:table-cell office:value-type="float" office:value="76894">
            <text:p>76894</text:p>
          </table:table-cell>
          <table:table-cell office:value-type="float" office:value="0.187772236354037">
            <text:p>0,1877722364</text:p>
          </table:table-cell>
          <table:table-cell office:value-type="float" office:value="-142581.311806215">
            <text:p>-142581,311806215</text:p>
          </table:table-cell>
          <table:table-cell office:value-type="float" office:value="17817.5819029443">
            <text:p>17817,5819029443</text:p>
          </table:table-cell>
          <table:table-cell office:value-type="float" office:value="17492.5672250881">
            <text:p>17492,5672250881</text:p>
          </table:table-cell>
          <table:table-cell office:value-type="float" office:value="195580">
            <text:p>195580</text:p>
          </table:table-cell>
          <table:table-cell table:formula="of:=[.Q65]/[.R65]" office:value-type="float" office:value="1.01858015885685">
            <text:p>1,0185801589</text:p>
          </table:table-cell>
          <table:table-cell table:formula="of:=[.Q65]/[.S65]" office:value-type="float" office:value="0.0911012470750808">
            <text:p>0,0911012471</text:p>
          </table:table-cell>
          <table:table-cell table:formula="of:=([.B65]+[.C65])/2/[.D65]" office:value-type="float" office:value="-87.5">
            <text:p>-87,5</text:p>
          </table:table-cell>
          <table:table-cell table:number-columns-repeated="1002"/>
        </table:table-row>
        <table:table-row table:style-name="ro2">
          <table:table-cell table:style-name="ce1" office:value-type="float" office:value="116">
            <text:p>116</text:p>
          </table:table-cell>
          <table:table-cell office:value-type="float" office:value="-0.75">
            <text:p>-0,75</text:p>
          </table:table-cell>
          <table:table-cell office:value-type="float" office:value="-0.15">
            <text:p>-0,15</text:p>
          </table:table-cell>
          <table:table-cell office:value-type="float" office:value="0.008">
            <text:p>0,008</text:p>
          </table:table-cell>
          <table:table-cell office:value-type="float" office:value="0.202388245641873">
            <text:p>0,2023882456</text:p>
          </table:table-cell>
          <table:table-cell office:value-type="float" office:value="-94171.613002337">
            <text:p>-94171,613002337</text:p>
          </table:table-cell>
          <table:table-cell office:value-type="float" office:value="8809.58811919921">
            <text:p>8809,5881191992</text:p>
          </table:table-cell>
          <table:table-cell office:value-type="float" office:value="8309.96266235778">
            <text:p>8309,9626623578</text:p>
          </table:table-cell>
          <table:table-cell office:value-type="float" office:value="93851">
            <text:p>93851</text:p>
          </table:table-cell>
          <table:table-cell office:value-type="float" office:value="0.18412895196294">
            <text:p>0,184128952</text:p>
          </table:table-cell>
          <table:table-cell office:value-type="float" office:value="-58439.2374115217">
            <text:p>-58439,2374115217</text:p>
          </table:table-cell>
          <table:table-cell office:value-type="float" office:value="5093.56410183192">
            <text:p>5093,5641018319</text:p>
          </table:table-cell>
          <table:table-cell office:value-type="float" office:value="5352.13306195578">
            <text:p>5352,1330619558</text:p>
          </table:table-cell>
          <table:table-cell office:value-type="float" office:value="58203">
            <text:p>58203</text:p>
          </table:table-cell>
          <table:table-cell office:value-type="float" office:value="0.1950845281703">
            <text:p>0,1950845282</text:p>
          </table:table-cell>
          <table:table-cell office:value-type="float" office:value="-152610.850413864">
            <text:p>-152610,850413864</text:p>
          </table:table-cell>
          <table:table-cell office:value-type="float" office:value="13903.1522210312">
            <text:p>13903,1522210312</text:p>
          </table:table-cell>
          <table:table-cell office:value-type="float" office:value="13662.0957243134">
            <text:p>13662,0957243134</text:p>
          </table:table-cell>
          <table:table-cell office:value-type="float" office:value="152054">
            <text:p>152054</text:p>
          </table:table-cell>
          <table:table-cell table:formula="of:=[.Q66]/[.R66]" office:value-type="float" office:value="1.01764418150641">
            <text:p>1,0176441815</text:p>
          </table:table-cell>
          <table:table-cell table:formula="of:=[.Q66]/[.S66]" office:value-type="float" office:value="0.0914356230091362">
            <text:p>0,091435623</text:p>
          </table:table-cell>
          <table:table-cell table:formula="of:=([.B66]+[.C66])/2/[.D66]" office:value-type="float" office:value="-56.25">
            <text:p>-56,25</text:p>
          </table:table-cell>
          <table:table-cell table:number-columns-repeated="1002"/>
        </table:table-row>
        <table:table-row table:style-name="ro2">
          <table:table-cell table:style-name="ce1" office:value-type="float" office:value="22">
            <text:p>22</text:p>
          </table:table-cell>
          <table:table-cell office:value-type="float" office:value="-1.35">
            <text:p>-1,35</text:p>
          </table:table-cell>
          <table:table-cell office:value-type="float" office:value="0.15">
            <text:p>0,15</text:p>
          </table:table-cell>
          <table:table-cell office:value-type="float" office:value="0.006">
            <text:p>0,006</text:p>
          </table:table-cell>
          <table:table-cell office:value-type="float" office:value="0.195671178790325">
            <text:p>0,1956711788</text:p>
          </table:table-cell>
          <table:table-cell office:value-type="float" office:value="-87911.8648474613">
            <text:p>-87911,8648474613</text:p>
          </table:table-cell>
          <table:table-cell office:value-type="float" office:value="10190.2791422686">
            <text:p>10190,2791422686</text:p>
          </table:table-cell>
          <table:table-cell office:value-type="float" office:value="10420.2515076919">
            <text:p>10420,2515076919</text:p>
          </table:table-cell>
          <table:table-cell office:value-type="float" office:value="114672">
            <text:p>114672</text:p>
          </table:table-cell>
          <table:table-cell office:value-type="float" office:value="0.178206535389937">
            <text:p>0,1782065354</text:p>
          </table:table-cell>
          <table:table-cell office:value-type="float" office:value="-54253.6152527593">
            <text:p>-54253,6152527593</text:p>
          </table:table-cell>
          <table:table-cell office:value-type="float" office:value="7149.56395919134">
            <text:p>7149,5639591913</text:p>
          </table:table-cell>
          <table:table-cell office:value-type="float" office:value="7498.50928254164">
            <text:p>7498,5092825416</text:p>
          </table:table-cell>
          <table:table-cell office:value-type="float" office:value="74434">
            <text:p>74434</text:p>
          </table:table-cell>
          <table:table-cell office:value-type="float" office:value="0.18868532143017">
            <text:p>0,1886853214</text:p>
          </table:table-cell>
          <table:table-cell office:value-type="float" office:value="-142165.480100222">
            <text:p>-142165,480100222</text:p>
          </table:table-cell>
          <table:table-cell office:value-type="float" office:value="17339.8431014599">
            <text:p>17339,8431014599</text:p>
          </table:table-cell>
          <table:table-cell office:value-type="float" office:value="17918.7607902332">
            <text:p>17918,7607902332</text:p>
          </table:table-cell>
          <table:table-cell office:value-type="float" office:value="189106">
            <text:p>189106</text:p>
          </table:table-cell>
          <table:table-cell table:formula="of:=[.Q67]/[.R67]" office:value-type="float" office:value="0.967692091236084">
            <text:p>0,9676920912</text:p>
          </table:table-cell>
          <table:table-cell table:formula="of:=[.Q67]/[.S67]" office:value-type="float" office:value="0.0916937754564102">
            <text:p>0,0916937755</text:p>
          </table:table-cell>
          <table:table-cell table:formula="of:=([.B67]+[.C67])/2/[.D67]" office:value-type="float" office:value="-100">
            <text:p>-100</text:p>
          </table:table-cell>
          <table:table-cell table:number-columns-repeated="1002"/>
        </table:table-row>
        <table:table-row table:style-name="ro2">
          <table:table-cell table:style-name="ce1" office:value-type="float" office:value="78">
            <text:p>78</text:p>
          </table:table-cell>
          <table:table-cell office:value-type="float" office:value="-1.05">
            <text:p>-1,05</text:p>
          </table:table-cell>
          <table:table-cell office:value-type="float" office:value="0.3">
            <text:p>0,3</text:p>
          </table:table-cell>
          <table:table-cell office:value-type="float" office:value="0.004">
            <text:p>0,004</text:p>
          </table:table-cell>
          <table:table-cell office:value-type="float" office:value="0.194263796638133">
            <text:p>0,1942637966</text:p>
          </table:table-cell>
          <table:table-cell office:value-type="float" office:value="-87048.1077414021">
            <text:p>-87048,1077414021</text:p>
          </table:table-cell>
          <table:table-cell office:value-type="float" office:value="12768.7286822869">
            <text:p>12768,7286822869</text:p>
          </table:table-cell>
          <table:table-cell office:value-type="float" office:value="13192.9440337721">
            <text:p>13192,9440337721</text:p>
          </table:table-cell>
          <table:table-cell office:value-type="float" office:value="133763">
            <text:p>133763</text:p>
          </table:table-cell>
          <table:table-cell office:value-type="float" office:value="0.178681303360338">
            <text:p>0,1786813034</text:p>
          </table:table-cell>
          <table:table-cell office:value-type="float" office:value="-54180.7312433732">
            <text:p>-54180,7312433732</text:p>
          </table:table-cell>
          <table:table-cell office:value-type="float" office:value="8171.97039080551">
            <text:p>8171,9703908055</text:p>
          </table:table-cell>
          <table:table-cell office:value-type="float" office:value="8167.1022917025">
            <text:p>8167,1022917025</text:p>
          </table:table-cell>
          <table:table-cell office:value-type="float" office:value="93313">
            <text:p>93313</text:p>
          </table:table-cell>
          <table:table-cell office:value-type="float" office:value="0.188030799327015">
            <text:p>0,1880307993</text:p>
          </table:table-cell>
          <table:table-cell office:value-type="float" office:value="-141228.838984774">
            <text:p>-141228,838984774</text:p>
          </table:table-cell>
          <table:table-cell office:value-type="float" office:value="20940.6990730926">
            <text:p>20940,6990730926</text:p>
          </table:table-cell>
          <table:table-cell office:value-type="float" office:value="21360.0463254744">
            <text:p>21360,0463254744</text:p>
          </table:table-cell>
          <table:table-cell office:value-type="float" office:value="227076">
            <text:p>227076</text:p>
          </table:table-cell>
          <table:table-cell table:formula="of:=[.Q68]/[.R68]" office:value-type="float" office:value="0.980367680575595">
            <text:p>0,9803676806</text:p>
          </table:table-cell>
          <table:table-cell table:formula="of:=[.Q68]/[.S68]" office:value-type="float" office:value="0.0922189006019685">
            <text:p>0,0922189006</text:p>
          </table:table-cell>
          <table:table-cell table:formula="of:=([.B68]+[.C68])/2/[.D68]" office:value-type="float" office:value="-93.75">
            <text:p>-93,75</text:p>
          </table:table-cell>
          <table:table-cell table:number-columns-repeated="1002"/>
        </table:table-row>
        <table:table-row table:style-name="ro2">
          <table:table-cell table:style-name="ce1" office:value-type="float" office:value="133">
            <text:p>133</text:p>
          </table:table-cell>
          <table:table-cell office:value-type="float" office:value="-0.600000000000001">
            <text:p>-0,6</text:p>
          </table:table-cell>
          <table:table-cell office:value-type="float" office:value="-0.15">
            <text:p>-0,15</text:p>
          </table:table-cell>
          <table:table-cell office:value-type="float" office:value="0.006">
            <text:p>0,006</text:p>
          </table:table-cell>
          <table:table-cell office:value-type="float" office:value="0.198727799152515">
            <text:p>0,1987277992</text:p>
          </table:table-cell>
          <table:table-cell office:value-type="float" office:value="-94955.2800499173">
            <text:p>-94955,2800499173</text:p>
          </table:table-cell>
          <table:table-cell office:value-type="float" office:value="9388.76137452924">
            <text:p>9388,7613745292</text:p>
          </table:table-cell>
          <table:table-cell office:value-type="float" office:value="10293.272483531">
            <text:p>10293,272483531</text:p>
          </table:table-cell>
          <table:table-cell office:value-type="float" office:value="106890">
            <text:p>106890</text:p>
          </table:table-cell>
          <table:table-cell office:value-type="float" office:value="0.180566045153026">
            <text:p>0,1805660452</text:p>
          </table:table-cell>
          <table:table-cell office:value-type="float" office:value="-58593.704676579">
            <text:p>-58593,704676579</text:p>
          </table:table-cell>
          <table:table-cell office:value-type="float" office:value="6888.43358178887">
            <text:p>6888,4335817889</text:p>
          </table:table-cell>
          <table:table-cell office:value-type="float" office:value="7035.12203546582">
            <text:p>7035,1220354658</text:p>
          </table:table-cell>
          <table:table-cell office:value-type="float" office:value="68622">
            <text:p>68622</text:p>
          </table:table-cell>
          <table:table-cell office:value-type="float" office:value="0.19146309755272">
            <text:p>0,1914630976</text:p>
          </table:table-cell>
          <table:table-cell office:value-type="float" office:value="-153548.984726499">
            <text:p>-153548,984726499</text:p>
          </table:table-cell>
          <table:table-cell office:value-type="float" office:value="16277.1949563182">
            <text:p>16277,1949563182</text:p>
          </table:table-cell>
          <table:table-cell office:value-type="float" office:value="17328.394518997">
            <text:p>17328,394518997</text:p>
          </table:table-cell>
          <table:table-cell office:value-type="float" office:value="175512">
            <text:p>175512</text:p>
          </table:table-cell>
          <table:table-cell table:formula="of:=[.Q69]/[.R69]" office:value-type="float" office:value="0.939336586460657">
            <text:p>0,9393365865</text:p>
          </table:table-cell>
          <table:table-cell table:formula="of:=[.Q69]/[.S69]" office:value-type="float" office:value="0.0927412083294487">
            <text:p>0,0927412083</text:p>
          </table:table-cell>
          <table:table-cell table:formula="of:=([.B69]+[.C69])/2/[.D69]" office:value-type="float" office:value="-62.5000000000001">
            <text:p>-62,5</text:p>
          </table:table-cell>
          <table:table-cell table:number-columns-repeated="1002"/>
        </table:table-row>
        <table:table-row table:style-name="ro2">
          <table:table-cell table:style-name="ce1" office:value-type="float" office:value="53">
            <text:p>53</text:p>
          </table:table-cell>
          <table:table-cell office:value-type="float" office:value="-1.2">
            <text:p>-1,2</text:p>
          </table:table-cell>
          <table:table-cell office:value-type="float" office:value="0.3">
            <text:p>0,3</text:p>
          </table:table-cell>
          <table:table-cell office:value-type="float" office:value="0.008">
            <text:p>0,008</text:p>
          </table:table-cell>
          <table:table-cell office:value-type="float" office:value="0.196775437792741">
            <text:p>0,1967754378</text:p>
          </table:table-cell>
          <table:table-cell office:value-type="float" office:value="-88847.0301211887">
            <text:p>-88847,0301211887</text:p>
          </table:table-cell>
          <table:table-cell office:value-type="float" office:value="9562.51578429976">
            <text:p>9562,5157842998</text:p>
          </table:table-cell>
          <table:table-cell office:value-type="float" office:value="9403.22693445234">
            <text:p>9403,2269344523</text:p>
          </table:table-cell>
          <table:table-cell office:value-type="float" office:value="103960">
            <text:p>103960</text:p>
          </table:table-cell>
          <table:table-cell office:value-type="float" office:value="0.178975966831709">
            <text:p>0,1789759668</text:p>
          </table:table-cell>
          <table:table-cell office:value-type="float" office:value="-54925.3520211242">
            <text:p>-54925,3520211242</text:p>
          </table:table-cell>
          <table:table-cell office:value-type="float" office:value="6012.0981802869">
            <text:p>6012,0981802869</text:p>
          </table:table-cell>
          <table:table-cell office:value-type="float" office:value="6210.42857395762">
            <text:p>6210,4285739576</text:p>
          </table:table-cell>
          <table:table-cell office:value-type="float" office:value="63066">
            <text:p>63066</text:p>
          </table:table-cell>
          <table:table-cell office:value-type="float" office:value="0.189655649408328">
            <text:p>0,1896556494</text:p>
          </table:table-cell>
          <table:table-cell office:value-type="float" office:value="-143772.382142316">
            <text:p>-143772,382142316</text:p>
          </table:table-cell>
          <table:table-cell office:value-type="float" office:value="15574.6139645867">
            <text:p>15574,6139645867</text:p>
          </table:table-cell>
          <table:table-cell office:value-type="float" office:value="15613.65550841">
            <text:p>15613,65550841</text:p>
          </table:table-cell>
          <table:table-cell office:value-type="float" office:value="167026">
            <text:p>167026</text:p>
          </table:table-cell>
          <table:table-cell table:formula="of:=[.Q70]/[.R70]" office:value-type="float" office:value="0.997499525732314">
            <text:p>0,9974995257</text:p>
          </table:table-cell>
          <table:table-cell table:formula="of:=[.Q70]/[.S70]" office:value-type="float" office:value="0.0932466440230066">
            <text:p>0,093246644</text:p>
          </table:table-cell>
          <table:table-cell table:formula="of:=([.B70]+[.C70])/2/[.D70]" office:value-type="float" office:value="-56.25">
            <text:p>-56,25</text:p>
          </table:table-cell>
          <table:table-cell table:number-columns-repeated="1002"/>
        </table:table-row>
        <table:table-row table:style-name="ro2">
          <table:table-cell table:style-name="ce1" office:value-type="float" office:value="66">
            <text:p>66</text:p>
          </table:table-cell>
          <table:table-cell office:value-type="float" office:value="-1.05">
            <text:p>-1,05</text:p>
          </table:table-cell>
          <table:table-cell office:value-type="float" office:value="-0.3">
            <text:p>-0,3</text:p>
          </table:table-cell>
          <table:table-cell office:value-type="float" office:value="0.004">
            <text:p>0,004</text:p>
          </table:table-cell>
          <table:table-cell office:value-type="float" office:value="0.202332815755492">
            <text:p>0,2023328158</text:p>
          </table:table-cell>
          <table:table-cell office:value-type="float" office:value="-90276.0098821846">
            <text:p>-90276,0098821846</text:p>
          </table:table-cell>
          <table:table-cell office:value-type="float" office:value="9480.6849070882">
            <text:p>9480,6849070882</text:p>
          </table:table-cell>
          <table:table-cell office:value-type="float" office:value="9929.30963303677">
            <text:p>9929,3096330368</text:p>
          </table:table-cell>
          <table:table-cell office:value-type="float" office:value="99714">
            <text:p>99714</text:p>
          </table:table-cell>
          <table:table-cell office:value-type="float" office:value="0.185840621553806">
            <text:p>0,1858406216</text:p>
          </table:table-cell>
          <table:table-cell office:value-type="float" office:value="-56062.7927748756">
            <text:p>-56062,7927748756</text:p>
          </table:table-cell>
          <table:table-cell office:value-type="float" office:value="6386.45145533806">
            <text:p>6386,4514553381</text:p>
          </table:table-cell>
          <table:table-cell office:value-type="float" office:value="6800.12785896962">
            <text:p>6800,1278589696</text:p>
          </table:table-cell>
          <table:table-cell office:value-type="float" office:value="69781">
            <text:p>69781</text:p>
          </table:table-cell>
          <table:table-cell office:value-type="float" office:value="0.195735938074818">
            <text:p>0,1957359381</text:p>
          </table:table-cell>
          <table:table-cell office:value-type="float" office:value="-146338.802657061">
            <text:p>-146338,802657061</text:p>
          </table:table-cell>
          <table:table-cell office:value-type="float" office:value="15867.1363624262">
            <text:p>15867,1363624262</text:p>
          </table:table-cell>
          <table:table-cell office:value-type="float" office:value="16729.4374920063">
            <text:p>16729,4374920063</text:p>
          </table:table-cell>
          <table:table-cell office:value-type="float" office:value="169495">
            <text:p>169495</text:p>
          </table:table-cell>
          <table:table-cell table:formula="of:=[.Q71]/[.R71]" office:value-type="float" office:value="0.948456059566131">
            <text:p>0,9484560596</text:p>
          </table:table-cell>
          <table:table-cell table:formula="of:=[.Q71]/[.S71]" office:value-type="float" office:value="0.0936141854475129">
            <text:p>0,0936141854</text:p>
          </table:table-cell>
          <table:table-cell table:formula="of:=([.B71]+[.C71])/2/[.D71]" office:value-type="float" office:value="-168.75">
            <text:p>-168,75</text:p>
          </table:table-cell>
          <table:table-cell table:number-columns-repeated="1002"/>
        </table:table-row>
        <table:table-row table:style-name="ro2">
          <table:table-cell table:style-name="ce1" office:value-type="float" office:value="105">
            <text:p>105</text:p>
          </table:table-cell>
          <table:table-cell office:value-type="float" office:value="-0.9">
            <text:p>-0,9</text:p>
          </table:table-cell>
          <table:table-cell office:value-type="float" office:value="0.45">
            <text:p>0,45</text:p>
          </table:table-cell>
          <table:table-cell office:value-type="float" office:value="0.004">
            <text:p>0,004</text:p>
          </table:table-cell>
          <table:table-cell office:value-type="float" office:value="0.194368832943439">
            <text:p>0,1943688329</text:p>
          </table:table-cell>
          <table:table-cell office:value-type="float" office:value="-87118.3637940401">
            <text:p>-87118,3637940401</text:p>
          </table:table-cell>
          <table:table-cell office:value-type="float" office:value="12885.3038875454">
            <text:p>12885,3038875454</text:p>
          </table:table-cell>
          <table:table-cell office:value-type="float" office:value="13892.7638395276">
            <text:p>13892,7638395276</text:p>
          </table:table-cell>
          <table:table-cell office:value-type="float" office:value="137356">
            <text:p>137356</text:p>
          </table:table-cell>
          <table:table-cell office:value-type="float" office:value="0.1779524545477">
            <text:p>0,1779524545</text:p>
          </table:table-cell>
          <table:table-cell office:value-type="float" office:value="-54080.3112261673">
            <text:p>-54080,3112261673</text:p>
          </table:table-cell>
          <table:table-cell office:value-type="float" office:value="8934.28727011712">
            <text:p>8934,2872701171</text:p>
          </table:table-cell>
          <table:table-cell office:value-type="float" office:value="8784.44228057151">
            <text:p>8784,4422805715</text:p>
          </table:table-cell>
          <table:table-cell office:value-type="float" office:value="94775">
            <text:p>94775</text:p>
          </table:table-cell>
          <table:table-cell office:value-type="float" office:value="0.187802281585143">
            <text:p>0,1878022816</text:p>
          </table:table-cell>
          <table:table-cell office:value-type="float" office:value="-141198.675020208">
            <text:p>-141198,675020208</text:p>
          </table:table-cell>
          <table:table-cell office:value-type="float" office:value="21819.5911576627">
            <text:p>21819,5911576627</text:p>
          </table:table-cell>
          <table:table-cell office:value-type="float" office:value="22677.206120099">
            <text:p>22677,206120099</text:p>
          </table:table-cell>
          <table:table-cell office:value-type="float" office:value="232131">
            <text:p>232131</text:p>
          </table:table-cell>
          <table:table-cell table:formula="of:=[.Q72]/[.R72]" office:value-type="float" office:value="0.962181630404806">
            <text:p>0,9621816304</text:p>
          </table:table-cell>
          <table:table-cell table:formula="of:=[.Q72]/[.S72]" office:value-type="float" office:value="0.0939968860585734">
            <text:p>0,0939968861</text:p>
          </table:table-cell>
          <table:table-cell table:formula="of:=([.B72]+[.C72])/2/[.D72]" office:value-type="float" office:value="-56.25">
            <text:p>-56,25</text:p>
          </table:table-cell>
          <table:table-cell table:number-columns-repeated="1002"/>
        </table:table-row>
        <table:table-row table:style-name="ro2">
          <table:table-cell table:style-name="ce1" office:value-type="float" office:value="58">
            <text:p>58</text:p>
          </table:table-cell>
          <table:table-cell office:value-type="float" office:value="-1.2">
            <text:p>-1,2</text:p>
          </table:table-cell>
          <table:table-cell office:value-type="float" office:value="0.6">
            <text:p>0,6</text:p>
          </table:table-cell>
          <table:table-cell office:value-type="float" office:value="0.006">
            <text:p>0,006</text:p>
          </table:table-cell>
          <table:table-cell office:value-type="float" office:value="0.194813553536275">
            <text:p>0,1948135535</text:p>
          </table:table-cell>
          <table:table-cell office:value-type="float" office:value="-88906.8459860192">
            <text:p>-88906,8459860192</text:p>
          </table:table-cell>
          <table:table-cell office:value-type="float" office:value="11253.392187855">
            <text:p>11253,392187855</text:p>
          </table:table-cell>
          <table:table-cell office:value-type="float" office:value="10939.9682033398">
            <text:p>10939,9682033398</text:p>
          </table:table-cell>
          <table:table-cell office:value-type="float" office:value="122063">
            <text:p>122063</text:p>
          </table:table-cell>
          <table:table-cell office:value-type="float" office:value="0.177641447717064">
            <text:p>0,1776414477</text:p>
          </table:table-cell>
          <table:table-cell office:value-type="float" office:value="-54868.4481006906">
            <text:p>-54868,4481006906</text:p>
          </table:table-cell>
          <table:table-cell office:value-type="float" office:value="7730.24458415947">
            <text:p>7730,2445841595</text:p>
          </table:table-cell>
          <table:table-cell office:value-type="float" office:value="8069.85024078294">
            <text:p>8069,8502407829</text:p>
          </table:table-cell>
          <table:table-cell office:value-type="float" office:value="79297">
            <text:p>79297</text:p>
          </table:table-cell>
          <table:table-cell office:value-type="float" office:value="0.187944711208591">
            <text:p>0,1879447112</text:p>
          </table:table-cell>
          <table:table-cell office:value-type="float" office:value="-143775.294086709">
            <text:p>-143775,294086709</text:p>
          </table:table-cell>
          <table:table-cell office:value-type="float" office:value="18983.6367720146">
            <text:p>18983,6367720146</text:p>
          </table:table-cell>
          <table:table-cell office:value-type="float" office:value="19009.8184441221">
            <text:p>19009,8184441221</text:p>
          </table:table-cell>
          <table:table-cell office:value-type="float" office:value="201360">
            <text:p>201360</text:p>
          </table:table-cell>
          <table:table-cell table:formula="of:=[.Q73]/[.R73]" office:value-type="float" office:value="0.998622728976373">
            <text:p>0,998622729</text:p>
          </table:table-cell>
          <table:table-cell table:formula="of:=[.Q73]/[.S73]" office:value-type="float" office:value="0.0942770995829092">
            <text:p>0,0942770996</text:p>
          </table:table-cell>
          <table:table-cell table:formula="of:=([.B73]+[.C73])/2/[.D73]" office:value-type="float" office:value="-50">
            <text:p>-50</text:p>
          </table:table-cell>
          <table:table-cell table:number-columns-repeated="1002"/>
        </table:table-row>
        <table:table-row table:style-name="ro2">
          <table:table-cell table:style-name="ce1" office:value-type="float" office:value="39">
            <text:p>39</text:p>
          </table:table-cell>
          <table:table-cell office:value-type="float" office:value="-1.2">
            <text:p>-1,2</text:p>
          </table:table-cell>
          <table:table-cell office:value-type="float" office:value="-0.3">
            <text:p>-0,3</text:p>
          </table:table-cell>
          <table:table-cell office:value-type="float" office:value="0.004">
            <text:p>0,004</text:p>
          </table:table-cell>
          <table:table-cell office:value-type="float" office:value="0.204583849019309">
            <text:p>0,204583849</text:p>
          </table:table-cell>
          <table:table-cell office:value-type="float" office:value="-89918.3898046909">
            <text:p>-89918,3898046909</text:p>
          </table:table-cell>
          <table:table-cell office:value-type="float" office:value="9313.67245757246">
            <text:p>9313,6724575725</text:p>
          </table:table-cell>
          <table:table-cell office:value-type="float" office:value="9914.70283214662">
            <text:p>9914,7028321466</text:p>
          </table:table-cell>
          <table:table-cell office:value-type="float" office:value="97165">
            <text:p>97165</text:p>
          </table:table-cell>
          <table:table-cell office:value-type="float" office:value="0.188086894036444">
            <text:p>0,188086894</text:p>
          </table:table-cell>
          <table:table-cell office:value-type="float" office:value="-55884.9761472095">
            <text:p>-55884,9761472095</text:p>
          </table:table-cell>
          <table:table-cell office:value-type="float" office:value="6542.8804707105">
            <text:p>6542,8804707105</text:p>
          </table:table-cell>
          <table:table-cell office:value-type="float" office:value="6712.18738973717">
            <text:p>6712,1873897372</text:p>
          </table:table-cell>
          <table:table-cell office:value-type="float" office:value="69563">
            <text:p>69563</text:p>
          </table:table-cell>
          <table:table-cell office:value-type="float" office:value="0.197985067026163">
            <text:p>0,197985067</text:p>
          </table:table-cell>
          <table:table-cell office:value-type="float" office:value="-145803.365951901">
            <text:p>-145803,365951901</text:p>
          </table:table-cell>
          <table:table-cell office:value-type="float" office:value="15856.5529282829">
            <text:p>15856,5529282829</text:p>
          </table:table-cell>
          <table:table-cell office:value-type="float" office:value="16626.8902218838">
            <text:p>16626,8902218838</text:p>
          </table:table-cell>
          <table:table-cell office:value-type="float" office:value="166728">
            <text:p>166728</text:p>
          </table:table-cell>
          <table:table-cell table:formula="of:=[.Q74]/[.R74]" office:value-type="float" office:value="0.953669189889339">
            <text:p>0,9536691899</text:p>
          </table:table-cell>
          <table:table-cell table:formula="of:=[.Q74]/[.S74]" office:value-type="float" office:value="0.0951043191802391">
            <text:p>0,0951043192</text:p>
          </table:table-cell>
          <table:table-cell table:formula="of:=([.B74]+[.C74])/2/[.D74]" office:value-type="float" office:value="-187.5">
            <text:p>-187,5</text:p>
          </table:table-cell>
          <table:table-cell table:number-columns-repeated="1002"/>
        </table:table-row>
        <table:table-row table:style-name="ro2">
          <table:table-cell table:style-name="ce1" office:value-type="float" office:value="129">
            <text:p>129</text:p>
          </table:table-cell>
          <table:table-cell office:value-type="float" office:value="-0.75">
            <text:p>-0,75</text:p>
          </table:table-cell>
          <table:table-cell office:value-type="float" office:value="0.6">
            <text:p>0,6</text:p>
          </table:table-cell>
          <table:table-cell office:value-type="float" office:value="0.004">
            <text:p>0,004</text:p>
          </table:table-cell>
          <table:table-cell office:value-type="float" office:value="0.196090887187884">
            <text:p>0,1960908872</text:p>
          </table:table-cell>
          <table:table-cell office:value-type="float" office:value="-87644.0965012834">
            <text:p>-87644,0965012834</text:p>
          </table:table-cell>
          <table:table-cell office:value-type="float" office:value="12847.6370260354">
            <text:p>12847,6370260354</text:p>
          </table:table-cell>
          <table:table-cell office:value-type="float" office:value="14160.5486215637">
            <text:p>14160,5486215637</text:p>
          </table:table-cell>
          <table:table-cell office:value-type="float" office:value="138568">
            <text:p>138568</text:p>
          </table:table-cell>
          <table:table-cell office:value-type="float" office:value="0.179551060260851">
            <text:p>0,1795510603</text:p>
          </table:table-cell>
          <table:table-cell office:value-type="float" office:value="-54407.2275530047">
            <text:p>-54407,2275530047</text:p>
          </table:table-cell>
          <table:table-cell office:value-type="float" office:value="9439.01543713631">
            <text:p>9439,0154371363</text:p>
          </table:table-cell>
          <table:table-cell office:value-type="float" office:value="9141.39786189261">
            <text:p>9141,3978618926</text:p>
          </table:table-cell>
          <table:table-cell office:value-type="float" office:value="94985">
            <text:p>94985</text:p>
          </table:table-cell>
          <table:table-cell office:value-type="float" office:value="0.189474956417071">
            <text:p>0,1894749564</text:p>
          </table:table-cell>
          <table:table-cell office:value-type="float" office:value="-142051.324054286">
            <text:p>-142051,324054286</text:p>
          </table:table-cell>
          <table:table-cell office:value-type="float" office:value="22286.6524631718">
            <text:p>22286,6524631718</text:p>
          </table:table-cell>
          <table:table-cell office:value-type="float" office:value="23301.9464834561">
            <text:p>23301,9464834561</text:p>
          </table:table-cell>
          <table:table-cell office:value-type="float" office:value="233553">
            <text:p>233553</text:p>
          </table:table-cell>
          <table:table-cell table:formula="of:=[.Q75]/[.R75]" office:value-type="float" office:value="0.956428789285687">
            <text:p>0,9564287893</text:p>
          </table:table-cell>
          <table:table-cell table:formula="of:=[.Q75]/[.S75]" office:value-type="float" office:value="0.0954243895953886">
            <text:p>0,0954243896</text:p>
          </table:table-cell>
          <table:table-cell table:formula="of:=([.B75]+[.C75])/2/[.D75]" office:value-type="float" office:value="-18.75">
            <text:p>-18,75</text:p>
          </table:table-cell>
          <table:table-cell table:number-columns-repeated="1002"/>
        </table:table-row>
        <table:table-row table:style-name="ro2">
          <table:table-cell table:style-name="ce1" office:value-type="float" office:value="86">
            <text:p>86</text:p>
          </table:table-cell>
          <table:table-cell office:value-type="float" office:value="-1.05">
            <text:p>-1,05</text:p>
          </table:table-cell>
          <table:table-cell office:value-type="float" office:value="0.6">
            <text:p>0,6</text:p>
          </table:table-cell>
          <table:table-cell office:value-type="float" office:value="0.008">
            <text:p>0,008</text:p>
          </table:table-cell>
          <table:table-cell office:value-type="float" office:value="0.197085350517463">
            <text:p>0,1970853505</text:p>
          </table:table-cell>
          <table:table-cell office:value-type="float" office:value="-89452.5023306474">
            <text:p>-89452,5023306474</text:p>
          </table:table-cell>
          <table:table-cell office:value-type="float" office:value="10101.6322694892">
            <text:p>10101,6322694892</text:p>
          </table:table-cell>
          <table:table-cell office:value-type="float" office:value="10191.6461672878">
            <text:p>10191,6461672878</text:p>
          </table:table-cell>
          <table:table-cell office:value-type="float" office:value="110940">
            <text:p>110940</text:p>
          </table:table-cell>
          <table:table-cell office:value-type="float" office:value="0.179498594196214">
            <text:p>0,1794985942</text:p>
          </table:table-cell>
          <table:table-cell office:value-type="float" office:value="-55278.8899139613">
            <text:p>-55278,8899139613</text:p>
          </table:table-cell>
          <table:table-cell office:value-type="float" office:value="6981.34960344608">
            <text:p>6981,3496034461</text:p>
          </table:table-cell>
          <table:table-cell office:value-type="float" office:value="6928.72845693661">
            <text:p>6928,7284569366</text:p>
          </table:table-cell>
          <table:table-cell office:value-type="float" office:value="67952">
            <text:p>67952</text:p>
          </table:table-cell>
          <table:table-cell office:value-type="float" office:value="0.190050647988963">
            <text:p>0,190050648</text:p>
          </table:table-cell>
          <table:table-cell office:value-type="float" office:value="-144731.39224461">
            <text:p>-144731,39224461</text:p>
          </table:table-cell>
          <table:table-cell office:value-type="float" office:value="17082.9818729353">
            <text:p>17082,9818729353</text:p>
          </table:table-cell>
          <table:table-cell office:value-type="float" office:value="17120.3746242241">
            <text:p>17120,3746242241</text:p>
          </table:table-cell>
          <table:table-cell office:value-type="float" office:value="178892">
            <text:p>178892</text:p>
          </table:table-cell>
          <table:table-cell table:formula="of:=[.Q76]/[.R76]" office:value-type="float" office:value="0.997815891759992">
            <text:p>0,9978158918</text:p>
          </table:table-cell>
          <table:table-cell table:formula="of:=[.Q76]/[.S76]" office:value-type="float" office:value="0.0954932689719792">
            <text:p>0,095493269</text:p>
          </table:table-cell>
          <table:table-cell table:formula="of:=([.B76]+[.C76])/2/[.D76]" office:value-type="float" office:value="-28.125">
            <text:p>-28,125</text:p>
          </table:table-cell>
          <table:table-cell table:number-columns-repeated="1002"/>
        </table:table-row>
        <table:table-row table:style-name="ro2">
          <table:table-cell table:style-name="ce1" office:value-type="float" office:value="95">
            <text:p>95</text:p>
          </table:table-cell>
          <table:table-cell office:value-type="float" office:value="-0.9">
            <text:p>-0,9</text:p>
          </table:table-cell>
          <table:table-cell office:value-type="float" office:value="-0.15">
            <text:p>-0,15</text:p>
          </table:table-cell>
          <table:table-cell office:value-type="float" office:value="0.008">
            <text:p>0,008</text:p>
          </table:table-cell>
          <table:table-cell office:value-type="float" office:value="0.201433757418165">
            <text:p>0,2014337574</text:p>
          </table:table-cell>
          <table:table-cell office:value-type="float" office:value="-91914.2982974601">
            <text:p>-91914,2982974601</text:p>
          </table:table-cell>
          <table:table-cell office:value-type="float" office:value="8611.82728954568">
            <text:p>8611,8272895457</text:p>
          </table:table-cell>
          <table:table-cell office:value-type="float" office:value="8220.41138932299">
            <text:p>8220,411389323</text:p>
          </table:table-cell>
          <table:table-cell office:value-type="float" office:value="87605">
            <text:p>87605</text:p>
          </table:table-cell>
          <table:table-cell office:value-type="float" office:value="0.18357076009282">
            <text:p>0,1835707601</text:p>
          </table:table-cell>
          <table:table-cell office:value-type="float" office:value="-57090.6488699503">
            <text:p>-57090,6488699503</text:p>
          </table:table-cell>
          <table:table-cell office:value-type="float" office:value="5087.76918011981">
            <text:p>5087,7691801198</text:p>
          </table:table-cell>
          <table:table-cell office:value-type="float" office:value="5293.00931179474">
            <text:p>5293,0093117947</text:p>
          </table:table-cell>
          <table:table-cell office:value-type="float" office:value="54354">
            <text:p>54354</text:p>
          </table:table-cell>
          <table:table-cell office:value-type="float" office:value="0.194288558488027">
            <text:p>0,1942885585</text:p>
          </table:table-cell>
          <table:table-cell office:value-type="float" office:value="-149004.947167413">
            <text:p>-149004,947167413</text:p>
          </table:table-cell>
          <table:table-cell office:value-type="float" office:value="13699.5964696654">
            <text:p>13699,5964696654</text:p>
          </table:table-cell>
          <table:table-cell office:value-type="float" office:value="13513.4207011175">
            <text:p>13513,4207011175</text:p>
          </table:table-cell>
          <table:table-cell office:value-type="float" office:value="141959">
            <text:p>141959</text:p>
          </table:table-cell>
          <table:table-cell table:formula="of:=[.Q77]/[.R77]" office:value-type="float" office:value="1.01377710149529">
            <text:p>1,0137771015</text:p>
          </table:table-cell>
          <table:table-cell table:formula="of:=[.Q77]/[.S77]" office:value-type="float" office:value="0.096503895277266">
            <text:p>0,0965038953</text:p>
          </table:table-cell>
          <table:table-cell table:formula="of:=([.B77]+[.C77])/2/[.D77]" office:value-type="float" office:value="-65.625">
            <text:p>-65,625</text:p>
          </table:table-cell>
          <table:table-cell table:number-columns-repeated="1002"/>
        </table:table-row>
        <table:table-row table:style-name="ro2">
          <table:table-cell table:style-name="ce1" office:value-type="float" office:value="114">
            <text:p>114</text:p>
          </table:table-cell>
          <table:table-cell office:value-type="float" office:value="-0.75">
            <text:p>-0,75</text:p>
          </table:table-cell>
          <table:table-cell office:value-type="float" office:value="-0.15">
            <text:p>-0,15</text:p>
          </table:table-cell>
          <table:table-cell office:value-type="float" office:value="0.004">
            <text:p>0,004</text:p>
          </table:table-cell>
          <table:table-cell office:value-type="float" office:value="0.197326048118055">
            <text:p>0,1973260481</text:p>
          </table:table-cell>
          <table:table-cell office:value-type="float" office:value="-90787.540444695">
            <text:p>-90787,540444695</text:p>
          </table:table-cell>
          <table:table-cell office:value-type="float" office:value="10117.2978844746">
            <text:p>10117,2978844746</text:p>
          </table:table-cell>
          <table:table-cell office:value-type="float" office:value="10771.3170436408">
            <text:p>10771,3170436408</text:p>
          </table:table-cell>
          <table:table-cell office:value-type="float" office:value="105831">
            <text:p>105831</text:p>
          </table:table-cell>
          <table:table-cell office:value-type="float" office:value="0.180616285132711">
            <text:p>0,1806162851</text:p>
          </table:table-cell>
          <table:table-cell office:value-type="float" office:value="-56248.8662261329">
            <text:p>-56248,8662261329</text:p>
          </table:table-cell>
          <table:table-cell office:value-type="float" office:value="7085.55281259725">
            <text:p>7085,5528125973</text:p>
          </table:table-cell>
          <table:table-cell office:value-type="float" office:value="7310.53616778782">
            <text:p>7310,5361677878</text:p>
          </table:table-cell>
          <table:table-cell office:value-type="float" office:value="71949">
            <text:p>71949</text:p>
          </table:table-cell>
          <table:table-cell office:value-type="float" office:value="0.190642142923917">
            <text:p>0,1906421429</text:p>
          </table:table-cell>
          <table:table-cell office:value-type="float" office:value="-147036.406670829">
            <text:p>-147036,406670829</text:p>
          </table:table-cell>
          <table:table-cell office:value-type="float" office:value="17202.8506970718">
            <text:p>17202,8506970718</text:p>
          </table:table-cell>
          <table:table-cell office:value-type="float" office:value="18081.8532114286">
            <text:p>18081,8532114286</text:p>
          </table:table-cell>
          <table:table-cell office:value-type="float" office:value="177780">
            <text:p>177780</text:p>
          </table:table-cell>
          <table:table-cell table:formula="of:=[.Q78]/[.R78]" office:value-type="float" office:value="0.951387587097476">
            <text:p>0,9513875871</text:p>
          </table:table-cell>
          <table:table-cell table:formula="of:=[.Q78]/[.S78]" office:value-type="float" office:value="0.0967648256107088">
            <text:p>0,0967648256</text:p>
          </table:table-cell>
          <table:table-cell table:formula="of:=([.B78]+[.C78])/2/[.D78]" office:value-type="float" office:value="-112.5">
            <text:p>-112,5</text:p>
          </table:table-cell>
          <table:table-cell table:number-columns-repeated="1002"/>
        </table:table-row>
        <table:table-row table:style-name="ro2">
          <table:table-cell table:style-name="ce1" office:value-type="float" office:value="13">
            <text:p>13</text:p>
          </table:table-cell>
          <table:table-cell office:value-type="float" office:value="-1.35">
            <text:p>-1,35</text:p>
          </table:table-cell>
          <table:table-cell office:value-type="float" office:value="-0.3">
            <text:p>-0,3</text:p>
          </table:table-cell>
          <table:table-cell office:value-type="float" office:value="0.006">
            <text:p>0,006</text:p>
          </table:table-cell>
          <table:table-cell office:value-type="float" office:value="0.202197628949884">
            <text:p>0,2021976289</text:p>
          </table:table-cell>
          <table:table-cell office:value-type="float" office:value="-89557.9100001816">
            <text:p>-89557,9100001816</text:p>
          </table:table-cell>
          <table:table-cell office:value-type="float" office:value="8266.16342796088">
            <text:p>8266,1634279609</text:p>
          </table:table-cell>
          <table:table-cell office:value-type="float" office:value="8398.02227512483">
            <text:p>8398,0222751248</text:p>
          </table:table-cell>
          <table:table-cell office:value-type="float" office:value="84239">
            <text:p>84239</text:p>
          </table:table-cell>
          <table:table-cell office:value-type="float" office:value="0.184156832857528">
            <text:p>0,1841568329</text:p>
          </table:table-cell>
          <table:table-cell office:value-type="float" office:value="-55301.1054643534">
            <text:p>-55301,1054643534</text:p>
          </table:table-cell>
          <table:table-cell office:value-type="float" office:value="5334.75504467264">
            <text:p>5334,7550446726</text:p>
          </table:table-cell>
          <table:table-cell office:value-type="float" office:value="5977.56738601948">
            <text:p>5977,5673860195</text:p>
          </table:table-cell>
          <table:table-cell office:value-type="float" office:value="56184">
            <text:p>56184</text:p>
          </table:table-cell>
          <table:table-cell office:value-type="float" office:value="0.194981310512942">
            <text:p>0,1949813105</text:p>
          </table:table-cell>
          <table:table-cell office:value-type="float" office:value="-144859.015464534">
            <text:p>-144859,015464534</text:p>
          </table:table-cell>
          <table:table-cell office:value-type="float" office:value="13600.9184726334">
            <text:p>13600,9184726334</text:p>
          </table:table-cell>
          <table:table-cell office:value-type="float" office:value="14375.5896611442">
            <text:p>14375,5896611442</text:p>
          </table:table-cell>
          <table:table-cell office:value-type="float" office:value="140423">
            <text:p>140423</text:p>
          </table:table-cell>
          <table:table-cell table:formula="of:=[.Q79]/[.R79]" office:value-type="float" office:value="0.946112040843468">
            <text:p>0,9461120408</text:p>
          </table:table-cell>
          <table:table-cell table:formula="of:=[.Q79]/[.S79]" office:value-type="float" office:value="0.0968567718438817">
            <text:p>0,0968567718</text:p>
          </table:table-cell>
          <table:table-cell table:formula="of:=([.B79]+[.C79])/2/[.D79]" office:value-type="float" office:value="-137.5">
            <text:p>-137,5</text:p>
          </table:table-cell>
          <table:table-cell table:number-columns-repeated="1002"/>
        </table:table-row>
        <table:table-row table:style-name="ro2">
          <table:table-cell table:style-name="ce1" office:value-type="float" office:value="55">
            <text:p>55</text:p>
          </table:table-cell>
          <table:table-cell office:value-type="float" office:value="-1.2">
            <text:p>-1,2</text:p>
          </table:table-cell>
          <table:table-cell office:value-type="float" office:value="0.45">
            <text:p>0,45</text:p>
          </table:table-cell>
          <table:table-cell office:value-type="float" office:value="0.006">
            <text:p>0,006</text:p>
          </table:table-cell>
          <table:table-cell office:value-type="float" office:value="0.19380439028768">
            <text:p>0,1938043903</text:p>
          </table:table-cell>
          <table:table-cell office:value-type="float" office:value="-87861.6959882304">
            <text:p>-87861,6959882304</text:p>
          </table:table-cell>
          <table:table-cell office:value-type="float" office:value="11398.3573410839">
            <text:p>11398,3573410839</text:p>
          </table:table-cell>
          <table:table-cell office:value-type="float" office:value="11721.1531969951">
            <text:p>11721,1531969951</text:p>
          </table:table-cell>
          <table:table-cell office:value-type="float" office:value="121923">
            <text:p>121923</text:p>
          </table:table-cell>
          <table:table-cell office:value-type="float" office:value="0.176963122569673">
            <text:p>0,1769631226</text:p>
          </table:table-cell>
          <table:table-cell office:value-type="float" office:value="-54299.3649337188">
            <text:p>-54299,3649337188</text:p>
          </table:table-cell>
          <table:table-cell office:value-type="float" office:value="8146.33426237024">
            <text:p>8146,3342623702</text:p>
          </table:table-cell>
          <table:table-cell office:value-type="float" office:value="8568.8764030336">
            <text:p>8568,8764030336</text:p>
          </table:table-cell>
          <table:table-cell office:value-type="float" office:value="78810">
            <text:p>78810</text:p>
          </table:table-cell>
          <table:table-cell office:value-type="float" office:value="0.187067883200477">
            <text:p>0,1870678832</text:p>
          </table:table-cell>
          <table:table-cell office:value-type="float" office:value="-142161.060921952">
            <text:p>-142161,060921952</text:p>
          </table:table-cell>
          <table:table-cell office:value-type="float" office:value="19544.6916034541">
            <text:p>19544,6916034541</text:p>
          </table:table-cell>
          <table:table-cell office:value-type="float" office:value="20290.0296000281">
            <text:p>20290,0296000281</text:p>
          </table:table-cell>
          <table:table-cell office:value-type="float" office:value="200733">
            <text:p>200733</text:p>
          </table:table-cell>
          <table:table-cell table:formula="of:=[.Q80]/[.R80]" office:value-type="float" office:value="0.963265800431707">
            <text:p>0,9632658004</text:p>
          </table:table-cell>
          <table:table-cell table:formula="of:=[.Q80]/[.S80]" office:value-type="float" office:value="0.0973666093938421">
            <text:p>0,0973666094</text:p>
          </table:table-cell>
          <table:table-cell table:formula="of:=([.B80]+[.C80])/2/[.D80]" office:value-type="float" office:value="-62.5">
            <text:p>-62,5</text:p>
          </table:table-cell>
          <table:table-cell table:number-columns-repeated="1002"/>
        </table:table-row>
        <table:table-row table:style-name="ro2">
          <table:table-cell table:style-name="ce1" office:value-type="float" office:value="17">
            <text:p>17</text:p>
          </table:table-cell>
          <table:table-cell office:value-type="float" office:value="-1.35">
            <text:p>-1,35</text:p>
          </table:table-cell>
          <table:table-cell office:value-type="float" office:value="-0.15">
            <text:p>-0,15</text:p>
          </table:table-cell>
          <table:table-cell office:value-type="float" office:value="0.008">
            <text:p>0,008</text:p>
          </table:table-cell>
          <table:table-cell office:value-type="float" office:value="0.201081271169678">
            <text:p>0,2010812712</text:p>
          </table:table-cell>
          <table:table-cell office:value-type="float" office:value="-90141.0553094595">
            <text:p>-90141,0553094595</text:p>
          </table:table-cell>
          <table:table-cell office:value-type="float" office:value="7583.59582710667">
            <text:p>7583,5958271067</text:p>
          </table:table-cell>
          <table:table-cell office:value-type="float" office:value="7591.77353345808">
            <text:p>7591,7735334581</text:p>
          </table:table-cell>
          <table:table-cell office:value-type="float" office:value="79480">
            <text:p>79480</text:p>
          </table:table-cell>
          <table:table-cell office:value-type="float" office:value="0.183372502048057">
            <text:p>0,183372502</text:p>
          </table:table-cell>
          <table:table-cell office:value-type="float" office:value="-55867.2957625563">
            <text:p>-55867,2957625563</text:p>
          </table:table-cell>
          <table:table-cell office:value-type="float" office:value="5133.15417391721">
            <text:p>5133,1541739172</text:p>
          </table:table-cell>
          <table:table-cell office:value-type="float" office:value="4957.99686435222">
            <text:p>4957,9968643522</text:p>
          </table:table-cell>
          <table:table-cell office:value-type="float" office:value="49976">
            <text:p>49976</text:p>
          </table:table-cell>
          <table:table-cell office:value-type="float" office:value="0.19399776352103">
            <text:p>0,1939977635</text:p>
          </table:table-cell>
          <table:table-cell office:value-type="float" office:value="-146008.351072016">
            <text:p>-146008,351072016</text:p>
          </table:table-cell>
          <table:table-cell office:value-type="float" office:value="12716.7500010239">
            <text:p>12716,7500010239</text:p>
          </table:table-cell>
          <table:table-cell office:value-type="float" office:value="12549.7703978101">
            <text:p>12549,7703978101</text:p>
          </table:table-cell>
          <table:table-cell office:value-type="float" office:value="129456">
            <text:p>129456</text:p>
          </table:table-cell>
          <table:table-cell table:formula="of:=[.Q81]/[.R81]" office:value-type="float" office:value="1.0133053910885">
            <text:p>1,0133053911</text:p>
          </table:table-cell>
          <table:table-cell table:formula="of:=[.Q81]/[.S81]" office:value-type="float" office:value="0.0982322179043374">
            <text:p>0,0982322179</text:p>
          </table:table-cell>
          <table:table-cell table:formula="of:=([.B81]+[.C81])/2/[.D81]" office:value-type="float" office:value="-93.75">
            <text:p>-93,75</text:p>
          </table:table-cell>
          <table:table-cell table:number-columns-repeated="1002"/>
        </table:table-row>
        <table:table-row table:style-name="ro2">
          <table:table-cell table:style-name="ce1" office:value-type="float" office:value="137">
            <text:p>137</text:p>
          </table:table-cell>
          <table:table-cell office:value-type="float" office:value="-0.600000000000001">
            <text:p>-0,6</text:p>
          </table:table-cell>
          <table:table-cell office:value-type="float" office:value="-5.27355936696949E-016">
            <text:p>-5,27355936696949E-016</text:p>
          </table:table-cell>
          <table:table-cell office:value-type="float" office:value="0.008">
            <text:p>0,008</text:p>
          </table:table-cell>
          <table:table-cell office:value-type="float" office:value="0.20287102074637">
            <text:p>0,2028710207</text:p>
          </table:table-cell>
          <table:table-cell office:value-type="float" office:value="-94161.6008444539">
            <text:p>-94161,6008444539</text:p>
          </table:table-cell>
          <table:table-cell office:value-type="float" office:value="8804.68315531929">
            <text:p>8804,6831553193</text:p>
          </table:table-cell>
          <table:table-cell office:value-type="float" office:value="9367.28844115424">
            <text:p>9367,2884411542</text:p>
          </table:table-cell>
          <table:table-cell office:value-type="float" office:value="94024">
            <text:p>94024</text:p>
          </table:table-cell>
          <table:table-cell office:value-type="float" office:value="0.184618924705071">
            <text:p>0,1846189247</text:p>
          </table:table-cell>
          <table:table-cell office:value-type="float" office:value="-58513.0316436392">
            <text:p>-58513,0316436392</text:p>
          </table:table-cell>
          <table:table-cell office:value-type="float" office:value="6304.51901523226">
            <text:p>6304,5190152323</text:p>
          </table:table-cell>
          <table:table-cell office:value-type="float" office:value="6102.71256441783">
            <text:p>6102,7125644178</text:p>
          </table:table-cell>
          <table:table-cell office:value-type="float" office:value="58527">
            <text:p>58527</text:p>
          </table:table-cell>
          <table:table-cell office:value-type="float" office:value="0.195570182329851">
            <text:p>0,1955701823</text:p>
          </table:table-cell>
          <table:table-cell office:value-type="float" office:value="-152674.632488095">
            <text:p>-152674,632488095</text:p>
          </table:table-cell>
          <table:table-cell office:value-type="float" office:value="15109.2021705515">
            <text:p>15109,2021705515</text:p>
          </table:table-cell>
          <table:table-cell office:value-type="float" office:value="15470.0010055721">
            <text:p>15470,0010055721</text:p>
          </table:table-cell>
          <table:table-cell office:value-type="float" office:value="152551">
            <text:p>152551</text:p>
          </table:table-cell>
          <table:table-cell table:formula="of:=[.Q82]/[.R82]" office:value-type="float" office:value="0.976677517028561">
            <text:p>0,976677517</text:p>
          </table:table-cell>
          <table:table-cell table:formula="of:=[.Q82]/[.S82]" office:value-type="float" office:value="0.0990436127626269">
            <text:p>0,0990436128</text:p>
          </table:table-cell>
          <table:table-cell table:formula="of:=([.B82]+[.C82])/2/[.D82]" office:value-type="float" office:value="-37.5000000000001">
            <text:p>-37,5</text:p>
          </table:table-cell>
          <table:table-cell table:number-columns-repeated="1002"/>
        </table:table-row>
        <table:table-row table:style-name="ro2">
          <table:table-cell table:style-name="ce1" office:value-type="float" office:value="151">
            <text:p>151</text:p>
          </table:table-cell>
          <table:table-cell office:value-type="float" office:value="-0.450000000000001">
            <text:p>-0,45</text:p>
          </table:table-cell>
          <table:table-cell office:value-type="float" office:value="-6.10622663543836E-016">
            <text:p>-6,10622663543836E-016</text:p>
          </table:table-cell>
          <table:table-cell office:value-type="float" office:value="0.006">
            <text:p>0,006</text:p>
          </table:table-cell>
          <table:table-cell office:value-type="float" office:value="0.198312250448716">
            <text:p>0,1983122504</text:p>
          </table:table-cell>
          <table:table-cell office:value-type="float" office:value="-94770.3026692711">
            <text:p>-94770,3026692711</text:p>
          </table:table-cell>
          <table:table-cell office:value-type="float" office:value="10519.8797643426">
            <text:p>10519,8797643426</text:p>
          </table:table-cell>
          <table:table-cell office:value-type="float" office:value="10880.6245177753">
            <text:p>10880,6245177753</text:p>
          </table:table-cell>
          <table:table-cell office:value-type="float" office:value="106445">
            <text:p>106445</text:p>
          </table:table-cell>
          <table:table-cell office:value-type="float" office:value="0.180630314316126">
            <text:p>0,1806303143</text:p>
          </table:table-cell>
          <table:table-cell office:value-type="float" office:value="-58550.8770521284">
            <text:p>-58550,8770521284</text:p>
          </table:table-cell>
          <table:table-cell office:value-type="float" office:value="7063.84424357888">
            <text:p>7063,8442435789</text:p>
          </table:table-cell>
          <table:table-cell office:value-type="float" office:value="7552.41429332507">
            <text:p>7552,4142933251</text:p>
          </table:table-cell>
          <table:table-cell office:value-type="float" office:value="68648">
            <text:p>68648</text:p>
          </table:table-cell>
          <table:table-cell office:value-type="float" office:value="0.19123947599568">
            <text:p>0,191239476</text:p>
          </table:table-cell>
          <table:table-cell office:value-type="float" office:value="-153321.179721399">
            <text:p>-153321,179721399</text:p>
          </table:table-cell>
          <table:table-cell office:value-type="float" office:value="17583.7240079215">
            <text:p>17583,7240079215</text:p>
          </table:table-cell>
          <table:table-cell office:value-type="float" office:value="18433.0388111003">
            <text:p>18433,0388111003</text:p>
          </table:table-cell>
          <table:table-cell office:value-type="float" office:value="175093">
            <text:p>175093</text:p>
          </table:table-cell>
          <table:table-cell table:formula="of:=[.Q83]/[.R83]" office:value-type="float" office:value="0.953924319702113">
            <text:p>0,9539243197</text:p>
          </table:table-cell>
          <table:table-cell table:formula="of:=[.Q83]/[.S83]" office:value-type="float" office:value="0.100425054159341">
            <text:p>0,1004250542</text:p>
          </table:table-cell>
          <table:table-cell table:formula="of:=([.B83]+[.C83])/2/[.D83]" office:value-type="float" office:value="-37.5000000000001">
            <text:p>-37,5</text:p>
          </table:table-cell>
          <table:table-cell table:number-columns-repeated="1002"/>
        </table:table-row>
        <table:table-row table:style-name="ro2">
          <table:table-cell table:style-name="ce1" office:value-type="float" office:value="71">
            <text:p>71</text:p>
          </table:table-cell>
          <table:table-cell office:value-type="float" office:value="-1.05">
            <text:p>-1,05</text:p>
          </table:table-cell>
          <table:table-cell office:value-type="float" office:value="-0.15">
            <text:p>-0,15</text:p>
          </table:table-cell>
          <table:table-cell office:value-type="float" office:value="0.008">
            <text:p>0,008</text:p>
          </table:table-cell>
          <table:table-cell office:value-type="float" office:value="0.200779447578172">
            <text:p>0,2007794476</text:p>
          </table:table-cell>
          <table:table-cell office:value-type="float" office:value="-90650.216157929">
            <text:p>-90650,216157929</text:p>
          </table:table-cell>
          <table:table-cell office:value-type="float" office:value="8415.31754152139">
            <text:p>8415,3175415214</text:p>
          </table:table-cell>
          <table:table-cell office:value-type="float" office:value="8252.44022331067">
            <text:p>8252,4402233107</text:p>
          </table:table-cell>
          <table:table-cell office:value-type="float" office:value="82378">
            <text:p>82378</text:p>
          </table:table-cell>
          <table:table-cell office:value-type="float" office:value="0.183002298298042">
            <text:p>0,1830022983</text:p>
          </table:table-cell>
          <table:table-cell office:value-type="float" office:value="-56260.3657278696">
            <text:p>-56260,3657278696</text:p>
          </table:table-cell>
          <table:table-cell office:value-type="float" office:value="5202.92705230188">
            <text:p>5202,9270523019</text:p>
          </table:table-cell>
          <table:table-cell office:value-type="float" office:value="5312.82233715921">
            <text:p>5312,8223371592</text:p>
          </table:table-cell>
          <table:table-cell office:value-type="float" office:value="51382">
            <text:p>51382</text:p>
          </table:table-cell>
          <table:table-cell office:value-type="float" office:value="0.19366858786612">
            <text:p>0,1936685879</text:p>
          </table:table-cell>
          <table:table-cell office:value-type="float" office:value="-146910.5818858">
            <text:p>-146910,5818858</text:p>
          </table:table-cell>
          <table:table-cell office:value-type="float" office:value="13618.2445938234">
            <text:p>13618,2445938234</text:p>
          </table:table-cell>
          <table:table-cell office:value-type="float" office:value="13565.2625604698">
            <text:p>13565,2625604698</text:p>
          </table:table-cell>
          <table:table-cell office:value-type="float" office:value="133760">
            <text:p>133760</text:p>
          </table:table-cell>
          <table:table-cell table:formula="of:=[.Q84]/[.R84]" office:value-type="float" office:value="1.00390571381257">
            <text:p>1,0039057138</text:p>
          </table:table-cell>
          <table:table-cell table:formula="of:=[.Q84]/[.S84]" office:value-type="float" office:value="0.101811039128464">
            <text:p>0,1018110391</text:p>
          </table:table-cell>
          <table:table-cell table:formula="of:=([.B84]+[.C84])/2/[.D84]" office:value-type="float" office:value="-75">
            <text:p>-75</text:p>
          </table:table-cell>
          <table:table-cell table:number-columns-repeated="1002"/>
        </table:table-row>
        <table:table-row table:style-name="ro2">
          <table:table-cell table:style-name="ce1" office:value-type="float" office:value="67">
            <text:p>67</text:p>
          </table:table-cell>
          <table:table-cell office:value-type="float" office:value="-1.05">
            <text:p>-1,05</text:p>
          </table:table-cell>
          <table:table-cell office:value-type="float" office:value="-0.3">
            <text:p>-0,3</text:p>
          </table:table-cell>
          <table:table-cell office:value-type="float" office:value="0.006">
            <text:p>0,006</text:p>
          </table:table-cell>
          <table:table-cell office:value-type="float" office:value="0.199816662199851">
            <text:p>0,1998166622</text:p>
          </table:table-cell>
          <table:table-cell office:value-type="float" office:value="-90331.6384142443">
            <text:p>-90331,6384142443</text:p>
          </table:table-cell>
          <table:table-cell office:value-type="float" office:value="9466.97399407287">
            <text:p>9466,9739940729</text:p>
          </table:table-cell>
          <table:table-cell office:value-type="float" office:value="9502.20493105437">
            <text:p>9502,2049310544</text:p>
          </table:table-cell>
          <table:table-cell office:value-type="float" office:value="91269">
            <text:p>91269</text:p>
          </table:table-cell>
          <table:table-cell office:value-type="float" office:value="0.182166774149555">
            <text:p>0,1821667741</text:p>
          </table:table-cell>
          <table:table-cell office:value-type="float" office:value="-55873.722203384">
            <text:p>-55873,722203384</text:p>
          </table:table-cell>
          <table:table-cell office:value-type="float" office:value="6015.16239017298">
            <text:p>6015,162390173</text:p>
          </table:table-cell>
          <table:table-cell office:value-type="float" office:value="6723.84960144074">
            <text:p>6723,8496014407</text:p>
          </table:table-cell>
          <table:table-cell office:value-type="float" office:value="59127">
            <text:p>59127</text:p>
          </table:table-cell>
          <table:table-cell office:value-type="float" office:value="0.192756706979733">
            <text:p>0,192756707</text:p>
          </table:table-cell>
          <table:table-cell office:value-type="float" office:value="-146205.360617629">
            <text:p>-146205,360617629</text:p>
          </table:table-cell>
          <table:table-cell office:value-type="float" office:value="15482.1363842458">
            <text:p>15482,1363842458</text:p>
          </table:table-cell>
          <table:table-cell office:value-type="float" office:value="16226.0545324953">
            <text:p>16226,0545324953</text:p>
          </table:table-cell>
          <table:table-cell office:value-type="float" office:value="150396">
            <text:p>150396</text:p>
          </table:table-cell>
          <table:table-cell table:formula="of:=[.Q85]/[.R85]" office:value-type="float" office:value="0.954152862807179">
            <text:p>0,9541528628</text:p>
          </table:table-cell>
          <table:table-cell table:formula="of:=[.Q85]/[.S85]" office:value-type="float" office:value="0.102942474429146">
            <text:p>0,1029424744</text:p>
          </table:table-cell>
          <table:table-cell table:formula="of:=([.B85]+[.C85])/2/[.D85]" office:value-type="float" office:value="-112.5">
            <text:p>-112,5</text:p>
          </table:table-cell>
          <table:table-cell table:number-columns-repeated="1002"/>
        </table:table-row>
        <table:table-row table:style-name="ro2">
          <table:table-cell table:style-name="ce1" office:value-type="float" office:value="40">
            <text:p>40</text:p>
          </table:table-cell>
          <table:table-cell office:value-type="float" office:value="-1.2">
            <text:p>-1,2</text:p>
          </table:table-cell>
          <table:table-cell office:value-type="float" office:value="-0.3">
            <text:p>-0,3</text:p>
          </table:table-cell>
          <table:table-cell office:value-type="float" office:value="0.006">
            <text:p>0,006</text:p>
          </table:table-cell>
          <table:table-cell office:value-type="float" office:value="0.200240825852396">
            <text:p>0,2002408259</text:p>
          </table:table-cell>
          <table:table-cell office:value-type="float" office:value="-89418.344912937">
            <text:p>-89418,344912937</text:p>
          </table:table-cell>
          <table:table-cell office:value-type="float" office:value="9430.3225008189">
            <text:p>9430,3225008189</text:p>
          </table:table-cell>
          <table:table-cell office:value-type="float" office:value="9305.67950208368">
            <text:p>9305,6795020837</text:p>
          </table:table-cell>
          <table:table-cell office:value-type="float" office:value="86072">
            <text:p>86072</text:p>
          </table:table-cell>
          <table:table-cell office:value-type="float" office:value="0.18261657668541">
            <text:p>0,1826165767</text:p>
          </table:table-cell>
          <table:table-cell office:value-type="float" office:value="-55321.2188834949">
            <text:p>-55321,2188834949</text:p>
          </table:table-cell>
          <table:table-cell office:value-type="float" office:value="5431.07739224192">
            <text:p>5431,0773922419</text:p>
          </table:table-cell>
          <table:table-cell office:value-type="float" office:value="6621.14441588498">
            <text:p>6621,144415885</text:p>
          </table:table-cell>
          <table:table-cell office:value-type="float" office:value="56547">
            <text:p>56547</text:p>
          </table:table-cell>
          <table:table-cell office:value-type="float" office:value="0.193191126185602">
            <text:p>0,1931911262</text:p>
          </table:table-cell>
          <table:table-cell office:value-type="float" office:value="-144739.563796433">
            <text:p>-144739,563796433</text:p>
          </table:table-cell>
          <table:table-cell office:value-type="float" office:value="14861.3998930608">
            <text:p>14861,3998930608</text:p>
          </table:table-cell>
          <table:table-cell office:value-type="float" office:value="15926.8239179687">
            <text:p>15926,8239179687</text:p>
          </table:table-cell>
          <table:table-cell office:value-type="float" office:value="142619">
            <text:p>142619</text:p>
          </table:table-cell>
          <table:table-cell table:formula="of:=[.Q86]/[.R86]" office:value-type="float" office:value="0.933105054065055">
            <text:p>0,9331050541</text:p>
          </table:table-cell>
          <table:table-cell table:formula="of:=[.Q86]/[.S86]" office:value-type="float" office:value="0.104203506496756">
            <text:p>0,1042035065</text:p>
          </table:table-cell>
          <table:table-cell table:formula="of:=([.B86]+[.C86])/2/[.D86]" office:value-type="float" office:value="-125">
            <text:p>-125</text:p>
          </table:table-cell>
          <table:table-cell table:number-columns-repeated="1002"/>
        </table:table-row>
        <table:table-row table:style-name="ro2">
          <table:table-cell table:style-name="ce1" office:value-type="float" office:value="44">
            <text:p>44</text:p>
          </table:table-cell>
          <table:table-cell office:value-type="float" office:value="-1.2">
            <text:p>-1,2</text:p>
          </table:table-cell>
          <table:table-cell office:value-type="float" office:value="-0.15">
            <text:p>-0,15</text:p>
          </table:table-cell>
          <table:table-cell office:value-type="float" office:value="0.008">
            <text:p>0,008</text:p>
          </table:table-cell>
          <table:table-cell office:value-type="float" office:value="0.200998006433156">
            <text:p>0,2009980064</text:p>
          </table:table-cell>
          <table:table-cell office:value-type="float" office:value="-90182.5701677583">
            <text:p>-90182,5701677583</text:p>
          </table:table-cell>
          <table:table-cell office:value-type="float" office:value="7890.42886813248">
            <text:p>7890,4288681325</text:p>
          </table:table-cell>
          <table:table-cell office:value-type="float" office:value="8143.5608495434">
            <text:p>8143,5608495434</text:p>
          </table:table-cell>
          <table:table-cell office:value-type="float" office:value="79208">
            <text:p>79208</text:p>
          </table:table-cell>
          <table:table-cell office:value-type="float" office:value="0.18226128555059">
            <text:p>0,1822612856</text:p>
          </table:table-cell>
          <table:table-cell office:value-type="float" office:value="-55730.9086283414">
            <text:p>-55730,9086283414</text:p>
          </table:table-cell>
          <table:table-cell office:value-type="float" office:value="5540.6689317033">
            <text:p>5540,6689317033</text:p>
          </table:table-cell>
          <table:table-cell office:value-type="float" office:value="5337.60885044056">
            <text:p>5337,6088504406</text:p>
          </table:table-cell>
          <table:table-cell office:value-type="float" office:value="49382">
            <text:p>49382</text:p>
          </table:table-cell>
          <table:table-cell office:value-type="float" office:value="0.193503318080129">
            <text:p>0,1935033181</text:p>
          </table:table-cell>
          <table:table-cell office:value-type="float" office:value="-145913.478796097">
            <text:p>-145913,478796097</text:p>
          </table:table-cell>
          <table:table-cell office:value-type="float" office:value="13431.0977998358">
            <text:p>13431,0977998358</text:p>
          </table:table-cell>
          <table:table-cell office:value-type="float" office:value="13481.1696999839">
            <text:p>13481,1696999839</text:p>
          </table:table-cell>
          <table:table-cell office:value-type="float" office:value="128590">
            <text:p>128590</text:p>
          </table:table-cell>
          <table:table-cell table:formula="of:=[.Q87]/[.R87]" office:value-type="float" office:value="0.996285789641224">
            <text:p>0,9962857896</text:p>
          </table:table-cell>
          <table:table-cell table:formula="of:=[.Q87]/[.S87]" office:value-type="float" office:value="0.104449006919946">
            <text:p>0,1044490069</text:p>
          </table:table-cell>
          <table:table-cell table:formula="of:=([.B87]+[.C87])/2/[.D87]" office:value-type="float" office:value="-84.375">
            <text:p>-84,375</text:p>
          </table:table-cell>
          <table:table-cell table:number-columns-repeated="1002"/>
        </table:table-row>
        <table:table-row table:style-name="ro2">
          <table:table-cell table:style-name="ce1" office:value-type="float" office:value="19">
            <text:p>19</text:p>
          </table:table-cell>
          <table:table-cell office:value-type="float" office:value="-1.35">
            <text:p>-1,35</text:p>
          </table:table-cell>
          <table:table-cell office:value-type="float" office:value="0">
            <text:p>0</text:p>
          </table:table-cell>
          <table:table-cell office:value-type="float" office:value="0.006">
            <text:p>0,006</text:p>
          </table:table-cell>
          <table:table-cell office:value-type="float" office:value="0.196807754759152">
            <text:p>0,1968077548</text:p>
          </table:table-cell>
          <table:table-cell office:value-type="float" office:value="-87873.1311743312">
            <text:p>-87873,1311743312</text:p>
          </table:table-cell>
          <table:table-cell office:value-type="float" office:value="10964.9311056919">
            <text:p>10964,9311056919</text:p>
          </table:table-cell>
          <table:table-cell office:value-type="float" office:value="10925.8583236672">
            <text:p>10925,8583236672</text:p>
          </table:table-cell>
          <table:table-cell office:value-type="float" office:value="101930">
            <text:p>101930</text:p>
          </table:table-cell>
          <table:table-cell office:value-type="float" office:value="0.179671148690099">
            <text:p>0,1796711487</text:p>
          </table:table-cell>
          <table:table-cell office:value-type="float" office:value="-54354.1955028275">
            <text:p>-54354,1955028275</text:p>
          </table:table-cell>
          <table:table-cell office:value-type="float" office:value="6821.20241839364">
            <text:p>6821,2024183936</text:p>
          </table:table-cell>
          <table:table-cell office:value-type="float" office:value="7849.46123865975">
            <text:p>7849,4612386598</text:p>
          </table:table-cell>
          <table:table-cell office:value-type="float" office:value="66748">
            <text:p>66748</text:p>
          </table:table-cell>
          <table:table-cell office:value-type="float" office:value="0.189953112331531">
            <text:p>0,1899531123</text:p>
          </table:table-cell>
          <table:table-cell office:value-type="float" office:value="-142227.326677161">
            <text:p>-142227,326677161</text:p>
          </table:table-cell>
          <table:table-cell office:value-type="float" office:value="17786.1335240856">
            <text:p>17786,1335240856</text:p>
          </table:table-cell>
          <table:table-cell office:value-type="float" office:value="18775.3195623268">
            <text:p>18775,3195623268</text:p>
          </table:table-cell>
          <table:table-cell office:value-type="float" office:value="168678">
            <text:p>168678</text:p>
          </table:table-cell>
          <table:table-cell table:formula="of:=[.Q88]/[.R88]" office:value-type="float" office:value="0.947314556486909">
            <text:p>0,9473145565</text:p>
          </table:table-cell>
          <table:table-cell table:formula="of:=[.Q88]/[.S88]" office:value-type="float" office:value="0.105444299340078">
            <text:p>0,1054442993</text:p>
          </table:table-cell>
          <table:table-cell table:formula="of:=([.B88]+[.C88])/2/[.D88]" office:value-type="float" office:value="-112.5">
            <text:p>-112,5</text:p>
          </table:table-cell>
          <table:table-cell table:number-columns-repeated="1002"/>
        </table:table-row>
        <table:table-row table:style-name="ro2">
          <table:table-cell table:style-name="ce1" office:value-type="float" office:value="85">
            <text:p>85</text:p>
          </table:table-cell>
          <table:table-cell office:value-type="float" office:value="-1.05">
            <text:p>-1,05</text:p>
          </table:table-cell>
          <table:table-cell office:value-type="float" office:value="0.6">
            <text:p>0,6</text:p>
          </table:table-cell>
          <table:table-cell office:value-type="float" office:value="0.006">
            <text:p>0,006</text:p>
          </table:table-cell>
          <table:table-cell office:value-type="float" office:value="0.194316759553178">
            <text:p>0,1943167596</text:p>
          </table:table-cell>
          <table:table-cell office:value-type="float" office:value="-88024.2706969783">
            <text:p>-88024,2706969783</text:p>
          </table:table-cell>
          <table:table-cell office:value-type="float" office:value="12471.9381275423">
            <text:p>12471,9381275423</text:p>
          </table:table-cell>
          <table:table-cell office:value-type="float" office:value="12727.1486840006">
            <text:p>12727,1486840006</text:p>
          </table:table-cell>
          <table:table-cell office:value-type="float" office:value="125333">
            <text:p>125333</text:p>
          </table:table-cell>
          <table:table-cell office:value-type="float" office:value="0.176780717523387">
            <text:p>0,1767807175</text:p>
          </table:table-cell>
          <table:table-cell office:value-type="float" office:value="-54250.2810482251">
            <text:p>-54250,2810482251</text:p>
          </table:table-cell>
          <table:table-cell office:value-type="float" office:value="9531.23933092607">
            <text:p>9531,2393309261</text:p>
          </table:table-cell>
          <table:table-cell office:value-type="float" office:value="9341.06209735604">
            <text:p>9341,062097356</text:p>
          </table:table-cell>
          <table:table-cell office:value-type="float" office:value="81124">
            <text:p>81124</text:p>
          </table:table-cell>
          <table:table-cell office:value-type="float" office:value="0.187302342741261">
            <text:p>0,1873023427</text:p>
          </table:table-cell>
          <table:table-cell office:value-type="float" office:value="-142274.551745201">
            <text:p>-142274,551745201</text:p>
          </table:table-cell>
          <table:table-cell office:value-type="float" office:value="22003.1774584684">
            <text:p>22003,1774584684</text:p>
          </table:table-cell>
          <table:table-cell office:value-type="float" office:value="22068.2107813565">
            <text:p>22068,2107813565</text:p>
          </table:table-cell>
          <table:table-cell office:value-type="float" office:value="206457">
            <text:p>206457</text:p>
          </table:table-cell>
          <table:table-cell table:formula="of:=[.Q89]/[.R89]" office:value-type="float" office:value="0.997053076774895">
            <text:p>0,9970530768</text:p>
          </table:table-cell>
          <table:table-cell table:formula="of:=[.Q89]/[.S89]" office:value-type="float" office:value="0.106575109870183">
            <text:p>0,1065751099</text:p>
          </table:table-cell>
          <table:table-cell table:formula="of:=([.B89]+[.C89])/2/[.D89]" office:value-type="float" office:value="-37.5">
            <text:p>-37,5</text:p>
          </table:table-cell>
          <table:table-cell table:number-columns-repeated="1002"/>
        </table:table-row>
        <table:table-row table:style-name="ro2">
          <table:table-cell table:style-name="ce1" office:value-type="float" office:value="135">
            <text:p>135</text:p>
          </table:table-cell>
          <table:table-cell office:value-type="float" office:value="-0.600000000000001">
            <text:p>-0,6</text:p>
          </table:table-cell>
          <table:table-cell office:value-type="float" office:value="-5.27355936696949E-016">
            <text:p>-5,27355936696949E-016</text:p>
          </table:table-cell>
          <table:table-cell office:value-type="float" office:value="0.004">
            <text:p>0,004</text:p>
          </table:table-cell>
          <table:table-cell office:value-type="float" office:value="0.195737209139995">
            <text:p>0,1957372091</text:p>
          </table:table-cell>
          <table:table-cell office:value-type="float" office:value="-90378.0191472782">
            <text:p>-90378,0191472782</text:p>
          </table:table-cell>
          <table:table-cell office:value-type="float" office:value="11204.2002078673">
            <text:p>11204,2002078673</text:p>
          </table:table-cell>
          <table:table-cell office:value-type="float" office:value="11897.7476292196">
            <text:p>11897,7476292196</text:p>
          </table:table-cell>
          <table:table-cell office:value-type="float" office:value="106830">
            <text:p>106830</text:p>
          </table:table-cell>
          <table:table-cell office:value-type="float" office:value="0.178791294920075">
            <text:p>0,1787912949</text:p>
          </table:table-cell>
          <table:table-cell office:value-type="float" office:value="-55931.7699996972">
            <text:p>-55931,7699996972</text:p>
          </table:table-cell>
          <table:table-cell office:value-type="float" office:value="7962.09830970177">
            <text:p>7962,0983097018</text:p>
          </table:table-cell>
          <table:table-cell office:value-type="float" office:value="8014.65905097401">
            <text:p>8014,659050974</text:p>
          </table:table-cell>
          <table:table-cell office:value-type="float" office:value="72826">
            <text:p>72826</text:p>
          </table:table-cell>
          <table:table-cell office:value-type="float" office:value="0.188958843452027">
            <text:p>0,1889588435</text:p>
          </table:table-cell>
          <table:table-cell office:value-type="float" office:value="-146309.789146976">
            <text:p>-146309,789146976</text:p>
          </table:table-cell>
          <table:table-cell office:value-type="float" office:value="19166.2985175691">
            <text:p>19166,2985175691</text:p>
          </table:table-cell>
          <table:table-cell office:value-type="float" office:value="19912.4066801935">
            <text:p>19912,4066801935</text:p>
          </table:table-cell>
          <table:table-cell office:value-type="float" office:value="179656">
            <text:p>179656</text:p>
          </table:table-cell>
          <table:table-cell table:formula="of:=[.Q90]/[.R90]" office:value-type="float" office:value="0.962530487921054">
            <text:p>0,9625304879</text:p>
          </table:table-cell>
          <table:table-cell table:formula="of:=[.Q90]/[.S90]" office:value-type="float" office:value="0.106683319886723">
            <text:p>0,1066833199</text:p>
          </table:table-cell>
          <table:table-cell table:formula="of:=([.B90]+[.C90])/2/[.D90]" office:value-type="float" office:value="-75.0000000000002">
            <text:p>-75</text:p>
          </table:table-cell>
          <table:table-cell table:number-columns-repeated="1002"/>
        </table:table-row>
        <table:table-row table:style-name="ro2">
          <table:table-cell table:style-name="ce1" office:value-type="float" office:value="155">
            <text:p>155</text:p>
          </table:table-cell>
          <table:table-cell office:value-type="float" office:value="-0.450000000000001">
            <text:p>-0,45</text:p>
          </table:table-cell>
          <table:table-cell office:value-type="float" office:value="0.149999999999999">
            <text:p>0,15</text:p>
          </table:table-cell>
          <table:table-cell office:value-type="float" office:value="0.008">
            <text:p>0,008</text:p>
          </table:table-cell>
          <table:table-cell office:value-type="float" office:value="0.203795168357409">
            <text:p>0,2037951684</text:p>
          </table:table-cell>
          <table:table-cell office:value-type="float" office:value="-94399.5193242837">
            <text:p>-94399,5193242837</text:p>
          </table:table-cell>
          <table:table-cell office:value-type="float" office:value="10274.7062321419">
            <text:p>10274,7062321419</text:p>
          </table:table-cell>
          <table:table-cell office:value-type="float" office:value="9948.70255202095">
            <text:p>9948,702552021</text:p>
          </table:table-cell>
          <table:table-cell office:value-type="float" office:value="94107">
            <text:p>94107</text:p>
          </table:table-cell>
          <table:table-cell office:value-type="float" office:value="0.186168866150167">
            <text:p>0,1861688662</text:p>
          </table:table-cell>
          <table:table-cell office:value-type="float" office:value="-58726.3822682832">
            <text:p>-58726,3822682832</text:p>
          </table:table-cell>
          <table:table-cell office:value-type="float" office:value="6135.81661049497">
            <text:p>6135,816610495</text:p>
          </table:table-cell>
          <table:table-cell office:value-type="float" office:value="6585.58676375847">
            <text:p>6585,5867637585</text:p>
          </table:table-cell>
          <table:table-cell office:value-type="float" office:value="58825">
            <text:p>58825</text:p>
          </table:table-cell>
          <table:table-cell office:value-type="float" office:value="0.196744647474512">
            <text:p>0,1967446475</text:p>
          </table:table-cell>
          <table:table-cell office:value-type="float" office:value="-153125.901592569">
            <text:p>-153125,901592569</text:p>
          </table:table-cell>
          <table:table-cell office:value-type="float" office:value="16410.5228426368">
            <text:p>16410,5228426368</text:p>
          </table:table-cell>
          <table:table-cell office:value-type="float" office:value="16534.2893157792">
            <text:p>16534,2893157792</text:p>
          </table:table-cell>
          <table:table-cell office:value-type="float" office:value="152932">
            <text:p>152932</text:p>
          </table:table-cell>
          <table:table-cell table:formula="of:=[.Q91]/[.R91]" office:value-type="float" office:value="0.992514557427982">
            <text:p>0,9925145574</text:p>
          </table:table-cell>
          <table:table-cell table:formula="of:=[.Q91]/[.S91]" office:value-type="float" office:value="0.107306010793273">
            <text:p>0,1073060108</text:p>
          </table:table-cell>
          <table:table-cell table:formula="of:=([.B91]+[.C91])/2/[.D91]" office:value-type="float" office:value="-18.7500000000001">
            <text:p>-18,75</text:p>
          </table:table-cell>
          <table:table-cell table:number-columns-repeated="1002"/>
        </table:table-row>
        <table:table-row table:style-name="ro2">
          <table:table-cell table:style-name="ce1" office:value-type="float" office:value="83">
            <text:p>83</text:p>
          </table:table-cell>
          <table:table-cell office:value-type="float" office:value="-1.05">
            <text:p>-1,05</text:p>
          </table:table-cell>
          <table:table-cell office:value-type="float" office:value="0.45">
            <text:p>0,45</text:p>
          </table:table-cell>
          <table:table-cell office:value-type="float" office:value="0.008">
            <text:p>0,008</text:p>
          </table:table-cell>
          <table:table-cell office:value-type="float" office:value="0.196699468786583">
            <text:p>0,1966994688</text:p>
          </table:table-cell>
          <table:table-cell office:value-type="float" office:value="-88753.5694669549">
            <text:p>-88753,5694669549</text:p>
          </table:table-cell>
          <table:table-cell office:value-type="float" office:value="10564.5782765446">
            <text:p>10564,5782765446</text:p>
          </table:table-cell>
          <table:table-cell office:value-type="float" office:value="10660.9744046767">
            <text:p>10660,9744046767</text:p>
          </table:table-cell>
          <table:table-cell office:value-type="float" office:value="106491">
            <text:p>106491</text:p>
          </table:table-cell>
          <table:table-cell office:value-type="float" office:value="0.17939881568817">
            <text:p>0,1793988157</text:p>
          </table:table-cell>
          <table:table-cell office:value-type="float" office:value="-54951.5084239877">
            <text:p>-54951,5084239877</text:p>
          </table:table-cell>
          <table:table-cell office:value-type="float" office:value="7895.67494890665">
            <text:p>7895,6749489067</text:p>
          </table:table-cell>
          <table:table-cell office:value-type="float" office:value="7185.70596507848">
            <text:p>7185,7059650785</text:p>
          </table:table-cell>
          <table:table-cell office:value-type="float" office:value="64781">
            <text:p>64781</text:p>
          </table:table-cell>
          <table:table-cell office:value-type="float" office:value="0.189779207547218">
            <text:p>0,1897792075</text:p>
          </table:table-cell>
          <table:table-cell office:value-type="float" office:value="-143705.07789094">
            <text:p>-143705,07789094</text:p>
          </table:table-cell>
          <table:table-cell office:value-type="float" office:value="18460.2532254511">
            <text:p>18460,2532254511</text:p>
          </table:table-cell>
          <table:table-cell office:value-type="float" office:value="17846.6803697546">
            <text:p>17846,6803697546</text:p>
          </table:table-cell>
          <table:table-cell office:value-type="float" office:value="171272">
            <text:p>171272</text:p>
          </table:table-cell>
          <table:table-cell table:formula="of:=[.Q92]/[.R92]" office:value-type="float" office:value="1.03438022326754">
            <text:p>1,0343802233</text:p>
          </table:table-cell>
          <table:table-cell table:formula="of:=[.Q92]/[.S92]" office:value-type="float" office:value="0.107783252519099">
            <text:p>0,1077832525</text:p>
          </table:table-cell>
          <table:table-cell table:formula="of:=([.B92]+[.C92])/2/[.D92]" office:value-type="float" office:value="-37.5">
            <text:p>-37,5</text:p>
          </table:table-cell>
          <table:table-cell table:number-columns-repeated="1002"/>
        </table:table-row>
        <table:table-row table:style-name="ro2">
          <table:table-cell table:style-name="ce1" office:value-type="float" office:value="42">
            <text:p>42</text:p>
          </table:table-cell>
          <table:table-cell office:value-type="float" office:value="-1.2">
            <text:p>-1,2</text:p>
          </table:table-cell>
          <table:table-cell office:value-type="float" office:value="-0.15">
            <text:p>-0,15</text:p>
          </table:table-cell>
          <table:table-cell office:value-type="float" office:value="0.004">
            <text:p>0,004</text:p>
          </table:table-cell>
          <table:table-cell office:value-type="float" office:value="0.200627118794641">
            <text:p>0,2006271188</text:p>
          </table:table-cell>
          <table:table-cell office:value-type="float" office:value="-88467.8853258347">
            <text:p>-88467,8853258347</text:p>
          </table:table-cell>
          <table:table-cell office:value-type="float" office:value="11545.515049124">
            <text:p>11545,515049124</text:p>
          </table:table-cell>
          <table:table-cell office:value-type="float" office:value="12067.0497172566">
            <text:p>12067,0497172566</text:p>
          </table:table-cell>
          <table:table-cell office:value-type="float" office:value="99744">
            <text:p>99744</text:p>
          </table:table-cell>
          <table:table-cell office:value-type="float" office:value="0.184835347871039">
            <text:p>0,1848353479</text:p>
          </table:table-cell>
          <table:table-cell office:value-type="float" office:value="-55085.6068833263">
            <text:p>-55085,6068833263</text:p>
          </table:table-cell>
          <table:table-cell office:value-type="float" office:value="7082.55204108488">
            <text:p>7082,5520410849</text:p>
          </table:table-cell>
          <table:table-cell office:value-type="float" office:value="7841.79686530441">
            <text:p>7841,7968653044</text:p>
          </table:table-cell>
          <table:table-cell office:value-type="float" office:value="72545">
            <text:p>72545</text:p>
          </table:table-cell>
          <table:table-cell office:value-type="float" office:value="0.1943104104252">
            <text:p>0,1943104104</text:p>
          </table:table-cell>
          <table:table-cell office:value-type="float" office:value="-143553.492209158">
            <text:p>-143553,492209158</text:p>
          </table:table-cell>
          <table:table-cell office:value-type="float" office:value="18628.0670902089">
            <text:p>18628,0670902089</text:p>
          </table:table-cell>
          <table:table-cell office:value-type="float" office:value="19908.8465825611">
            <text:p>19908,8465825611</text:p>
          </table:table-cell>
          <table:table-cell office:value-type="float" office:value="172289">
            <text:p>172289</text:p>
          </table:table-cell>
          <table:table-cell table:formula="of:=[.Q93]/[.R93]" office:value-type="float" office:value="0.935667820481671">
            <text:p>0,9356678205</text:p>
          </table:table-cell>
          <table:table-cell table:formula="of:=[.Q93]/[.S93]" office:value-type="float" office:value="0.108121047137129">
            <text:p>0,1081210471</text:p>
          </table:table-cell>
          <table:table-cell table:formula="of:=([.B93]+[.C93])/2/[.D93]" office:value-type="float" office:value="-168.75">
            <text:p>-168,75</text:p>
          </table:table-cell>
          <table:table-cell table:number-columns-repeated="1002"/>
        </table:table-row>
        <table:table-row table:style-name="ro2">
          <table:table-cell table:style-name="ce1" office:value-type="float" office:value="115">
            <text:p>115</text:p>
          </table:table-cell>
          <table:table-cell office:value-type="float" office:value="-0.75">
            <text:p>-0,75</text:p>
          </table:table-cell>
          <table:table-cell office:value-type="float" office:value="-0.15">
            <text:p>-0,15</text:p>
          </table:table-cell>
          <table:table-cell office:value-type="float" office:value="0.006">
            <text:p>0,006</text:p>
          </table:table-cell>
          <table:table-cell office:value-type="float" office:value="0.19704205316819">
            <text:p>0,1970420532</text:p>
          </table:table-cell>
          <table:table-cell office:value-type="float" office:value="-91287.9428424114">
            <text:p>-91287,9428424114</text:p>
          </table:table-cell>
          <table:table-cell office:value-type="float" office:value="10827.2787565004">
            <text:p>10827,2787565004</text:p>
          </table:table-cell>
          <table:table-cell office:value-type="float" office:value="11117.4248988767">
            <text:p>11117,4248988767</text:p>
          </table:table-cell>
          <table:table-cell office:value-type="float" office:value="99352">
            <text:p>99352</text:p>
          </table:table-cell>
          <table:table-cell office:value-type="float" office:value="0.179898753100868">
            <text:p>0,1798987531</text:p>
          </table:table-cell>
          <table:table-cell office:value-type="float" office:value="-56487.6946429328">
            <text:p>-56487,6946429328</text:p>
          </table:table-cell>
          <table:table-cell office:value-type="float" office:value="6864.12551288794">
            <text:p>6864,1255128879</text:p>
          </table:table-cell>
          <table:table-cell office:value-type="float" office:value="7691.47056485862">
            <text:p>7691,4705648586</text:p>
          </table:table-cell>
          <table:table-cell office:value-type="float" office:value="64016">
            <text:p>64016</text:p>
          </table:table-cell>
          <table:table-cell office:value-type="float" office:value="0.190184733141261">
            <text:p>0,1901847331</text:p>
          </table:table-cell>
          <table:table-cell office:value-type="float" office:value="-147775.637485342">
            <text:p>-147775,637485342</text:p>
          </table:table-cell>
          <table:table-cell office:value-type="float" office:value="17691.4042693882">
            <text:p>17691,4042693882</text:p>
          </table:table-cell>
          <table:table-cell office:value-type="float" office:value="18808.8954637352">
            <text:p>18808,8954637352</text:p>
          </table:table-cell>
          <table:table-cell office:value-type="float" office:value="163368">
            <text:p>163368</text:p>
          </table:table-cell>
          <table:table-cell table:formula="of:=[.Q94]/[.R94]" office:value-type="float" office:value="0.94058709101225">
            <text:p>0,940587091</text:p>
          </table:table-cell>
          <table:table-cell table:formula="of:=[.Q94]/[.S94]" office:value-type="float" office:value="0.10829173564828">
            <text:p>0,1082917356</text:p>
          </table:table-cell>
          <table:table-cell table:formula="of:=([.B94]+[.C94])/2/[.D94]" office:value-type="float" office:value="-75">
            <text:p>-75</text:p>
          </table:table-cell>
          <table:table-cell table:number-columns-repeated="1002"/>
        </table:table-row>
        <table:table-row table:style-name="ro2">
          <table:table-cell table:style-name="ce1" office:value-type="float" office:value="110">
            <text:p>110</text:p>
          </table:table-cell>
          <table:table-cell office:value-type="float" office:value="-0.9">
            <text:p>-0,9</text:p>
          </table:table-cell>
          <table:table-cell office:value-type="float" office:value="0.6">
            <text:p>0,6</text:p>
          </table:table-cell>
          <table:table-cell office:value-type="float" office:value="0.008">
            <text:p>0,008</text:p>
          </table:table-cell>
          <table:table-cell office:value-type="float" office:value="0.19838909771618">
            <text:p>0,1983890977</text:p>
          </table:table-cell>
          <table:table-cell office:value-type="float" office:value="-89294.3540476399">
            <text:p>-89294,3540476399</text:p>
          </table:table-cell>
          <table:table-cell office:value-type="float" office:value="11251.0984566736">
            <text:p>11251,0984566736</text:p>
          </table:table-cell>
          <table:table-cell office:value-type="float" office:value="11532.8959702715">
            <text:p>11532,8959702715</text:p>
          </table:table-cell>
          <table:table-cell office:value-type="float" office:value="109379">
            <text:p>109379</text:p>
          </table:table-cell>
          <table:table-cell office:value-type="float" office:value="0.179986769314978">
            <text:p>0,1799867693</text:p>
          </table:table-cell>
          <table:table-cell office:value-type="float" office:value="-55069.9664225429">
            <text:p>-55069,9664225429</text:p>
          </table:table-cell>
          <table:table-cell office:value-type="float" office:value="7962.95886314736">
            <text:p>7962,9588631474</text:p>
          </table:table-cell>
          <table:table-cell office:value-type="float" office:value="7828.05673530275">
            <text:p>7828,0567353028</text:p>
          </table:table-cell>
          <table:table-cell office:value-type="float" office:value="66850">
            <text:p>66850</text:p>
          </table:table-cell>
          <table:table-cell office:value-type="float" office:value="0.191028166355699">
            <text:p>0,1910281664</text:p>
          </table:table-cell>
          <table:table-cell office:value-type="float" office:value="-144364.320470183">
            <text:p>-144364,320470183</text:p>
          </table:table-cell>
          <table:table-cell office:value-type="float" office:value="19214.0573198209">
            <text:p>19214,0573198209</text:p>
          </table:table-cell>
          <table:table-cell office:value-type="float" office:value="19360.9527055739">
            <text:p>19360,9527055739</text:p>
          </table:table-cell>
          <table:table-cell office:value-type="float" office:value="176229">
            <text:p>176229</text:p>
          </table:table-cell>
          <table:table-cell table:formula="of:=[.Q95]/[.R95]" office:value-type="float" office:value="0.992412801787863">
            <text:p>0,9924128018</text:p>
          </table:table-cell>
          <table:table-cell table:formula="of:=[.Q95]/[.S95]" office:value-type="float" office:value="0.109028918735401">
            <text:p>0,1090289187</text:p>
          </table:table-cell>
          <table:table-cell table:formula="of:=([.B95]+[.C95])/2/[.D95]" office:value-type="float" office:value="-18.75">
            <text:p>-18,75</text:p>
          </table:table-cell>
          <table:table-cell table:number-columns-repeated="1002"/>
        </table:table-row>
        <table:table-row table:style-name="ro2">
          <table:table-cell table:style-name="ce1" office:value-type="float" office:value="50">
            <text:p>50</text:p>
          </table:table-cell>
          <table:table-cell office:value-type="float" office:value="-1.2">
            <text:p>-1,2</text:p>
          </table:table-cell>
          <table:table-cell office:value-type="float" office:value="0.15">
            <text:p>0,15</text:p>
          </table:table-cell>
          <table:table-cell office:value-type="float" office:value="0.008">
            <text:p>0,008</text:p>
          </table:table-cell>
          <table:table-cell office:value-type="float" office:value="0.19764823507859">
            <text:p>0,1976482351</text:p>
          </table:table-cell>
          <table:table-cell office:value-type="float" office:value="-88868.732972639">
            <text:p>-88868,732972639</text:p>
          </table:table-cell>
          <table:table-cell office:value-type="float" office:value="10125.8810008813">
            <text:p>10125,8810008813</text:p>
          </table:table-cell>
          <table:table-cell office:value-type="float" office:value="9844.96503541701">
            <text:p>9844,965035417</text:p>
          </table:table-cell>
          <table:table-cell office:value-type="float" office:value="92175">
            <text:p>92175</text:p>
          </table:table-cell>
          <table:table-cell office:value-type="float" office:value="0.180156552666312">
            <text:p>0,1801565527</text:p>
          </table:table-cell>
          <table:table-cell office:value-type="float" office:value="-55014.9391116281">
            <text:p>-55014,9391116281</text:p>
          </table:table-cell>
          <table:table-cell office:value-type="float" office:value="6233.78060736888">
            <text:p>6233,7806073689</text:p>
          </table:table-cell>
          <table:table-cell office:value-type="float" office:value="6363.41383884074">
            <text:p>6363,4138388407</text:p>
          </table:table-cell>
          <table:table-cell office:value-type="float" office:value="56435">
            <text:p>56435</text:p>
          </table:table-cell>
          <table:table-cell office:value-type="float" office:value="0.190651562113679">
            <text:p>0,1906515621</text:p>
          </table:table-cell>
          <table:table-cell office:value-type="float" office:value="-143883.672084266">
            <text:p>-143883,672084266</text:p>
          </table:table-cell>
          <table:table-cell office:value-type="float" office:value="16359.66160825">
            <text:p>16359,66160825</text:p>
          </table:table-cell>
          <table:table-cell office:value-type="float" office:value="16208.3788742577">
            <text:p>16208,3788742577</text:p>
          </table:table-cell>
          <table:table-cell office:value-type="float" office:value="148610">
            <text:p>148610</text:p>
          </table:table-cell>
          <table:table-cell table:formula="of:=[.Q96]/[.R96]" office:value-type="float" office:value="1.00933361289034">
            <text:p>1,0093336129</text:p>
          </table:table-cell>
          <table:table-cell table:formula="of:=[.Q96]/[.S96]" office:value-type="float" office:value="0.1100845273417">
            <text:p>0,1100845273</text:p>
          </table:table-cell>
          <table:table-cell table:formula="of:=([.B96]+[.C96])/2/[.D96]" office:value-type="float" office:value="-65.625">
            <text:p>-65,625</text:p>
          </table:table-cell>
          <table:table-cell table:number-columns-repeated="1002"/>
        </table:table-row>
        <table:table-row table:style-name="ro2">
          <table:table-cell table:style-name="ce1" office:value-type="float" office:value="93">
            <text:p>93</text:p>
          </table:table-cell>
          <table:table-cell office:value-type="float" office:value="-0.9">
            <text:p>-0,9</text:p>
          </table:table-cell>
          <table:table-cell office:value-type="float" office:value="-0.15">
            <text:p>-0,15</text:p>
          </table:table-cell>
          <table:table-cell office:value-type="float" office:value="0.004">
            <text:p>0,004</text:p>
          </table:table-cell>
          <table:table-cell office:value-type="float" office:value="0.19741440160373">
            <text:p>0,1974144016</text:p>
          </table:table-cell>
          <table:table-cell office:value-type="float" office:value="-88999.5340222665">
            <text:p>-88999,5340222665</text:p>
          </table:table-cell>
          <table:table-cell office:value-type="float" office:value="11483.2175007471">
            <text:p>11483,2175007471</text:p>
          </table:table-cell>
          <table:table-cell office:value-type="float" office:value="11949.7823991252">
            <text:p>11949,7823991252</text:p>
          </table:table-cell>
          <table:table-cell office:value-type="float" office:value="101920">
            <text:p>101920</text:p>
          </table:table-cell>
          <table:table-cell office:value-type="float" office:value="0.18120686280408">
            <text:p>0,1812068628</text:p>
          </table:table-cell>
          <table:table-cell office:value-type="float" office:value="-55261.2792543053">
            <text:p>-55261,2792543053</text:p>
          </table:table-cell>
          <table:table-cell office:value-type="float" office:value="7701.90791822274">
            <text:p>7701,9079182227</text:p>
          </table:table-cell>
          <table:table-cell office:value-type="float" office:value="8012.27703725273">
            <text:p>8012,2770372527</text:p>
          </table:table-cell>
          <table:table-cell office:value-type="float" office:value="71227">
            <text:p>71227</text:p>
          </table:table-cell>
          <table:table-cell office:value-type="float" office:value="0.19093138608387">
            <text:p>0,1909313861</text:p>
          </table:table-cell>
          <table:table-cell office:value-type="float" office:value="-144260.81327657">
            <text:p>-144260,81327657</text:p>
          </table:table-cell>
          <table:table-cell office:value-type="float" office:value="19185.1254189698">
            <text:p>19185,1254189698</text:p>
          </table:table-cell>
          <table:table-cell office:value-type="float" office:value="19962.0594363781">
            <text:p>19962,0594363781</text:p>
          </table:table-cell>
          <table:table-cell office:value-type="float" office:value="173147">
            <text:p>173147</text:p>
          </table:table-cell>
          <table:table-cell table:formula="of:=[.Q97]/[.R97]" office:value-type="float" office:value="0.961079465779345">
            <text:p>0,9610794658</text:p>
          </table:table-cell>
          <table:table-cell table:formula="of:=[.Q97]/[.S97]" office:value-type="float" office:value="0.110802528596914">
            <text:p>0,1108025286</text:p>
          </table:table-cell>
          <table:table-cell table:formula="of:=([.B97]+[.C97])/2/[.D97]" office:value-type="float" office:value="-131.25">
            <text:p>-131,25</text:p>
          </table:table-cell>
          <table:table-cell table:number-columns-repeated="1002"/>
        </table:table-row>
        <table:table-row table:style-name="ro2">
          <table:table-cell table:style-name="ce1" office:value-type="float" office:value="140">
            <text:p>140</text:p>
          </table:table-cell>
          <table:table-cell office:value-type="float" office:value="-0.600000000000001">
            <text:p>-0,6</text:p>
          </table:table-cell>
          <table:table-cell office:value-type="float" office:value="0.15">
            <text:p>0,15</text:p>
          </table:table-cell>
          <table:table-cell office:value-type="float" office:value="0.008">
            <text:p>0,008</text:p>
          </table:table-cell>
          <table:table-cell office:value-type="float" office:value="0.201562611006736">
            <text:p>0,201562611</text:p>
          </table:table-cell>
          <table:table-cell office:value-type="float" office:value="-91696.5818197854">
            <text:p>-91696,5818197854</text:p>
          </table:table-cell>
          <table:table-cell office:value-type="float" office:value="10177.1891874183">
            <text:p>10177,1891874183</text:p>
          </table:table-cell>
          <table:table-cell office:value-type="float" office:value="10617.5199067302">
            <text:p>10617,5199067302</text:p>
          </table:table-cell>
          <table:table-cell office:value-type="float" office:value="88896">
            <text:p>88896</text:p>
          </table:table-cell>
          <table:table-cell office:value-type="float" office:value="0.183949831183963">
            <text:p>0,1839498312</text:p>
          </table:table-cell>
          <table:table-cell office:value-type="float" office:value="-57020.3905005834">
            <text:p>-57020,3905005834</text:p>
          </table:table-cell>
          <table:table-cell office:value-type="float" office:value="5872.25912522253">
            <text:p>5872,2591252225</text:p>
          </table:table-cell>
          <table:table-cell office:value-type="float" office:value="6832.91720334202">
            <text:p>6832,917203342</text:p>
          </table:table-cell>
          <table:table-cell office:value-type="float" office:value="55423">
            <text:p>55423</text:p>
          </table:table-cell>
          <table:table-cell office:value-type="float" office:value="0.194517499077627">
            <text:p>0,1945174991</text:p>
          </table:table-cell>
          <table:table-cell office:value-type="float" office:value="-148716.972320367">
            <text:p>-148716,972320367</text:p>
          </table:table-cell>
          <table:table-cell office:value-type="float" office:value="16049.4483126407">
            <text:p>16049,4483126407</text:p>
          </table:table-cell>
          <table:table-cell office:value-type="float" office:value="17450.4371100725">
            <text:p>17450,4371100725</text:p>
          </table:table-cell>
          <table:table-cell office:value-type="float" office:value="144319">
            <text:p>144319</text:p>
          </table:table-cell>
          <table:table-cell table:formula="of:=[.Q98]/[.R98]" office:value-type="float" office:value="0.919716120083712">
            <text:p>0,9197161201</text:p>
          </table:table-cell>
          <table:table-cell table:formula="of:=[.Q98]/[.S98]" office:value-type="float" office:value="0.111208145238262">
            <text:p>0,1112081452</text:p>
          </table:table-cell>
          <table:table-cell table:formula="of:=([.B98]+[.C98])/2/[.D98]" office:value-type="float" office:value="-28.1250000000001">
            <text:p>-28,125</text:p>
          </table:table-cell>
          <table:table-cell table:number-columns-repeated="1002"/>
        </table:table-row>
        <table:table-row table:style-name="ro2">
          <table:table-cell table:style-name="ce1" office:value-type="float" office:value="45">
            <text:p>45</text:p>
          </table:table-cell>
          <table:table-cell office:value-type="float" office:value="-1.2">
            <text:p>-1,2</text:p>
          </table:table-cell>
          <table:table-cell office:value-type="float" office:value="-1.11022302462516E-016">
            <text:p>-1,11022302462516E-016</text:p>
          </table:table-cell>
          <table:table-cell office:value-type="float" office:value="0.004">
            <text:p>0,004</text:p>
          </table:table-cell>
          <table:table-cell office:value-type="float" office:value="0.198145195363898">
            <text:p>0,1981451954</text:p>
          </table:table-cell>
          <table:table-cell office:value-type="float" office:value="-87812.0998996931">
            <text:p>-87812,0998996931</text:p>
          </table:table-cell>
          <table:table-cell office:value-type="float" office:value="12468.500961923">
            <text:p>12468,500961923</text:p>
          </table:table-cell>
          <table:table-cell office:value-type="float" office:value="13420.7910696844">
            <text:p>13420,7910696844</text:p>
          </table:table-cell>
          <table:table-cell office:value-type="float" office:value="106815">
            <text:p>106815</text:p>
          </table:table-cell>
          <table:table-cell office:value-type="float" office:value="0.182286800074047">
            <text:p>0,1822868001</text:p>
          </table:table-cell>
          <table:table-cell office:value-type="float" office:value="-54639.0502014877">
            <text:p>-54639,0502014877</text:p>
          </table:table-cell>
          <table:table-cell office:value-type="float" office:value="8091.00241262864">
            <text:p>8091,0024126286</text:p>
          </table:table-cell>
          <table:table-cell office:value-type="float" office:value="8364.9754157821">
            <text:p>8364,9754157821</text:p>
          </table:table-cell>
          <table:table-cell office:value-type="float" office:value="77750">
            <text:p>77750</text:p>
          </table:table-cell>
          <table:table-cell office:value-type="float" office:value="0.191801837247957">
            <text:p>0,1918018372</text:p>
          </table:table-cell>
          <table:table-cell office:value-type="float" office:value="-142451.150101181">
            <text:p>-142451,150101181</text:p>
          </table:table-cell>
          <table:table-cell office:value-type="float" office:value="20559.5033745517">
            <text:p>20559,5033745517</text:p>
          </table:table-cell>
          <table:table-cell office:value-type="float" office:value="21785.7664854667">
            <text:p>21785,7664854667</text:p>
          </table:table-cell>
          <table:table-cell office:value-type="float" office:value="184565">
            <text:p>184565</text:p>
          </table:table-cell>
          <table:table-cell table:formula="of:=[.Q99]/[.R99]" office:value-type="float" office:value="0.943712647809154">
            <text:p>0,9437126478</text:p>
          </table:table-cell>
          <table:table-cell table:formula="of:=[.Q99]/[.S99]" office:value-type="float" office:value="0.111394377994483">
            <text:p>0,111394378</text:p>
          </table:table-cell>
          <table:table-cell table:formula="of:=([.B99]+[.C99])/2/[.D99]" office:value-type="float" office:value="-150">
            <text:p>-150</text:p>
          </table:table-cell>
          <table:table-cell table:number-columns-repeated="1002"/>
        </table:table-row>
        <table:table-row table:style-name="ro2">
          <table:table-cell table:style-name="ce1" office:value-type="float" office:value="52">
            <text:p>52</text:p>
          </table:table-cell>
          <table:table-cell office:value-type="float" office:value="-1.2">
            <text:p>-1,2</text:p>
          </table:table-cell>
          <table:table-cell office:value-type="float" office:value="0.3">
            <text:p>0,3</text:p>
          </table:table-cell>
          <table:table-cell office:value-type="float" office:value="0.006">
            <text:p>0,006</text:p>
          </table:table-cell>
          <table:table-cell office:value-type="float" office:value="0.193038139214708">
            <text:p>0,1930381392</text:p>
          </table:table-cell>
          <table:table-cell office:value-type="float" office:value="-87057.1132576426">
            <text:p>-87057,1132576426</text:p>
          </table:table-cell>
          <table:table-cell office:value-type="float" office:value="12940.3910644778">
            <text:p>12940,3910644778</text:p>
          </table:table-cell>
          <table:table-cell office:value-type="float" office:value="12472.782261272">
            <text:p>12472,782261272</text:p>
          </table:table-cell>
          <table:table-cell office:value-type="float" office:value="118482">
            <text:p>118482</text:p>
          </table:table-cell>
          <table:table-cell office:value-type="float" office:value="0.176189718555819">
            <text:p>0,1761897186</text:p>
          </table:table-cell>
          <table:table-cell office:value-type="float" office:value="-53796.3082823892">
            <text:p>-53796,3082823892</text:p>
          </table:table-cell>
          <table:table-cell office:value-type="float" office:value="8885.53689437588">
            <text:p>8885,5368943759</text:p>
          </table:table-cell>
          <table:table-cell office:value-type="float" office:value="9131.38944999013">
            <text:p>9131,3894499901</text:p>
          </table:table-cell>
          <table:table-cell office:value-type="float" office:value="76157">
            <text:p>76157</text:p>
          </table:table-cell>
          <table:table-cell office:value-type="float" office:value="0.186298770951152">
            <text:p>0,186298771</text:p>
          </table:table-cell>
          <table:table-cell office:value-type="float" office:value="-140853.421540033">
            <text:p>-140853,421540033</text:p>
          </table:table-cell>
          <table:table-cell office:value-type="float" office:value="21825.9279588538">
            <text:p>21825,9279588538</text:p>
          </table:table-cell>
          <table:table-cell office:value-type="float" office:value="21604.1717112619">
            <text:p>21604,1717112619</text:p>
          </table:table-cell>
          <table:table-cell office:value-type="float" office:value="194639">
            <text:p>194639</text:p>
          </table:table-cell>
          <table:table-cell table:formula="of:=[.Q100]/[.R100]" office:value-type="float" office:value="1.01026451051008">
            <text:p>1,0102645105</text:p>
          </table:table-cell>
          <table:table-cell table:formula="of:=[.Q100]/[.S100]" office:value-type="float" office:value="0.112135429995293">
            <text:p>0,11213543</text:p>
          </table:table-cell>
          <table:table-cell table:formula="of:=([.B100]+[.C100])/2/[.D100]" office:value-type="float" office:value="-75">
            <text:p>-75</text:p>
          </table:table-cell>
          <table:table-cell table:number-columns-repeated="1002"/>
        </table:table-row>
        <table:table-row table:style-name="ro2">
          <table:table-cell table:style-name="ce1" office:value-type="float" office:value="153">
            <text:p>153</text:p>
          </table:table-cell>
          <table:table-cell office:value-type="float" office:value="-0.450000000000001">
            <text:p>-0,45</text:p>
          </table:table-cell>
          <table:table-cell office:value-type="float" office:value="0.149999999999999">
            <text:p>0,15</text:p>
          </table:table-cell>
          <table:table-cell office:value-type="float" office:value="0.004">
            <text:p>0,004</text:p>
          </table:table-cell>
          <table:table-cell office:value-type="float" office:value="0.195816429619051">
            <text:p>0,1958164296</text:p>
          </table:table-cell>
          <table:table-cell office:value-type="float" office:value="-90386.6887503425">
            <text:p>-90386,6887503425</text:p>
          </table:table-cell>
          <table:table-cell office:value-type="float" office:value="11991.913164603">
            <text:p>11991,913164603</text:p>
          </table:table-cell>
          <table:table-cell office:value-type="float" office:value="12608.9194161938">
            <text:p>12608,9194161938</text:p>
          </table:table-cell>
          <table:table-cell office:value-type="float" office:value="106911">
            <text:p>106911</text:p>
          </table:table-cell>
          <table:table-cell office:value-type="float" office:value="0.179022175938348">
            <text:p>0,1790221759</text:p>
          </table:table-cell>
          <table:table-cell office:value-type="float" office:value="-55973.2291039117">
            <text:p>-55973,2291039117</text:p>
          </table:table-cell>
          <table:table-cell office:value-type="float" office:value="8601.29565789333">
            <text:p>8601,2956578933</text:p>
          </table:table-cell>
          <table:table-cell office:value-type="float" office:value="8593.55350748105">
            <text:p>8593,5535074811</text:p>
          </table:table-cell>
          <table:table-cell office:value-type="float" office:value="72965">
            <text:p>72965</text:p>
          </table:table-cell>
          <table:table-cell office:value-type="float" office:value="0.18909872814677">
            <text:p>0,1890987281</text:p>
          </table:table-cell>
          <table:table-cell office:value-type="float" office:value="-146359.917854257">
            <text:p>-146359,917854257</text:p>
          </table:table-cell>
          <table:table-cell office:value-type="float" office:value="20593.2088224963">
            <text:p>20593,2088224963</text:p>
          </table:table-cell>
          <table:table-cell office:value-type="float" office:value="21202.4729236747">
            <text:p>21202,4729236747</text:p>
          </table:table-cell>
          <table:table-cell office:value-type="float" office:value="179876">
            <text:p>179876</text:p>
          </table:table-cell>
          <table:table-cell table:formula="of:=[.Q101]/[.R101]" office:value-type="float" office:value="0.971264479225058">
            <text:p>0,9712644792</text:p>
          </table:table-cell>
          <table:table-cell table:formula="of:=[.Q101]/[.S101]" office:value-type="float" office:value="0.114485583526965">
            <text:p>0,1144855835</text:p>
          </table:table-cell>
          <table:table-cell table:formula="of:=([.B101]+[.C101])/2/[.D101]" office:value-type="float" office:value="-37.5000000000002">
            <text:p>-37,5</text:p>
          </table:table-cell>
          <table:table-cell table:number-columns-repeated="1002"/>
        </table:table-row>
        <table:table-row table:style-name="ro2">
          <table:table-cell table:style-name="ce1" office:value-type="float" office:value="69">
            <text:p>69</text:p>
          </table:table-cell>
          <table:table-cell office:value-type="float" office:value="-1.05">
            <text:p>-1,05</text:p>
          </table:table-cell>
          <table:table-cell office:value-type="float" office:value="-0.15">
            <text:p>-0,15</text:p>
          </table:table-cell>
          <table:table-cell office:value-type="float" office:value="0.004">
            <text:p>0,004</text:p>
          </table:table-cell>
          <table:table-cell office:value-type="float" office:value="0.198629284526947">
            <text:p>0,1986292845</text:p>
          </table:table-cell>
          <table:table-cell office:value-type="float" office:value="-88350.0668443254">
            <text:p>-88350,0668443254</text:p>
          </table:table-cell>
          <table:table-cell office:value-type="float" office:value="11569.4370493991">
            <text:p>11569,4370493991</text:p>
          </table:table-cell>
          <table:table-cell office:value-type="float" office:value="12375.0395754585">
            <text:p>12375,0395754585</text:p>
          </table:table-cell>
          <table:table-cell office:value-type="float" office:value="99767">
            <text:p>99767</text:p>
          </table:table-cell>
          <table:table-cell office:value-type="float" office:value="0.182527852242779">
            <text:p>0,1825278522</text:p>
          </table:table-cell>
          <table:table-cell office:value-type="float" office:value="-54904.8120571345">
            <text:p>-54904,8120571345</text:p>
          </table:table-cell>
          <table:table-cell office:value-type="float" office:value="8047.17103412506">
            <text:p>8047,1710341251</text:p>
          </table:table-cell>
          <table:table-cell office:value-type="float" office:value="8215.9571996541">
            <text:p>8215,9571996541</text:p>
          </table:table-cell>
          <table:table-cell office:value-type="float" office:value="71344">
            <text:p>71344</text:p>
          </table:table-cell>
          <table:table-cell office:value-type="float" office:value="0.19218871161328">
            <text:p>0,1921887116</text:p>
          </table:table-cell>
          <table:table-cell office:value-type="float" office:value="-143254.878901457">
            <text:p>-143254,878901457</text:p>
          </table:table-cell>
          <table:table-cell office:value-type="float" office:value="19616.6080835241">
            <text:p>19616,6080835241</text:p>
          </table:table-cell>
          <table:table-cell office:value-type="float" office:value="20590.9967751125">
            <text:p>20590,9967751125</text:p>
          </table:table-cell>
          <table:table-cell office:value-type="float" office:value="171111">
            <text:p>171111</text:p>
          </table:table-cell>
          <table:table-cell table:formula="of:=[.Q102]/[.R102]" office:value-type="float" office:value="0.95267889640165">
            <text:p>0,9526788964</text:p>
          </table:table-cell>
          <table:table-cell table:formula="of:=[.Q102]/[.S102]" office:value-type="float" office:value="0.114642589217082">
            <text:p>0,1146425892</text:p>
          </table:table-cell>
          <table:table-cell table:formula="of:=([.B102]+[.C102])/2/[.D102]" office:value-type="float" office:value="-150">
            <text:p>-150</text:p>
          </table:table-cell>
          <table:table-cell table:number-columns-repeated="1002"/>
        </table:table-row>
        <table:table-row table:style-name="ro2">
          <table:table-cell table:style-name="ce1" office:value-type="float" office:value="119">
            <text:p>119</text:p>
          </table:table-cell>
          <table:table-cell office:value-type="float" office:value="-0.75">
            <text:p>-0,75</text:p>
          </table:table-cell>
          <table:table-cell office:value-type="float" office:value="-4.44089209850063E-016">
            <text:p>-4,44089209850063E-016</text:p>
          </table:table-cell>
          <table:table-cell office:value-type="float" office:value="0.008">
            <text:p>0,008</text:p>
          </table:table-cell>
          <table:table-cell office:value-type="float" office:value="0.200329805643852">
            <text:p>0,2003298056</text:p>
          </table:table-cell>
          <table:table-cell office:value-type="float" office:value="-91436.5050302758">
            <text:p>-91436,5050302758</text:p>
          </table:table-cell>
          <table:table-cell office:value-type="float" office:value="10283.3962711187">
            <text:p>10283,3962711187</text:p>
          </table:table-cell>
          <table:table-cell office:value-type="float" office:value="9645.10158327376">
            <text:p>9645,1015832738</text:p>
          </table:table-cell>
          <table:table-cell office:value-type="float" office:value="88198">
            <text:p>88198</text:p>
          </table:table-cell>
          <table:table-cell office:value-type="float" office:value="0.182650033561867">
            <text:p>0,1826500336</text:p>
          </table:table-cell>
          <table:table-cell office:value-type="float" office:value="-56817.0851597022">
            <text:p>-56817,0851597022</text:p>
          </table:table-cell>
          <table:table-cell office:value-type="float" office:value="6559.09738320339">
            <text:p>6559,0973832034</text:p>
          </table:table-cell>
          <table:table-cell office:value-type="float" office:value="6251.05675023602">
            <text:p>6251,056750236</text:p>
          </table:table-cell>
          <table:table-cell office:value-type="float" office:value="54994">
            <text:p>54994</text:p>
          </table:table-cell>
          <table:table-cell office:value-type="float" office:value="0.193257896811058">
            <text:p>0,1932578968</text:p>
          </table:table-cell>
          <table:table-cell office:value-type="float" office:value="-148253.590189978">
            <text:p>-148253,590189978</text:p>
          </table:table-cell>
          <table:table-cell office:value-type="float" office:value="16842.493654322">
            <text:p>16842,493654322</text:p>
          </table:table-cell>
          <table:table-cell office:value-type="float" office:value="15896.1583335096">
            <text:p>15896,1583335096</text:p>
          </table:table-cell>
          <table:table-cell office:value-type="float" office:value="143192">
            <text:p>143192</text:p>
          </table:table-cell>
          <table:table-cell table:formula="of:=[.Q103]/[.R103]" office:value-type="float" office:value="1.05953232856378">
            <text:p>1,0595323286</text:p>
          </table:table-cell>
          <table:table-cell table:formula="of:=[.Q103]/[.S103]" office:value-type="float" office:value="0.11762175019779">
            <text:p>0,1176217502</text:p>
          </table:table-cell>
          <table:table-cell table:formula="of:=([.B103]+[.C103])/2/[.D103]" office:value-type="float" office:value="-46.875">
            <text:p>-46,875</text:p>
          </table:table-cell>
          <table:table-cell table:number-columns-repeated="1002"/>
        </table:table-row>
        <table:table-row table:style-name="ro2">
          <table:table-cell table:style-name="ce1" office:value-type="float" office:value="109">
            <text:p>109</text:p>
          </table:table-cell>
          <table:table-cell office:value-type="float" office:value="-0.9">
            <text:p>-0,9</text:p>
          </table:table-cell>
          <table:table-cell office:value-type="float" office:value="0.6">
            <text:p>0,6</text:p>
          </table:table-cell>
          <table:table-cell office:value-type="float" office:value="0.006">
            <text:p>0,006</text:p>
          </table:table-cell>
          <table:table-cell office:value-type="float" office:value="0.19420156369467">
            <text:p>0,1942015637</text:p>
          </table:table-cell>
          <table:table-cell office:value-type="float" office:value="-87400.9174124772">
            <text:p>-87400,9174124772</text:p>
          </table:table-cell>
          <table:table-cell office:value-type="float" office:value="13958.9900023293">
            <text:p>13958,9900023293</text:p>
          </table:table-cell>
          <table:table-cell office:value-type="float" office:value="14350.9712981653">
            <text:p>14350,9712981653</text:p>
          </table:table-cell>
          <table:table-cell office:value-type="float" office:value="125308">
            <text:p>125308</text:p>
          </table:table-cell>
          <table:table-cell office:value-type="float" office:value="0.176448302068278">
            <text:p>0,1764483021</text:p>
          </table:table-cell>
          <table:table-cell office:value-type="float" office:value="-53821.1942822426">
            <text:p>-53821,1942822426</text:p>
          </table:table-cell>
          <table:table-cell office:value-type="float" office:value="10350.6732604745">
            <text:p>10350,6732604745</text:p>
          </table:table-cell>
          <table:table-cell office:value-type="float" office:value="10512.889158943">
            <text:p>10512,889158943</text:p>
          </table:table-cell>
          <table:table-cell office:value-type="float" office:value="80632">
            <text:p>80632</text:p>
          </table:table-cell>
          <table:table-cell office:value-type="float" office:value="0.187100259044113">
            <text:p>0,187100259</text:p>
          </table:table-cell>
          <table:table-cell office:value-type="float" office:value="-141222.111694719">
            <text:p>-141222,111694719</text:p>
          </table:table-cell>
          <table:table-cell office:value-type="float" office:value="24309.6632628038">
            <text:p>24309,6632628038</text:p>
          </table:table-cell>
          <table:table-cell office:value-type="float" office:value="24863.8604571082">
            <text:p>24863,8604571082</text:p>
          </table:table-cell>
          <table:table-cell office:value-type="float" office:value="205940">
            <text:p>205940</text:p>
          </table:table-cell>
          <table:table-cell table:formula="of:=[.Q104]/[.R104]" office:value-type="float" office:value="0.97771073420958">
            <text:p>0,9777107342</text:p>
          </table:table-cell>
          <table:table-cell table:formula="of:=[.Q104]/[.S104]" office:value-type="float" office:value="0.118042455388967">
            <text:p>0,1180424554</text:p>
          </table:table-cell>
          <table:table-cell table:formula="of:=([.B104]+[.C104])/2/[.D104]" office:value-type="float" office:value="-25">
            <text:p>-25</text:p>
          </table:table-cell>
          <table:table-cell table:number-columns-repeated="1002"/>
        </table:table-row>
        <table:table-row table:style-name="ro2">
          <table:table-cell table:style-name="ce1" office:value-type="float" office:value="98">
            <text:p>98</text:p>
          </table:table-cell>
          <table:table-cell office:value-type="float" office:value="-0.9">
            <text:p>-0,9</text:p>
          </table:table-cell>
          <table:table-cell office:value-type="float" office:value="-4.44089209850063E-016">
            <text:p>-4,44089209850063E-016</text:p>
          </table:table-cell>
          <table:table-cell office:value-type="float" office:value="0.008">
            <text:p>0,008</text:p>
          </table:table-cell>
          <table:table-cell office:value-type="float" office:value="0.1995807445563">
            <text:p>0,1995807446</text:p>
          </table:table-cell>
          <table:table-cell office:value-type="float" office:value="-90153.371050553">
            <text:p>-90153,371050553</text:p>
          </table:table-cell>
          <table:table-cell office:value-type="float" office:value="10292.2004548963">
            <text:p>10292,2004548963</text:p>
          </table:table-cell>
          <table:table-cell office:value-type="float" office:value="9924.26774726996">
            <text:p>9924,26774727</text:p>
          </table:table-cell>
          <table:table-cell office:value-type="float" office:value="83093">
            <text:p>83093</text:p>
          </table:table-cell>
          <table:table-cell office:value-type="float" office:value="0.181831496775968">
            <text:p>0,1818314968</text:p>
          </table:table-cell>
          <table:table-cell office:value-type="float" office:value="-55923.3918754842">
            <text:p>-55923,3918754842</text:p>
          </table:table-cell>
          <table:table-cell office:value-type="float" office:value="5667.86667504562">
            <text:p>5667,8666750456</text:p>
          </table:table-cell>
          <table:table-cell office:value-type="float" office:value="6290.22479365834">
            <text:p>6290,2247936583</text:p>
          </table:table-cell>
          <table:table-cell office:value-type="float" office:value="51524">
            <text:p>51524</text:p>
          </table:table-cell>
          <table:table-cell office:value-type="float" office:value="0.192481045444167">
            <text:p>0,1924810454</text:p>
          </table:table-cell>
          <table:table-cell office:value-type="float" office:value="-146076.762926037">
            <text:p>-146076,762926037</text:p>
          </table:table-cell>
          <table:table-cell office:value-type="float" office:value="15960.0671299418">
            <text:p>15960,0671299418</text:p>
          </table:table-cell>
          <table:table-cell office:value-type="float" office:value="16214.4925409283">
            <text:p>16214,4925409283</text:p>
          </table:table-cell>
          <table:table-cell office:value-type="float" office:value="134617">
            <text:p>134617</text:p>
          </table:table-cell>
          <table:table-cell table:formula="of:=[.Q105]/[.R105]" office:value-type="float" office:value="0.984308765115881">
            <text:p>0,9843087651</text:p>
          </table:table-cell>
          <table:table-cell table:formula="of:=[.Q105]/[.S105]" office:value-type="float" office:value="0.118559075970656">
            <text:p>0,118559076</text:p>
          </table:table-cell>
          <table:table-cell table:formula="of:=([.B105]+[.C105])/2/[.D105]" office:value-type="float" office:value="-56.25">
            <text:p>-56,25</text:p>
          </table:table-cell>
          <table:table-cell table:number-columns-repeated="1002"/>
        </table:table-row>
        <table:table-row table:style-name="ro2">
          <table:table-cell table:style-name="ce1" office:value-type="float" office:value="82">
            <text:p>82</text:p>
          </table:table-cell>
          <table:table-cell office:value-type="float" office:value="-1.05">
            <text:p>-1,05</text:p>
          </table:table-cell>
          <table:table-cell office:value-type="float" office:value="0.45">
            <text:p>0,45</text:p>
          </table:table-cell>
          <table:table-cell office:value-type="float" office:value="0.006">
            <text:p>0,006</text:p>
          </table:table-cell>
          <table:table-cell office:value-type="float" office:value="0.192857680003214">
            <text:p>0,19285768</text:p>
          </table:table-cell>
          <table:table-cell office:value-type="float" office:value="-86979.1696724618">
            <text:p>-86979,1696724618</text:p>
          </table:table-cell>
          <table:table-cell office:value-type="float" office:value="13351.3558373612">
            <text:p>13351,3558373612</text:p>
          </table:table-cell>
          <table:table-cell office:value-type="float" office:value="13724.7248763142">
            <text:p>13724,7248763142</text:p>
          </table:table-cell>
          <table:table-cell office:value-type="float" office:value="122022">
            <text:p>122022</text:p>
          </table:table-cell>
          <table:table-cell office:value-type="float" office:value="0.176239733791672">
            <text:p>0,1762397338</text:p>
          </table:table-cell>
          <table:table-cell office:value-type="float" office:value="-53780.1940021022">
            <text:p>-53780,1940021022</text:p>
          </table:table-cell>
          <table:table-cell office:value-type="float" office:value="10476.276964645">
            <text:p>10476,276964645</text:p>
          </table:table-cell>
          <table:table-cell office:value-type="float" office:value="10064.5797265041">
            <text:p>10064,5797265041</text:p>
          </table:table-cell>
          <table:table-cell office:value-type="float" office:value="78413">
            <text:p>78413</text:p>
          </table:table-cell>
          <table:table-cell office:value-type="float" office:value="0.186210501518597">
            <text:p>0,1862105015</text:p>
          </table:table-cell>
          <table:table-cell office:value-type="float" office:value="-140759.363674562">
            <text:p>-140759,363674562</text:p>
          </table:table-cell>
          <table:table-cell office:value-type="float" office:value="23827.6328020064">
            <text:p>23827,6328020064</text:p>
          </table:table-cell>
          <table:table-cell office:value-type="float" office:value="23789.304602818">
            <text:p>23789,304602818</text:p>
          </table:table-cell>
          <table:table-cell office:value-type="float" office:value="200435">
            <text:p>200435</text:p>
          </table:table-cell>
          <table:table-cell table:formula="of:=[.Q106]/[.R106]" office:value-type="float" office:value="1.00161115256744">
            <text:p>1,0016111526</text:p>
          </table:table-cell>
          <table:table-cell table:formula="of:=[.Q106]/[.S106]" office:value-type="float" office:value="0.118879600878122">
            <text:p>0,1188796009</text:p>
          </table:table-cell>
          <table:table-cell table:formula="of:=([.B106]+[.C106])/2/[.D106]" office:value-type="float" office:value="-50">
            <text:p>-50</text:p>
          </table:table-cell>
          <table:table-cell table:number-columns-repeated="1002"/>
        </table:table-row>
        <table:table-row table:style-name="ro2">
          <table:table-cell table:style-name="ce1" office:value-type="float" office:value="16">
            <text:p>16</text:p>
          </table:table-cell>
          <table:table-cell office:value-type="float" office:value="-1.35">
            <text:p>-1,35</text:p>
          </table:table-cell>
          <table:table-cell office:value-type="float" office:value="-0.15">
            <text:p>-0,15</text:p>
          </table:table-cell>
          <table:table-cell office:value-type="float" office:value="0.006">
            <text:p>0,006</text:p>
          </table:table-cell>
          <table:table-cell office:value-type="float" office:value="0.19900897399979">
            <text:p>0,199008974</text:p>
          </table:table-cell>
          <table:table-cell office:value-type="float" office:value="-88428.9739970225">
            <text:p>-88428,9739970225</text:p>
          </table:table-cell>
          <table:table-cell office:value-type="float" office:value="10466.2129748378">
            <text:p>10466,2129748378</text:p>
          </table:table-cell>
          <table:table-cell office:value-type="float" office:value="10687.8496916958">
            <text:p>10687,8496916958</text:p>
          </table:table-cell>
          <table:table-cell office:value-type="float" office:value="86081">
            <text:p>86081</text:p>
          </table:table-cell>
          <table:table-cell office:value-type="float" office:value="0.181746690046014">
            <text:p>0,18174669</text:p>
          </table:table-cell>
          <table:table-cell office:value-type="float" office:value="-54704.6515288982">
            <text:p>-54704,6515288982</text:p>
          </table:table-cell>
          <table:table-cell office:value-type="float" office:value="6807.22913288407">
            <text:p>6807,2291328841</text:p>
          </table:table-cell>
          <table:table-cell office:value-type="float" office:value="7381.83376150249">
            <text:p>7381,8337615025</text:p>
          </table:table-cell>
          <table:table-cell office:value-type="float" office:value="58112">
            <text:p>58112</text:p>
          </table:table-cell>
          <table:table-cell office:value-type="float" office:value="0.19210406041828">
            <text:p>0,1921040604</text:p>
          </table:table-cell>
          <table:table-cell office:value-type="float" office:value="-143133.625525919">
            <text:p>-143133,625525919</text:p>
          </table:table-cell>
          <table:table-cell office:value-type="float" office:value="17273.4421077218">
            <text:p>17273,4421077218</text:p>
          </table:table-cell>
          <table:table-cell office:value-type="float" office:value="18069.6834531984">
            <text:p>18069,6834531984</text:p>
          </table:table-cell>
          <table:table-cell office:value-type="float" office:value="144193">
            <text:p>144193</text:p>
          </table:table-cell>
          <table:table-cell table:formula="of:=[.Q107]/[.R107]" office:value-type="float" office:value="0.955934958819898">
            <text:p>0,9559349588</text:p>
          </table:table-cell>
          <table:table-cell table:formula="of:=[.Q107]/[.S107]" office:value-type="float" office:value="0.119793901976669">
            <text:p>0,119793902</text:p>
          </table:table-cell>
          <table:table-cell table:formula="of:=([.B107]+[.C107])/2/[.D107]" office:value-type="float" office:value="-125">
            <text:p>-125</text:p>
          </table:table-cell>
          <table:table-cell table:number-columns-repeated="1002"/>
        </table:table-row>
        <table:table-row table:style-name="ro2">
          <table:table-cell table:style-name="ce1" office:value-type="float" office:value="74">
            <text:p>74</text:p>
          </table:table-cell>
          <table:table-cell office:value-type="float" office:value="-1.05">
            <text:p>-1,05</text:p>
          </table:table-cell>
          <table:table-cell office:value-type="float" office:value="-2.22044604925031E-016">
            <text:p>-2,22044604925031E-016</text:p>
          </table:table-cell>
          <table:table-cell office:value-type="float" office:value="0.008">
            <text:p>0,008</text:p>
          </table:table-cell>
          <table:table-cell office:value-type="float" office:value="0.199011863442975">
            <text:p>0,1990118634</text:p>
          </table:table-cell>
          <table:table-cell office:value-type="float" office:value="-89430.3706833291">
            <text:p>-89430,3706833291</text:p>
          </table:table-cell>
          <table:table-cell office:value-type="float" office:value="9502.86639067177">
            <text:p>9502,8663906718</text:p>
          </table:table-cell>
          <table:table-cell office:value-type="float" office:value="9952.83138954096">
            <text:p>9952,831389541</text:p>
          </table:table-cell>
          <table:table-cell office:value-type="float" office:value="79719">
            <text:p>79719</text:p>
          </table:table-cell>
          <table:table-cell office:value-type="float" office:value="0.180854679232584">
            <text:p>0,1808546792</text:p>
          </table:table-cell>
          <table:table-cell office:value-type="float" office:value="-55315.7136250728">
            <text:p>-55315,7136250728</text:p>
          </table:table-cell>
          <table:table-cell office:value-type="float" office:value="6265.5978504716">
            <text:p>6265,5978504716</text:p>
          </table:table-cell>
          <table:table-cell office:value-type="float" office:value="6404.37816586744">
            <text:p>6404,3781658674</text:p>
          </table:table-cell>
          <table:table-cell office:value-type="float" office:value="49555">
            <text:p>49555</text:p>
          </table:table-cell>
          <table:table-cell office:value-type="float" office:value="0.191748989758819">
            <text:p>0,1917489898</text:p>
          </table:table-cell>
          <table:table-cell office:value-type="float" office:value="-144746.084308401">
            <text:p>-144746,084308401</text:p>
          </table:table-cell>
          <table:table-cell office:value-type="float" office:value="15768.4642411434">
            <text:p>15768,4642411434</text:p>
          </table:table-cell>
          <table:table-cell office:value-type="float" office:value="16357.2095554083">
            <text:p>16357,2095554083</text:p>
          </table:table-cell>
          <table:table-cell office:value-type="float" office:value="129274">
            <text:p>129274</text:p>
          </table:table-cell>
          <table:table-cell table:formula="of:=[.Q108]/[.R108]" office:value-type="float" office:value="0.964006983448455">
            <text:p>0,9640069834</text:p>
          </table:table-cell>
          <table:table-cell table:formula="of:=[.Q108]/[.S108]" office:value-type="float" office:value="0.121977073821058">
            <text:p>0,1219770738</text:p>
          </table:table-cell>
          <table:table-cell table:formula="of:=([.B108]+[.C108])/2/[.D108]" office:value-type="float" office:value="-65.625">
            <text:p>-65,625</text:p>
          </table:table-cell>
          <table:table-cell table:number-columns-repeated="1002"/>
        </table:table-row>
        <table:table-row table:style-name="ro2">
          <table:table-cell table:style-name="ce1" office:value-type="float" office:value="136">
            <text:p>136</text:p>
          </table:table-cell>
          <table:table-cell office:value-type="float" office:value="-0.600000000000001">
            <text:p>-0,6</text:p>
          </table:table-cell>
          <table:table-cell office:value-type="float" office:value="-5.27355936696949E-016">
            <text:p>-5,27355936696949E-016</text:p>
          </table:table-cell>
          <table:table-cell office:value-type="float" office:value="0.006">
            <text:p>0,006</text:p>
          </table:table-cell>
          <table:table-cell office:value-type="float" office:value="0.196448539052908">
            <text:p>0,1964485391</text:p>
          </table:table-cell>
          <table:table-cell office:value-type="float" office:value="-91046.5814071842">
            <text:p>-91046,5814071842</text:p>
          </table:table-cell>
          <table:table-cell office:value-type="float" office:value="11917.7837676936">
            <text:p>11917,7837676936</text:p>
          </table:table-cell>
          <table:table-cell office:value-type="float" office:value="12225.2195479127">
            <text:p>12225,2195479127</text:p>
          </table:table-cell>
          <table:table-cell office:value-type="float" office:value="100024">
            <text:p>100024</text:p>
          </table:table-cell>
          <table:table-cell office:value-type="float" office:value="0.178424354422848">
            <text:p>0,1784243544</text:p>
          </table:table-cell>
          <table:table-cell office:value-type="float" office:value="-56175.1460817079">
            <text:p>-56175,1460817079</text:p>
          </table:table-cell>
          <table:table-cell office:value-type="float" office:value="8157.64872446416">
            <text:p>8157,6487244642</text:p>
          </table:table-cell>
          <table:table-cell office:value-type="float" office:value="8436.64204448363">
            <text:p>8436,6420444836</text:p>
          </table:table-cell>
          <table:table-cell office:value-type="float" office:value="64499">
            <text:p>64499</text:p>
          </table:table-cell>
          <table:table-cell office:value-type="float" office:value="0.189238865200884">
            <text:p>0,1892388652</text:p>
          </table:table-cell>
          <table:table-cell office:value-type="float" office:value="-147221.727488891">
            <text:p>-147221,727488891</text:p>
          </table:table-cell>
          <table:table-cell office:value-type="float" office:value="20075.4324921575">
            <text:p>20075,4324921575</text:p>
          </table:table-cell>
          <table:table-cell office:value-type="float" office:value="20661.8615923962">
            <text:p>20661,8615923962</text:p>
          </table:table-cell>
          <table:table-cell office:value-type="float" office:value="164523">
            <text:p>164523</text:p>
          </table:table-cell>
          <table:table-cell table:formula="of:=[.Q109]/[.R109]" office:value-type="float" office:value="0.971617799411912">
            <text:p>0,9716177994</text:p>
          </table:table-cell>
          <table:table-cell table:formula="of:=[.Q109]/[.S109]" office:value-type="float" office:value="0.122022042463105">
            <text:p>0,1220220425</text:p>
          </table:table-cell>
          <table:table-cell table:formula="of:=([.B109]+[.C109])/2/[.D109]" office:value-type="float" office:value="-50.0000000000001">
            <text:p>-50</text:p>
          </table:table-cell>
          <table:table-cell table:number-columns-repeated="1002"/>
        </table:table-row>
        <table:table-row table:style-name="ro2">
          <table:table-cell table:style-name="ce1" office:value-type="float" office:value="80">
            <text:p>80</text:p>
          </table:table-cell>
          <table:table-cell office:value-type="float" office:value="-1.05">
            <text:p>-1,05</text:p>
          </table:table-cell>
          <table:table-cell office:value-type="float" office:value="0.3">
            <text:p>0,3</text:p>
          </table:table-cell>
          <table:table-cell office:value-type="float" office:value="0.008">
            <text:p>0,008</text:p>
          </table:table-cell>
          <table:table-cell office:value-type="float" office:value="0.196766064189792">
            <text:p>0,1967660642</text:p>
          </table:table-cell>
          <table:table-cell office:value-type="float" office:value="-88466.5962183039">
            <text:p>-88466,5962183039</text:p>
          </table:table-cell>
          <table:table-cell office:value-type="float" office:value="11644.5747295806">
            <text:p>11644,5747295806</text:p>
          </table:table-cell>
          <table:table-cell office:value-type="float" office:value="11409.9993713611">
            <text:p>11409,9993713611</text:p>
          </table:table-cell>
          <table:table-cell office:value-type="float" office:value="94573">
            <text:p>94573</text:p>
          </table:table-cell>
          <table:table-cell office:value-type="float" office:value="0.179108929607185">
            <text:p>0,1791089296</text:p>
          </table:table-cell>
          <table:table-cell office:value-type="float" office:value="-54753.7547860228">
            <text:p>-54753,7547860228</text:p>
          </table:table-cell>
          <table:table-cell office:value-type="float" office:value="7171.72816299521">
            <text:p>7171,7281629952</text:p>
          </table:table-cell>
          <table:table-cell office:value-type="float" office:value="7351.39876698634">
            <text:p>7351,3987669863</text:p>
          </table:table-cell>
          <table:table-cell office:value-type="float" office:value="57820">
            <text:p>57820</text:p>
          </table:table-cell>
          <table:table-cell office:value-type="float" office:value="0.189703210356749">
            <text:p>0,1897032104</text:p>
          </table:table-cell>
          <table:table-cell office:value-type="float" office:value="-143220.351004327">
            <text:p>-143220,351004327</text:p>
          </table:table-cell>
          <table:table-cell office:value-type="float" office:value="18816.3028925757">
            <text:p>18816,3028925757</text:p>
          </table:table-cell>
          <table:table-cell office:value-type="float" office:value="18761.3981383472">
            <text:p>18761,3981383472</text:p>
          </table:table-cell>
          <table:table-cell office:value-type="float" office:value="152393">
            <text:p>152393</text:p>
          </table:table-cell>
          <table:table-cell table:formula="of:=[.Q110]/[.R110]" office:value-type="float" office:value="1.00292647455289">
            <text:p>1,0029264746</text:p>
          </table:table-cell>
          <table:table-cell table:formula="of:=[.Q110]/[.S110]" office:value-type="float" office:value="0.123472225709683">
            <text:p>0,1234722257</text:p>
          </table:table-cell>
          <table:table-cell table:formula="of:=([.B110]+[.C110])/2/[.D110]" office:value-type="float" office:value="-46.875">
            <text:p>-46,875</text:p>
          </table:table-cell>
          <table:table-cell table:number-columns-repeated="1002"/>
        </table:table-row>
        <table:table-row table:style-name="ro2">
          <table:table-cell table:style-name="ce1" office:value-type="float" office:value="154">
            <text:p>154</text:p>
          </table:table-cell>
          <table:table-cell office:value-type="float" office:value="-0.450000000000001">
            <text:p>-0,45</text:p>
          </table:table-cell>
          <table:table-cell office:value-type="float" office:value="0.149999999999999">
            <text:p>0,15</text:p>
          </table:table-cell>
          <table:table-cell office:value-type="float" office:value="0.006">
            <text:p>0,006</text:p>
          </table:table-cell>
          <table:table-cell office:value-type="float" office:value="0.197390286001592">
            <text:p>0,197390286</text:p>
          </table:table-cell>
          <table:table-cell office:value-type="float" office:value="-91263.3644117846">
            <text:p>-91263,3644117846</text:p>
          </table:table-cell>
          <table:table-cell office:value-type="float" office:value="12034.5742793499">
            <text:p>12034,5742793499</text:p>
          </table:table-cell>
          <table:table-cell office:value-type="float" office:value="12749.773562993">
            <text:p>12749,773562993</text:p>
          </table:table-cell>
          <table:table-cell office:value-type="float" office:value="100021">
            <text:p>100021</text:p>
          </table:table-cell>
          <table:table-cell office:value-type="float" office:value="0.179171351073866">
            <text:p>0,1791713511</text:p>
          </table:table-cell>
          <table:table-cell office:value-type="float" office:value="-56293.7739881083">
            <text:p>-56293,7739881083</text:p>
          </table:table-cell>
          <table:table-cell office:value-type="float" office:value="8393.64731704319">
            <text:p>8393,6473170432</text:p>
          </table:table-cell>
          <table:table-cell office:value-type="float" office:value="9014.3599099425">
            <text:p>9014,3599099425</text:p>
          </table:table-cell>
          <table:table-cell office:value-type="float" office:value="64843">
            <text:p>64843</text:p>
          </table:table-cell>
          <table:table-cell office:value-type="float" office:value="0.190102712030502">
            <text:p>0,190102712</text:p>
          </table:table-cell>
          <table:table-cell office:value-type="float" office:value="-147557.138399895">
            <text:p>-147557,138399895</text:p>
          </table:table-cell>
          <table:table-cell office:value-type="float" office:value="20428.2215963932">
            <text:p>20428,2215963932</text:p>
          </table:table-cell>
          <table:table-cell office:value-type="float" office:value="21764.1334729358">
            <text:p>21764,1334729358</text:p>
          </table:table-cell>
          <table:table-cell office:value-type="float" office:value="164864">
            <text:p>164864</text:p>
          </table:table-cell>
          <table:table-cell table:formula="of:=[.Q111]/[.R111]" office:value-type="float" office:value="0.938618650808964">
            <text:p>0,9386186508</text:p>
          </table:table-cell>
          <table:table-cell table:formula="of:=[.Q111]/[.S111]" office:value-type="float" office:value="0.12390953511011">
            <text:p>0,1239095351</text:p>
          </table:table-cell>
          <table:table-cell table:formula="of:=([.B111]+[.C111])/2/[.D111]" office:value-type="float" office:value="-25.0000000000002">
            <text:p>-25</text:p>
          </table:table-cell>
          <table:table-cell table:number-columns-repeated="1002"/>
        </table:table-row>
        <table:table-row table:style-name="ro2">
          <table:table-cell table:style-name="ce1" office:value-type="float" office:value="117">
            <text:p>117</text:p>
          </table:table-cell>
          <table:table-cell office:value-type="float" office:value="-0.75">
            <text:p>-0,75</text:p>
          </table:table-cell>
          <table:table-cell office:value-type="float" office:value="-4.44089209850063E-016">
            <text:p>-4,44089209850063E-016</text:p>
          </table:table-cell>
          <table:table-cell office:value-type="float" office:value="0.004">
            <text:p>0,004</text:p>
          </table:table-cell>
          <table:table-cell office:value-type="float" office:value="0.194697735343638">
            <text:p>0,1946977353</text:p>
          </table:table-cell>
          <table:table-cell office:value-type="float" office:value="-88318.6624244661">
            <text:p>-88318,6624244661</text:p>
          </table:table-cell>
          <table:table-cell office:value-type="float" office:value="13294.7633073435">
            <text:p>13294,7633073435</text:p>
          </table:table-cell>
          <table:table-cell office:value-type="float" office:value="13418.9101820641">
            <text:p>13418,9101820641</text:p>
          </table:table-cell>
          <table:table-cell office:value-type="float" office:value="103748">
            <text:p>103748</text:p>
          </table:table-cell>
          <table:table-cell office:value-type="float" office:value="0.178403468579695">
            <text:p>0,1784034686</text:p>
          </table:table-cell>
          <table:table-cell office:value-type="float" office:value="-54787.5803590908">
            <text:p>-54787,5803590908</text:p>
          </table:table-cell>
          <table:table-cell office:value-type="float" office:value="8648.77698979247">
            <text:p>8648,7769897925</text:p>
          </table:table-cell>
          <table:table-cell office:value-type="float" office:value="8957.49261648342">
            <text:p>8957,4926164834</text:p>
          </table:table-cell>
          <table:table-cell office:value-type="float" office:value="72584">
            <text:p>72584</text:p>
          </table:table-cell>
          <table:table-cell office:value-type="float" office:value="0.188180028638061">
            <text:p>0,1881800286</text:p>
          </table:table-cell>
          <table:table-cell office:value-type="float" office:value="-143106.242783558">
            <text:p>-143106,242783558</text:p>
          </table:table-cell>
          <table:table-cell office:value-type="float" office:value="21943.5402971358">
            <text:p>21943,5402971358</text:p>
          </table:table-cell>
          <table:table-cell office:value-type="float" office:value="22376.4027985474">
            <text:p>22376,4027985474</text:p>
          </table:table-cell>
          <table:table-cell office:value-type="float" office:value="176332">
            <text:p>176332</text:p>
          </table:table-cell>
          <table:table-cell table:formula="of:=[.Q112]/[.R112]" office:value-type="float" office:value="0.980655402688778">
            <text:p>0,9806554027</text:p>
          </table:table-cell>
          <table:table-cell table:formula="of:=[.Q112]/[.S112]" office:value-type="float" office:value="0.124444458732027">
            <text:p>0,1244444587</text:p>
          </table:table-cell>
          <table:table-cell table:formula="of:=([.B112]+[.C112])/2/[.D112]" office:value-type="float" office:value="-93.7500000000001">
            <text:p>-93,75</text:p>
          </table:table-cell>
          <table:table-cell table:number-columns-repeated="1002"/>
        </table:table-row>
        <table:table-row table:style-name="ro2">
          <table:table-cell table:style-name="ce1" office:value-type="float" office:value="75">
            <text:p>75</text:p>
          </table:table-cell>
          <table:table-cell office:value-type="float" office:value="-1.05">
            <text:p>-1,05</text:p>
          </table:table-cell>
          <table:table-cell office:value-type="float" office:value="0.15">
            <text:p>0,15</text:p>
          </table:table-cell>
          <table:table-cell office:value-type="float" office:value="0.004">
            <text:p>0,004</text:p>
          </table:table-cell>
          <table:table-cell office:value-type="float" office:value="0.194715872686321">
            <text:p>0,1947158727</text:p>
          </table:table-cell>
          <table:table-cell office:value-type="float" office:value="-86885.5408681281">
            <text:p>-86885,5408681281</text:p>
          </table:table-cell>
          <table:table-cell office:value-type="float" office:value="14672.9759838339">
            <text:p>14672,9759838339</text:p>
          </table:table-cell>
          <table:table-cell office:value-type="float" office:value="15345.8609342236">
            <text:p>15345,8609342236</text:p>
          </table:table-cell>
          <table:table-cell office:value-type="float" office:value="110502">
            <text:p>110502</text:p>
          </table:table-cell>
          <table:table-cell office:value-type="float" office:value="0.179139009271995">
            <text:p>0,1791390093</text:p>
          </table:table-cell>
          <table:table-cell office:value-type="float" office:value="-54077.6648978222">
            <text:p>-54077,6648978222</text:p>
          </table:table-cell>
          <table:table-cell office:value-type="float" office:value="9231.46748598136">
            <text:p>9231,4674859814</text:p>
          </table:table-cell>
          <table:table-cell office:value-type="float" office:value="9461.85121664486">
            <text:p>9461,8512166449</text:p>
          </table:table-cell>
          <table:table-cell office:value-type="float" office:value="80203">
            <text:p>80203</text:p>
          </table:table-cell>
          <table:table-cell office:value-type="float" office:value="0.188485127320591">
            <text:p>0,1884851273</text:p>
          </table:table-cell>
          <table:table-cell office:value-type="float" office:value="-140963.205765951">
            <text:p>-140963,205765951</text:p>
          </table:table-cell>
          <table:table-cell office:value-type="float" office:value="23904.4434698155">
            <text:p>23904,4434698155</text:p>
          </table:table-cell>
          <table:table-cell office:value-type="float" office:value="24807.7121508687">
            <text:p>24807,7121508687</text:p>
          </table:table-cell>
          <table:table-cell office:value-type="float" office:value="190705">
            <text:p>190705</text:p>
          </table:table-cell>
          <table:table-cell table:formula="of:=[.Q113]/[.R113]" office:value-type="float" office:value="0.963589198570188">
            <text:p>0,9635891986</text:p>
          </table:table-cell>
          <table:table-cell table:formula="of:=[.Q113]/[.S113]" office:value-type="float" office:value="0.125347754226766">
            <text:p>0,1253477542</text:p>
          </table:table-cell>
          <table:table-cell table:formula="of:=([.B113]+[.C113])/2/[.D113]" office:value-type="float" office:value="-112.5">
            <text:p>-112,5</text:p>
          </table:table-cell>
          <table:table-cell table:number-columns-repeated="1002"/>
        </table:table-row>
        <table:table-row table:style-name="ro2">
          <table:table-cell table:style-name="ce1" office:value-type="float" office:value="47">
            <text:p>47</text:p>
          </table:table-cell>
          <table:table-cell office:value-type="float" office:value="-1.2">
            <text:p>-1,2</text:p>
          </table:table-cell>
          <table:table-cell office:value-type="float" office:value="-1.11022302462516E-016">
            <text:p>-1,11022302462516E-016</text:p>
          </table:table-cell>
          <table:table-cell office:value-type="float" office:value="0.008">
            <text:p>0,008</text:p>
          </table:table-cell>
          <table:table-cell office:value-type="float" office:value="0.198949085108293">
            <text:p>0,1989490851</text:p>
          </table:table-cell>
          <table:table-cell office:value-type="float" office:value="-89235.7598823732">
            <text:p>-89235,7598823732</text:p>
          </table:table-cell>
          <table:table-cell office:value-type="float" office:value="9813.01065780237">
            <text:p>9813,0106578024</text:p>
          </table:table-cell>
          <table:table-cell office:value-type="float" office:value="9556.02189288804">
            <text:p>9556,021892888</text:p>
          </table:table-cell>
          <table:table-cell office:value-type="float" office:value="79698">
            <text:p>79698</text:p>
          </table:table-cell>
          <table:table-cell office:value-type="float" office:value="0.180859653411977">
            <text:p>0,1808596534</text:p>
          </table:table-cell>
          <table:table-cell office:value-type="float" office:value="-55167.8557701323">
            <text:p>-55167,8557701323</text:p>
          </table:table-cell>
          <table:table-cell office:value-type="float" office:value="6587.6671600733">
            <text:p>6587,6671600733</text:p>
          </table:table-cell>
          <table:table-cell office:value-type="float" office:value="6229.68216767965">
            <text:p>6229,6821676797</text:p>
          </table:table-cell>
          <table:table-cell office:value-type="float" office:value="49864">
            <text:p>49864</text:p>
          </table:table-cell>
          <table:table-cell office:value-type="float" office:value="0.191713312429766">
            <text:p>0,1917133124</text:p>
          </table:table-cell>
          <table:table-cell office:value-type="float" office:value="-144403.615652505">
            <text:p>-144403,615652505</text:p>
          </table:table-cell>
          <table:table-cell office:value-type="float" office:value="16400.6778178757">
            <text:p>16400,6778178757</text:p>
          </table:table-cell>
          <table:table-cell office:value-type="float" office:value="15785.7040605677">
            <text:p>15785,7040605677</text:p>
          </table:table-cell>
          <table:table-cell office:value-type="float" office:value="129562">
            <text:p>129562</text:p>
          </table:table-cell>
          <table:table-cell table:formula="of:=[.Q114]/[.R114]" office:value-type="float" office:value="1.03895763881981">
            <text:p>1,0389576388</text:p>
          </table:table-cell>
          <table:table-cell table:formula="of:=[.Q114]/[.S114]" office:value-type="float" office:value="0.126585556088017">
            <text:p>0,1265855561</text:p>
          </table:table-cell>
          <table:table-cell table:formula="of:=([.B114]+[.C114])/2/[.D114]" office:value-type="float" office:value="-75">
            <text:p>-75</text:p>
          </table:table-cell>
          <table:table-cell table:number-columns-repeated="1002"/>
        </table:table-row>
        <table:table-row table:style-name="ro2">
          <table:table-cell table:style-name="ce1" office:value-type="float" office:value="138">
            <text:p>138</text:p>
          </table:table-cell>
          <table:table-cell office:value-type="float" office:value="-0.600000000000001">
            <text:p>-0,6</text:p>
          </table:table-cell>
          <table:table-cell office:value-type="float" office:value="0.15">
            <text:p>0,15</text:p>
          </table:table-cell>
          <table:table-cell office:value-type="float" office:value="0.004">
            <text:p>0,004</text:p>
          </table:table-cell>
          <table:table-cell office:value-type="float" office:value="0.19423476878908">
            <text:p>0,1942347688</text:p>
          </table:table-cell>
          <table:table-cell office:value-type="float" office:value="-88197.9142191119">
            <text:p>-88197,9142191119</text:p>
          </table:table-cell>
          <table:table-cell office:value-type="float" office:value="13984.9043323187">
            <text:p>13984,9043323187</text:p>
          </table:table-cell>
          <table:table-cell office:value-type="float" office:value="14335.7695719744">
            <text:p>14335,7695719744</text:p>
          </table:table-cell>
          <table:table-cell office:value-type="float" office:value="105049">
            <text:p>105049</text:p>
          </table:table-cell>
          <table:table-cell office:value-type="float" office:value="0.177911431154815">
            <text:p>0,1779114312</text:p>
          </table:table-cell>
          <table:table-cell office:value-type="float" office:value="-54702.6911290348">
            <text:p>-54702,6911290348</text:p>
          </table:table-cell>
          <table:table-cell office:value-type="float" office:value="8790.95132844795">
            <text:p>8790,951328448</text:p>
          </table:table-cell>
          <table:table-cell office:value-type="float" office:value="9508.8951797794">
            <text:p>9508,8951797794</text:p>
          </table:table-cell>
          <table:table-cell office:value-type="float" office:value="73464">
            <text:p>73464</text:p>
          </table:table-cell>
          <table:table-cell office:value-type="float" office:value="0.187705433735374">
            <text:p>0,1877054337</text:p>
          </table:table-cell>
          <table:table-cell office:value-type="float" office:value="-142900.605348145">
            <text:p>-142900,605348145</text:p>
          </table:table-cell>
          <table:table-cell office:value-type="float" office:value="22775.8556607666">
            <text:p>22775,8556607666</text:p>
          </table:table-cell>
          <table:table-cell office:value-type="float" office:value="23844.6647517537">
            <text:p>23844,6647517537</text:p>
          </table:table-cell>
          <table:table-cell office:value-type="float" office:value="178513">
            <text:p>178513</text:p>
          </table:table-cell>
          <table:table-cell table:formula="of:=[.Q115]/[.R115]" office:value-type="float" office:value="0.955176174539904">
            <text:p>0,9551761745</text:p>
          </table:table-cell>
          <table:table-cell table:formula="of:=[.Q115]/[.S115]" office:value-type="float" office:value="0.127586538015532">
            <text:p>0,127586538</text:p>
          </table:table-cell>
          <table:table-cell table:formula="of:=([.B115]+[.C115])/2/[.D115]" office:value-type="float" office:value="-56.2500000000001">
            <text:p>-56,25</text:p>
          </table:table-cell>
          <table:table-cell table:number-columns-repeated="1002"/>
        </table:table-row>
        <table:table-row table:style-name="ro2">
          <table:table-cell table:style-name="ce1" office:value-type="float" office:value="94">
            <text:p>94</text:p>
          </table:table-cell>
          <table:table-cell office:value-type="float" office:value="-0.9">
            <text:p>-0,9</text:p>
          </table:table-cell>
          <table:table-cell office:value-type="float" office:value="-0.15">
            <text:p>-0,15</text:p>
          </table:table-cell>
          <table:table-cell office:value-type="float" office:value="0.006">
            <text:p>0,006</text:p>
          </table:table-cell>
          <table:table-cell office:value-type="float" office:value="0.196589959309273">
            <text:p>0,1965899593</text:p>
          </table:table-cell>
          <table:table-cell office:value-type="float" office:value="-89286.8318779572">
            <text:p>-89286,8318779572</text:p>
          </table:table-cell>
          <table:table-cell office:value-type="float" office:value="11294.2332365429">
            <text:p>11294,2332365429</text:p>
          </table:table-cell>
          <table:table-cell office:value-type="float" office:value="11739.1578444051">
            <text:p>11739,1578444051</text:p>
          </table:table-cell>
          <table:table-cell office:value-type="float" office:value="92309">
            <text:p>92309</text:p>
          </table:table-cell>
          <table:table-cell office:value-type="float" office:value="0.178972390314541">
            <text:p>0,1789723903</text:p>
          </table:table-cell>
          <table:table-cell office:value-type="float" office:value="-55149.3863279532">
            <text:p>-55149,3863279532</text:p>
          </table:table-cell>
          <table:table-cell office:value-type="float" office:value="8170.92590134478">
            <text:p>8170,9259013448</text:p>
          </table:table-cell>
          <table:table-cell office:value-type="float" office:value="8269.59215015417">
            <text:p>8269,5921501542</text:p>
          </table:table-cell>
          <table:table-cell office:value-type="float" office:value="60044">
            <text:p>60044</text:p>
          </table:table-cell>
          <table:table-cell office:value-type="float" office:value="0.189542931711381">
            <text:p>0,1895429317</text:p>
          </table:table-cell>
          <table:table-cell office:value-type="float" office:value="-144436.218205912">
            <text:p>-144436,218205912</text:p>
          </table:table-cell>
          <table:table-cell office:value-type="float" office:value="19465.1591378876">
            <text:p>19465,1591378876</text:p>
          </table:table-cell>
          <table:table-cell office:value-type="float" office:value="20008.7499945594">
            <text:p>20008,7499945594</text:p>
          </table:table-cell>
          <table:table-cell office:value-type="float" office:value="152353">
            <text:p>152353</text:p>
          </table:table-cell>
          <table:table-cell table:formula="of:=[.Q116]/[.R116]" office:value-type="float" office:value="0.972832343008953">
            <text:p>0,972832343</text:p>
          </table:table-cell>
          <table:table-cell table:formula="of:=[.Q116]/[.S116]" office:value-type="float" office:value="0.127763543467392">
            <text:p>0,1277635435</text:p>
          </table:table-cell>
          <table:table-cell table:formula="of:=([.B116]+[.C116])/2/[.D116]" office:value-type="float" office:value="-87.5">
            <text:p>-87,5</text:p>
          </table:table-cell>
          <table:table-cell table:number-columns-repeated="1002"/>
        </table:table-row>
        <table:table-row table:style-name="ro2">
          <table:table-cell table:style-name="ce1" office:value-type="float" office:value="72">
            <text:p>72</text:p>
          </table:table-cell>
          <table:table-cell office:value-type="float" office:value="-1.05">
            <text:p>-1,05</text:p>
          </table:table-cell>
          <table:table-cell office:value-type="float" office:value="-2.22044604925031E-016">
            <text:p>-2,22044604925031E-016</text:p>
          </table:table-cell>
          <table:table-cell office:value-type="float" office:value="0.004">
            <text:p>0,004</text:p>
          </table:table-cell>
          <table:table-cell office:value-type="float" office:value="0.19608749015111">
            <text:p>0,1960874902</text:p>
          </table:table-cell>
          <table:table-cell office:value-type="float" office:value="-87266.4347792242">
            <text:p>-87266,4347792242</text:p>
          </table:table-cell>
          <table:table-cell office:value-type="float" office:value="13986.2520361725">
            <text:p>13986,2520361725</text:p>
          </table:table-cell>
          <table:table-cell office:value-type="float" office:value="14489.5842619064">
            <text:p>14489,5842619064</text:p>
          </table:table-cell>
          <table:table-cell office:value-type="float" office:value="102829">
            <text:p>102829</text:p>
          </table:table-cell>
          <table:table-cell office:value-type="float" office:value="0.180389501222837">
            <text:p>0,1803895012</text:p>
          </table:table-cell>
          <table:table-cell office:value-type="float" office:value="-54292.0590947943">
            <text:p>-54292,0590947943</text:p>
          </table:table-cell>
          <table:table-cell office:value-type="float" office:value="8685.62950772547">
            <text:p>8685,6295077255</text:p>
          </table:table-cell>
          <table:table-cell office:value-type="float" office:value="9185.54824008058">
            <text:p>9185,5482400806</text:p>
          </table:table-cell>
          <table:table-cell office:value-type="float" office:value="74570">
            <text:p>74570</text:p>
          </table:table-cell>
          <table:table-cell office:value-type="float" office:value="0.189808294579801">
            <text:p>0,1898082946</text:p>
          </table:table-cell>
          <table:table-cell office:value-type="float" office:value="-141558.493874018">
            <text:p>-141558,493874018</text:p>
          </table:table-cell>
          <table:table-cell office:value-type="float" office:value="22671.8815438981">
            <text:p>22671,8815438981</text:p>
          </table:table-cell>
          <table:table-cell office:value-type="float" office:value="23675.1325019871">
            <text:p>23675,1325019871</text:p>
          </table:table-cell>
          <table:table-cell office:value-type="float" office:value="177399">
            <text:p>177399</text:p>
          </table:table-cell>
          <table:table-cell table:formula="of:=[.Q117]/[.R117]" office:value-type="float" office:value="0.957624272725621">
            <text:p>0,9576242727</text:p>
          </table:table-cell>
          <table:table-cell table:formula="of:=[.Q117]/[.S117]" office:value-type="float" office:value="0.12780163103455">
            <text:p>0,127801631</text:p>
          </table:table-cell>
          <table:table-cell table:formula="of:=([.B117]+[.C117])/2/[.D117]" office:value-type="float" office:value="-131.25">
            <text:p>-131,25</text:p>
          </table:table-cell>
          <table:table-cell table:number-columns-repeated="1002"/>
        </table:table-row>
        <table:table-row table:style-name="ro2">
          <table:table-cell table:style-name="ce1" office:value-type="float" office:value="131">
            <text:p>131</text:p>
          </table:table-cell>
          <table:table-cell office:value-type="float" office:value="-0.75">
            <text:p>-0,75</text:p>
          </table:table-cell>
          <table:table-cell office:value-type="float" office:value="0.6">
            <text:p>0,6</text:p>
          </table:table-cell>
          <table:table-cell office:value-type="float" office:value="0.008">
            <text:p>0,008</text:p>
          </table:table-cell>
          <table:table-cell office:value-type="float" office:value="0.199312381057734">
            <text:p>0,1993123811</text:p>
          </table:table-cell>
          <table:table-cell office:value-type="float" office:value="-89252.0392945941">
            <text:p>-89252,0392945941</text:p>
          </table:table-cell>
          <table:table-cell office:value-type="float" office:value="12664.0160537832">
            <text:p>12664,0160537832</text:p>
          </table:table-cell>
          <table:table-cell office:value-type="float" office:value="13219.8761949788">
            <text:p>13219,8761949788</text:p>
          </table:table-cell>
          <table:table-cell office:value-type="float" office:value="101376">
            <text:p>101376</text:p>
          </table:table-cell>
          <table:table-cell office:value-type="float" office:value="0.181497047159652">
            <text:p>0,1814970472</text:p>
          </table:table-cell>
          <table:table-cell office:value-type="float" office:value="-55260.9772723901">
            <text:p>-55260,9772723901</text:p>
          </table:table-cell>
          <table:table-cell office:value-type="float" office:value="8502.50706522219">
            <text:p>8502,5070652222</text:p>
          </table:table-cell>
          <table:table-cell office:value-type="float" office:value="8609.3034693339">
            <text:p>8609,3034693339</text:p>
          </table:table-cell>
          <table:table-cell office:value-type="float" office:value="62574">
            <text:p>62574</text:p>
          </table:table-cell>
          <table:table-cell office:value-type="float" office:value="0.192186247498501">
            <text:p>0,1921862475</text:p>
          </table:table-cell>
          <table:table-cell office:value-type="float" office:value="-144513.016566981">
            <text:p>-144513,016566981</text:p>
          </table:table-cell>
          <table:table-cell office:value-type="float" office:value="21166.5231190053">
            <text:p>21166,5231190053</text:p>
          </table:table-cell>
          <table:table-cell office:value-type="float" office:value="21829.1796643128">
            <text:p>21829,1796643128</text:p>
          </table:table-cell>
          <table:table-cell office:value-type="float" office:value="163950">
            <text:p>163950</text:p>
          </table:table-cell>
          <table:table-cell table:formula="of:=[.Q118]/[.R118]" office:value-type="float" office:value="0.969643543390188">
            <text:p>0,9696435434</text:p>
          </table:table-cell>
          <table:table-cell table:formula="of:=[.Q118]/[.S118]" office:value-type="float" office:value="0.129103526190944">
            <text:p>0,1291035262</text:p>
          </table:table-cell>
          <table:table-cell table:formula="of:=([.B118]+[.C118])/2/[.D118]" office:value-type="float" office:value="-9.375">
            <text:p>-9,375</text:p>
          </table:table-cell>
          <table:table-cell table:number-columns-repeated="1002"/>
        </table:table-row>
        <table:table-row table:style-name="ro2">
          <table:table-cell table:style-name="ce1" office:value-type="float" office:value="96">
            <text:p>96</text:p>
          </table:table-cell>
          <table:table-cell office:value-type="float" office:value="-0.9">
            <text:p>-0,9</text:p>
          </table:table-cell>
          <table:table-cell office:value-type="float" office:value="-4.44089209850063E-016">
            <text:p>-4,44089209850063E-016</text:p>
          </table:table-cell>
          <table:table-cell office:value-type="float" office:value="0.004">
            <text:p>0,004</text:p>
          </table:table-cell>
          <table:table-cell office:value-type="float" office:value="0.195032336672007">
            <text:p>0,1950323367</text:p>
          </table:table-cell>
          <table:table-cell office:value-type="float" office:value="-87417.600203208">
            <text:p>-87417,600203208</text:p>
          </table:table-cell>
          <table:table-cell office:value-type="float" office:value="13699.1020670797">
            <text:p>13699,1020670797</text:p>
          </table:table-cell>
          <table:table-cell office:value-type="float" office:value="14307.1225412222">
            <text:p>14307,1225412222</text:p>
          </table:table-cell>
          <table:table-cell office:value-type="float" office:value="101995">
            <text:p>101995</text:p>
          </table:table-cell>
          <table:table-cell office:value-type="float" office:value="0.178992355531927">
            <text:p>0,1789923555</text:p>
          </table:table-cell>
          <table:table-cell office:value-type="float" office:value="-54296.1044070755">
            <text:p>-54296,1044070755</text:p>
          </table:table-cell>
          <table:table-cell office:value-type="float" office:value="8942.46778840724">
            <text:p>8942,4677884072</text:p>
          </table:table-cell>
          <table:table-cell office:value-type="float" office:value="9354.26111452433">
            <text:p>9354,2611145243</text:p>
          </table:table-cell>
          <table:table-cell office:value-type="float" office:value="72870">
            <text:p>72870</text:p>
          </table:table-cell>
          <table:table-cell office:value-type="float" office:value="0.188616344215975">
            <text:p>0,1886163442</text:p>
          </table:table-cell>
          <table:table-cell office:value-type="float" office:value="-141713.704610286">
            <text:p>-141713,704610286</text:p>
          </table:table-cell>
          <table:table-cell office:value-type="float" office:value="22641.5698554869">
            <text:p>22641,5698554869</text:p>
          </table:table-cell>
          <table:table-cell office:value-type="float" office:value="23661.3836557468">
            <text:p>23661,3836557468</text:p>
          </table:table-cell>
          <table:table-cell office:value-type="float" office:value="174865">
            <text:p>174865</text:p>
          </table:table-cell>
          <table:table-cell table:formula="of:=[.Q119]/[.R119]" office:value-type="float" office:value="0.956899654935767">
            <text:p>0,9568996549</text:p>
          </table:table-cell>
          <table:table-cell table:formula="of:=[.Q119]/[.S119]" office:value-type="float" office:value="0.129480283964698">
            <text:p>0,129480284</text:p>
          </table:table-cell>
          <table:table-cell table:formula="of:=([.B119]+[.C119])/2/[.D119]" office:value-type="float" office:value="-112.5">
            <text:p>-112,5</text:p>
          </table:table-cell>
          <table:table-cell table:number-columns-repeated="1002"/>
        </table:table-row>
        <table:table-row table:style-name="ro2">
          <table:table-cell table:style-name="ce1" office:value-type="float" office:value="156">
            <text:p>156</text:p>
          </table:table-cell>
          <table:table-cell office:value-type="float" office:value="-0.450000000000001">
            <text:p>-0,45</text:p>
          </table:table-cell>
          <table:table-cell office:value-type="float" office:value="0.299999999999999">
            <text:p>0,3</text:p>
          </table:table-cell>
          <table:table-cell office:value-type="float" office:value="0.004">
            <text:p>0,004</text:p>
          </table:table-cell>
          <table:table-cell office:value-type="float" office:value="0.195823734515984">
            <text:p>0,1958237345</text:p>
          </table:table-cell>
          <table:table-cell office:value-type="float" office:value="-88605.9639857158">
            <text:p>-88605,9639857158</text:p>
          </table:table-cell>
          <table:table-cell office:value-type="float" office:value="14018.1670716898">
            <text:p>14018,1670716898</text:p>
          </table:table-cell>
          <table:table-cell office:value-type="float" office:value="14744.7624284538">
            <text:p>14744,7624284538</text:p>
          </table:table-cell>
          <table:table-cell office:value-type="float" office:value="105576">
            <text:p>105576</text:p>
          </table:table-cell>
          <table:table-cell office:value-type="float" office:value="0.178690982748272">
            <text:p>0,1786909827</text:p>
          </table:table-cell>
          <table:table-cell office:value-type="float" office:value="-54833.006386282">
            <text:p>-54833,006386282</text:p>
          </table:table-cell>
          <table:table-cell office:value-type="float" office:value="9446.41870904118">
            <text:p>9446,4187090412</text:p>
          </table:table-cell>
          <table:table-cell office:value-type="float" office:value="9897.87631750267">
            <text:p>9897,8763175027</text:p>
          </table:table-cell>
          <table:table-cell office:value-type="float" office:value="73791">
            <text:p>73791</text:p>
          </table:table-cell>
          <table:table-cell office:value-type="float" office:value="0.188970633808899">
            <text:p>0,1889706338</text:p>
          </table:table-cell>
          <table:table-cell office:value-type="float" office:value="-143438.970371998">
            <text:p>-143438,970371998</text:p>
          </table:table-cell>
          <table:table-cell office:value-type="float" office:value="23464.5857807309">
            <text:p>23464,5857807309</text:p>
          </table:table-cell>
          <table:table-cell office:value-type="float" office:value="24642.6387459562">
            <text:p>24642,6387459562</text:p>
          </table:table-cell>
          <table:table-cell office:value-type="float" office:value="179367">
            <text:p>179367</text:p>
          </table:table-cell>
          <table:table-cell table:formula="of:=[.Q120]/[.R120]" office:value-type="float" office:value="0.952194528460609">
            <text:p>0,9521945285</text:p>
          </table:table-cell>
          <table:table-cell table:formula="of:=[.Q120]/[.S120]" office:value-type="float" office:value="0.130818856203933">
            <text:p>0,1308188562</text:p>
          </table:table-cell>
          <table:table-cell table:formula="of:=([.B120]+[.C120])/2/[.D120]" office:value-type="float" office:value="-18.7500000000002">
            <text:p>-18,75</text:p>
          </table:table-cell>
          <table:table-cell table:number-columns-repeated="1002"/>
        </table:table-row>
        <table:table-row table:style-name="ro2">
          <table:table-cell table:style-name="ce1" office:value-type="float" office:value="158">
            <text:p>158</text:p>
          </table:table-cell>
          <table:table-cell office:value-type="float" office:value="-0.450000000000001">
            <text:p>-0,45</text:p>
          </table:table-cell>
          <table:table-cell office:value-type="float" office:value="0.299999999999999">
            <text:p>0,3</text:p>
          </table:table-cell>
          <table:table-cell office:value-type="float" office:value="0.008">
            <text:p>0,008</text:p>
          </table:table-cell>
          <table:table-cell office:value-type="float" office:value="0.203400524853063">
            <text:p>0,2034005249</text:p>
          </table:table-cell>
          <table:table-cell office:value-type="float" office:value="-92251.868595635">
            <text:p>-92251,868595635</text:p>
          </table:table-cell>
          <table:table-cell office:value-type="float" office:value="11484.0129874806">
            <text:p>11484,0129874806</text:p>
          </table:table-cell>
          <table:table-cell office:value-type="float" office:value="11293.2527632914">
            <text:p>11293,2527632914</text:p>
          </table:table-cell>
          <table:table-cell office:value-type="float" office:value="89739">
            <text:p>89739</text:p>
          </table:table-cell>
          <table:table-cell office:value-type="float" office:value="0.184882816171852">
            <text:p>0,1848828162</text:p>
          </table:table-cell>
          <table:table-cell office:value-type="float" office:value="-57226.4513422318">
            <text:p>-57226,4513422318</text:p>
          </table:table-cell>
          <table:table-cell office:value-type="float" office:value="7680.71877945926">
            <text:p>7680,7187794593</text:p>
          </table:table-cell>
          <table:table-cell office:value-type="float" office:value="7388.48574653391">
            <text:p>7388,4857465339</text:p>
          </table:table-cell>
          <table:table-cell office:value-type="float" office:value="56516">
            <text:p>56516</text:p>
          </table:table-cell>
          <table:table-cell office:value-type="float" office:value="0.195993441380579">
            <text:p>0,1959934414</text:p>
          </table:table-cell>
          <table:table-cell office:value-type="float" office:value="-149478.319937867">
            <text:p>-149478,319937867</text:p>
          </table:table-cell>
          <table:table-cell office:value-type="float" office:value="19164.7317669397">
            <text:p>19164,7317669397</text:p>
          </table:table-cell>
          <table:table-cell office:value-type="float" office:value="18681.7385098253">
            <text:p>18681,7385098253</text:p>
          </table:table-cell>
          <table:table-cell office:value-type="float" office:value="146255">
            <text:p>146255</text:p>
          </table:table-cell>
          <table:table-cell table:formula="of:=[.Q121]/[.R121]" office:value-type="float" office:value="1.02585376392354">
            <text:p>1,0258537639</text:p>
          </table:table-cell>
          <table:table-cell table:formula="of:=[.Q121]/[.S121]" office:value-type="float" office:value="0.131036421092884">
            <text:p>0,1310364211</text:p>
          </table:table-cell>
          <table:table-cell table:formula="of:=([.B121]+[.C121])/2/[.D121]" office:value-type="float" office:value="-9.37500000000012">
            <text:p>-9,375</text:p>
          </table:table-cell>
          <table:table-cell table:number-columns-repeated="1002"/>
        </table:table-row>
        <table:table-row table:style-name="ro2">
          <table:table-cell table:style-name="ce1" office:value-type="float" office:value="122">
            <text:p>122</text:p>
          </table:table-cell>
          <table:table-cell office:value-type="float" office:value="-0.75">
            <text:p>-0,75</text:p>
          </table:table-cell>
          <table:table-cell office:value-type="float" office:value="0.15">
            <text:p>0,15</text:p>
          </table:table-cell>
          <table:table-cell office:value-type="float" office:value="0.008">
            <text:p>0,008</text:p>
          </table:table-cell>
          <table:table-cell office:value-type="float" office:value="0.199339755892788">
            <text:p>0,1993397559</text:p>
          </table:table-cell>
          <table:table-cell office:value-type="float" office:value="-89944.3535665827">
            <text:p>-89944,3535665827</text:p>
          </table:table-cell>
          <table:table-cell office:value-type="float" office:value="11325.3978984437">
            <text:p>11325,3978984437</text:p>
          </table:table-cell>
          <table:table-cell office:value-type="float" office:value="11115.8969753644">
            <text:p>11115,8969753644</text:p>
          </table:table-cell>
          <table:table-cell office:value-type="float" office:value="84281">
            <text:p>84281</text:p>
          </table:table-cell>
          <table:table-cell office:value-type="float" office:value="0.182342035868914">
            <text:p>0,1823420359</text:p>
          </table:table-cell>
          <table:table-cell office:value-type="float" office:value="-55932.3860895062">
            <text:p>-55932,3860895062</text:p>
          </table:table-cell>
          <table:table-cell office:value-type="float" office:value="6621.39925700509">
            <text:p>6621,3992570051</text:p>
          </table:table-cell>
          <table:table-cell office:value-type="float" office:value="7171.2731972101">
            <text:p>7171,2731972101</text:p>
          </table:table-cell>
          <table:table-cell office:value-type="float" office:value="52609">
            <text:p>52609</text:p>
          </table:table-cell>
          <table:table-cell office:value-type="float" office:value="0.192540667883239">
            <text:p>0,1925406679</text:p>
          </table:table-cell>
          <table:table-cell office:value-type="float" office:value="-145876.739656087">
            <text:p>-145876,739656087</text:p>
          </table:table-cell>
          <table:table-cell office:value-type="float" office:value="17946.7971554485">
            <text:p>17946,7971554485</text:p>
          </table:table-cell>
          <table:table-cell office:value-type="float" office:value="18287.1701725745">
            <text:p>18287,1701725745</text:p>
          </table:table-cell>
          <table:table-cell office:value-type="float" office:value="136890">
            <text:p>136890</text:p>
          </table:table-cell>
          <table:table-cell table:formula="of:=[.Q122]/[.R122]" office:value-type="float" office:value="0.981387332544405">
            <text:p>0,9813873325</text:p>
          </table:table-cell>
          <table:table-cell table:formula="of:=[.Q122]/[.S122]" office:value-type="float" office:value="0.131103785195767">
            <text:p>0,1311037852</text:p>
          </table:table-cell>
          <table:table-cell table:formula="of:=([.B122]+[.C122])/2/[.D122]" office:value-type="float" office:value="-37.5">
            <text:p>-37,5</text:p>
          </table:table-cell>
          <table:table-cell table:number-columns-repeated="1002"/>
        </table:table-row>
        <table:table-row table:style-name="ro2">
          <table:table-cell table:style-name="ce1" office:value-type="float" office:value="102">
            <text:p>102</text:p>
          </table:table-cell>
          <table:table-cell office:value-type="float" office:value="-0.9">
            <text:p>-0,9</text:p>
          </table:table-cell>
          <table:table-cell office:value-type="float" office:value="0.299999999999999">
            <text:p>0,3</text:p>
          </table:table-cell>
          <table:table-cell office:value-type="float" office:value="0.004">
            <text:p>0,004</text:p>
          </table:table-cell>
          <table:table-cell office:value-type="float" office:value="0.193442595041471">
            <text:p>0,193442595</text:p>
          </table:table-cell>
          <table:table-cell office:value-type="float" office:value="-86583.0613553298">
            <text:p>-86583,0613553298</text:p>
          </table:table-cell>
          <table:table-cell office:value-type="float" office:value="15673.0278501011">
            <text:p>15673,0278501011</text:p>
          </table:table-cell>
          <table:table-cell office:value-type="float" office:value="16439.3284065518">
            <text:p>16439,3284065518</text:p>
          </table:table-cell>
          <table:table-cell office:value-type="float" office:value="113971">
            <text:p>113971</text:p>
          </table:table-cell>
          <table:table-cell office:value-type="float" office:value="0.177602106898874">
            <text:p>0,1776021069</text:p>
          </table:table-cell>
          <table:table-cell office:value-type="float" office:value="-53833.257191402">
            <text:p>-53833,257191402</text:p>
          </table:table-cell>
          <table:table-cell office:value-type="float" office:value="10006.4649844021">
            <text:p>10006,4649844021</text:p>
          </table:table-cell>
          <table:table-cell office:value-type="float" office:value="10180.6820453347">
            <text:p>10180,6820453347</text:p>
          </table:table-cell>
          <table:table-cell office:value-type="float" office:value="81554">
            <text:p>81554</text:p>
          </table:table-cell>
          <table:table-cell office:value-type="float" office:value="0.187106399784432">
            <text:p>0,1871063998</text:p>
          </table:table-cell>
          <table:table-cell office:value-type="float" office:value="-140416.318546734">
            <text:p>-140416,318546734</text:p>
          </table:table-cell>
          <table:table-cell office:value-type="float" office:value="25679.4928345033">
            <text:p>25679,4928345033</text:p>
          </table:table-cell>
          <table:table-cell office:value-type="float" office:value="26620.0104518867">
            <text:p>26620,0104518867</text:p>
          </table:table-cell>
          <table:table-cell office:value-type="float" office:value="195525">
            <text:p>195525</text:p>
          </table:table-cell>
          <table:table-cell table:formula="of:=[.Q123]/[.R123]" office:value-type="float" office:value="0.964668773549759">
            <text:p>0,9646687735</text:p>
          </table:table-cell>
          <table:table-cell table:formula="of:=[.Q123]/[.S123]" office:value-type="float" office:value="0.131336109625384">
            <text:p>0,1313361096</text:p>
          </table:table-cell>
          <table:table-cell table:formula="of:=([.B123]+[.C123])/2/[.D123]" office:value-type="float" office:value="-75.0000000000001">
            <text:p>-75</text:p>
          </table:table-cell>
          <table:table-cell table:number-columns-repeated="1002"/>
        </table:table-row>
        <table:table-row table:style-name="ro2">
          <table:table-cell table:style-name="ce1" office:value-type="float" office:value="147">
            <text:p>147</text:p>
          </table:table-cell>
          <table:table-cell office:value-type="float" office:value="-0.600000000000001">
            <text:p>-0,6</text:p>
          </table:table-cell>
          <table:table-cell office:value-type="float" office:value="0.6">
            <text:p>0,6</text:p>
          </table:table-cell>
          <table:table-cell office:value-type="float" office:value="0.004">
            <text:p>0,004</text:p>
          </table:table-cell>
          <table:table-cell office:value-type="float" office:value="0.196808443150726">
            <text:p>0,1968084432</text:p>
          </table:table-cell>
          <table:table-cell office:value-type="float" office:value="-87556.8476291923">
            <text:p>-87556,8476291923</text:p>
          </table:table-cell>
          <table:table-cell office:value-type="float" office:value="15883.9380124141">
            <text:p>15883,9380124141</text:p>
          </table:table-cell>
          <table:table-cell office:value-type="float" office:value="16526.7013773515">
            <text:p>16526,7013773515</text:p>
          </table:table-cell>
          <table:table-cell office:value-type="float" office:value="118557">
            <text:p>118557</text:p>
          </table:table-cell>
          <table:table-cell office:value-type="float" office:value="0.17974593089416">
            <text:p>0,1797459309</text:p>
          </table:table-cell>
          <table:table-cell office:value-type="float" office:value="-54265.4709171012">
            <text:p>-54265,4709171012</text:p>
          </table:table-cell>
          <table:table-cell office:value-type="float" office:value="10638.1762557291">
            <text:p>10638,1762557291</text:p>
          </table:table-cell>
          <table:table-cell office:value-type="float" office:value="10619.0855344856">
            <text:p>10619,0855344856</text:p>
          </table:table-cell>
          <table:table-cell office:value-type="float" office:value="83275">
            <text:p>83275</text:p>
          </table:table-cell>
          <table:table-cell office:value-type="float" office:value="0.1899834382481">
            <text:p>0,1899834382</text:p>
          </table:table-cell>
          <table:table-cell office:value-type="float" office:value="-141822.318546292">
            <text:p>-141822,318546292</text:p>
          </table:table-cell>
          <table:table-cell office:value-type="float" office:value="26522.1142681432">
            <text:p>26522,1142681432</text:p>
          </table:table-cell>
          <table:table-cell office:value-type="float" office:value="27145.7869118368">
            <text:p>27145,7869118368</text:p>
          </table:table-cell>
          <table:table-cell office:value-type="float" office:value="201832">
            <text:p>201832</text:p>
          </table:table-cell>
          <table:table-cell table:formula="of:=[.Q124]/[.R124]" office:value-type="float" office:value="0.977025066699332">
            <text:p>0,9770250667</text:p>
          </table:table-cell>
          <table:table-cell table:formula="of:=[.Q124]/[.S124]" office:value-type="float" office:value="0.131406884280705">
            <text:p>0,1314068843</text:p>
          </table:table-cell>
          <table:table-cell table:formula="of:=([.B124]+[.C124])/2/[.D124]" office:value-type="float" office:value="0">
            <text:p>0</text:p>
          </table:table-cell>
          <table:table-cell table:number-columns-repeated="1002"/>
        </table:table-row>
        <table:table-row table:style-name="ro2">
          <table:table-cell table:style-name="ce1" office:value-type="float" office:value="49">
            <text:p>49</text:p>
          </table:table-cell>
          <table:table-cell office:value-type="float" office:value="-1.2">
            <text:p>-1,2</text:p>
          </table:table-cell>
          <table:table-cell office:value-type="float" office:value="0.15">
            <text:p>0,15</text:p>
          </table:table-cell>
          <table:table-cell office:value-type="float" office:value="0.006">
            <text:p>0,006</text:p>
          </table:table-cell>
          <table:table-cell office:value-type="float" office:value="0.193932477539004">
            <text:p>0,1939324775</text:p>
          </table:table-cell>
          <table:table-cell office:value-type="float" office:value="-86953.765075058">
            <text:p>-86953,765075058</text:p>
          </table:table-cell>
          <table:table-cell office:value-type="float" office:value="13323.1806825976">
            <text:p>13323,1806825976</text:p>
          </table:table-cell>
          <table:table-cell office:value-type="float" office:value="13618.393184946">
            <text:p>13618,393184946</text:p>
          </table:table-cell>
          <table:table-cell office:value-type="float" office:value="104449">
            <text:p>104449</text:p>
          </table:table-cell>
          <table:table-cell office:value-type="float" office:value="0.176367187700597">
            <text:p>0,1763671877</text:p>
          </table:table-cell>
          <table:table-cell office:value-type="float" office:value="-53595.9748296386">
            <text:p>-53595,9748296386</text:p>
          </table:table-cell>
          <table:table-cell office:value-type="float" office:value="9644.80783948567">
            <text:p>9644,8078394857</text:p>
          </table:table-cell>
          <table:table-cell office:value-type="float" office:value="9714.8917392776">
            <text:p>9714,8917392776</text:p>
          </table:table-cell>
          <table:table-cell office:value-type="float" office:value="68470">
            <text:p>68470</text:p>
          </table:table-cell>
          <table:table-cell office:value-type="float" office:value="0.186906361603641">
            <text:p>0,1869063616</text:p>
          </table:table-cell>
          <table:table-cell office:value-type="float" office:value="-140549.739904699">
            <text:p>-140549,739904699</text:p>
          </table:table-cell>
          <table:table-cell office:value-type="float" office:value="22967.9885220833">
            <text:p>22967,9885220833</text:p>
          </table:table-cell>
          <table:table-cell office:value-type="float" office:value="23333.2849242236">
            <text:p>23333,2849242236</text:p>
          </table:table-cell>
          <table:table-cell office:value-type="float" office:value="172919">
            <text:p>172919</text:p>
          </table:table-cell>
          <table:table-cell table:formula="of:=[.Q125]/[.R125]" office:value-type="float" office:value="0.984344407427989">
            <text:p>0,9843444074</text:p>
          </table:table-cell>
          <table:table-cell table:formula="of:=[.Q125]/[.S125]" office:value-type="float" office:value="0.1328251292344">
            <text:p>0,1328251292</text:p>
          </table:table-cell>
          <table:table-cell table:formula="of:=([.B125]+[.C125])/2/[.D125]" office:value-type="float" office:value="-87.5">
            <text:p>-87,5</text:p>
          </table:table-cell>
          <table:table-cell table:number-columns-repeated="1002"/>
        </table:table-row>
        <table:table-row table:style-name="ro2">
          <table:table-cell table:style-name="ce1" office:value-type="float" office:value="126">
            <text:p>126</text:p>
          </table:table-cell>
          <table:table-cell office:value-type="float" office:value="-0.75">
            <text:p>-0,75</text:p>
          </table:table-cell>
          <table:table-cell office:value-type="float" office:value="0.45">
            <text:p>0,45</text:p>
          </table:table-cell>
          <table:table-cell office:value-type="float" office:value="0.004">
            <text:p>0,004</text:p>
          </table:table-cell>
          <table:table-cell office:value-type="float" office:value="0.194235037047848">
            <text:p>0,194235037</text:p>
          </table:table-cell>
          <table:table-cell office:value-type="float" office:value="-86832.0180088212">
            <text:p>-86832,0180088212</text:p>
          </table:table-cell>
          <table:table-cell office:value-type="float" office:value="15876.6940264217">
            <text:p>15876,6940264217</text:p>
          </table:table-cell>
          <table:table-cell office:value-type="float" office:value="16833.9282737877">
            <text:p>16833,9282737877</text:p>
          </table:table-cell>
          <table:table-cell office:value-type="float" office:value="116547">
            <text:p>116547</text:p>
          </table:table-cell>
          <table:table-cell office:value-type="float" office:value="0.177960471756819">
            <text:p>0,1779604718</text:p>
          </table:table-cell>
          <table:table-cell office:value-type="float" office:value="-53920.477072468">
            <text:p>-53920,477072468</text:p>
          </table:table-cell>
          <table:table-cell office:value-type="float" office:value="10613.4907233983">
            <text:p>10613,4907233983</text:p>
          </table:table-cell>
          <table:table-cell office:value-type="float" office:value="10586.9716552081">
            <text:p>10586,9716552081</text:p>
          </table:table-cell>
          <table:table-cell office:value-type="float" office:value="82788">
            <text:p>82788</text:p>
          </table:table-cell>
          <table:table-cell office:value-type="float" office:value="0.187725210931437">
            <text:p>0,1877252109</text:p>
          </table:table-cell>
          <table:table-cell office:value-type="float" office:value="-140752.49508129">
            <text:p>-140752,49508129</text:p>
          </table:table-cell>
          <table:table-cell office:value-type="float" office:value="26490.1847498201">
            <text:p>26490,1847498201</text:p>
          </table:table-cell>
          <table:table-cell office:value-type="float" office:value="27420.899928996">
            <text:p>27420,899928996</text:p>
          </table:table-cell>
          <table:table-cell office:value-type="float" office:value="199335">
            <text:p>199335</text:p>
          </table:table-cell>
          <table:table-cell table:formula="of:=[.Q126]/[.R126]" office:value-type="float" office:value="0.966058182569284">
            <text:p>0,9660581826</text:p>
          </table:table-cell>
          <table:table-cell table:formula="of:=[.Q126]/[.S126]" office:value-type="float" office:value="0.132892792283443">
            <text:p>0,1328927923</text:p>
          </table:table-cell>
          <table:table-cell table:formula="of:=([.B126]+[.C126])/2/[.D126]" office:value-type="float" office:value="-37.5">
            <text:p>-37,5</text:p>
          </table:table-cell>
          <table:table-cell table:number-columns-repeated="1002"/>
        </table:table-row>
        <table:table-row table:style-name="ro2">
          <table:table-cell table:style-name="ce1" office:value-type="float" office:value="107">
            <text:p>107</text:p>
          </table:table-cell>
          <table:table-cell office:value-type="float" office:value="-0.9">
            <text:p>-0,9</text:p>
          </table:table-cell>
          <table:table-cell office:value-type="float" office:value="0.45">
            <text:p>0,45</text:p>
          </table:table-cell>
          <table:table-cell office:value-type="float" office:value="0.008">
            <text:p>0,008</text:p>
          </table:table-cell>
          <table:table-cell office:value-type="float" office:value="0.197350080158985">
            <text:p>0,1973500802</text:p>
          </table:table-cell>
          <table:table-cell office:value-type="float" office:value="-88559.4395546926">
            <text:p>-88559,4395546926</text:p>
          </table:table-cell>
          <table:table-cell office:value-type="float" office:value="12166.3176845427">
            <text:p>12166,3176845427</text:p>
          </table:table-cell>
          <table:table-cell office:value-type="float" office:value="12414.5313801306">
            <text:p>12414,5313801306</text:p>
          </table:table-cell>
          <table:table-cell office:value-type="float" office:value="97694">
            <text:p>97694</text:p>
          </table:table-cell>
          <table:table-cell office:value-type="float" office:value="0.179652638851608">
            <text:p>0,1796526389</text:p>
          </table:table-cell>
          <table:table-cell office:value-type="float" office:value="-54814.3886213497">
            <text:p>-54814,3886213497</text:p>
          </table:table-cell>
          <table:table-cell office:value-type="float" office:value="8880.92796053656">
            <text:p>8880,9279605366</text:p>
          </table:table-cell>
          <table:table-cell office:value-type="float" office:value="8140.58750314764">
            <text:p>8140,5875031476</text:p>
          </table:table-cell>
          <table:table-cell office:value-type="float" office:value="60195">
            <text:p>60195</text:p>
          </table:table-cell>
          <table:table-cell office:value-type="float" office:value="0.190271103636034">
            <text:p>0,1902711036</text:p>
          </table:table-cell>
          <table:table-cell office:value-type="float" office:value="-143373.828176043">
            <text:p>-143373,828176043</text:p>
          </table:table-cell>
          <table:table-cell office:value-type="float" office:value="21047.2456450791">
            <text:p>21047,2456450791</text:p>
          </table:table-cell>
          <table:table-cell office:value-type="float" office:value="20555.1188832779">
            <text:p>20555,1188832779</text:p>
          </table:table-cell>
          <table:table-cell office:value-type="float" office:value="157889">
            <text:p>157889</text:p>
          </table:table-cell>
          <table:table-cell table:formula="of:=[.Q127]/[.R127]" office:value-type="float" office:value="1.0239418105337">
            <text:p>1,0239418105</text:p>
          </table:table-cell>
          <table:table-cell table:formula="of:=[.Q127]/[.S127]" office:value-type="float" office:value="0.133304065799892">
            <text:p>0,1333040658</text:p>
          </table:table-cell>
          <table:table-cell table:formula="of:=([.B127]+[.C127])/2/[.D127]" office:value-type="float" office:value="-28.125">
            <text:p>-28,125</text:p>
          </table:table-cell>
          <table:table-cell table:number-columns-repeated="1002"/>
        </table:table-row>
        <table:table-row table:style-name="ro2">
          <table:table-cell table:style-name="ce1" office:value-type="float" office:value="120">
            <text:p>120</text:p>
          </table:table-cell>
          <table:table-cell office:value-type="float" office:value="-0.75">
            <text:p>-0,75</text:p>
          </table:table-cell>
          <table:table-cell office:value-type="float" office:value="0.15">
            <text:p>0,15</text:p>
          </table:table-cell>
          <table:table-cell office:value-type="float" office:value="0.004">
            <text:p>0,004</text:p>
          </table:table-cell>
          <table:table-cell office:value-type="float" office:value="0.193366323469467">
            <text:p>0,1933663235</text:p>
          </table:table-cell>
          <table:table-cell office:value-type="float" office:value="-87012.8905272028">
            <text:p>-87012,8905272028</text:p>
          </table:table-cell>
          <table:table-cell office:value-type="float" office:value="14591.7045309657">
            <text:p>14591,7045309657</text:p>
          </table:table-cell>
          <table:table-cell office:value-type="float" office:value="15620.7169597568">
            <text:p>15620,7169597568</text:p>
          </table:table-cell>
          <table:table-cell office:value-type="float" office:value="104149">
            <text:p>104149</text:p>
          </table:table-cell>
          <table:table-cell office:value-type="float" office:value="0.177030496164998">
            <text:p>0,1770304962</text:p>
          </table:table-cell>
          <table:table-cell office:value-type="float" office:value="-53971.821145253">
            <text:p>-53971,821145253</text:p>
          </table:table-cell>
          <table:table-cell office:value-type="float" office:value="9508.03810824898">
            <text:p>9508,038108249</text:p>
          </table:table-cell>
          <table:table-cell office:value-type="float" office:value="10153.3002022063">
            <text:p>10153,3002022063</text:p>
          </table:table-cell>
          <table:table-cell office:value-type="float" office:value="74224">
            <text:p>74224</text:p>
          </table:table-cell>
          <table:table-cell office:value-type="float" office:value="0.186831992547679">
            <text:p>0,1868319925</text:p>
          </table:table-cell>
          <table:table-cell office:value-type="float" office:value="-140984.711672457">
            <text:p>-140984,711672457</text:p>
          </table:table-cell>
          <table:table-cell office:value-type="float" office:value="24099.7426392144">
            <text:p>24099,7426392144</text:p>
          </table:table-cell>
          <table:table-cell office:value-type="float" office:value="25774.0171619631">
            <text:p>25774,0171619631</text:p>
          </table:table-cell>
          <table:table-cell office:value-type="float" office:value="178373">
            <text:p>178373</text:p>
          </table:table-cell>
          <table:table-cell table:formula="of:=[.Q128]/[.R128]" office:value-type="float" office:value="0.935040218518223">
            <text:p>0,9350402185</text:p>
          </table:table-cell>
          <table:table-cell table:formula="of:=[.Q128]/[.S128]" office:value-type="float" office:value="0.13510869155766">
            <text:p>0,1351086916</text:p>
          </table:table-cell>
          <table:table-cell table:formula="of:=([.B128]+[.C128])/2/[.D128]" office:value-type="float" office:value="-75">
            <text:p>-75</text:p>
          </table:table-cell>
          <table:table-cell table:number-columns-repeated="1002"/>
        </table:table-row>
        <table:table-row table:style-name="ro2">
          <table:table-cell table:style-name="ce1" office:value-type="float" office:value="143">
            <text:p>143</text:p>
          </table:table-cell>
          <table:table-cell office:value-type="float" office:value="-0.600000000000001">
            <text:p>-0,6</text:p>
          </table:table-cell>
          <table:table-cell office:value-type="float" office:value="0.299999999999999">
            <text:p>0,3</text:p>
          </table:table-cell>
          <table:table-cell office:value-type="float" office:value="0.008">
            <text:p>0,008</text:p>
          </table:table-cell>
          <table:table-cell office:value-type="float" office:value="0.200547604876255">
            <text:p>0,2005476049</text:p>
          </table:table-cell>
          <table:table-cell office:value-type="float" office:value="-90223.9025673447">
            <text:p>-90223,9025673447</text:p>
          </table:table-cell>
          <table:table-cell office:value-type="float" office:value="11935.3358618303">
            <text:p>11935,3358618303</text:p>
          </table:table-cell>
          <table:table-cell office:value-type="float" office:value="12166.1502110978">
            <text:p>12166,1502110978</text:p>
          </table:table-cell>
          <table:table-cell office:value-type="float" office:value="85919">
            <text:p>85919</text:p>
          </table:table-cell>
          <table:table-cell office:value-type="float" office:value="0.182976313569155">
            <text:p>0,1829763136</text:p>
          </table:table-cell>
          <table:table-cell office:value-type="float" office:value="-56042.2900723957">
            <text:p>-56042,2900723957</text:p>
          </table:table-cell>
          <table:table-cell office:value-type="float" office:value="7252.85872212801">
            <text:p>7252,858722128</text:p>
          </table:table-cell>
          <table:table-cell office:value-type="float" office:value="7900.69163008053">
            <text:p>7900,6916300805</text:p>
          </table:table-cell>
          <table:table-cell office:value-type="float" office:value="54206">
            <text:p>54206</text:p>
          </table:table-cell>
          <table:table-cell office:value-type="float" office:value="0.193519088353415">
            <text:p>0,1935190884</text:p>
          </table:table-cell>
          <table:table-cell office:value-type="float" office:value="-146266.192639737">
            <text:p>-146266,192639737</text:p>
          </table:table-cell>
          <table:table-cell office:value-type="float" office:value="19188.1945839583">
            <text:p>19188,1945839583</text:p>
          </table:table-cell>
          <table:table-cell office:value-type="float" office:value="20066.8418411783">
            <text:p>20066,8418411783</text:p>
          </table:table-cell>
          <table:table-cell office:value-type="float" office:value="140125">
            <text:p>140125</text:p>
          </table:table-cell>
          <table:table-cell table:formula="of:=[.Q129]/[.R129]" office:value-type="float" office:value="0.956213974068557">
            <text:p>0,9562139741</text:p>
          </table:table-cell>
          <table:table-cell table:formula="of:=[.Q129]/[.S129]" office:value-type="float" office:value="0.136936268217365">
            <text:p>0,1369362682</text:p>
          </table:table-cell>
          <table:table-cell table:formula="of:=([.B129]+[.C129])/2/[.D129]" office:value-type="float" office:value="-18.7500000000001">
            <text:p>-18,75</text:p>
          </table:table-cell>
          <table:table-cell table:number-columns-repeated="1002"/>
        </table:table-row>
        <table:table-row table:style-name="ro2">
          <table:table-cell table:style-name="ce1" office:value-type="float" office:value="70">
            <text:p>70</text:p>
          </table:table-cell>
          <table:table-cell office:value-type="float" office:value="-1.05">
            <text:p>-1,05</text:p>
          </table:table-cell>
          <table:table-cell office:value-type="float" office:value="-0.15">
            <text:p>-0,15</text:p>
          </table:table-cell>
          <table:table-cell office:value-type="float" office:value="0.006">
            <text:p>0,006</text:p>
          </table:table-cell>
          <table:table-cell office:value-type="float" office:value="0.196789108127931">
            <text:p>0,1967891081</text:p>
          </table:table-cell>
          <table:table-cell office:value-type="float" office:value="-88285.4798223109">
            <text:p>-88285,4798223109</text:p>
          </table:table-cell>
          <table:table-cell office:value-type="float" office:value="12143.7206439969">
            <text:p>12143,7206439969</text:p>
          </table:table-cell>
          <table:table-cell office:value-type="float" office:value="12138.0737909113">
            <text:p>12138,0737909113</text:p>
          </table:table-cell>
          <table:table-cell office:value-type="float" office:value="86924">
            <text:p>86924</text:p>
          </table:table-cell>
          <table:table-cell office:value-type="float" office:value="0.179400538252241">
            <text:p>0,1794005383</text:p>
          </table:table-cell>
          <table:table-cell office:value-type="float" office:value="-54601.7445371011">
            <text:p>-54601,7445371011</text:p>
          </table:table-cell>
          <table:table-cell office:value-type="float" office:value="7600.35231979665">
            <text:p>7600,3523197967</text:p>
          </table:table-cell>
          <table:table-cell office:value-type="float" office:value="8603.21141661254">
            <text:p>8603,2114166125</text:p>
          </table:table-cell>
          <table:table-cell office:value-type="float" office:value="57227">
            <text:p>57227</text:p>
          </table:table-cell>
          <table:table-cell office:value-type="float" office:value="0.189833680177655">
            <text:p>0,1898336802</text:p>
          </table:table-cell>
          <table:table-cell office:value-type="float" office:value="-142887.224359412">
            <text:p>-142887,224359412</text:p>
          </table:table-cell>
          <table:table-cell office:value-type="float" office:value="19744.0729637936">
            <text:p>19744,0729637936</text:p>
          </table:table-cell>
          <table:table-cell office:value-type="float" office:value="20741.2852075241">
            <text:p>20741,2852075241</text:p>
          </table:table-cell>
          <table:table-cell office:value-type="float" office:value="144151">
            <text:p>144151</text:p>
          </table:table-cell>
          <table:table-cell table:formula="of:=[.Q130]/[.R130]" office:value-type="float" office:value="0.951921386078393">
            <text:p>0,9519213861</text:p>
          </table:table-cell>
          <table:table-cell table:formula="of:=[.Q130]/[.S130]" office:value-type="float" office:value="0.136967991646215">
            <text:p>0,1369679916</text:p>
          </table:table-cell>
          <table:table-cell table:formula="of:=([.B130]+[.C130])/2/[.D130]" office:value-type="float" office:value="-100">
            <text:p>-100</text:p>
          </table:table-cell>
          <table:table-cell table:number-columns-repeated="1002"/>
        </table:table-row>
        <table:table-row table:style-name="ro2">
          <table:table-cell table:style-name="ce1" office:value-type="float" office:value="141">
            <text:p>141</text:p>
          </table:table-cell>
          <table:table-cell office:value-type="float" office:value="-0.600000000000001">
            <text:p>-0,6</text:p>
          </table:table-cell>
          <table:table-cell office:value-type="float" office:value="0.299999999999999">
            <text:p>0,3</text:p>
          </table:table-cell>
          <table:table-cell office:value-type="float" office:value="0.004">
            <text:p>0,004</text:p>
          </table:table-cell>
          <table:table-cell office:value-type="float" office:value="0.194050716577924">
            <text:p>0,1940507166</text:p>
          </table:table-cell>
          <table:table-cell office:value-type="float" office:value="-87192.2067128611">
            <text:p>-87192,2067128611</text:p>
          </table:table-cell>
          <table:table-cell office:value-type="float" office:value="14918.8925259938">
            <text:p>14918,8925259938</text:p>
          </table:table-cell>
          <table:table-cell office:value-type="float" office:value="16129.3664841736">
            <text:p>16129,3664841736</text:p>
          </table:table-cell>
          <table:table-cell office:value-type="float" office:value="105930">
            <text:p>105930</text:p>
          </table:table-cell>
          <table:table-cell office:value-type="float" office:value="0.177503915777406">
            <text:p>0,1775039158</text:p>
          </table:table-cell>
          <table:table-cell office:value-type="float" office:value="-54072.3441876989">
            <text:p>-54072,3441876989</text:p>
          </table:table-cell>
          <table:table-cell office:value-type="float" office:value="9913.93425014882">
            <text:p>9913,9342501488</text:p>
          </table:table-cell>
          <table:table-cell office:value-type="float" office:value="10554.0853863249">
            <text:p>10554,0853863249</text:p>
          </table:table-cell>
          <table:table-cell office:value-type="float" office:value="75076">
            <text:p>75076</text:p>
          </table:table-cell>
          <table:table-cell office:value-type="float" office:value="0.187431996257717">
            <text:p>0,1874319963</text:p>
          </table:table-cell>
          <table:table-cell office:value-type="float" office:value="-141264.550900563">
            <text:p>-141264,550900563</text:p>
          </table:table-cell>
          <table:table-cell office:value-type="float" office:value="24832.8267761426">
            <text:p>24832,8267761426</text:p>
          </table:table-cell>
          <table:table-cell office:value-type="float" office:value="26683.4518704984">
            <text:p>26683,4518704984</text:p>
          </table:table-cell>
          <table:table-cell office:value-type="float" office:value="181006">
            <text:p>181006</text:p>
          </table:table-cell>
          <table:table-cell table:formula="of:=[.Q131]/[.R131]" office:value-type="float" office:value="0.9306452139949">
            <text:p>0,930645214</text:p>
          </table:table-cell>
          <table:table-cell table:formula="of:=[.Q131]/[.S131]" office:value-type="float" office:value="0.137193390142551">
            <text:p>0,1371933901</text:p>
          </table:table-cell>
          <table:table-cell table:formula="of:=([.B131]+[.C131])/2/[.D131]" office:value-type="float" office:value="-37.5000000000003">
            <text:p>-37,5</text:p>
          </table:table-cell>
          <table:table-cell table:number-columns-repeated="1002"/>
        </table:table-row>
        <table:table-row table:style-name="ro2">
          <table:table-cell table:style-name="ce1" office:value-type="float" office:value="159">
            <text:p>159</text:p>
          </table:table-cell>
          <table:table-cell office:value-type="float" office:value="-0.450000000000001">
            <text:p>-0,45</text:p>
          </table:table-cell>
          <table:table-cell office:value-type="float" office:value="0.449999999999999">
            <text:p>0,45</text:p>
          </table:table-cell>
          <table:table-cell office:value-type="float" office:value="0.004">
            <text:p>0,004</text:p>
          </table:table-cell>
          <table:table-cell office:value-type="float" office:value="0.19636191921546">
            <text:p>0,1963619192</text:p>
          </table:table-cell>
          <table:table-cell office:value-type="float" office:value="-87807.0910143606">
            <text:p>-87807,0910143606</text:p>
          </table:table-cell>
          <table:table-cell office:value-type="float" office:value="15113.4309045846">
            <text:p>15113,4309045846</text:p>
          </table:table-cell>
          <table:table-cell office:value-type="float" office:value="16102.9587787954">
            <text:p>16102,9587787954</text:p>
          </table:table-cell>
          <table:table-cell office:value-type="float" office:value="107303">
            <text:p>107303</text:p>
          </table:table-cell>
          <table:table-cell office:value-type="float" office:value="0.179798442628485">
            <text:p>0,1797984426</text:p>
          </table:table-cell>
          <table:table-cell office:value-type="float" office:value="-54481.6500747409">
            <text:p>-54481,6500747409</text:p>
          </table:table-cell>
          <table:table-cell office:value-type="float" office:value="10130.9072688817">
            <text:p>10130,9072688817</text:p>
          </table:table-cell>
          <table:table-cell office:value-type="float" office:value="10639.3797513292">
            <text:p>10639,3797513292</text:p>
          </table:table-cell>
          <table:table-cell office:value-type="float" office:value="75742">
            <text:p>75742</text:p>
          </table:table-cell>
          <table:table-cell office:value-type="float" office:value="0.18973652858067">
            <text:p>0,1897365286</text:p>
          </table:table-cell>
          <table:table-cell office:value-type="float" office:value="-142288.741089102">
            <text:p>-142288,741089102</text:p>
          </table:table-cell>
          <table:table-cell office:value-type="float" office:value="25244.3381734664">
            <text:p>25244,3381734664</text:p>
          </table:table-cell>
          <table:table-cell office:value-type="float" office:value="26742.3385301244">
            <text:p>26742,3385301244</text:p>
          </table:table-cell>
          <table:table-cell office:value-type="float" office:value="183045">
            <text:p>183045</text:p>
          </table:table-cell>
          <table:table-cell table:formula="of:=[.Q132]/[.R132]" office:value-type="float" office:value="0.94398394310316">
            <text:p>0,9439839431</text:p>
          </table:table-cell>
          <table:table-cell table:formula="of:=[.Q132]/[.S132]" office:value-type="float" office:value="0.137913290029591">
            <text:p>0,13791329</text:p>
          </table:table-cell>
          <table:table-cell table:formula="of:=([.B132]+[.C132])/2/[.D132]" office:value-type="float" office:value="-0.00000000000024980018054066">
            <text:p>-2,4980018054066E-013</text:p>
          </table:table-cell>
          <table:table-cell table:number-columns-repeated="1002"/>
        </table:table-row>
        <table:table-row table:style-name="ro2">
          <table:table-cell table:style-name="ce1" office:value-type="float" office:value="162">
            <text:p>162</text:p>
          </table:table-cell>
          <table:table-cell office:value-type="float" office:value="-0.450000000000001">
            <text:p>-0,45</text:p>
          </table:table-cell>
          <table:table-cell office:value-type="float" office:value="0.6">
            <text:p>0,6</text:p>
          </table:table-cell>
          <table:table-cell office:value-type="float" office:value="0.004">
            <text:p>0,004</text:p>
          </table:table-cell>
          <table:table-cell office:value-type="float" office:value="0.198715511010205">
            <text:p>0,198715511</text:p>
          </table:table-cell>
          <table:table-cell office:value-type="float" office:value="-88050.3775461932">
            <text:p>-88050,3775461932</text:p>
          </table:table-cell>
          <table:table-cell office:value-type="float" office:value="15830.6982352986">
            <text:p>15830,6982352986</text:p>
          </table:table-cell>
          <table:table-cell office:value-type="float" office:value="16376.1202317243">
            <text:p>16376,1202317243</text:p>
          </table:table-cell>
          <table:table-cell office:value-type="float" office:value="112099">
            <text:p>112099</text:p>
          </table:table-cell>
          <table:table-cell office:value-type="float" office:value="0.181410216701392">
            <text:p>0,1814102167</text:p>
          </table:table-cell>
          <table:table-cell office:value-type="float" office:value="-54555.9071852327">
            <text:p>-54555,9071852327</text:p>
          </table:table-cell>
          <table:table-cell office:value-type="float" office:value="10609.5044034713">
            <text:p>10609,5044034713</text:p>
          </table:table-cell>
          <table:table-cell office:value-type="float" office:value="10806.9811049206">
            <text:p>10806,9811049206</text:p>
          </table:table-cell>
          <table:table-cell office:value-type="float" office:value="78596">
            <text:p>78596</text:p>
          </table:table-cell>
          <table:table-cell office:value-type="float" office:value="0.19179339328668">
            <text:p>0,1917933933</text:p>
          </table:table-cell>
          <table:table-cell office:value-type="float" office:value="-142606.284731425">
            <text:p>-142606,284731425</text:p>
          </table:table-cell>
          <table:table-cell office:value-type="float" office:value="26440.2026387699">
            <text:p>26440,2026387699</text:p>
          </table:table-cell>
          <table:table-cell office:value-type="float" office:value="27183.1013366448">
            <text:p>27183,1013366448</text:p>
          </table:table-cell>
          <table:table-cell office:value-type="float" office:value="190695">
            <text:p>190695</text:p>
          </table:table-cell>
          <table:table-cell table:formula="of:=[.Q133]/[.R133]" office:value-type="float" office:value="0.972670568796599">
            <text:p>0,9726705688</text:p>
          </table:table-cell>
          <table:table-cell table:formula="of:=[.Q133]/[.S133]" office:value-type="float" office:value="0.138651787612522">
            <text:p>0,1386517876</text:p>
          </table:table-cell>
          <table:table-cell table:formula="of:=([.B133]+[.C133])/2/[.D133]" office:value-type="float" office:value="18.7499999999999">
            <text:p>18,75</text:p>
          </table:table-cell>
          <table:table-cell table:number-columns-repeated="1002"/>
        </table:table-row>
        <table:table-row table:style-name="ro2">
          <table:table-cell table:style-name="ce1" office:value-type="float" office:value="118">
            <text:p>118</text:p>
          </table:table-cell>
          <table:table-cell office:value-type="float" office:value="-0.75">
            <text:p>-0,75</text:p>
          </table:table-cell>
          <table:table-cell office:value-type="float" office:value="-4.44089209850063E-016">
            <text:p>-4,44089209850063E-016</text:p>
          </table:table-cell>
          <table:table-cell office:value-type="float" office:value="0.006">
            <text:p>0,006</text:p>
          </table:table-cell>
          <table:table-cell office:value-type="float" office:value="0.194953330717009">
            <text:p>0,1949533307</text:p>
          </table:table-cell>
          <table:table-cell office:value-type="float" office:value="-88745.8248098377">
            <text:p>-88745,8248098377</text:p>
          </table:table-cell>
          <table:table-cell office:value-type="float" office:value="12570.1278217293">
            <text:p>12570,1278217293</text:p>
          </table:table-cell>
          <table:table-cell office:value-type="float" office:value="13427.7568508495">
            <text:p>13427,7568508495</text:p>
          </table:table-cell>
          <table:table-cell office:value-type="float" office:value="93719">
            <text:p>93719</text:p>
          </table:table-cell>
          <table:table-cell office:value-type="float" office:value="0.177705047410885">
            <text:p>0,1777050474</text:p>
          </table:table-cell>
          <table:table-cell office:value-type="float" office:value="-54850.5438256753">
            <text:p>-54850,5438256753</text:p>
          </table:table-cell>
          <table:table-cell office:value-type="float" office:value="9050.83779590981">
            <text:p>9050,8377959098</text:p>
          </table:table-cell>
          <table:table-cell office:value-type="float" office:value="9467.45505666596">
            <text:p>9467,455056666</text:p>
          </table:table-cell>
          <table:table-cell office:value-type="float" office:value="61013">
            <text:p>61013</text:p>
          </table:table-cell>
          <table:table-cell office:value-type="float" office:value="0.188054017394559">
            <text:p>0,1880540174</text:p>
          </table:table-cell>
          <table:table-cell office:value-type="float" office:value="-143596.36863551">
            <text:p>-143596,36863551</text:p>
          </table:table-cell>
          <table:table-cell office:value-type="float" office:value="21620.965617639">
            <text:p>21620,965617639</text:p>
          </table:table-cell>
          <table:table-cell office:value-type="float" office:value="22895.2119075154">
            <text:p>22895,2119075154</text:p>
          </table:table-cell>
          <table:table-cell office:value-type="float" office:value="154732">
            <text:p>154732</text:p>
          </table:table-cell>
          <table:table-cell table:formula="of:=[.Q134]/[.R134]" office:value-type="float" office:value="0.944344420352007">
            <text:p>0,9443444204</text:p>
          </table:table-cell>
          <table:table-cell table:formula="of:=[.Q134]/[.S134]" office:value-type="float" office:value="0.139731701378118">
            <text:p>0,1397317014</text:p>
          </table:table-cell>
          <table:table-cell table:formula="of:=([.B134]+[.C134])/2/[.D134]" office:value-type="float" office:value="-62.5">
            <text:p>-62,5</text:p>
          </table:table-cell>
          <table:table-cell table:number-columns-repeated="1002"/>
        </table:table-row>
        <table:table-row table:style-name="ro2">
          <table:table-cell table:style-name="ce1" office:value-type="float" office:value="43">
            <text:p>43</text:p>
          </table:table-cell>
          <table:table-cell office:value-type="float" office:value="-1.2">
            <text:p>-1,2</text:p>
          </table:table-cell>
          <table:table-cell office:value-type="float" office:value="-0.15">
            <text:p>-0,15</text:p>
          </table:table-cell>
          <table:table-cell office:value-type="float" office:value="0.006">
            <text:p>0,006</text:p>
          </table:table-cell>
          <table:table-cell office:value-type="float" office:value="0.197539825818052">
            <text:p>0,1975398258</text:p>
          </table:table-cell>
          <table:table-cell office:value-type="float" office:value="-88032.6303843256">
            <text:p>-88032,6303843256</text:p>
          </table:table-cell>
          <table:table-cell office:value-type="float" office:value="11969.4860604146">
            <text:p>11969,4860604146</text:p>
          </table:table-cell>
          <table:table-cell office:value-type="float" office:value="11860.6334248853">
            <text:p>11860,6334248853</text:p>
          </table:table-cell>
          <table:table-cell office:value-type="float" office:value="84395">
            <text:p>84395</text:p>
          </table:table-cell>
          <table:table-cell office:value-type="float" office:value="0.179752114408521">
            <text:p>0,1797521144</text:p>
          </table:table-cell>
          <table:table-cell office:value-type="float" office:value="-54336.2668028713">
            <text:p>-54336,2668028713</text:p>
          </table:table-cell>
          <table:table-cell office:value-type="float" office:value="7688.72212048536">
            <text:p>7688,7221204854</text:p>
          </table:table-cell>
          <table:table-cell office:value-type="float" office:value="8307.96052055003">
            <text:p>8307,96052055</text:p>
          </table:table-cell>
          <table:table-cell office:value-type="float" office:value="56027">
            <text:p>56027</text:p>
          </table:table-cell>
          <table:table-cell office:value-type="float" office:value="0.190424741254239">
            <text:p>0,1904247413</text:p>
          </table:table-cell>
          <table:table-cell office:value-type="float" office:value="-142368.8971872">
            <text:p>-142368,8971872</text:p>
          </table:table-cell>
          <table:table-cell office:value-type="float" office:value="19658.2081808999">
            <text:p>19658,2081808999</text:p>
          </table:table-cell>
          <table:table-cell office:value-type="float" office:value="20168.5939454354">
            <text:p>20168,5939454354</text:p>
          </table:table-cell>
          <table:table-cell office:value-type="float" office:value="140422">
            <text:p>140422</text:p>
          </table:table-cell>
          <table:table-cell table:formula="of:=[.Q135]/[.R135]" office:value-type="float" office:value="0.974694033410742">
            <text:p>0,9746940334</text:p>
          </table:table-cell>
          <table:table-cell table:formula="of:=[.Q135]/[.S135]" office:value-type="float" office:value="0.139993791435102">
            <text:p>0,1399937914</text:p>
          </table:table-cell>
          <table:table-cell table:formula="of:=([.B135]+[.C135])/2/[.D135]" office:value-type="float" office:value="-112.5">
            <text:p>-112,5</text:p>
          </table:table-cell>
          <table:table-cell table:number-columns-repeated="1002"/>
        </table:table-row>
        <table:table-row table:style-name="ro2">
          <table:table-cell table:style-name="ce1" office:value-type="float" office:value="161">
            <text:p>161</text:p>
          </table:table-cell>
          <table:table-cell office:value-type="float" office:value="-0.450000000000001">
            <text:p>-0,45</text:p>
          </table:table-cell>
          <table:table-cell office:value-type="float" office:value="0.449999999999999">
            <text:p>0,45</text:p>
          </table:table-cell>
          <table:table-cell office:value-type="float" office:value="0.008">
            <text:p>0,008</text:p>
          </table:table-cell>
          <table:table-cell office:value-type="float" office:value="0.203429695832514">
            <text:p>0,2034296958</text:p>
          </table:table-cell>
          <table:table-cell office:value-type="float" office:value="-91138.0194923375">
            <text:p>-91138,0194923375</text:p>
          </table:table-cell>
          <table:table-cell office:value-type="float" office:value="12184.0727573626">
            <text:p>12184,0727573626</text:p>
          </table:table-cell>
          <table:table-cell office:value-type="float" office:value="12655.3894877666">
            <text:p>12655,3894877666</text:p>
          </table:table-cell>
          <table:table-cell office:value-type="float" office:value="88186">
            <text:p>88186</text:p>
          </table:table-cell>
          <table:table-cell office:value-type="float" office:value="0.184630001723079">
            <text:p>0,1846300017</text:p>
          </table:table-cell>
          <table:table-cell office:value-type="float" office:value="-56439.1926778591">
            <text:p>-56439,1926778591</text:p>
          </table:table-cell>
          <table:table-cell office:value-type="float" office:value="7952.69966599534">
            <text:p>7952,6996659953</text:p>
          </table:table-cell>
          <table:table-cell office:value-type="float" office:value="8236.37672011022">
            <text:p>8236,3767201102</text:p>
          </table:table-cell>
          <table:table-cell office:value-type="float" office:value="55470">
            <text:p>55470</text:p>
          </table:table-cell>
          <table:table-cell office:value-type="float" office:value="0.19590981818874">
            <text:p>0,1959098182</text:p>
          </table:table-cell>
          <table:table-cell office:value-type="float" office:value="-147577.212170196">
            <text:p>-147577,212170196</text:p>
          </table:table-cell>
          <table:table-cell office:value-type="float" office:value="20136.7724233578">
            <text:p>20136,7724233578</text:p>
          </table:table-cell>
          <table:table-cell office:value-type="float" office:value="20891.7662078767">
            <text:p>20891,7662078767</text:p>
          </table:table-cell>
          <table:table-cell office:value-type="float" office:value="143656">
            <text:p>143656</text:p>
          </table:table-cell>
          <table:table-cell table:formula="of:=[.Q136]/[.R136]" office:value-type="float" office:value="0.963861658367867">
            <text:p>0,9638616584</text:p>
          </table:table-cell>
          <table:table-cell table:formula="of:=[.Q136]/[.S136]" office:value-type="float" office:value="0.140173556435915">
            <text:p>0,1401735564</text:p>
          </table:table-cell>
          <table:table-cell table:formula="of:=([.B136]+[.C136])/2/[.D136]" office:value-type="float" office:value="-0.00000000000012490009027033">
            <text:p>-1,2490009027033E-013</text:p>
          </table:table-cell>
          <table:table-cell table:number-columns-repeated="1002"/>
        </table:table-row>
        <table:table-row table:style-name="ro2">
          <table:table-cell table:style-name="ce1" office:value-type="float" office:value="123">
            <text:p>123</text:p>
          </table:table-cell>
          <table:table-cell office:value-type="float" office:value="-0.75">
            <text:p>-0,75</text:p>
          </table:table-cell>
          <table:table-cell office:value-type="float" office:value="0.3">
            <text:p>0,3</text:p>
          </table:table-cell>
          <table:table-cell office:value-type="float" office:value="0.004">
            <text:p>0,004</text:p>
          </table:table-cell>
          <table:table-cell office:value-type="float" office:value="0.193366698024193">
            <text:p>0,193366698</text:p>
          </table:table-cell>
          <table:table-cell office:value-type="float" office:value="-86606.065823699">
            <text:p>-86606,065823699</text:p>
          </table:table-cell>
          <table:table-cell office:value-type="float" office:value="16104.5491044007">
            <text:p>16104,5491044007</text:p>
          </table:table-cell>
          <table:table-cell office:value-type="float" office:value="16882.7343123497">
            <text:p>16882,7343123497</text:p>
          </table:table-cell>
          <table:table-cell office:value-type="float" office:value="108096">
            <text:p>108096</text:p>
          </table:table-cell>
          <table:table-cell office:value-type="float" office:value="0.177087403673765">
            <text:p>0,1770874037</text:p>
          </table:table-cell>
          <table:table-cell office:value-type="float" office:value="-53745.9206266051">
            <text:p>-53745,9206266051</text:p>
          </table:table-cell>
          <table:table-cell office:value-type="float" office:value="10204.6173364206">
            <text:p>10204,6173364206</text:p>
          </table:table-cell>
          <table:table-cell office:value-type="float" office:value="10692.8845949378">
            <text:p>10692,8845949378</text:p>
          </table:table-cell>
          <table:table-cell office:value-type="float" office:value="77585">
            <text:p>77585</text:p>
          </table:table-cell>
          <table:table-cell office:value-type="float" office:value="0.186854980284022">
            <text:p>0,1868549803</text:p>
          </table:table-cell>
          <table:table-cell office:value-type="float" office:value="-140351.986450305">
            <text:p>-140351,986450305</text:p>
          </table:table-cell>
          <table:table-cell office:value-type="float" office:value="26309.1664408212">
            <text:p>26309,1664408212</text:p>
          </table:table-cell>
          <table:table-cell office:value-type="float" office:value="27575.6189072877">
            <text:p>27575,6189072877</text:p>
          </table:table-cell>
          <table:table-cell office:value-type="float" office:value="185681">
            <text:p>185681</text:p>
          </table:table-cell>
          <table:table-cell table:formula="of:=[.Q137]/[.R137]" office:value-type="float" office:value="0.954073470817665">
            <text:p>0,9540734708</text:p>
          </table:table-cell>
          <table:table-cell table:formula="of:=[.Q137]/[.S137]" office:value-type="float" office:value="0.141690137606008">
            <text:p>0,1416901376</text:p>
          </table:table-cell>
          <table:table-cell table:formula="of:=([.B137]+[.C137])/2/[.D137]" office:value-type="float" office:value="-56.25">
            <text:p>-56,25</text:p>
          </table:table-cell>
          <table:table-cell table:number-columns-repeated="1002"/>
        </table:table-row>
        <table:table-row table:style-name="ro2">
          <table:table-cell table:style-name="ce1" office:value-type="float" office:value="106">
            <text:p>106</text:p>
          </table:table-cell>
          <table:table-cell office:value-type="float" office:value="-0.9">
            <text:p>-0,9</text:p>
          </table:table-cell>
          <table:table-cell office:value-type="float" office:value="0.45">
            <text:p>0,45</text:p>
          </table:table-cell>
          <table:table-cell office:value-type="float" office:value="0.006">
            <text:p>0,006</text:p>
          </table:table-cell>
          <table:table-cell office:value-type="float" office:value="0.193336304718241">
            <text:p>0,1933363047</text:p>
          </table:table-cell>
          <table:table-cell office:value-type="float" office:value="-86727.2408008897">
            <text:p>-86727,2408008897</text:p>
          </table:table-cell>
          <table:table-cell office:value-type="float" office:value="15273.0581331529">
            <text:p>15273,0581331529</text:p>
          </table:table-cell>
          <table:table-cell office:value-type="float" office:value="16438.7753793822">
            <text:p>16438,7753793822</text:p>
          </table:table-cell>
          <table:table-cell office:value-type="float" office:value="112218">
            <text:p>112218</text:p>
          </table:table-cell>
          <table:table-cell office:value-type="float" office:value="0.175522445060709">
            <text:p>0,1755224451</text:p>
          </table:table-cell>
          <table:table-cell office:value-type="float" office:value="-53414.721834385">
            <text:p>-53414,721834385</text:p>
          </table:table-cell>
          <table:table-cell office:value-type="float" office:value="11165.1526060551">
            <text:p>11165,1526060551</text:p>
          </table:table-cell>
          <table:table-cell office:value-type="float" office:value="11675.1581021865">
            <text:p>11675,1581021865</text:p>
          </table:table-cell>
          <table:table-cell office:value-type="float" office:value="72976">
            <text:p>72976</text:p>
          </table:table-cell>
          <table:table-cell office:value-type="float" office:value="0.186210760855228">
            <text:p>0,1862107609</text:p>
          </table:table-cell>
          <table:table-cell office:value-type="float" office:value="-140141.962635277">
            <text:p>-140141,962635277</text:p>
          </table:table-cell>
          <table:table-cell office:value-type="float" office:value="26438.210739208">
            <text:p>26438,210739208</text:p>
          </table:table-cell>
          <table:table-cell office:value-type="float" office:value="28113.9334815684">
            <text:p>28113,9334815684</text:p>
          </table:table-cell>
          <table:table-cell office:value-type="float" office:value="185194">
            <text:p>185194</text:p>
          </table:table-cell>
          <table:table-cell table:formula="of:=[.Q138]/[.R138]" office:value-type="float" office:value="0.94039529390439">
            <text:p>0,9403952939</text:p>
          </table:table-cell>
          <table:table-cell table:formula="of:=[.Q138]/[.S138]" office:value-type="float" office:value="0.142759542637494">
            <text:p>0,1427595426</text:p>
          </table:table-cell>
          <table:table-cell table:formula="of:=([.B138]+[.C138])/2/[.D138]" office:value-type="float" office:value="-37.5">
            <text:p>-37,5</text:p>
          </table:table-cell>
          <table:table-cell table:number-columns-repeated="1002"/>
        </table:table-row>
        <table:table-row table:style-name="ro2">
          <table:table-cell table:style-name="ce1" office:value-type="float" office:value="99">
            <text:p>99</text:p>
          </table:table-cell>
          <table:table-cell office:value-type="float" office:value="-0.9">
            <text:p>-0,9</text:p>
          </table:table-cell>
          <table:table-cell office:value-type="float" office:value="0.15">
            <text:p>0,15</text:p>
          </table:table-cell>
          <table:table-cell office:value-type="float" office:value="0.004">
            <text:p>0,004</text:p>
          </table:table-cell>
          <table:table-cell office:value-type="float" office:value="0.19341832333288">
            <text:p>0,1934183233</text:p>
          </table:table-cell>
          <table:table-cell office:value-type="float" office:value="-86582.4067699856">
            <text:p>-86582,4067699856</text:p>
          </table:table-cell>
          <table:table-cell office:value-type="float" office:value="16035.1743280533">
            <text:p>16035,1743280533</text:p>
          </table:table-cell>
          <table:table-cell office:value-type="float" office:value="16124.5060714737">
            <text:p>16124,5060714737</text:p>
          </table:table-cell>
          <table:table-cell office:value-type="float" office:value="105530">
            <text:p>105530</text:p>
          </table:table-cell>
          <table:table-cell office:value-type="float" office:value="0.177714444335228">
            <text:p>0,1777144443</text:p>
          </table:table-cell>
          <table:table-cell office:value-type="float" office:value="-53841.2352575332">
            <text:p>-53841,2352575332</text:p>
          </table:table-cell>
          <table:table-cell office:value-type="float" office:value="9920.51713355688">
            <text:p>9920,5171335569</text:p>
          </table:table-cell>
          <table:table-cell office:value-type="float" office:value="10111.1887103232">
            <text:p>10111,1887103232</text:p>
          </table:table-cell>
          <table:table-cell office:value-type="float" office:value="76267">
            <text:p>76267</text:p>
          </table:table-cell>
          <table:table-cell office:value-type="float" office:value="0.187136771733819">
            <text:p>0,1871367717</text:p>
          </table:table-cell>
          <table:table-cell office:value-type="float" office:value="-140423.642027517">
            <text:p>-140423,642027517</text:p>
          </table:table-cell>
          <table:table-cell office:value-type="float" office:value="25955.6914616102">
            <text:p>25955,6914616102</text:p>
          </table:table-cell>
          <table:table-cell office:value-type="float" office:value="26235.6947817968">
            <text:p>26235,6947817968</text:p>
          </table:table-cell>
          <table:table-cell office:value-type="float" office:value="181797">
            <text:p>181797</text:p>
          </table:table-cell>
          <table:table-cell table:formula="of:=[.Q139]/[.R139]" office:value-type="float" office:value="0.989327390697468">
            <text:p>0,9893273907</text:p>
          </table:table-cell>
          <table:table-cell table:formula="of:=[.Q139]/[.S139]" office:value-type="float" office:value="0.14277293608591">
            <text:p>0,1427729361</text:p>
          </table:table-cell>
          <table:table-cell table:formula="of:=([.B139]+[.C139])/2/[.D139]" office:value-type="float" office:value="-93.75">
            <text:p>-93,75</text:p>
          </table:table-cell>
          <table:table-cell table:number-columns-repeated="1002"/>
        </table:table-row>
        <table:table-row table:style-name="ro2">
          <table:table-cell table:style-name="ce1" office:value-type="float" office:value="130">
            <text:p>130</text:p>
          </table:table-cell>
          <table:table-cell office:value-type="float" office:value="-0.75">
            <text:p>-0,75</text:p>
          </table:table-cell>
          <table:table-cell office:value-type="float" office:value="0.6">
            <text:p>0,6</text:p>
          </table:table-cell>
          <table:table-cell office:value-type="float" office:value="0.006">
            <text:p>0,006</text:p>
          </table:table-cell>
          <table:table-cell office:value-type="float" office:value="0.194969422981641">
            <text:p>0,194969423</text:p>
          </table:table-cell>
          <table:table-cell office:value-type="float" office:value="-87222.2817728339">
            <text:p>-87222,2817728339</text:p>
          </table:table-cell>
          <table:table-cell office:value-type="float" office:value="15416.2051509208">
            <text:p>15416,2051509208</text:p>
          </table:table-cell>
          <table:table-cell office:value-type="float" office:value="16431.2283067687">
            <text:p>16431,2283067687</text:p>
          </table:table-cell>
          <table:table-cell office:value-type="float" office:value="115762">
            <text:p>115762</text:p>
          </table:table-cell>
          <table:table-cell office:value-type="float" office:value="0.176828556140438">
            <text:p>0,1768285561</text:p>
          </table:table-cell>
          <table:table-cell office:value-type="float" office:value="-53673.3558258234">
            <text:p>-53673,3558258234</text:p>
          </table:table-cell>
          <table:table-cell office:value-type="float" office:value="11926.4308571828">
            <text:p>11926,4308571828</text:p>
          </table:table-cell>
          <table:table-cell office:value-type="float" office:value="11610.4052870544">
            <text:p>11610,4052870544</text:p>
          </table:table-cell>
          <table:table-cell office:value-type="float" office:value="75636">
            <text:p>75636</text:p>
          </table:table-cell>
          <table:table-cell office:value-type="float" office:value="0.18771307624516">
            <text:p>0,1877130762</text:p>
          </table:table-cell>
          <table:table-cell office:value-type="float" office:value="-140895.63759866">
            <text:p>-140895,63759866</text:p>
          </table:table-cell>
          <table:table-cell office:value-type="float" office:value="27342.6360081033">
            <text:p>27342,6360081033</text:p>
          </table:table-cell>
          <table:table-cell office:value-type="float" office:value="28041.633593823">
            <text:p>28041,633593823</text:p>
          </table:table-cell>
          <table:table-cell office:value-type="float" office:value="191398">
            <text:p>191398</text:p>
          </table:table-cell>
          <table:table-cell table:formula="of:=[.Q140]/[.R140]" office:value-type="float" office:value="0.975072865017619">
            <text:p>0,975072865</text:p>
          </table:table-cell>
          <table:table-cell table:formula="of:=[.Q140]/[.S140]" office:value-type="float" office:value="0.142857480266791">
            <text:p>0,1428574803</text:p>
          </table:table-cell>
          <table:table-cell table:formula="of:=([.B140]+[.C140])/2/[.D140]" office:value-type="float" office:value="-12.5">
            <text:p>-12,5</text:p>
          </table:table-cell>
          <table:table-cell table:number-columns-repeated="1002"/>
        </table:table-row>
        <table:table-row table:style-name="ro2">
          <table:table-cell table:style-name="ce1" office:value-type="float" office:value="144">
            <text:p>144</text:p>
          </table:table-cell>
          <table:table-cell office:value-type="float" office:value="-0.600000000000001">
            <text:p>-0,6</text:p>
          </table:table-cell>
          <table:table-cell office:value-type="float" office:value="0.45">
            <text:p>0,45</text:p>
          </table:table-cell>
          <table:table-cell office:value-type="float" office:value="0.004">
            <text:p>0,004</text:p>
          </table:table-cell>
          <table:table-cell office:value-type="float" office:value="0.194696753675441">
            <text:p>0,1946967537</text:p>
          </table:table-cell>
          <table:table-cell office:value-type="float" office:value="-86980.6100181032">
            <text:p>-86980,6100181032</text:p>
          </table:table-cell>
          <table:table-cell office:value-type="float" office:value="16280.3296002802">
            <text:p>16280,3296002802</text:p>
          </table:table-cell>
          <table:table-cell office:value-type="float" office:value="16964.3161434422">
            <text:p>16964,3161434422</text:p>
          </table:table-cell>
          <table:table-cell office:value-type="float" office:value="110317">
            <text:p>110317</text:p>
          </table:table-cell>
          <table:table-cell office:value-type="float" office:value="0.17838599198404">
            <text:p>0,178385992</text:p>
          </table:table-cell>
          <table:table-cell office:value-type="float" office:value="-53991.5396754034">
            <text:p>-53991,5396754034</text:p>
          </table:table-cell>
          <table:table-cell office:value-type="float" office:value="10721.1015817134">
            <text:p>10721,1015817134</text:p>
          </table:table-cell>
          <table:table-cell office:value-type="float" office:value="10914.6584927049">
            <text:p>10914,6584927049</text:p>
          </table:table-cell>
          <table:table-cell office:value-type="float" office:value="78304">
            <text:p>78304</text:p>
          </table:table-cell>
          <table:table-cell office:value-type="float" office:value="0.18817244899888">
            <text:p>0,188172449</text:p>
          </table:table-cell>
          <table:table-cell office:value-type="float" office:value="-140972.149693506">
            <text:p>-140972,149693506</text:p>
          </table:table-cell>
          <table:table-cell office:value-type="float" office:value="27001.4311819937">
            <text:p>27001,4311819937</text:p>
          </table:table-cell>
          <table:table-cell office:value-type="float" office:value="27878.9746361471">
            <text:p>27878,9746361471</text:p>
          </table:table-cell>
          <table:table-cell office:value-type="float" office:value="188621">
            <text:p>188621</text:p>
          </table:table-cell>
          <table:table-cell table:formula="of:=[.Q141]/[.R141]" office:value-type="float" office:value="0.968523108700863">
            <text:p>0,9685231087</text:p>
          </table:table-cell>
          <table:table-cell table:formula="of:=[.Q141]/[.S141]" office:value-type="float" office:value="0.143151776217885">
            <text:p>0,1431517762</text:p>
          </table:table-cell>
          <table:table-cell table:formula="of:=([.B141]+[.C141])/2/[.D141]" office:value-type="float" office:value="-18.7500000000001">
            <text:p>-18,75</text:p>
          </table:table-cell>
          <table:table-cell table:number-columns-repeated="1002"/>
        </table:table-row>
        <table:table-row table:style-name="ro2">
          <table:table-cell table:style-name="ce1" office:value-type="float" office:value="77">
            <text:p>77</text:p>
          </table:table-cell>
          <table:table-cell office:value-type="float" office:value="-1.05">
            <text:p>-1,05</text:p>
          </table:table-cell>
          <table:table-cell office:value-type="float" office:value="0.15">
            <text:p>0,15</text:p>
          </table:table-cell>
          <table:table-cell office:value-type="float" office:value="0.008">
            <text:p>0,008</text:p>
          </table:table-cell>
          <table:table-cell office:value-type="float" office:value="0.19796848909119">
            <text:p>0,1979684891</text:p>
          </table:table-cell>
          <table:table-cell office:value-type="float" office:value="-88755.773647866">
            <text:p>-88755,773647866</text:p>
          </table:table-cell>
          <table:table-cell office:value-type="float" office:value="11309.4039161944">
            <text:p>11309,4039161944</text:p>
          </table:table-cell>
          <table:table-cell office:value-type="float" office:value="11477.8454033956">
            <text:p>11477,8454033956</text:p>
          </table:table-cell>
          <table:table-cell office:value-type="float" office:value="81567">
            <text:p>81567</text:p>
          </table:table-cell>
          <table:table-cell office:value-type="float" office:value="0.179887951060423">
            <text:p>0,1798879511</text:p>
          </table:table-cell>
          <table:table-cell office:value-type="float" office:value="-54897.7274607143">
            <text:p>-54897,7274607143</text:p>
          </table:table-cell>
          <table:table-cell office:value-type="float" office:value="7789.72751522991">
            <text:p>7789,7275152299</text:p>
          </table:table-cell>
          <table:table-cell office:value-type="float" office:value="7283.77476869479">
            <text:p>7283,7747686948</text:p>
          </table:table-cell>
          <table:table-cell office:value-type="float" office:value="50540">
            <text:p>50540</text:p>
          </table:table-cell>
          <table:table-cell office:value-type="float" office:value="0.190736273878883">
            <text:p>0,1907362739</text:p>
          </table:table-cell>
          <table:table-cell office:value-type="float" office:value="-143653.501108579">
            <text:p>-143653,501108579</text:p>
          </table:table-cell>
          <table:table-cell office:value-type="float" office:value="19099.1314314243">
            <text:p>19099,1314314243</text:p>
          </table:table-cell>
          <table:table-cell office:value-type="float" office:value="18761.6201720903">
            <text:p>18761,6201720903</text:p>
          </table:table-cell>
          <table:table-cell office:value-type="float" office:value="132107">
            <text:p>132107</text:p>
          </table:table-cell>
          <table:table-cell table:formula="of:=[.Q142]/[.R142]" office:value-type="float" office:value="1.01798945166986">
            <text:p>1,0179894517</text:p>
          </table:table-cell>
          <table:table-cell table:formula="of:=[.Q142]/[.S142]" office:value-type="float" office:value="0.144573197721728">
            <text:p>0,1445731977</text:p>
          </table:table-cell>
          <table:table-cell table:formula="of:=([.B142]+[.C142])/2/[.D142]" office:value-type="float" office:value="-56.25">
            <text:p>-56,25</text:p>
          </table:table-cell>
          <table:table-cell table:number-columns-repeated="1002"/>
        </table:table-row>
        <table:table-row table:style-name="ro2">
          <table:table-cell table:style-name="ce1" office:value-type="float" office:value="101">
            <text:p>101</text:p>
          </table:table-cell>
          <table:table-cell office:value-type="float" office:value="-0.9">
            <text:p>-0,9</text:p>
          </table:table-cell>
          <table:table-cell office:value-type="float" office:value="0.15">
            <text:p>0,15</text:p>
          </table:table-cell>
          <table:table-cell office:value-type="float" office:value="0.008">
            <text:p>0,008</text:p>
          </table:table-cell>
          <table:table-cell office:value-type="float" office:value="0.198446518817498">
            <text:p>0,1984465188</text:p>
          </table:table-cell>
          <table:table-cell office:value-type="float" office:value="-89122.0845118018">
            <text:p>-89122,0845118018</text:p>
          </table:table-cell>
          <table:table-cell office:value-type="float" office:value="11714.7792045831">
            <text:p>11714,7792045831</text:p>
          </table:table-cell>
          <table:table-cell office:value-type="float" office:value="11595.3770559247">
            <text:p>11595,3770559247</text:p>
          </table:table-cell>
          <table:table-cell office:value-type="float" office:value="81443">
            <text:p>81443</text:p>
          </table:table-cell>
          <table:table-cell office:value-type="float" office:value="0.179874929895017">
            <text:p>0,1798749299</text:p>
          </table:table-cell>
          <table:table-cell office:value-type="float" office:value="-55008.570588579">
            <text:p>-55008,570588579</text:p>
          </table:table-cell>
          <table:table-cell office:value-type="float" office:value="7682.31848487819">
            <text:p>7682,3184848782</text:p>
          </table:table-cell>
          <table:table-cell office:value-type="float" office:value="7450.20192142487">
            <text:p>7450,2019214249</text:p>
          </table:table-cell>
          <table:table-cell office:value-type="float" office:value="50770">
            <text:p>50770</text:p>
          </table:table-cell>
          <table:table-cell office:value-type="float" office:value="0.191017883248506">
            <text:p>0,1910178832</text:p>
          </table:table-cell>
          <table:table-cell office:value-type="float" office:value="-144130.655100383">
            <text:p>-144130,655100383</text:p>
          </table:table-cell>
          <table:table-cell office:value-type="float" office:value="19397.0976894613">
            <text:p>19397,0976894613</text:p>
          </table:table-cell>
          <table:table-cell office:value-type="float" office:value="19045.5789773496">
            <text:p>19045,5789773496</text:p>
          </table:table-cell>
          <table:table-cell office:value-type="float" office:value="132213">
            <text:p>132213</text:p>
          </table:table-cell>
          <table:table-cell table:formula="of:=[.Q143]/[.R143]" office:value-type="float" office:value="1.01845670916751">
            <text:p>1,0184567092</text:p>
          </table:table-cell>
          <table:table-cell table:formula="of:=[.Q143]/[.S143]" office:value-type="float" office:value="0.146710971609912">
            <text:p>0,1467109716</text:p>
          </table:table-cell>
          <table:table-cell table:formula="of:=([.B143]+[.C143])/2/[.D143]" office:value-type="float" office:value="-46.875">
            <text:p>-46,875</text:p>
          </table:table-cell>
          <table:table-cell table:number-columns-repeated="1002"/>
        </table:table-row>
        <table:table-row table:style-name="ro2">
          <table:table-cell table:style-name="ce1" office:value-type="float" office:value="125">
            <text:p>125</text:p>
          </table:table-cell>
          <table:table-cell office:value-type="float" office:value="-0.75">
            <text:p>-0,75</text:p>
          </table:table-cell>
          <table:table-cell office:value-type="float" office:value="0.3">
            <text:p>0,3</text:p>
          </table:table-cell>
          <table:table-cell office:value-type="float" office:value="0.008">
            <text:p>0,008</text:p>
          </table:table-cell>
          <table:table-cell office:value-type="float" office:value="0.198641202395751">
            <text:p>0,1986412024</text:p>
          </table:table-cell>
          <table:table-cell office:value-type="float" office:value="-89097.0671650685">
            <text:p>-89097,0671650685</text:p>
          </table:table-cell>
          <table:table-cell office:value-type="float" office:value="12057.0268812775">
            <text:p>12057,0268812775</text:p>
          </table:table-cell>
          <table:table-cell office:value-type="float" office:value="12704.0484772965">
            <text:p>12704,0484772965</text:p>
          </table:table-cell>
          <table:table-cell office:value-type="float" office:value="83394">
            <text:p>83394</text:p>
          </table:table-cell>
          <table:table-cell office:value-type="float" office:value="0.180582777698039">
            <text:p>0,1805827777</text:p>
          </table:table-cell>
          <table:table-cell office:value-type="float" office:value="-55138.8614107259">
            <text:p>-55138,8614107259</text:p>
          </table:table-cell>
          <table:table-cell office:value-type="float" office:value="7962.07571286871">
            <text:p>7962,0757128687</text:p>
          </table:table-cell>
          <table:table-cell office:value-type="float" office:value="8206.58831802395">
            <text:p>8206,588318024</text:p>
          </table:table-cell>
          <table:table-cell office:value-type="float" office:value="52346">
            <text:p>52346</text:p>
          </table:table-cell>
          <table:table-cell office:value-type="float" office:value="0.191417832516666">
            <text:p>0,1914178325</text:p>
          </table:table-cell>
          <table:table-cell office:value-type="float" office:value="-144235.928575791">
            <text:p>-144235,928575791</text:p>
          </table:table-cell>
          <table:table-cell office:value-type="float" office:value="20019.102594146">
            <text:p>20019,102594146</text:p>
          </table:table-cell>
          <table:table-cell office:value-type="float" office:value="20910.6367953205">
            <text:p>20910,6367953205</text:p>
          </table:table-cell>
          <table:table-cell office:value-type="float" office:value="135740">
            <text:p>135740</text:p>
          </table:table-cell>
          <table:table-cell table:formula="of:=[.Q144]/[.R144]" office:value-type="float" office:value="0.957364559965289">
            <text:p>0,95736456</text:p>
          </table:table-cell>
          <table:table-cell table:formula="of:=[.Q144]/[.S144]" office:value-type="float" office:value="0.147481233196891">
            <text:p>0,1474812332</text:p>
          </table:table-cell>
          <table:table-cell table:formula="of:=([.B144]+[.C144])/2/[.D144]" office:value-type="float" office:value="-28.125">
            <text:p>-28,125</text:p>
          </table:table-cell>
          <table:table-cell table:number-columns-repeated="1002"/>
        </table:table-row>
        <table:table-row table:style-name="ro2">
          <table:table-cell table:style-name="ce1" office:value-type="float" office:value="79">
            <text:p>79</text:p>
          </table:table-cell>
          <table:table-cell office:value-type="float" office:value="-1.05">
            <text:p>-1,05</text:p>
          </table:table-cell>
          <table:table-cell office:value-type="float" office:value="0.3">
            <text:p>0,3</text:p>
          </table:table-cell>
          <table:table-cell office:value-type="float" office:value="0.006">
            <text:p>0,006</text:p>
          </table:table-cell>
          <table:table-cell office:value-type="float" office:value="0.192787816711951">
            <text:p>0,1927878167</text:p>
          </table:table-cell>
          <table:table-cell office:value-type="float" office:value="-86549.365178871">
            <text:p>-86549,365178871</text:p>
          </table:table-cell>
          <table:table-cell office:value-type="float" office:value="15332.8267155659">
            <text:p>15332,8267155659</text:p>
          </table:table-cell>
          <table:table-cell office:value-type="float" office:value="15540.0767708998">
            <text:p>15540,0767708998</text:p>
          </table:table-cell>
          <table:table-cell office:value-type="float" office:value="108097">
            <text:p>108097</text:p>
          </table:table-cell>
          <table:table-cell office:value-type="float" office:value="0.175446193572282">
            <text:p>0,1754461936</text:p>
          </table:table-cell>
          <table:table-cell office:value-type="float" office:value="-53390.9498008665">
            <text:p>-53390,9498008665</text:p>
          </table:table-cell>
          <table:table-cell office:value-type="float" office:value="11106.4969641189">
            <text:p>11106,4969641189</text:p>
          </table:table-cell>
          <table:table-cell office:value-type="float" office:value="10982.9233675193">
            <text:p>10982,9233675193</text:p>
          </table:table-cell>
          <table:table-cell office:value-type="float" office:value="70600">
            <text:p>70600</text:p>
          </table:table-cell>
          <table:table-cell office:value-type="float" office:value="0.185851167456083">
            <text:p>0,1858511675</text:p>
          </table:table-cell>
          <table:table-cell office:value-type="float" office:value="-139940.314979737">
            <text:p>-139940,314979737</text:p>
          </table:table-cell>
          <table:table-cell office:value-type="float" office:value="26439.3236796848">
            <text:p>26439,3236796848</text:p>
          </table:table-cell>
          <table:table-cell office:value-type="float" office:value="26523.0001384193">
            <text:p>26523,0001384193</text:p>
          </table:table-cell>
          <table:table-cell office:value-type="float" office:value="178697">
            <text:p>178697</text:p>
          </table:table-cell>
          <table:table-cell table:formula="of:=[.Q145]/[.R145]" office:value-type="float" office:value="0.996845135983946">
            <text:p>0,996845136</text:p>
          </table:table-cell>
          <table:table-cell table:formula="of:=[.Q145]/[.S145]" office:value-type="float" office:value="0.147956169827612">
            <text:p>0,1479561698</text:p>
          </table:table-cell>
          <table:table-cell table:formula="of:=([.B145]+[.C145])/2/[.D145]" office:value-type="float" office:value="-62.5">
            <text:p>-62,5</text:p>
          </table:table-cell>
          <table:table-cell table:number-columns-repeated="1002"/>
        </table:table-row>
        <table:table-row table:style-name="ro2">
          <table:table-cell table:style-name="ce1" office:value-type="float" office:value="164">
            <text:p>164</text:p>
          </table:table-cell>
          <table:table-cell office:value-type="float" office:value="-0.450000000000001">
            <text:p>-0,45</text:p>
          </table:table-cell>
          <table:table-cell office:value-type="float" office:value="0.6">
            <text:p>0,6</text:p>
          </table:table-cell>
          <table:table-cell office:value-type="float" office:value="0.008">
            <text:p>0,008</text:p>
          </table:table-cell>
          <table:table-cell office:value-type="float" office:value="0.204110510398778">
            <text:p>0,2041105104</text:p>
          </table:table-cell>
          <table:table-cell office:value-type="float" office:value="-90833.5339008246">
            <text:p>-90833,5339008246</text:p>
          </table:table-cell>
          <table:table-cell office:value-type="float" office:value="13497.8498678896">
            <text:p>13497,8498678896</text:p>
          </table:table-cell>
          <table:table-cell office:value-type="float" office:value="13747.1371708826">
            <text:p>13747,1371708826</text:p>
          </table:table-cell>
          <table:table-cell office:value-type="float" office:value="90077">
            <text:p>90077</text:p>
          </table:table-cell>
          <table:table-cell office:value-type="float" office:value="0.185742520641705">
            <text:p>0,1857425206</text:p>
          </table:table-cell>
          <table:table-cell office:value-type="float" office:value="-56282.7480599055">
            <text:p>-56282,7480599055</text:p>
          </table:table-cell>
          <table:table-cell office:value-type="float" office:value="8308.27151262006">
            <text:p>8308,2715126201</text:p>
          </table:table-cell>
          <table:table-cell office:value-type="float" office:value="9078.84270405826">
            <text:p>9078,8427040583</text:p>
          </table:table-cell>
          <table:table-cell office:value-type="float" office:value="57267">
            <text:p>57267</text:p>
          </table:table-cell>
          <table:table-cell office:value-type="float" office:value="0.196763314495949">
            <text:p>0,1967633145</text:p>
          </table:table-cell>
          <table:table-cell office:value-type="float" office:value="-147116.28196073">
            <text:p>-147116,28196073</text:p>
          </table:table-cell>
          <table:table-cell office:value-type="float" office:value="21806.1213805094">
            <text:p>21806,1213805094</text:p>
          </table:table-cell>
          <table:table-cell office:value-type="float" office:value="22825.979874941">
            <text:p>22825,979874941</text:p>
          </table:table-cell>
          <table:table-cell office:value-type="float" office:value="147344">
            <text:p>147344</text:p>
          </table:table-cell>
          <table:table-cell table:formula="of:=[.Q146]/[.R146]" office:value-type="float" office:value="0.95532027540464">
            <text:p>0,9553202754</text:p>
          </table:table-cell>
          <table:table-cell table:formula="of:=[.Q146]/[.S146]" office:value-type="float" office:value="0.147994634192837">
            <text:p>0,1479946342</text:p>
          </table:table-cell>
          <table:table-cell table:formula="of:=([.B146]+[.C146])/2/[.D146]" office:value-type="float" office:value="9.37499999999994">
            <text:p>9,375</text:p>
          </table:table-cell>
          <table:table-cell table:number-columns-repeated="1002"/>
        </table:table-row>
        <table:table-row table:style-name="ro2">
          <table:table-cell table:style-name="ce1" office:value-type="float" office:value="146">
            <text:p>146</text:p>
          </table:table-cell>
          <table:table-cell office:value-type="float" office:value="-0.600000000000001">
            <text:p>-0,6</text:p>
          </table:table-cell>
          <table:table-cell office:value-type="float" office:value="0.45">
            <text:p>0,45</text:p>
          </table:table-cell>
          <table:table-cell office:value-type="float" office:value="0.008">
            <text:p>0,008</text:p>
          </table:table-cell>
          <table:table-cell office:value-type="float" office:value="0.201094587663605">
            <text:p>0,2010945877</text:p>
          </table:table-cell>
          <table:table-cell office:value-type="float" office:value="-89832.6044981424">
            <text:p>-89832,6044981424</text:p>
          </table:table-cell>
          <table:table-cell office:value-type="float" office:value="12682.6986596603">
            <text:p>12682,6986596603</text:p>
          </table:table-cell>
          <table:table-cell office:value-type="float" office:value="13410.7985397161">
            <text:p>13410,7985397161</text:p>
          </table:table-cell>
          <table:table-cell office:value-type="float" office:value="86658">
            <text:p>86658</text:p>
          </table:table-cell>
          <table:table-cell office:value-type="float" office:value="0.182678779844028">
            <text:p>0,1826787798</text:p>
          </table:table-cell>
          <table:table-cell office:value-type="float" office:value="-55548.8892102584">
            <text:p>-55548,8892102584</text:p>
          </table:table-cell>
          <table:table-cell office:value-type="float" office:value="8414.46631351743">
            <text:p>8414,4663135174</text:p>
          </table:table-cell>
          <table:table-cell office:value-type="float" office:value="8751.56360283526">
            <text:p>8751,5636028353</text:p>
          </table:table-cell>
          <table:table-cell office:value-type="float" office:value="54535">
            <text:p>54535</text:p>
          </table:table-cell>
          <table:table-cell office:value-type="float" office:value="0.193728264535774">
            <text:p>0,1937282645</text:p>
          </table:table-cell>
          <table:table-cell office:value-type="float" office:value="-145381.493708402">
            <text:p>-145381,493708402</text:p>
          </table:table-cell>
          <table:table-cell office:value-type="float" office:value="21097.1649731776">
            <text:p>21097,1649731776</text:p>
          </table:table-cell>
          <table:table-cell office:value-type="float" office:value="22162.3621425516">
            <text:p>22162,3621425516</text:p>
          </table:table-cell>
          <table:table-cell office:value-type="float" office:value="141193">
            <text:p>141193</text:p>
          </table:table-cell>
          <table:table-cell table:formula="of:=[.Q147]/[.R147]" office:value-type="float" office:value="0.95193665898416">
            <text:p>0,951936659</text:p>
          </table:table-cell>
          <table:table-cell table:formula="of:=[.Q147]/[.S147]" office:value-type="float" office:value="0.149420757213018">
            <text:p>0,1494207572</text:p>
          </table:table-cell>
          <table:table-cell table:formula="of:=([.B147]+[.C147])/2/[.D147]" office:value-type="float" office:value="-9.37500000000007">
            <text:p>-9,375</text:p>
          </table:table-cell>
          <table:table-cell table:number-columns-repeated="1002"/>
        </table:table-row>
        <table:table-row table:style-name="ro2">
          <table:table-cell table:style-name="ce1" office:value-type="float" office:value="139">
            <text:p>139</text:p>
          </table:table-cell>
          <table:table-cell office:value-type="float" office:value="-0.600000000000001">
            <text:p>-0,6</text:p>
          </table:table-cell>
          <table:table-cell office:value-type="float" office:value="0.15">
            <text:p>0,15</text:p>
          </table:table-cell>
          <table:table-cell office:value-type="float" office:value="0.006">
            <text:p>0,006</text:p>
          </table:table-cell>
          <table:table-cell office:value-type="float" office:value="0.194974188998433">
            <text:p>0,194974189</text:p>
          </table:table-cell>
          <table:table-cell office:value-type="float" office:value="-88706.5942954336">
            <text:p>-88706,5942954336</text:p>
          </table:table-cell>
          <table:table-cell office:value-type="float" office:value="13928.9793183956">
            <text:p>13928,9793183956</text:p>
          </table:table-cell>
          <table:table-cell office:value-type="float" office:value="14335.3241841706">
            <text:p>14335,3241841706</text:p>
          </table:table-cell>
          <table:table-cell office:value-type="float" office:value="95017">
            <text:p>95017</text:p>
          </table:table-cell>
          <table:table-cell office:value-type="float" office:value="0.177697621635257">
            <text:p>0,1776976216</text:p>
          </table:table-cell>
          <table:table-cell office:value-type="float" office:value="-54822.6033328601">
            <text:p>-54822,6033328601</text:p>
          </table:table-cell>
          <table:table-cell office:value-type="float" office:value="9722.69034268295">
            <text:p>9722,690342683</text:p>
          </table:table-cell>
          <table:table-cell office:value-type="float" office:value="10097.7936856876">
            <text:p>10097,7936856876</text:p>
          </table:table-cell>
          <table:table-cell office:value-type="float" office:value="61975">
            <text:p>61975</text:p>
          </table:table-cell>
          <table:table-cell office:value-type="float" office:value="0.188063562053162">
            <text:p>0,1880635621</text:p>
          </table:table-cell>
          <table:table-cell office:value-type="float" office:value="-143529.197628292">
            <text:p>-143529,197628292</text:p>
          </table:table-cell>
          <table:table-cell office:value-type="float" office:value="23651.6696610783">
            <text:p>23651,6696610783</text:p>
          </table:table-cell>
          <table:table-cell office:value-type="float" office:value="24433.117869858">
            <text:p>24433,117869858</text:p>
          </table:table-cell>
          <table:table-cell office:value-type="float" office:value="156992">
            <text:p>156992</text:p>
          </table:table-cell>
          <table:table-cell table:formula="of:=[.Q148]/[.R148]" office:value-type="float" office:value="0.968016844475517">
            <text:p>0,9680168445</text:p>
          </table:table-cell>
          <table:table-cell table:formula="of:=[.Q148]/[.S148]" office:value-type="float" office:value="0.150655254159946">
            <text:p>0,1506552542</text:p>
          </table:table-cell>
          <table:table-cell table:formula="of:=([.B148]+[.C148])/2/[.D148]" office:value-type="float" office:value="-37.5000000000001">
            <text:p>-37,5</text:p>
          </table:table-cell>
          <table:table-cell table:number-columns-repeated="1002"/>
        </table:table-row>
        <table:table-row table:style-name="ro2">
          <table:table-cell table:style-name="ce1" office:value-type="float" office:value="97">
            <text:p>97</text:p>
          </table:table-cell>
          <table:table-cell office:value-type="float" office:value="-0.9">
            <text:p>-0,9</text:p>
          </table:table-cell>
          <table:table-cell office:value-type="float" office:value="-4.44089209850063E-016">
            <text:p>-4,44089209850063E-016</text:p>
          </table:table-cell>
          <table:table-cell office:value-type="float" office:value="0.006">
            <text:p>0,006</text:p>
          </table:table-cell>
          <table:table-cell office:value-type="float" office:value="0.194996145275559">
            <text:p>0,1949961453</text:p>
          </table:table-cell>
          <table:table-cell office:value-type="float" office:value="-87718.6448487323">
            <text:p>-87718,6448487323</text:p>
          </table:table-cell>
          <table:table-cell office:value-type="float" office:value="12822.8130965328">
            <text:p>12822,8130965328</text:p>
          </table:table-cell>
          <table:table-cell office:value-type="float" office:value="14296.4833642845">
            <text:p>14296,4833642845</text:p>
          </table:table-cell>
          <table:table-cell office:value-type="float" office:value="88296">
            <text:p>88296</text:p>
          </table:table-cell>
          <table:table-cell office:value-type="float" office:value="0.177000041261152">
            <text:p>0,1770000413</text:p>
          </table:table-cell>
          <table:table-cell office:value-type="float" office:value="-54075.8171470662">
            <text:p>-54075,8171470662</text:p>
          </table:table-cell>
          <table:table-cell office:value-type="float" office:value="9377.54618005372">
            <text:p>9377,5461800537</text:p>
          </table:table-cell>
          <table:table-cell office:value-type="float" office:value="10072.8586939473">
            <text:p>10072,8586939473</text:p>
          </table:table-cell>
          <table:table-cell office:value-type="float" office:value="58033">
            <text:p>58033</text:p>
          </table:table-cell>
          <table:table-cell office:value-type="float" office:value="0.187797703669796">
            <text:p>0,1877977037</text:p>
          </table:table-cell>
          <table:table-cell office:value-type="float" office:value="-141794.461995798">
            <text:p>-141794,461995798</text:p>
          </table:table-cell>
          <table:table-cell office:value-type="float" office:value="22200.3592765863">
            <text:p>22200,3592765863</text:p>
          </table:table-cell>
          <table:table-cell office:value-type="float" office:value="24369.3420582319">
            <text:p>24369,3420582319</text:p>
          </table:table-cell>
          <table:table-cell office:value-type="float" office:value="146329">
            <text:p>146329</text:p>
          </table:table-cell>
          <table:table-cell table:formula="of:=[.Q149]/[.R149]" office:value-type="float" office:value="0.910995431207675">
            <text:p>0,9109954312</text:p>
          </table:table-cell>
          <table:table-cell table:formula="of:=[.Q149]/[.S149]" office:value-type="float" office:value="0.151715376149542">
            <text:p>0,1517153761</text:p>
          </table:table-cell>
          <table:table-cell table:formula="of:=([.B149]+[.C149])/2/[.D149]" office:value-type="float" office:value="-75">
            <text:p>-75</text:p>
          </table:table-cell>
          <table:table-cell table:number-columns-repeated="1002"/>
        </table:table-row>
        <table:table-row table:style-name="ro2">
          <table:table-cell table:style-name="ce1" office:value-type="float" office:value="157">
            <text:p>157</text:p>
          </table:table-cell>
          <table:table-cell office:value-type="float" office:value="-0.450000000000001">
            <text:p>-0,45</text:p>
          </table:table-cell>
          <table:table-cell office:value-type="float" office:value="0.299999999999999">
            <text:p>0,3</text:p>
          </table:table-cell>
          <table:table-cell office:value-type="float" office:value="0.006">
            <text:p>0,006</text:p>
          </table:table-cell>
          <table:table-cell office:value-type="float" office:value="0.197097086834224">
            <text:p>0,1970970868</text:p>
          </table:table-cell>
          <table:table-cell office:value-type="float" office:value="-89261.1282070228">
            <text:p>-89261,1282070228</text:p>
          </table:table-cell>
          <table:table-cell office:value-type="float" office:value="14241.2009683689">
            <text:p>14241,2009683689</text:p>
          </table:table-cell>
          <table:table-cell office:value-type="float" office:value="14675.3606933477">
            <text:p>14675,3606933477</text:p>
          </table:table-cell>
          <table:table-cell office:value-type="float" office:value="95938">
            <text:p>95938</text:p>
          </table:table-cell>
          <table:table-cell office:value-type="float" office:value="0.178895414252553">
            <text:p>0,1788954143</text:p>
          </table:table-cell>
          <table:table-cell office:value-type="float" office:value="-55033.6705580962">
            <text:p>-55033,6705580962</text:p>
          </table:table-cell>
          <table:table-cell office:value-type="float" office:value="9957.02735390261">
            <text:p>9957,0273539026</text:p>
          </table:table-cell>
          <table:table-cell office:value-type="float" office:value="10391.1251156187">
            <text:p>10391,1251156187</text:p>
          </table:table-cell>
          <table:table-cell office:value-type="float" office:value="62998">
            <text:p>62998</text:p>
          </table:table-cell>
          <table:table-cell office:value-type="float" office:value="0.189816417801556">
            <text:p>0,1898164178</text:p>
          </table:table-cell>
          <table:table-cell office:value-type="float" office:value="-144294.798765116">
            <text:p>-144294,798765116</text:p>
          </table:table-cell>
          <table:table-cell office:value-type="float" office:value="24198.2283222712">
            <text:p>24198,2283222712</text:p>
          </table:table-cell>
          <table:table-cell office:value-type="float" office:value="25066.4858089662">
            <text:p>25066,4858089662</text:p>
          </table:table-cell>
          <table:table-cell office:value-type="float" office:value="158936">
            <text:p>158936</text:p>
          </table:table-cell>
          <table:table-cell table:formula="of:=[.Q150]/[.R150]" office:value-type="float" office:value="0.965361818433104">
            <text:p>0,9653618184</text:p>
          </table:table-cell>
          <table:table-cell table:formula="of:=[.Q150]/[.S150]" office:value-type="float" office:value="0.152251398816324">
            <text:p>0,1522513988</text:p>
          </table:table-cell>
          <table:table-cell table:formula="of:=([.B150]+[.C150])/2/[.D150]" office:value-type="float" office:value="-12.5000000000002">
            <text:p>-12,5</text:p>
          </table:table-cell>
          <table:table-cell table:number-columns-repeated="1002"/>
        </table:table-row>
        <table:table-row table:style-name="ro2">
          <table:table-cell table:style-name="ce1" office:value-type="float" office:value="128">
            <text:p>128</text:p>
          </table:table-cell>
          <table:table-cell office:value-type="float" office:value="-0.75">
            <text:p>-0,75</text:p>
          </table:table-cell>
          <table:table-cell office:value-type="float" office:value="0.45">
            <text:p>0,45</text:p>
          </table:table-cell>
          <table:table-cell office:value-type="float" office:value="0.008">
            <text:p>0,008</text:p>
          </table:table-cell>
          <table:table-cell office:value-type="float" office:value="0.199041064197479">
            <text:p>0,1990410642</text:p>
          </table:table-cell>
          <table:table-cell office:value-type="float" office:value="-88994.0584905861">
            <text:p>-88994,0584905861</text:p>
          </table:table-cell>
          <table:table-cell office:value-type="float" office:value="13171.4617658331">
            <text:p>13171,4617658331</text:p>
          </table:table-cell>
          <table:table-cell office:value-type="float" office:value="13713.4234036906">
            <text:p>13713,4234036906</text:p>
          </table:table-cell>
          <table:table-cell office:value-type="float" office:value="87168">
            <text:p>87168</text:p>
          </table:table-cell>
          <table:table-cell office:value-type="float" office:value="0.18080499990424">
            <text:p>0,1808049999</text:p>
          </table:table-cell>
          <table:table-cell office:value-type="float" office:value="-55031.9435402714">
            <text:p>-55031,9435402714</text:p>
          </table:table-cell>
          <table:table-cell office:value-type="float" office:value="8748.13933653255">
            <text:p>8748,1393365326</text:p>
          </table:table-cell>
          <table:table-cell office:value-type="float" office:value="8792.97642795419">
            <text:p>8792,9764279542</text:p>
          </table:table-cell>
          <table:table-cell office:value-type="float" office:value="54728">
            <text:p>54728</text:p>
          </table:table-cell>
          <table:table-cell office:value-type="float" office:value="0.191746638480184">
            <text:p>0,1917466385</text:p>
          </table:table-cell>
          <table:table-cell office:value-type="float" office:value="-144026.002030858">
            <text:p>-144026,002030858</text:p>
          </table:table-cell>
          <table:table-cell office:value-type="float" office:value="21919.6011023656">
            <text:p>21919,6011023656</text:p>
          </table:table-cell>
          <table:table-cell office:value-type="float" office:value="22506.399831645">
            <text:p>22506,399831645</text:p>
          </table:table-cell>
          <table:table-cell office:value-type="float" office:value="141896">
            <text:p>141896</text:p>
          </table:table-cell>
          <table:table-cell table:formula="of:=[.Q151]/[.R151]" office:value-type="float" office:value="0.973927472466994">
            <text:p>0,9739274725</text:p>
          </table:table-cell>
          <table:table-cell table:formula="of:=[.Q151]/[.S151]" office:value-type="float" office:value="0.154476525782021">
            <text:p>0,1544765258</text:p>
          </table:table-cell>
          <table:table-cell table:formula="of:=([.B151]+[.C151])/2/[.D151]" office:value-type="float" office:value="-18.75">
            <text:p>-18,75</text:p>
          </table:table-cell>
          <table:table-cell table:number-columns-repeated="1002"/>
        </table:table-row>
        <table:table-row table:style-name="ro2">
          <table:table-cell table:style-name="ce1" office:value-type="float" office:value="104">
            <text:p>104</text:p>
          </table:table-cell>
          <table:table-cell office:value-type="float" office:value="-0.9">
            <text:p>-0,9</text:p>
          </table:table-cell>
          <table:table-cell office:value-type="float" office:value="0.299999999999999">
            <text:p>0,3</text:p>
          </table:table-cell>
          <table:table-cell office:value-type="float" office:value="0.008">
            <text:p>0,008</text:p>
          </table:table-cell>
          <table:table-cell office:value-type="float" office:value="0.197161504081082">
            <text:p>0,1971615041</text:p>
          </table:table-cell>
          <table:table-cell office:value-type="float" office:value="-88451.7966879236">
            <text:p>-88451,7966879236</text:p>
          </table:table-cell>
          <table:table-cell office:value-type="float" office:value="12807.0152750712">
            <text:p>12807,0152750712</text:p>
          </table:table-cell>
          <table:table-cell office:value-type="float" office:value="12818.7824988051">
            <text:p>12818,7824988051</text:p>
          </table:table-cell>
          <table:table-cell office:value-type="float" office:value="83891">
            <text:p>83891</text:p>
          </table:table-cell>
          <table:table-cell office:value-type="float" office:value="0.179976938706344">
            <text:p>0,1799769387</text:p>
          </table:table-cell>
          <table:table-cell office:value-type="float" office:value="-54834.1900309338">
            <text:p>-54834,1900309338</text:p>
          </table:table-cell>
          <table:table-cell office:value-type="float" office:value="8301.2735612941">
            <text:p>8301,2735612941</text:p>
          </table:table-cell>
          <table:table-cell office:value-type="float" office:value="8249.86900351529">
            <text:p>8249,8690035153</text:p>
          </table:table-cell>
          <table:table-cell office:value-type="float" office:value="52456">
            <text:p>52456</text:p>
          </table:table-cell>
          <table:table-cell office:value-type="float" office:value="0.190287677931186">
            <text:p>0,1902876779</text:p>
          </table:table-cell>
          <table:table-cell office:value-type="float" office:value="-143285.986718855">
            <text:p>-143285,986718855</text:p>
          </table:table-cell>
          <table:table-cell office:value-type="float" office:value="21108.2888363651">
            <text:p>21108,2888363651</text:p>
          </table:table-cell>
          <table:table-cell office:value-type="float" office:value="21068.6515023206">
            <text:p>21068,6515023206</text:p>
          </table:table-cell>
          <table:table-cell office:value-type="float" office:value="136347">
            <text:p>136347</text:p>
          </table:table-cell>
          <table:table-cell table:formula="of:=[.Q152]/[.R152]" office:value-type="float" office:value="1.00188134176694">
            <text:p>1,0018813418</text:p>
          </table:table-cell>
          <table:table-cell table:formula="of:=[.Q152]/[.S152]" office:value-type="float" office:value="0.154813005319993">
            <text:p>0,1548130053</text:p>
          </table:table-cell>
          <table:table-cell table:formula="of:=([.B152]+[.C152])/2/[.D152]" office:value-type="float" office:value="-37.5000000000001">
            <text:p>-37,5</text:p>
          </table:table-cell>
          <table:table-cell table:number-columns-repeated="1002"/>
        </table:table-row>
        <table:table-row table:style-name="ro2">
          <table:table-cell table:style-name="ce1" office:value-type="float" office:value="149">
            <text:p>149</text:p>
          </table:table-cell>
          <table:table-cell office:value-type="float" office:value="-0.600000000000001">
            <text:p>-0,6</text:p>
          </table:table-cell>
          <table:table-cell office:value-type="float" office:value="0.6">
            <text:p>0,6</text:p>
          </table:table-cell>
          <table:table-cell office:value-type="float" office:value="0.008">
            <text:p>0,008</text:p>
          </table:table-cell>
          <table:table-cell office:value-type="float" office:value="0.201075481553429">
            <text:p>0,2010754816</text:p>
          </table:table-cell>
          <table:table-cell office:value-type="float" office:value="-89669.7211075191">
            <text:p>-89669,7211075191</text:p>
          </table:table-cell>
          <table:table-cell office:value-type="float" office:value="13581.5875890472">
            <text:p>13581,5875890472</text:p>
          </table:table-cell>
          <table:table-cell office:value-type="float" office:value="14207.4215147488">
            <text:p>14207,4215147488</text:p>
          </table:table-cell>
          <table:table-cell office:value-type="float" office:value="91365">
            <text:p>91365</text:p>
          </table:table-cell>
          <table:table-cell office:value-type="float" office:value="0.183166370130257">
            <text:p>0,1831663701</text:p>
          </table:table-cell>
          <table:table-cell office:value-type="float" office:value="-55533.3322695841">
            <text:p>-55533,3322695841</text:p>
          </table:table-cell>
          <table:table-cell office:value-type="float" office:value="10130.5998512966">
            <text:p>10130,5998512966</text:p>
          </table:table-cell>
          <table:table-cell office:value-type="float" office:value="9240.78713966322">
            <text:p>9240,7871396632</text:p>
          </table:table-cell>
          <table:table-cell office:value-type="float" office:value="57862">
            <text:p>57862</text:p>
          </table:table-cell>
          <table:table-cell office:value-type="float" office:value="0.19391183698416">
            <text:p>0,193911837</text:p>
          </table:table-cell>
          <table:table-cell office:value-type="float" office:value="-145203.053377103">
            <text:p>-145203,053377103</text:p>
          </table:table-cell>
          <table:table-cell office:value-type="float" office:value="23712.1874403435">
            <text:p>23712,1874403435</text:p>
          </table:table-cell>
          <table:table-cell office:value-type="float" office:value="23448.2086544121">
            <text:p>23448,2086544121</text:p>
          </table:table-cell>
          <table:table-cell office:value-type="float" office:value="149227">
            <text:p>149227</text:p>
          </table:table-cell>
          <table:table-cell table:formula="of:=[.Q153]/[.R153]" office:value-type="float" office:value="1.01125795107942">
            <text:p>1,0112579511</text:p>
          </table:table-cell>
          <table:table-cell table:formula="of:=[.Q153]/[.S153]" office:value-type="float" office:value="0.158900114860873">
            <text:p>0,1589001149</text:p>
          </table:table-cell>
          <table:table-cell table:formula="of:=([.B153]+[.C153])/2/[.D153]" office:value-type="float" office:value="0">
            <text:p>0</text:p>
          </table:table-cell>
          <table:table-cell table:number-columns-repeated="1002"/>
        </table:table-row>
        <table:table-row table:style-name="ro2">
          <table:table-cell table:style-name="ce1" office:value-type="float" office:value="160">
            <text:p>160</text:p>
          </table:table-cell>
          <table:table-cell office:value-type="float" office:value="-0.450000000000001">
            <text:p>-0,45</text:p>
          </table:table-cell>
          <table:table-cell office:value-type="float" office:value="0.449999999999999">
            <text:p>0,45</text:p>
          </table:table-cell>
          <table:table-cell office:value-type="float" office:value="0.006">
            <text:p>0,006</text:p>
          </table:table-cell>
          <table:table-cell office:value-type="float" office:value="0.197261674070674">
            <text:p>0,1972616741</text:p>
          </table:table-cell>
          <table:table-cell office:value-type="float" office:value="-88244.3030057517">
            <text:p>-88244,3030057517</text:p>
          </table:table-cell>
          <table:table-cell office:value-type="float" office:value="15409.2803352902">
            <text:p>15409,2803352902</text:p>
          </table:table-cell>
          <table:table-cell office:value-type="float" office:value="16333.6378846131">
            <text:p>16333,6378846131</text:p>
          </table:table-cell>
          <table:table-cell office:value-type="float" office:value="95974">
            <text:p>95974</text:p>
          </table:table-cell>
          <table:table-cell office:value-type="float" office:value="0.179154906859468">
            <text:p>0,1791549069</text:p>
          </table:table-cell>
          <table:table-cell office:value-type="float" office:value="-54446.5599429989">
            <text:p>-54446,5599429989</text:p>
          </table:table-cell>
          <table:table-cell office:value-type="float" office:value="10820.5784260947">
            <text:p>10820,5784260947</text:p>
          </table:table-cell>
          <table:table-cell office:value-type="float" office:value="11493.579392816">
            <text:p>11493,579392816</text:p>
          </table:table-cell>
          <table:table-cell office:value-type="float" office:value="63453">
            <text:p>63453</text:p>
          </table:table-cell>
          <table:table-cell office:value-type="float" office:value="0.190018967186192">
            <text:p>0,1900189672</text:p>
          </table:table-cell>
          <table:table-cell office:value-type="float" office:value="-142690.862948753">
            <text:p>-142690,862948753</text:p>
          </table:table-cell>
          <table:table-cell office:value-type="float" office:value="26229.8587613846">
            <text:p>26229,8587613846</text:p>
          </table:table-cell>
          <table:table-cell office:value-type="float" office:value="27827.2172774288">
            <text:p>27827,2172774288</text:p>
          </table:table-cell>
          <table:table-cell office:value-type="float" office:value="159427">
            <text:p>159427</text:p>
          </table:table-cell>
          <table:table-cell table:formula="of:=[.Q154]/[.R154]" office:value-type="float" office:value="0.942597260081056">
            <text:p>0,9425972601</text:p>
          </table:table-cell>
          <table:table-cell table:formula="of:=[.Q154]/[.S154]" office:value-type="float" office:value="0.164525825370763">
            <text:p>0,1645258254</text:p>
          </table:table-cell>
          <table:table-cell table:formula="of:=([.B154]+[.C154])/2/[.D154]" office:value-type="float" office:value="-0.000000000000166533453693773">
            <text:p>-1,66533453693773E-013</text:p>
          </table:table-cell>
          <table:table-cell table:number-columns-repeated="1002"/>
        </table:table-row>
        <table:table-row table:style-name="ro2">
          <table:table-cell table:style-name="ce1" office:value-type="float" office:value="46">
            <text:p>46</text:p>
          </table:table-cell>
          <table:table-cell office:value-type="float" office:value="-1.2">
            <text:p>-1,2</text:p>
          </table:table-cell>
          <table:table-cell office:value-type="float" office:value="-1.11022302462516E-016">
            <text:p>-1,11022302462516E-016</text:p>
          </table:table-cell>
          <table:table-cell office:value-type="float" office:value="0.006">
            <text:p>0,006</text:p>
          </table:table-cell>
          <table:table-cell office:value-type="float" office:value="0.195438178470299">
            <text:p>0,1954381785</text:p>
          </table:table-cell>
          <table:table-cell office:value-type="float" office:value="-87251.2799232987">
            <text:p>-87251,2799232987</text:p>
          </table:table-cell>
          <table:table-cell office:value-type="float" office:value="13883.2853469825">
            <text:p>13883,2853469825</text:p>
          </table:table-cell>
          <table:table-cell office:value-type="float" office:value="13938.4520796217">
            <text:p>13938,4520796217</text:p>
          </table:table-cell>
          <table:table-cell office:value-type="float" office:value="87497">
            <text:p>87497</text:p>
          </table:table-cell>
          <table:table-cell office:value-type="float" office:value="0.177430328078527">
            <text:p>0,1774303281</text:p>
          </table:table-cell>
          <table:table-cell office:value-type="float" office:value="-53736.8131053613">
            <text:p>-53736,8131053613</text:p>
          </table:table-cell>
          <table:table-cell office:value-type="float" office:value="10200.8231444067">
            <text:p>10200,8231444067</text:p>
          </table:table-cell>
          <table:table-cell office:value-type="float" office:value="9706.50627451017">
            <text:p>9706,5062745102</text:p>
          </table:table-cell>
          <table:table-cell office:value-type="float" office:value="58559">
            <text:p>58559</text:p>
          </table:table-cell>
          <table:table-cell office:value-type="float" office:value="0.18823503831359">
            <text:p>0,1882350383</text:p>
          </table:table-cell>
          <table:table-cell office:value-type="float" office:value="-140988.093028659">
            <text:p>-140988,093028659</text:p>
          </table:table-cell>
          <table:table-cell office:value-type="float" office:value="24084.1084913889">
            <text:p>24084,1084913889</text:p>
          </table:table-cell>
          <table:table-cell office:value-type="float" office:value="23644.9583541318">
            <text:p>23644,9583541318</text:p>
          </table:table-cell>
          <table:table-cell office:value-type="float" office:value="146056">
            <text:p>146056</text:p>
          </table:table-cell>
          <table:table-cell table:formula="of:=[.Q155]/[.R155]" office:value-type="float" office:value="1.01857267543803">
            <text:p>1,0185726754</text:p>
          </table:table-cell>
          <table:table-cell table:formula="of:=[.Q155]/[.S155]" office:value-type="float" office:value="0.164896399267328">
            <text:p>0,1648963993</text:p>
          </table:table-cell>
          <table:table-cell table:formula="of:=([.B155]+[.C155])/2/[.D155]" office:value-type="float" office:value="-100">
            <text:p>-100</text:p>
          </table:table-cell>
          <table:table-cell table:number-columns-repeated="1002"/>
        </table:table-row>
        <table:table-row table:style-name="ro2">
          <table:table-cell table:style-name="ce1" office:value-type="float" office:value="142">
            <text:p>142</text:p>
          </table:table-cell>
          <table:table-cell office:value-type="float" office:value="-0.600000000000001">
            <text:p>-0,6</text:p>
          </table:table-cell>
          <table:table-cell office:value-type="float" office:value="0.299999999999999">
            <text:p>0,3</text:p>
          </table:table-cell>
          <table:table-cell office:value-type="float" office:value="0.006">
            <text:p>0,006</text:p>
          </table:table-cell>
          <table:table-cell office:value-type="float" office:value="0.194405655154091">
            <text:p>0,1944056552</text:p>
          </table:table-cell>
          <table:table-cell office:value-type="float" office:value="-87458.0566860955">
            <text:p>-87458,0566860955</text:p>
          </table:table-cell>
          <table:table-cell office:value-type="float" office:value="15166.4445924069">
            <text:p>15166,4445924069</text:p>
          </table:table-cell>
          <table:table-cell office:value-type="float" office:value="16330.680402955">
            <text:p>16330,680402955</text:p>
          </table:table-cell>
          <table:table-cell office:value-type="float" office:value="93067">
            <text:p>93067</text:p>
          </table:table-cell>
          <table:table-cell office:value-type="float" office:value="0.177382505445167">
            <text:p>0,1773825054</text:p>
          </table:table-cell>
          <table:table-cell office:value-type="float" office:value="-54092.3440372332">
            <text:p>-54092,3440372332</text:p>
          </table:table-cell>
          <table:table-cell office:value-type="float" office:value="10694.4109012016">
            <text:p>10694,4109012016</text:p>
          </table:table-cell>
          <table:table-cell office:value-type="float" office:value="11541.9166237891">
            <text:p>11541,9166237891</text:p>
          </table:table-cell>
          <table:table-cell office:value-type="float" office:value="61548">
            <text:p>61548</text:p>
          </table:table-cell>
          <table:table-cell office:value-type="float" office:value="0.187596395270521">
            <text:p>0,1875963953</text:p>
          </table:table-cell>
          <table:table-cell office:value-type="float" office:value="-141550.400723328">
            <text:p>-141550,400723328</text:p>
          </table:table-cell>
          <table:table-cell office:value-type="float" office:value="25860.8554936082">
            <text:p>25860,8554936082</text:p>
          </table:table-cell>
          <table:table-cell office:value-type="float" office:value="27872.5970267447">
            <text:p>27872,5970267447</text:p>
          </table:table-cell>
          <table:table-cell office:value-type="float" office:value="154615">
            <text:p>154615</text:p>
          </table:table-cell>
          <table:table-cell table:formula="of:=[.Q156]/[.R156]" office:value-type="float" office:value="0.927823678173721">
            <text:p>0,9278236782</text:p>
          </table:table-cell>
          <table:table-cell table:formula="of:=[.Q156]/[.S156]" office:value-type="float" office:value="0.167259680455378">
            <text:p>0,1672596805</text:p>
          </table:table-cell>
          <table:table-cell table:formula="of:=([.B156]+[.C156])/2/[.D156]" office:value-type="float" office:value="-25.0000000000002">
            <text:p>-25</text:p>
          </table:table-cell>
          <table:table-cell table:number-columns-repeated="1002"/>
        </table:table-row>
        <table:table-row table:style-name="ro2">
          <table:table-cell table:style-name="ce1" office:value-type="float" office:value="73">
            <text:p>73</text:p>
          </table:table-cell>
          <table:table-cell office:value-type="float" office:value="-1.05">
            <text:p>-1,05</text:p>
          </table:table-cell>
          <table:table-cell office:value-type="float" office:value="-2.22044604925031E-016">
            <text:p>-2,22044604925031E-016</text:p>
          </table:table-cell>
          <table:table-cell office:value-type="float" office:value="0.006">
            <text:p>0,006</text:p>
          </table:table-cell>
          <table:table-cell office:value-type="float" office:value="0.194313966239321">
            <text:p>0,1943139662</text:p>
          </table:table-cell>
          <table:table-cell office:value-type="float" office:value="-87006.7584590873">
            <text:p>-87006,7584590873</text:p>
          </table:table-cell>
          <table:table-cell office:value-type="float" office:value="14356.9957609074">
            <text:p>14356,9957609074</text:p>
          </table:table-cell>
          <table:table-cell office:value-type="float" office:value="14671.6786656605">
            <text:p>14671,6786656605</text:p>
          </table:table-cell>
          <table:table-cell office:value-type="float" office:value="85871">
            <text:p>85871</text:p>
          </table:table-cell>
          <table:table-cell office:value-type="float" office:value="0.177332771432808">
            <text:p>0,1773327714</text:p>
          </table:table-cell>
          <table:table-cell office:value-type="float" office:value="-53810.0997962326">
            <text:p>-53810,0997962326</text:p>
          </table:table-cell>
          <table:table-cell office:value-type="float" office:value="9828.63751876445">
            <text:p>9828,6375187645</text:p>
          </table:table-cell>
          <table:table-cell office:value-type="float" office:value="10236.9620578544">
            <text:p>10236,9620578544</text:p>
          </table:table-cell>
          <table:table-cell office:value-type="float" office:value="57020">
            <text:p>57020</text:p>
          </table:table-cell>
          <table:table-cell office:value-type="float" office:value="0.187521488316716">
            <text:p>0,1875214883</text:p>
          </table:table-cell>
          <table:table-cell office:value-type="float" office:value="-140816.85825532">
            <text:p>-140816,85825532</text:p>
          </table:table-cell>
          <table:table-cell office:value-type="float" office:value="24185.6332796717">
            <text:p>24185,6332796717</text:p>
          </table:table-cell>
          <table:table-cell office:value-type="float" office:value="24908.6407235148">
            <text:p>24908,6407235148</text:p>
          </table:table-cell>
          <table:table-cell office:value-type="float" office:value="142891">
            <text:p>142891</text:p>
          </table:table-cell>
          <table:table-cell table:formula="of:=[.Q157]/[.R157]" office:value-type="float" office:value="0.97097362911656">
            <text:p>0,9709736291</text:p>
          </table:table-cell>
          <table:table-cell table:formula="of:=[.Q157]/[.S157]" office:value-type="float" office:value="0.169259318499218">
            <text:p>0,1692593185</text:p>
          </table:table-cell>
          <table:table-cell table:formula="of:=([.B157]+[.C157])/2/[.D157]" office:value-type="float" office:value="-87.5">
            <text:p>-87,5</text:p>
          </table:table-cell>
          <table:table-cell table:number-columns-repeated="1002"/>
        </table:table-row>
        <table:table-row table:style-name="ro2">
          <table:table-cell table:style-name="ce1" office:value-type="float" office:value="148">
            <text:p>148</text:p>
          </table:table-cell>
          <table:table-cell office:value-type="float" office:value="-0.600000000000001">
            <text:p>-0,6</text:p>
          </table:table-cell>
          <table:table-cell office:value-type="float" office:value="0.6">
            <text:p>0,6</text:p>
          </table:table-cell>
          <table:table-cell office:value-type="float" office:value="0.006">
            <text:p>0,006</text:p>
          </table:table-cell>
          <table:table-cell office:value-type="float" office:value="0.196473266820542">
            <text:p>0,1964732668</text:p>
          </table:table-cell>
          <table:table-cell office:value-type="float" office:value="-87461.846743314">
            <text:p>-87461,846743314</text:p>
          </table:table-cell>
          <table:table-cell office:value-type="float" office:value="16740.0855308726">
            <text:p>16740,0855308726</text:p>
          </table:table-cell>
          <table:table-cell office:value-type="float" office:value="17605.8690077951">
            <text:p>17605,8690077951</text:p>
          </table:table-cell>
          <table:table-cell office:value-type="float" office:value="102787">
            <text:p>102787</text:p>
          </table:table-cell>
          <table:table-cell office:value-type="float" office:value="0.178171571505918">
            <text:p>0,1781715715</text:p>
          </table:table-cell>
          <table:table-cell office:value-type="float" office:value="-53839.7771267736">
            <text:p>-53839,7771267736</text:p>
          </table:table-cell>
          <table:table-cell office:value-type="float" office:value="12575.5934043849">
            <text:p>12575,5934043849</text:p>
          </table:table-cell>
          <table:table-cell office:value-type="float" office:value="12444.6043869701">
            <text:p>12444,6043869701</text:p>
          </table:table-cell>
          <table:table-cell office:value-type="float" office:value="68460">
            <text:p>68460</text:p>
          </table:table-cell>
          <table:table-cell office:value-type="float" office:value="0.189152588694692">
            <text:p>0,1891525887</text:p>
          </table:table-cell>
          <table:table-cell office:value-type="float" office:value="-141301.623870088">
            <text:p>-141301,623870088</text:p>
          </table:table-cell>
          <table:table-cell office:value-type="float" office:value="29315.6789352575">
            <text:p>29315,6789352575</text:p>
          </table:table-cell>
          <table:table-cell office:value-type="float" office:value="30050.4733947648">
            <text:p>30050,4733947648</text:p>
          </table:table-cell>
          <table:table-cell office:value-type="float" office:value="171247">
            <text:p>171247</text:p>
          </table:table-cell>
          <table:table-cell table:formula="of:=[.Q158]/[.R158]" office:value-type="float" office:value="0.975547990547287">
            <text:p>0,9755479905</text:p>
          </table:table-cell>
          <table:table-cell table:formula="of:=[.Q158]/[.S158]" office:value-type="float" office:value="0.171189445276457">
            <text:p>0,1711894453</text:p>
          </table:table-cell>
          <table:table-cell table:formula="of:=([.B158]+[.C158])/2/[.D158]" office:value-type="float" office:value="0">
            <text:p>0</text:p>
          </table:table-cell>
          <table:table-cell table:number-columns-repeated="1002"/>
        </table:table-row>
        <table:table-row table:style-name="ro2">
          <table:table-cell table:style-name="ce1" office:value-type="float" office:value="163">
            <text:p>163</text:p>
          </table:table-cell>
          <table:table-cell office:value-type="float" office:value="-0.450000000000001">
            <text:p>-0,45</text:p>
          </table:table-cell>
          <table:table-cell office:value-type="float" office:value="0.6">
            <text:p>0,6</text:p>
          </table:table-cell>
          <table:table-cell office:value-type="float" office:value="0.006">
            <text:p>0,006</text:p>
          </table:table-cell>
          <table:table-cell office:value-type="float" office:value="0.198333919459615">
            <text:p>0,1983339195</text:p>
          </table:table-cell>
          <table:table-cell office:value-type="float" office:value="-88089.9547106002">
            <text:p>-88089,9547106002</text:p>
          </table:table-cell>
          <table:table-cell office:value-type="float" office:value="16737.280430047">
            <text:p>16737,280430047</text:p>
          </table:table-cell>
          <table:table-cell office:value-type="float" office:value="16879.2716971798">
            <text:p>16879,2716971798</text:p>
          </table:table-cell>
          <table:table-cell office:value-type="float" office:value="99666">
            <text:p>99666</text:p>
          </table:table-cell>
          <table:table-cell office:value-type="float" office:value="0.180070281169653">
            <text:p>0,1800702812</text:p>
          </table:table-cell>
          <table:table-cell office:value-type="float" office:value="-54300.9263008906">
            <text:p>-54300,9263008906</text:p>
          </table:table-cell>
          <table:table-cell office:value-type="float" office:value="11961.8371640141">
            <text:p>11961,8371640141</text:p>
          </table:table-cell>
          <table:table-cell office:value-type="float" office:value="11874.2235304211">
            <text:p>11874,2235304211</text:p>
          </table:table-cell>
          <table:table-cell office:value-type="float" office:value="66326">
            <text:p>66326</text:p>
          </table:table-cell>
          <table:table-cell office:value-type="float" office:value="0.19102846414363">
            <text:p>0,1910284641</text:p>
          </table:table-cell>
          <table:table-cell office:value-type="float" office:value="-142390.881011493">
            <text:p>-142390,881011493</text:p>
          </table:table-cell>
          <table:table-cell office:value-type="float" office:value="28699.1175940608">
            <text:p>28699,1175940608</text:p>
          </table:table-cell>
          <table:table-cell office:value-type="float" office:value="28753.4952276013">
            <text:p>28753,4952276013</text:p>
          </table:table-cell>
          <table:table-cell office:value-type="float" office:value="165992">
            <text:p>165992</text:p>
          </table:table-cell>
          <table:table-cell table:formula="of:=[.Q159]/[.R159]" office:value-type="float" office:value="0.998108833965747">
            <text:p>0,998108834</text:p>
          </table:table-cell>
          <table:table-cell table:formula="of:=[.Q159]/[.S159]" office:value-type="float" office:value="0.172894582835684">
            <text:p>0,1728945828</text:p>
          </table:table-cell>
          <table:table-cell table:formula="of:=([.B159]+[.C159])/2/[.D159]" office:value-type="float" office:value="12.4999999999999">
            <text:p>12,5</text:p>
          </table:table-cell>
          <table:table-cell table:number-columns-repeated="1002"/>
        </table:table-row>
        <table:table-row table:style-name="ro2">
          <table:table-cell table:style-name="ce1" office:value-type="float" office:value="121">
            <text:p>121</text:p>
          </table:table-cell>
          <table:table-cell office:value-type="float" office:value="-0.75">
            <text:p>-0,75</text:p>
          </table:table-cell>
          <table:table-cell office:value-type="float" office:value="0.15">
            <text:p>0,15</text:p>
          </table:table-cell>
          <table:table-cell office:value-type="float" office:value="0.006">
            <text:p>0,006</text:p>
          </table:table-cell>
          <table:table-cell office:value-type="float" office:value="0.19335920930595">
            <text:p>0,1933592093</text:p>
          </table:table-cell>
          <table:table-cell office:value-type="float" office:value="-87155.0778533316">
            <text:p>-87155,0778533316</text:p>
          </table:table-cell>
          <table:table-cell office:value-type="float" office:value="15681.0212041402">
            <text:p>15681,0212041402</text:p>
          </table:table-cell>
          <table:table-cell office:value-type="float" office:value="15821.6784157311">
            <text:p>15821,6784157311</text:p>
          </table:table-cell>
          <table:table-cell office:value-type="float" office:value="90759">
            <text:p>90759</text:p>
          </table:table-cell>
          <table:table-cell office:value-type="float" office:value="0.17654950254164">
            <text:p>0,1765495025</text:p>
          </table:table-cell>
          <table:table-cell office:value-type="float" office:value="-53939.4059915469">
            <text:p>-53939,4059915469</text:p>
          </table:table-cell>
          <table:table-cell office:value-type="float" office:value="10547.9151277089">
            <text:p>10547,9151277089</text:p>
          </table:table-cell>
          <table:table-cell office:value-type="float" office:value="11080.81706835">
            <text:p>11080,81706835</text:p>
          </table:table-cell>
          <table:table-cell office:value-type="float" office:value="59637">
            <text:p>59637</text:p>
          </table:table-cell>
          <table:table-cell office:value-type="float" office:value="0.186635326600226">
            <text:p>0,1866353266</text:p>
          </table:table-cell>
          <table:table-cell office:value-type="float" office:value="-141094.483844879">
            <text:p>-141094,483844879</text:p>
          </table:table-cell>
          <table:table-cell office:value-type="float" office:value="26228.936331849">
            <text:p>26228,936331849</text:p>
          </table:table-cell>
          <table:table-cell office:value-type="float" office:value="26902.4954840813">
            <text:p>26902,4954840813</text:p>
          </table:table-cell>
          <table:table-cell office:value-type="float" office:value="150396">
            <text:p>150396</text:p>
          </table:table-cell>
          <table:table-cell table:formula="of:=[.Q160]/[.R160]" office:value-type="float" office:value="0.974962948971375">
            <text:p>0,974962949</text:p>
          </table:table-cell>
          <table:table-cell table:formula="of:=[.Q160]/[.S160]" office:value-type="float" office:value="0.174399161758617">
            <text:p>0,1743991618</text:p>
          </table:table-cell>
          <table:table-cell table:formula="of:=([.B160]+[.C160])/2/[.D160]" office:value-type="float" office:value="-50">
            <text:p>-50</text:p>
          </table:table-cell>
          <table:table-cell table:number-columns-repeated="1002"/>
        </table:table-row>
        <table:table-row table:style-name="ro2">
          <table:table-cell table:style-name="ce1" office:value-type="float" office:value="76">
            <text:p>76</text:p>
          </table:table-cell>
          <table:table-cell office:value-type="float" office:value="-1.05">
            <text:p>-1,05</text:p>
          </table:table-cell>
          <table:table-cell office:value-type="float" office:value="0.15">
            <text:p>0,15</text:p>
          </table:table-cell>
          <table:table-cell office:value-type="float" office:value="0.006">
            <text:p>0,006</text:p>
          </table:table-cell>
          <table:table-cell office:value-type="float" office:value="0.1930075801687">
            <text:p>0,1930075802</text:p>
          </table:table-cell>
          <table:table-cell office:value-type="float" office:value="-86476.9096610855">
            <text:p>-86476,9096610855</text:p>
          </table:table-cell>
          <table:table-cell office:value-type="float" office:value="15929.7630704062">
            <text:p>15929,7630704062</text:p>
          </table:table-cell>
          <table:table-cell office:value-type="float" office:value="16330.3197688456">
            <text:p>16330,3197688456</text:p>
          </table:table-cell>
          <table:table-cell office:value-type="float" office:value="90041">
            <text:p>90041</text:p>
          </table:table-cell>
          <table:table-cell office:value-type="float" office:value="0.175791455460916">
            <text:p>0,1757914555</text:p>
          </table:table-cell>
          <table:table-cell office:value-type="float" office:value="-53400.6115827031">
            <text:p>-53400,6115827031</text:p>
          </table:table-cell>
          <table:table-cell office:value-type="float" office:value="11094.5033271449">
            <text:p>11094,5033271449</text:p>
          </table:table-cell>
          <table:table-cell office:value-type="float" office:value="11413.6404298718">
            <text:p>11413,6404298718</text:p>
          </table:table-cell>
          <table:table-cell office:value-type="float" office:value="60008">
            <text:p>60008</text:p>
          </table:table-cell>
          <table:table-cell office:value-type="float" office:value="0.186121130285587">
            <text:p>0,1861211303</text:p>
          </table:table-cell>
          <table:table-cell office:value-type="float" office:value="-139877.52124379">
            <text:p>-139877,52124379</text:p>
          </table:table-cell>
          <table:table-cell office:value-type="float" office:value="27024.266397551">
            <text:p>27024,266397551</text:p>
          </table:table-cell>
          <table:table-cell office:value-type="float" office:value="27743.9601987173">
            <text:p>27743,9601987173</text:p>
          </table:table-cell>
          <table:table-cell office:value-type="float" office:value="150049">
            <text:p>150049</text:p>
          </table:table-cell>
          <table:table-cell table:formula="of:=[.Q161]/[.R161]" office:value-type="float" office:value="0.974059442270986">
            <text:p>0,9740594423</text:p>
          </table:table-cell>
          <table:table-cell table:formula="of:=[.Q161]/[.S161]" office:value-type="float" office:value="0.180102942355837">
            <text:p>0,1801029424</text:p>
          </table:table-cell>
          <table:table-cell table:formula="of:=([.B161]+[.C161])/2/[.D161]" office:value-type="float" office:value="-75">
            <text:p>-75</text:p>
          </table:table-cell>
          <table:table-cell table:number-columns-repeated="1002"/>
        </table:table-row>
        <table:table-row table:style-name="ro2">
          <table:table-cell table:style-name="ce1" office:value-type="float" office:value="103">
            <text:p>103</text:p>
          </table:table-cell>
          <table:table-cell office:value-type="float" office:value="-0.9">
            <text:p>-0,9</text:p>
          </table:table-cell>
          <table:table-cell office:value-type="float" office:value="0.299999999999999">
            <text:p>0,3</text:p>
          </table:table-cell>
          <table:table-cell office:value-type="float" office:value="0.006">
            <text:p>0,006</text:p>
          </table:table-cell>
          <table:table-cell office:value-type="float" office:value="0.192304620652561">
            <text:p>0,1923046207</text:p>
          </table:table-cell>
          <table:table-cell office:value-type="float" office:value="-86234.5126310117">
            <text:p>-86234,5126310117</text:p>
          </table:table-cell>
          <table:table-cell office:value-type="float" office:value="16983.2208833065">
            <text:p>16983,2208833065</text:p>
          </table:table-cell>
          <table:table-cell office:value-type="float" office:value="17722.7601704346">
            <text:p>17722,7601704346</text:p>
          </table:table-cell>
          <table:table-cell office:value-type="float" office:value="93644">
            <text:p>93644</text:p>
          </table:table-cell>
          <table:table-cell office:value-type="float" office:value="0.175422422986922">
            <text:p>0,175422423</text:p>
          </table:table-cell>
          <table:table-cell office:value-type="float" office:value="-53290.1585887996">
            <text:p>-53290,1585887996</text:p>
          </table:table-cell>
          <table:table-cell office:value-type="float" office:value="11947.2543821062">
            <text:p>11947,2543821062</text:p>
          </table:table-cell>
          <table:table-cell office:value-type="float" office:value="12376.5499477595">
            <text:p>12376,5499477595</text:p>
          </table:table-cell>
          <table:table-cell office:value-type="float" office:value="62257">
            <text:p>62257</text:p>
          </table:table-cell>
          <table:table-cell office:value-type="float" office:value="0.185551741586305">
            <text:p>0,1855517416</text:p>
          </table:table-cell>
          <table:table-cell office:value-type="float" office:value="-139524.671219811">
            <text:p>-139524,671219811</text:p>
          </table:table-cell>
          <table:table-cell office:value-type="float" office:value="28930.4752654125">
            <text:p>28930,4752654125</text:p>
          </table:table-cell>
          <table:table-cell office:value-type="float" office:value="30099.3101181941">
            <text:p>30099,3101181941</text:p>
          </table:table-cell>
          <table:table-cell office:value-type="float" office:value="155901">
            <text:p>155901</text:p>
          </table:table-cell>
          <table:table-cell table:formula="of:=[.Q162]/[.R162]" office:value-type="float" office:value="0.961167387285894">
            <text:p>0,9611673873</text:p>
          </table:table-cell>
          <table:table-cell table:formula="of:=[.Q162]/[.S162]" office:value-type="float" office:value="0.185569529800402">
            <text:p>0,1855695298</text:p>
          </table:table-cell>
          <table:table-cell table:formula="of:=([.B162]+[.C162])/2/[.D162]" office:value-type="float" office:value="-50.0000000000001">
            <text:p>-50</text:p>
          </table:table-cell>
          <table:table-cell table:number-columns-repeated="1002"/>
        </table:table-row>
        <table:table-row table:style-name="ro2">
          <table:table-cell table:style-name="ce1" office:value-type="float" office:value="145">
            <text:p>145</text:p>
          </table:table-cell>
          <table:table-cell office:value-type="float" office:value="-0.600000000000001">
            <text:p>-0,6</text:p>
          </table:table-cell>
          <table:table-cell office:value-type="float" office:value="0.45">
            <text:p>0,45</text:p>
          </table:table-cell>
          <table:table-cell office:value-type="float" office:value="0.006">
            <text:p>0,006</text:p>
          </table:table-cell>
          <table:table-cell office:value-type="float" office:value="0.194614264066895">
            <text:p>0,1946142641</text:p>
          </table:table-cell>
          <table:table-cell office:value-type="float" office:value="-87005.9052201764">
            <text:p>-87005,9052201764</text:p>
          </table:table-cell>
          <table:table-cell office:value-type="float" office:value="17193.791781633">
            <text:p>17193,791781633</text:p>
          </table:table-cell>
          <table:table-cell office:value-type="float" office:value="17551.4196091007">
            <text:p>17551,4196091007</text:p>
          </table:table-cell>
          <table:table-cell office:value-type="float" office:value="95574">
            <text:p>95574</text:p>
          </table:table-cell>
          <table:table-cell office:value-type="float" office:value="0.177304125239944">
            <text:p>0,1773041252</text:p>
          </table:table-cell>
          <table:table-cell office:value-type="float" office:value="-53713.2269725462">
            <text:p>-53713,2269725462</text:p>
          </table:table-cell>
          <table:table-cell office:value-type="float" office:value="12387.2610715423">
            <text:p>12387,2610715423</text:p>
          </table:table-cell>
          <table:table-cell office:value-type="float" office:value="12384.0860355058">
            <text:p>12384,0860355058</text:p>
          </table:table-cell>
          <table:table-cell office:value-type="float" office:value="63671">
            <text:p>63671</text:p>
          </table:table-cell>
          <table:table-cell office:value-type="float" office:value="0.187690208536115">
            <text:p>0,1876902085</text:p>
          </table:table-cell>
          <table:table-cell office:value-type="float" office:value="-140719.132192723">
            <text:p>-140719,132192723</text:p>
          </table:table-cell>
          <table:table-cell office:value-type="float" office:value="29581.0528531753">
            <text:p>29581,0528531753</text:p>
          </table:table-cell>
          <table:table-cell office:value-type="float" office:value="29935.5056446066">
            <text:p>29935,5056446066</text:p>
          </table:table-cell>
          <table:table-cell office:value-type="float" office:value="159245">
            <text:p>159245</text:p>
          </table:table-cell>
          <table:table-cell table:formula="of:=[.Q163]/[.R163]" office:value-type="float" office:value="0.988159452001935">
            <text:p>0,988159452</text:p>
          </table:table-cell>
          <table:table-cell table:formula="of:=[.Q163]/[.S163]" office:value-type="float" office:value="0.185758126491728">
            <text:p>0,1857581265</text:p>
          </table:table-cell>
          <table:table-cell table:formula="of:=([.B163]+[.C163])/2/[.D163]" office:value-type="float" office:value="-12.5000000000001">
            <text:p>-12,5</text:p>
          </table:table-cell>
          <table:table-cell table:number-columns-repeated="1002"/>
        </table:table-row>
        <table:table-row table:style-name="ro2">
          <table:table-cell table:style-name="ce1" office:value-type="float" office:value="127">
            <text:p>127</text:p>
          </table:table-cell>
          <table:table-cell office:value-type="float" office:value="-0.75">
            <text:p>-0,75</text:p>
          </table:table-cell>
          <table:table-cell office:value-type="float" office:value="0.45">
            <text:p>0,45</text:p>
          </table:table-cell>
          <table:table-cell office:value-type="float" office:value="0.006">
            <text:p>0,006</text:p>
          </table:table-cell>
          <table:table-cell office:value-type="float" office:value="0.193415641596727">
            <text:p>0,1934156416</text:p>
          </table:table-cell>
          <table:table-cell office:value-type="float" office:value="-86545.950885421">
            <text:p>-86545,950885421</text:p>
          </table:table-cell>
          <table:table-cell office:value-type="float" office:value="17453.3032181607">
            <text:p>17453,3032181607</text:p>
          </table:table-cell>
          <table:table-cell office:value-type="float" office:value="18184.6939783833">
            <text:p>18184,6939783833</text:p>
          </table:table-cell>
          <table:table-cell office:value-type="float" office:value="97743">
            <text:p>97743</text:p>
          </table:table-cell>
          <table:table-cell office:value-type="float" office:value="0.176262301310117">
            <text:p>0,1762623013</text:p>
          </table:table-cell>
          <table:table-cell office:value-type="float" office:value="-53446.6038204348">
            <text:p>-53446,6038204348</text:p>
          </table:table-cell>
          <table:table-cell office:value-type="float" office:value="12875.7830164645">
            <text:p>12875,7830164645</text:p>
          </table:table-cell>
          <table:table-cell office:value-type="float" office:value="12706.790599228">
            <text:p>12706,790599228</text:p>
          </table:table-cell>
          <table:table-cell office:value-type="float" office:value="65211">
            <text:p>65211</text:p>
          </table:table-cell>
          <table:table-cell office:value-type="float" office:value="0.186554305482083">
            <text:p>0,1865543055</text:p>
          </table:table-cell>
          <table:table-cell office:value-type="float" office:value="-139992.554705856">
            <text:p>-139992,554705856</text:p>
          </table:table-cell>
          <table:table-cell office:value-type="float" office:value="30329.086234625">
            <text:p>30329,086234625</text:p>
          </table:table-cell>
          <table:table-cell office:value-type="float" office:value="30891.4845776113">
            <text:p>30891,4845776113</text:p>
          </table:table-cell>
          <table:table-cell office:value-type="float" office:value="162954">
            <text:p>162954</text:p>
          </table:table-cell>
          <table:table-cell table:formula="of:=[.Q164]/[.R164]" office:value-type="float" office:value="0.981794389273415">
            <text:p>0,9817943893</text:p>
          </table:table-cell>
          <table:table-cell table:formula="of:=[.Q164]/[.S164]" office:value-type="float" office:value="0.186120538523909">
            <text:p>0,1861205385</text:p>
          </table:table-cell>
          <table:table-cell table:formula="of:=([.B164]+[.C164])/2/[.D164]" office:value-type="float" office:value="-25">
            <text:p>-25</text:p>
          </table:table-cell>
          <table:table-cell table:number-columns-repeated="1002"/>
        </table:table-row>
        <table:table-row table:style-name="ro2">
          <table:table-cell table:style-name="ce1" office:value-type="float" office:value="124">
            <text:p>124</text:p>
          </table:table-cell>
          <table:table-cell office:value-type="float" office:value="-0.75">
            <text:p>-0,75</text:p>
          </table:table-cell>
          <table:table-cell office:value-type="float" office:value="0.3">
            <text:p>0,3</text:p>
          </table:table-cell>
          <table:table-cell office:value-type="float" office:value="0.006">
            <text:p>0,006</text:p>
          </table:table-cell>
          <table:table-cell office:value-type="float" office:value="0.193611259794693">
            <text:p>0,1936112598</text:p>
          </table:table-cell>
          <table:table-cell office:value-type="float" office:value="-86699.5801328487">
            <text:p>-86699,5801328487</text:p>
          </table:table-cell>
          <table:table-cell office:value-type="float" office:value="16857.2227912395">
            <text:p>16857,2227912395</text:p>
          </table:table-cell>
          <table:table-cell office:value-type="float" office:value="17483.7769385711">
            <text:p>17483,7769385711</text:p>
          </table:table-cell>
          <table:table-cell office:value-type="float" office:value="91676">
            <text:p>91676</text:p>
          </table:table-cell>
          <table:table-cell office:value-type="float" office:value="0.175751113364193">
            <text:p>0,1757511134</text:p>
          </table:table-cell>
          <table:table-cell office:value-type="float" office:value="-53414.8672064177">
            <text:p>-53414,8672064177</text:p>
          </table:table-cell>
          <table:table-cell office:value-type="float" office:value="12508.7171603475">
            <text:p>12508,7171603475</text:p>
          </table:table-cell>
          <table:table-cell office:value-type="float" office:value="12304.8211231265">
            <text:p>12304,8211231265</text:p>
          </table:table-cell>
          <table:table-cell office:value-type="float" office:value="60900">
            <text:p>60900</text:p>
          </table:table-cell>
          <table:table-cell office:value-type="float" office:value="0.186467201222493">
            <text:p>0,1864672012</text:p>
          </table:table-cell>
          <table:table-cell office:value-type="float" office:value="-140114.447339266">
            <text:p>-140114,447339266</text:p>
          </table:table-cell>
          <table:table-cell office:value-type="float" office:value="29365.9399515866">
            <text:p>29365,9399515866</text:p>
          </table:table-cell>
          <table:table-cell office:value-type="float" office:value="29788.5980616976">
            <text:p>29788,5980616976</text:p>
          </table:table-cell>
          <table:table-cell office:value-type="float" office:value="152576">
            <text:p>152576</text:p>
          </table:table-cell>
          <table:table-cell table:formula="of:=[.Q165]/[.R165]" office:value-type="float" office:value="0.985811413171053">
            <text:p>0,9858114132</text:p>
          </table:table-cell>
          <table:table-cell table:formula="of:=[.Q165]/[.S165]" office:value-type="float" office:value="0.192467622375646">
            <text:p>0,1924676224</text:p>
          </table:table-cell>
          <table:table-cell table:formula="of:=([.B165]+[.C165])/2/[.D165]" office:value-type="float" office:value="-37.5">
            <text:p>-37,5</text:p>
          </table:table-cell>
          <table:table-cell table:number-columns-repeated="1002"/>
        </table:table-row>
        <table:table-row table:style-name="ro2">
          <table:table-cell table:style-name="ce1" office:value-type="float" office:value="100">
            <text:p>100</text:p>
          </table:table-cell>
          <table:table-cell office:value-type="float" office:value="-0.9">
            <text:p>-0,9</text:p>
          </table:table-cell>
          <table:table-cell office:value-type="float" office:value="0.15">
            <text:p>0,15</text:p>
          </table:table-cell>
          <table:table-cell office:value-type="float" office:value="0.006">
            <text:p>0,006</text:p>
          </table:table-cell>
          <table:table-cell office:value-type="float" office:value="0.192701429557624">
            <text:p>0,1927014296</text:p>
          </table:table-cell>
          <table:table-cell office:value-type="float" office:value="-86473.7455435794">
            <text:p>-86473,7455435794</text:p>
          </table:table-cell>
          <table:table-cell office:value-type="float" office:value="17200.0528285519">
            <text:p>17200,0528285519</text:p>
          </table:table-cell>
          <table:table-cell office:value-type="float" office:value="16591.8167344037">
            <text:p>16591,8167344037</text:p>
          </table:table-cell>
          <table:table-cell office:value-type="float" office:value="88375">
            <text:p>88375</text:p>
          </table:table-cell>
          <table:table-cell office:value-type="float" office:value="0.17586816676988">
            <text:p>0,1758681668</text:p>
          </table:table-cell>
          <table:table-cell office:value-type="float" office:value="-53460.012272581">
            <text:p>-53460,012272581</text:p>
          </table:table-cell>
          <table:table-cell office:value-type="float" office:value="11670.0558670304">
            <text:p>11670,0558670304</text:p>
          </table:table-cell>
          <table:table-cell office:value-type="float" office:value="11641.1641610781">
            <text:p>11641,1641610781</text:p>
          </table:table-cell>
          <table:table-cell office:value-type="float" office:value="58527">
            <text:p>58527</text:p>
          </table:table-cell>
          <table:table-cell office:value-type="float" office:value="0.185968124442526">
            <text:p>0,1859681244</text:p>
          </table:table-cell>
          <table:table-cell office:value-type="float" office:value="-139933.757816162">
            <text:p>-139933,757816162</text:p>
          </table:table-cell>
          <table:table-cell office:value-type="float" office:value="28870.1086955821">
            <text:p>28870,1086955821</text:p>
          </table:table-cell>
          <table:table-cell office:value-type="float" office:value="28232.9808954823">
            <text:p>28232,9808954823</text:p>
          </table:table-cell>
          <table:table-cell office:value-type="float" office:value="146902">
            <text:p>146902</text:p>
          </table:table-cell>
          <table:table-cell table:formula="of:=[.Q166]/[.R166]" office:value-type="float" office:value="1.02256679174114">
            <text:p>1,0225667917</text:p>
          </table:table-cell>
          <table:table-cell table:formula="of:=[.Q166]/[.S166]" office:value-type="float" office:value="0.196526314792053">
            <text:p>0,1965263148</text:p>
          </table:table-cell>
          <table:table-cell table:formula="of:=([.B166]+[.C166])/2/[.D166]" office:value-type="float" office:value="-62.5">
            <text:p>-62,5</text:p>
          </table:table-cell>
          <table:table-cell table:number-columns-repeated="1002"/>
        </table:table-row>
        <table:table-row table:style-name="ro2">
          <table:table-cell table:number-columns-repeated="22"/>
          <table:table-cell/>
          <table:table-cell table:number-columns-repeated="1001"/>
        </table:table-row>
        <table:table-row table:style-name="ro2" table:number-rows-repeated="1048408">
          <table:table-cell table:number-columns-repeated="1024"/>
        </table:table-row>
        <table:table-row table:style-name="ro2">
          <table:table-cell table:number-columns-repeated="1024"/>
        </table:table-row>
      </table:table>
      <table:database-ranges>
        <table:database-range table:target-range-address="Sheet1.A1:Sheet1.U166">
          <table:sort>
            <table:sort-by table:field-number="2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mbria" svg:font-family="Cambria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number-style style:name="N8000" number:language="de" number:country="DE">
      <number:number number:min-integer-digits="1"/>
    </number:number-style>
    <number:number-style style:name="N8107P0" style:volatile="true" number:language="de" number:country="DE">
      <number:number number:decimal-places="0" number:min-integer-digits="1" number:grouping="true"/>
      <number:text> €</number:text>
    </number:number-style>
    <number:number-style style:name="N8107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de" number:country="DE">
      <number:number number:decimal-places="0" number:min-integer-digits="1" number:grouping="true"/>
      <number:text> €</number:text>
    </number:number-style>
    <number:number-style style:name="N8108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8P0"/>
    </number:number-style>
    <number:number-style style:name="N8110P0" style:volatile="true" number:language="de" number:country="DE">
      <number:number number:decimal-places="2" number:min-integer-digits="1" number:grouping="true"/>
      <number:text> €</number:text>
    </number:number-style>
    <number:number-style style:name="N8110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8110P0"/>
    </number:number-style>
    <number:number-style style:name="N8111P0" style:volatile="true" number:language="de" number:country="DE">
      <number:number number:decimal-places="2" number:min-integer-digits="1" number:grouping="true"/>
      <number:text> €</number:text>
    </number:number-style>
    <number:number-style style:name="N8111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11P0"/>
    </number:number-style>
    <number:date-style style:name="N8112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8113" number:language="de" number:country="DE">
      <number:day number:style="long"/>
      <number:text>. </number:text>
      <number:month number:textual="true"/>
    </number:date-style>
    <number:date-style style:name="N8114" number:language="de" number:country="DE">
      <number:month number:textual="true"/>
      <number:text> </number:text>
      <number:year/>
    </number:date-style>
    <number:time-style style:name="N8115" number:language="de" number:country="DE">
      <number:hours/>
      <number:text>:</number:text>
      <number:minutes number:style="long"/>
      <number:text> </number:text>
      <number:am-pm/>
    </number:time-style>
    <number:time-style style:name="N8116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7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8119P0" style:volatile="true" number:language="de" number:country="DE">
      <number:number number:decimal-places="0" number:min-integer-digits="1" number:grouping="true"/>
      <number:text>   </number:text>
    </number:number-style>
    <number:number-style style:name="N8119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de" number:country="DE">
      <number:number number:decimal-places="0" number:min-integer-digits="1" number:grouping="true"/>
      <number:text>   </number:text>
    </number:number-style>
    <number:number-style style:name="N8120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2P0" style:volatile="true" number:language="de" number:country="DE">
      <number:number number:decimal-places="2" number:min-integer-digits="1" number:grouping="true"/>
      <number:text>   </number:text>
    </number:number-style>
    <number:number-style style:name="N8122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3P0" style:volatile="true" number:language="de" number:country="DE">
      <number:number number:decimal-places="2" number:min-integer-digits="1" number:grouping="true"/>
      <number:text>   </number:text>
    </number:number-style>
    <number:number-style style:name="N8123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7P0" style:volatile="true" number:language="de" number:country="DE">
      <number:number number:decimal-places="0" number:min-integer-digits="1" number:grouping="true"/>
      <number:text>    </number:text>
    </number:number-style>
    <number:number-style style:name="N8127P1" style:volatile="true" number:language="de" number:country="DE">
      <number:text>-</number:text>
      <number:number number:decimal-places="0" number:min-integer-digits="1" number:grouping="true"/>
      <number:text>    </number:text>
    </number:number-style>
    <number:number-style style:name="N8127P2" style:volatile="true" number:language="de" number:country="DE">
      <number:text> -    </number:text>
    </number:number-style>
    <number:text-style style:name="N8127" number:language="de" number:country="DE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de" number:country="DE">
      <number:number number:decimal-places="0" number:min-integer-digits="1" number:grouping="true"/>
      <number:text> € </number:text>
    </number:number-style>
    <number:number-style style:name="N8131P1" style:volatile="true" number:language="de" number:country="DE">
      <number:text>-</number:text>
      <number:number number:decimal-places="0" number:min-integer-digits="1" number:grouping="true"/>
      <number:text> € </number:text>
    </number:number-style>
    <number:number-style style:name="N8131P2" style:volatile="true" number:language="de" number:country="DE">
      <number:text> - € </number:text>
    </number:number-style>
    <number:text-style style:name="N8131" number:language="de" number:country="DE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de" number:country="DE">
      <number:number number:decimal-places="2" number:min-integer-digits="1" number:grouping="true"/>
      <number:text>    </number:text>
    </number:number-style>
    <number:number-style style:name="N8135P1" style:volatile="true" number:language="de" number:country="DE">
      <number:text>-</number:text>
      <number:number number:decimal-places="2" number:min-integer-digits="1" number:grouping="true"/>
      <number:text>    </number:text>
    </number:number-style>
    <number:number-style style:name="N8135P2" style:volatile="true" number:language="de" number:country="DE">
      <number:text> -</number:text>
      <number:number number:decimal-places="0" number:min-integer-digits="0"/>
      <number:text>    </number:text>
    </number:number-style>
    <number:text-style style:name="N8135" number:language="de" number:country="DE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number-style style:name="N8139P0" style:volatile="true" number:language="de" number:country="DE">
      <number:number number:decimal-places="2" number:min-integer-digits="1" number:grouping="true"/>
      <number:text> € </number:text>
    </number:number-style>
    <number:number-style style:name="N8139P1" style:volatile="true" number:language="de" number:country="DE">
      <number:text>-</number:text>
      <number:number number:decimal-places="2" number:min-integer-digits="1" number:grouping="true"/>
      <number:text> € </number:text>
    </number:number-style>
    <number:number-style style:name="N8139P2" style:volatile="true" number:language="de" number:country="DE">
      <number:text> -</number:text>
      <number:number number:decimal-places="0" number:min-integer-digits="0"/>
      <number:text> € </number:text>
    </number:number-style>
    <number:text-style style:name="N8139" number:language="de" number:country="DE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time-style style:name="N8140" number:language="de" number:country="DE">
      <number:minutes number:style="long"/>
      <number:text>:</number:text>
      <number:seconds number:style="long"/>
    </number:time-style>
    <number:time-style style:name="N8141" number:language="de" number:country="DE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2" number:language="de" number:country="DE">
      <number:minutes number:style="long"/>
      <number:text>:</number:text>
      <number:seconds number:style="long" number:decimal-places="1"/>
    </number:time-style>
    <number:number-style style:name="N8143" number:language="de" number:country="DE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8-20">20.08.2021</text:date>, <text:time>13:17:5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8-20T13:17:50.41</dc:date>
    <meta:generator>OpenOffice/4.1.6$Win32 OpenOffice.org_project/416m1$Build-9790</meta:generator>
    <meta:editing-duration>PT8M22S</meta:editing-duration>
    <meta:editing-cycles>1</meta:editing-cycles>
    <meta:document-statistic meta:table-count="1" meta:cell-count="3650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8000" number:language="de" number:country="DE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80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800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.001cm" xlink:href=".." xlink:type="simple" chart:class="chart:scatter" chart:style-name="ch1">
        <chart:legend chart:legend-position="end" svg:x="13.975cm" svg:y="4.188cm" style:legend-expansion="high" chart:style-name="ch2"/>
        <chart:plot-area chart:style-name="ch3" table:cell-range-address="Sheet1.E2:Sheet1.E166 Sheet1.L2:Sheet1.L166" svg:x="0.77cm" svg:y="0.855cm" svg:width="12.565cm" svg:height="7.546cm">
          <chartooo:coordinate-region svg:x="1.947cm" svg:y="1.067cm" svg:width="10.964cm" svg:height="7.12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L2:Sheet1.L166" chart:class="chart:scatter">
            <chart:domain table:cell-range-address="Sheet1.E2:Sheet1.E166"/>
            <chart:data-point chart:repeated="16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E</text:p>
              </table:table-cell>
              <table:table-cell office:value-type="string">
                <text:p>Spalte 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21959237616671">
                <text:p>0.221959237616671</text:p>
                <draw:g>
                  <svg:desc>Sheet1.E2:Sheet1.E166</svg:desc>
                </draw:g>
              </table:table-cell>
              <table:table-cell office:value-type="float" office:value="-436.569149470354">
                <text:p>-436.569149470354</text:p>
                <draw:g>
                  <svg:desc>Sheet1.L2:Sheet1.L16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19382451851195">
                <text:p>0.219382451851195</text:p>
              </table:table-cell>
              <table:table-cell office:value-type="float" office:value="-465.144765149613">
                <text:p>-465.1447651496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30862329133746">
                <text:p>0.230862329133746</text:p>
              </table:table-cell>
              <table:table-cell office:value-type="float" office:value="845.504135027958">
                <text:p>845.50413502795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15081964975578">
                <text:p>0.215081964975578</text:p>
              </table:table-cell>
              <table:table-cell office:value-type="float" office:value="1238.18975643169">
                <text:p>1238.1897564316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15801735264527">
                <text:p>0.215801735264527</text:p>
              </table:table-cell>
              <table:table-cell office:value-type="float" office:value="1300.5204462942">
                <text:p>1300.520446294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23421886302933">
                <text:p>0.223421886302933</text:p>
              </table:table-cell>
              <table:table-cell office:value-type="float" office:value="1478.96628398496">
                <text:p>1478.9662839849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14195130975287">
                <text:p>0.214195130975287</text:p>
              </table:table-cell>
              <table:table-cell office:value-type="float" office:value="1588.07681905396">
                <text:p>1588.0768190539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13846315159066">
                <text:p>0.213846315159066</text:p>
              </table:table-cell>
              <table:table-cell office:value-type="float" office:value="1441.41661327665">
                <text:p>1441.4166132766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20946896430862">
                <text:p>0.220946896430862</text:p>
              </table:table-cell>
              <table:table-cell office:value-type="float" office:value="1971.06445075572">
                <text:p>1971.0644507557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10967151010722">
                <text:p>0.210967151010722</text:p>
              </table:table-cell>
              <table:table-cell office:value-type="float" office:value="1972.85567625345">
                <text:p>1972.8556762534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10810080208235">
                <text:p>0.210810080208235</text:p>
              </table:table-cell>
              <table:table-cell office:value-type="float" office:value="1611.82841863115">
                <text:p>1611.8284186311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10533961712094">
                <text:p>0.210533961712094</text:p>
              </table:table-cell>
              <table:table-cell office:value-type="float" office:value="2304.01019779348">
                <text:p>2304.0101977934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10008137502583">
                <text:p>0.210008137502583</text:p>
              </table:table-cell>
              <table:table-cell office:value-type="float" office:value="2677.49255518331">
                <text:p>2677.4925551833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12675213758471">
                <text:p>0.212675213758471</text:p>
              </table:table-cell>
              <table:table-cell office:value-type="float" office:value="3138.21773844018">
                <text:p>3138.2177384401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17247468021947">
                <text:p>0.217247468021947</text:p>
              </table:table-cell>
              <table:table-cell office:value-type="float" office:value="3173.21021424197">
                <text:p>3173.2102142419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08613761240669">
                <text:p>0.208613761240669</text:p>
              </table:table-cell>
              <table:table-cell office:value-type="float" office:value="2744.24998656397">
                <text:p>2744.2499865639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14318089478635">
                <text:p>0.214318089478635</text:p>
              </table:table-cell>
              <table:table-cell office:value-type="float" office:value="3108.42825476706">
                <text:p>3108.4282547670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209187498637994">
                <text:p>0.209187498637994</text:p>
              </table:table-cell>
              <table:table-cell office:value-type="float" office:value="3260.27217616867">
                <text:p>3260.2721761686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207711331776012">
                <text:p>0.207711331776012</text:p>
              </table:table-cell>
              <table:table-cell office:value-type="float" office:value="3101.26037467505">
                <text:p>3101.2603746750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07072808337349">
                <text:p>0.207072808337349</text:p>
              </table:table-cell>
              <table:table-cell office:value-type="float" office:value="2775.36945290195">
                <text:p>2775.3694529019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06420621134823">
                <text:p>0.206420621134823</text:p>
              </table:table-cell>
              <table:table-cell office:value-type="float" office:value="3161.5133741489">
                <text:p>3161.513374148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05903672046814">
                <text:p>0.205903672046814</text:p>
              </table:table-cell>
              <table:table-cell office:value-type="float" office:value="4031.52463390458">
                <text:p>4031.5246339045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06810998992941">
                <text:p>0.206810998992941</text:p>
              </table:table-cell>
              <table:table-cell office:value-type="float" office:value="3105.48174647074">
                <text:p>3105.4817464707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198950354294085">
                <text:p>0.198950354294085</text:p>
              </table:table-cell>
              <table:table-cell office:value-type="float" office:value="5917.181998974">
                <text:p>5917.18199897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199026897763817">
                <text:p>0.199026897763817</text:p>
              </table:table-cell>
              <table:table-cell office:value-type="float" office:value="5608.28648344842">
                <text:p>5608.2864834484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99655658379368">
                <text:p>0.199655658379368</text:p>
              </table:table-cell>
              <table:table-cell office:value-type="float" office:value="6011.71910609389">
                <text:p>6011.7191060938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07282382795053">
                <text:p>0.207282382795053</text:p>
              </table:table-cell>
              <table:table-cell office:value-type="float" office:value="4434.13235075262">
                <text:p>4434.1323507526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04057769244405">
                <text:p>0.204057769244405</text:p>
              </table:table-cell>
              <table:table-cell office:value-type="float" office:value="3840.73743011738">
                <text:p>3840.7374301173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05910370118462">
                <text:p>0.205910370118462</text:p>
              </table:table-cell>
              <table:table-cell office:value-type="float" office:value="3569.97654538737">
                <text:p>3569.9765453873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03927546523122">
                <text:p>0.203927546523122</text:p>
              </table:table-cell>
              <table:table-cell office:value-type="float" office:value="4607.26834355852">
                <text:p>4607.2683435585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211487431957536">
                <text:p>0.211487431957536</text:p>
              </table:table-cell>
              <table:table-cell office:value-type="float" office:value="4312.26388542431">
                <text:p>4312.2638854243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209074532670048">
                <text:p>0.209074532670048</text:p>
              </table:table-cell>
              <table:table-cell office:value-type="float" office:value="4510.53548431065">
                <text:p>4510.5354843106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199331345060785">
                <text:p>0.199331345060785</text:p>
              </table:table-cell>
              <table:table-cell office:value-type="float" office:value="6481.18971671416">
                <text:p>6481.1897167141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201168700451169">
                <text:p>0.201168700451169</text:p>
              </table:table-cell>
              <table:table-cell office:value-type="float" office:value="5241.68510882501">
                <text:p>5241.6851088250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197344844077046">
                <text:p>0.197344844077046</text:p>
              </table:table-cell>
              <table:table-cell office:value-type="float" office:value="6852.11036864024">
                <text:p>6852.1103686402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197162410347654">
                <text:p>0.197162410347654</text:p>
              </table:table-cell>
              <table:table-cell office:value-type="float" office:value="6710.75696459092">
                <text:p>6710.7569645909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196084581034803">
                <text:p>0.196084581034803</text:p>
              </table:table-cell>
              <table:table-cell office:value-type="float" office:value="6941.5147206395">
                <text:p>6941.514720639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204034755381329">
                <text:p>0.204034755381329</text:p>
              </table:table-cell>
              <table:table-cell office:value-type="float" office:value="3563.50577299949">
                <text:p>3563.5057729994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204428740750058">
                <text:p>0.204428740750058</text:p>
              </table:table-cell>
              <table:table-cell office:value-type="float" office:value="4132.54560122105">
                <text:p>4132.5456012210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197386317261057">
                <text:p>0.197386317261057</text:p>
              </table:table-cell>
              <table:table-cell office:value-type="float" office:value="5503.32225943472">
                <text:p>5503.3222594347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203789246469895">
                <text:p>0.203789246469895</text:p>
              </table:table-cell>
              <table:table-cell office:value-type="float" office:value="4037.38134281927">
                <text:p>4037.3813428192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205590136236192">
                <text:p>0.205590136236192</text:p>
              </table:table-cell>
              <table:table-cell office:value-type="float" office:value="4565.35500076168">
                <text:p>4565.3550007616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200563489121712">
                <text:p>0.200563489121712</text:p>
              </table:table-cell>
              <table:table-cell office:value-type="float" office:value="6053.39960733233">
                <text:p>6053.3996073323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197516971629872">
                <text:p>0.197516971629872</text:p>
              </table:table-cell>
              <table:table-cell office:value-type="float" office:value="5531.25908711345">
                <text:p>5531.2590871134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203790392787705">
                <text:p>0.203790392787705</text:p>
              </table:table-cell>
              <table:table-cell office:value-type="float" office:value="4160.48119996905">
                <text:p>4160.4811999690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195014618286813">
                <text:p>0.195014618286813</text:p>
              </table:table-cell>
              <table:table-cell office:value-type="float" office:value="7624.72818871403">
                <text:p>7624.7281887140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196103221881218">
                <text:p>0.196103221881218</text:p>
              </table:table-cell>
              <table:table-cell office:value-type="float" office:value="7672.72155618955">
                <text:p>7672.7215561895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203389809203203">
                <text:p>0.203389809203203</text:p>
              </table:table-cell>
              <table:table-cell office:value-type="float" office:value="3742.84324477471">
                <text:p>3742.8432447747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198168971793905">
                <text:p>0.198168971793905</text:p>
              </table:table-cell>
              <table:table-cell office:value-type="float" office:value="5739.20836873349">
                <text:p>5739.2083687334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198010271379498">
                <text:p>0.198010271379498</text:p>
              </table:table-cell>
              <table:table-cell office:value-type="float" office:value="5103.11408642127">
                <text:p>5103.1140864212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200127999539332">
                <text:p>0.200127999539332</text:p>
              </table:table-cell>
              <table:table-cell office:value-type="float" office:value="5055.19309759301">
                <text:p>5055.1930975930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197470792823082">
                <text:p>0.197470792823082</text:p>
              </table:table-cell>
              <table:table-cell office:value-type="float" office:value="6855.3015831589">
                <text:p>6855.301583158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196781991651082">
                <text:p>0.196781991651082</text:p>
              </table:table-cell>
              <table:table-cell office:value-type="float" office:value="7001.44803955349">
                <text:p>7001.4480395534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201465822292383">
                <text:p>0.201465822292383</text:p>
              </table:table-cell>
              <table:table-cell office:value-type="float" office:value="6147.1572524063">
                <text:p>6147.157252406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206816190639622">
                <text:p>0.206816190639622</text:p>
              </table:table-cell>
              <table:table-cell office:value-type="float" office:value="5299.51262161396">
                <text:p>5299.5126216139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197785238135452">
                <text:p>0.197785238135452</text:p>
              </table:table-cell>
              <table:table-cell office:value-type="float" office:value="6353.17798346589">
                <text:p>6353.1779834658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197210799811259">
                <text:p>0.197210799811259</text:p>
              </table:table-cell>
              <table:table-cell office:value-type="float" office:value="6530.86322865289">
                <text:p>6530.8632286528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204535830572527">
                <text:p>0.204535830572527</text:p>
              </table:table-cell>
              <table:table-cell office:value-type="float" office:value="5217.30864222352">
                <text:p>5217.3086422235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20319600381737">
                <text:p>0.20319600381737</text:p>
              </table:table-cell>
              <table:table-cell office:value-type="float" office:value="6010.05780524273">
                <text:p>6010.0578052427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194963950009421">
                <text:p>0.194963950009421</text:p>
              </table:table-cell>
              <table:table-cell office:value-type="float" office:value="6889.02028244012">
                <text:p>6889.0202824401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199522842028951">
                <text:p>0.199522842028951</text:p>
              </table:table-cell>
              <table:table-cell office:value-type="float" office:value="4869.62142724672">
                <text:p>4869.6214272467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199845050646113">
                <text:p>0.199845050646113</text:p>
              </table:table-cell>
              <table:table-cell office:value-type="float" office:value="5071.94913331395">
                <text:p>5071.9491333139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20527392177042">
                <text:p>0.20527392177042</text:p>
              </table:table-cell>
              <table:table-cell office:value-type="float" office:value="5645.94052626376">
                <text:p>5645.9405262637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194763983717412">
                <text:p>0.194763983717412</text:p>
              </table:table-cell>
              <table:table-cell office:value-type="float" office:value="7620.27570208515">
                <text:p>7620.2757020851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202388245641873">
                <text:p>0.202388245641873</text:p>
              </table:table-cell>
              <table:table-cell office:value-type="float" office:value="5093.56410183192">
                <text:p>5093.5641018319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195671178790325">
                <text:p>0.195671178790325</text:p>
              </table:table-cell>
              <table:table-cell office:value-type="float" office:value="7149.56395919134">
                <text:p>7149.5639591913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194263796638133">
                <text:p>0.194263796638133</text:p>
              </table:table-cell>
              <table:table-cell office:value-type="float" office:value="8171.97039080551">
                <text:p>8171.9703908055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198727799152515">
                <text:p>0.198727799152515</text:p>
              </table:table-cell>
              <table:table-cell office:value-type="float" office:value="6888.43358178887">
                <text:p>6888.4335817888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196775437792741">
                <text:p>0.196775437792741</text:p>
              </table:table-cell>
              <table:table-cell office:value-type="float" office:value="6012.0981802869">
                <text:p>6012.098180286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202332815755492">
                <text:p>0.202332815755492</text:p>
              </table:table-cell>
              <table:table-cell office:value-type="float" office:value="6386.45145533806">
                <text:p>6386.4514553380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194368832943439">
                <text:p>0.194368832943439</text:p>
              </table:table-cell>
              <table:table-cell office:value-type="float" office:value="8934.28727011712">
                <text:p>8934.2872701171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194813553536275">
                <text:p>0.194813553536275</text:p>
              </table:table-cell>
              <table:table-cell office:value-type="float" office:value="7730.24458415947">
                <text:p>7730.2445841594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204583849019309">
                <text:p>0.204583849019309</text:p>
              </table:table-cell>
              <table:table-cell office:value-type="float" office:value="6542.8804707105">
                <text:p>6542.880470710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196090887187884">
                <text:p>0.196090887187884</text:p>
              </table:table-cell>
              <table:table-cell office:value-type="float" office:value="9439.01543713631">
                <text:p>9439.0154371363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197085350517463">
                <text:p>0.197085350517463</text:p>
              </table:table-cell>
              <table:table-cell office:value-type="float" office:value="6981.34960344608">
                <text:p>6981.3496034460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201433757418165">
                <text:p>0.201433757418165</text:p>
              </table:table-cell>
              <table:table-cell office:value-type="float" office:value="5087.76918011981">
                <text:p>5087.7691801198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197326048118055">
                <text:p>0.197326048118055</text:p>
              </table:table-cell>
              <table:table-cell office:value-type="float" office:value="7085.55281259725">
                <text:p>7085.5528125972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202197628949884">
                <text:p>0.202197628949884</text:p>
              </table:table-cell>
              <table:table-cell office:value-type="float" office:value="5334.75504467264">
                <text:p>5334.7550446726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19380439028768">
                <text:p>0.19380439028768</text:p>
              </table:table-cell>
              <table:table-cell office:value-type="float" office:value="8146.33426237024">
                <text:p>8146.3342623702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201081271169678">
                <text:p>0.201081271169678</text:p>
              </table:table-cell>
              <table:table-cell office:value-type="float" office:value="5133.15417391721">
                <text:p>5133.1541739172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20287102074637">
                <text:p>0.20287102074637</text:p>
              </table:table-cell>
              <table:table-cell office:value-type="float" office:value="6304.51901523226">
                <text:p>6304.5190152322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198312250448716">
                <text:p>0.198312250448716</text:p>
              </table:table-cell>
              <table:table-cell office:value-type="float" office:value="7063.84424357888">
                <text:p>7063.8442435788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200779447578172">
                <text:p>0.200779447578172</text:p>
              </table:table-cell>
              <table:table-cell office:value-type="float" office:value="5202.92705230188">
                <text:p>5202.9270523018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199816662199851">
                <text:p>0.199816662199851</text:p>
              </table:table-cell>
              <table:table-cell office:value-type="float" office:value="6015.16239017298">
                <text:p>6015.1623901729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200240825852396">
                <text:p>0.200240825852396</text:p>
              </table:table-cell>
              <table:table-cell office:value-type="float" office:value="5431.07739224192">
                <text:p>5431.0773922419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200998006433156">
                <text:p>0.200998006433156</text:p>
              </table:table-cell>
              <table:table-cell office:value-type="float" office:value="5540.6689317033">
                <text:p>5540.668931703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196807754759152">
                <text:p>0.196807754759152</text:p>
              </table:table-cell>
              <table:table-cell office:value-type="float" office:value="6821.20241839364">
                <text:p>6821.2024183936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194316759553178">
                <text:p>0.194316759553178</text:p>
              </table:table-cell>
              <table:table-cell office:value-type="float" office:value="9531.23933092607">
                <text:p>9531.2393309260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195737209139995">
                <text:p>0.195737209139995</text:p>
              </table:table-cell>
              <table:table-cell office:value-type="float" office:value="7962.09830970177">
                <text:p>7962.0983097017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203795168357409">
                <text:p>0.203795168357409</text:p>
              </table:table-cell>
              <table:table-cell office:value-type="float" office:value="6135.81661049497">
                <text:p>6135.8166104949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196699468786583">
                <text:p>0.196699468786583</text:p>
              </table:table-cell>
              <table:table-cell office:value-type="float" office:value="7895.67494890665">
                <text:p>7895.6749489066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200627118794641">
                <text:p>0.200627118794641</text:p>
              </table:table-cell>
              <table:table-cell office:value-type="float" office:value="7082.55204108488">
                <text:p>7082.5520410848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19704205316819">
                <text:p>0.19704205316819</text:p>
              </table:table-cell>
              <table:table-cell office:value-type="float" office:value="6864.12551288794">
                <text:p>6864.1255128879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19838909771618">
                <text:p>0.19838909771618</text:p>
              </table:table-cell>
              <table:table-cell office:value-type="float" office:value="7962.95886314736">
                <text:p>7962.9588631473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19764823507859">
                <text:p>0.19764823507859</text:p>
              </table:table-cell>
              <table:table-cell office:value-type="float" office:value="6233.78060736888">
                <text:p>6233.7806073688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19741440160373">
                <text:p>0.19741440160373</text:p>
              </table:table-cell>
              <table:table-cell office:value-type="float" office:value="7701.90791822274">
                <text:p>7701.9079182227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201562611006736">
                <text:p>0.201562611006736</text:p>
              </table:table-cell>
              <table:table-cell office:value-type="float" office:value="5872.25912522253">
                <text:p>5872.2591252225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198145195363898">
                <text:p>0.198145195363898</text:p>
              </table:table-cell>
              <table:table-cell office:value-type="float" office:value="8091.00241262864">
                <text:p>8091.0024126286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193038139214708">
                <text:p>0.193038139214708</text:p>
              </table:table-cell>
              <table:table-cell office:value-type="float" office:value="8885.53689437588">
                <text:p>8885.5368943758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195816429619051">
                <text:p>0.195816429619051</text:p>
              </table:table-cell>
              <table:table-cell office:value-type="float" office:value="8601.29565789333">
                <text:p>8601.2956578933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198629284526947">
                <text:p>0.198629284526947</text:p>
              </table:table-cell>
              <table:table-cell office:value-type="float" office:value="8047.17103412506">
                <text:p>8047.1710341250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200329805643852">
                <text:p>0.200329805643852</text:p>
              </table:table-cell>
              <table:table-cell office:value-type="float" office:value="6559.09738320339">
                <text:p>6559.0973832033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19420156369467">
                <text:p>0.19420156369467</text:p>
              </table:table-cell>
              <table:table-cell office:value-type="float" office:value="10350.6732604745">
                <text:p>10350.673260474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1995807445563">
                <text:p>0.1995807445563</text:p>
              </table:table-cell>
              <table:table-cell office:value-type="float" office:value="5667.86667504562">
                <text:p>5667.8666750456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192857680003214">
                <text:p>0.192857680003214</text:p>
              </table:table-cell>
              <table:table-cell office:value-type="float" office:value="10476.276964645">
                <text:p>10476.27696464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19900897399979">
                <text:p>0.19900897399979</text:p>
              </table:table-cell>
              <table:table-cell office:value-type="float" office:value="6807.22913288407">
                <text:p>6807.2291328840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199011863442975">
                <text:p>0.199011863442975</text:p>
              </table:table-cell>
              <table:table-cell office:value-type="float" office:value="6265.5978504716">
                <text:p>6265.597850471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196448539052908">
                <text:p>0.196448539052908</text:p>
              </table:table-cell>
              <table:table-cell office:value-type="float" office:value="8157.64872446416">
                <text:p>8157.6487244641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196766064189792">
                <text:p>0.196766064189792</text:p>
              </table:table-cell>
              <table:table-cell office:value-type="float" office:value="7171.72816299521">
                <text:p>7171.7281629952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197390286001592">
                <text:p>0.197390286001592</text:p>
              </table:table-cell>
              <table:table-cell office:value-type="float" office:value="8393.64731704319">
                <text:p>8393.6473170431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194697735343638">
                <text:p>0.194697735343638</text:p>
              </table:table-cell>
              <table:table-cell office:value-type="float" office:value="8648.77698979247">
                <text:p>8648.7769897924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194715872686321">
                <text:p>0.194715872686321</text:p>
              </table:table-cell>
              <table:table-cell office:value-type="float" office:value="9231.46748598136">
                <text:p>9231.4674859813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198949085108293">
                <text:p>0.198949085108293</text:p>
              </table:table-cell>
              <table:table-cell office:value-type="float" office:value="6587.6671600733">
                <text:p>6587.667160073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19423476878908">
                <text:p>0.19423476878908</text:p>
              </table:table-cell>
              <table:table-cell office:value-type="float" office:value="8790.95132844795">
                <text:p>8790.9513284479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196589959309273">
                <text:p>0.196589959309273</text:p>
              </table:table-cell>
              <table:table-cell office:value-type="float" office:value="8170.92590134478">
                <text:p>8170.9259013447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19608749015111">
                <text:p>0.19608749015111</text:p>
              </table:table-cell>
              <table:table-cell office:value-type="float" office:value="8685.62950772547">
                <text:p>8685.6295077254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199312381057734">
                <text:p>0.199312381057734</text:p>
              </table:table-cell>
              <table:table-cell office:value-type="float" office:value="8502.50706522219">
                <text:p>8502.5070652221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195032336672007">
                <text:p>0.195032336672007</text:p>
              </table:table-cell>
              <table:table-cell office:value-type="float" office:value="8942.46778840724">
                <text:p>8942.4677884072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195823734515984">
                <text:p>0.195823734515984</text:p>
              </table:table-cell>
              <table:table-cell office:value-type="float" office:value="9446.41870904118">
                <text:p>9446.4187090411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203400524853063">
                <text:p>0.203400524853063</text:p>
              </table:table-cell>
              <table:table-cell office:value-type="float" office:value="7680.71877945926">
                <text:p>7680.7187794592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199339755892788">
                <text:p>0.199339755892788</text:p>
              </table:table-cell>
              <table:table-cell office:value-type="float" office:value="6621.39925700509">
                <text:p>6621.3992570050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193442595041471">
                <text:p>0.193442595041471</text:p>
              </table:table-cell>
              <table:table-cell office:value-type="float" office:value="10006.4649844021">
                <text:p>10006.464984402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196808443150726">
                <text:p>0.196808443150726</text:p>
              </table:table-cell>
              <table:table-cell office:value-type="float" office:value="10638.1762557291">
                <text:p>10638.176255729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193932477539004">
                <text:p>0.193932477539004</text:p>
              </table:table-cell>
              <table:table-cell office:value-type="float" office:value="9644.80783948567">
                <text:p>9644.8078394856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194235037047848">
                <text:p>0.194235037047848</text:p>
              </table:table-cell>
              <table:table-cell office:value-type="float" office:value="10613.4907233983">
                <text:p>10613.490723398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197350080158985">
                <text:p>0.197350080158985</text:p>
              </table:table-cell>
              <table:table-cell office:value-type="float" office:value="8880.92796053656">
                <text:p>8880.9279605365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193366323469467">
                <text:p>0.193366323469467</text:p>
              </table:table-cell>
              <table:table-cell office:value-type="float" office:value="9508.03810824898">
                <text:p>9508.0381082489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200547604876255">
                <text:p>0.200547604876255</text:p>
              </table:table-cell>
              <table:table-cell office:value-type="float" office:value="7252.85872212801">
                <text:p>7252.8587221280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196789108127931">
                <text:p>0.196789108127931</text:p>
              </table:table-cell>
              <table:table-cell office:value-type="float" office:value="7600.35231979665">
                <text:p>7600.3523197966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194050716577924">
                <text:p>0.194050716577924</text:p>
              </table:table-cell>
              <table:table-cell office:value-type="float" office:value="9913.93425014882">
                <text:p>9913.9342501488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19636191921546">
                <text:p>0.19636191921546</text:p>
              </table:table-cell>
              <table:table-cell office:value-type="float" office:value="10130.9072688817">
                <text:p>10130.907268881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198715511010205">
                <text:p>0.198715511010205</text:p>
              </table:table-cell>
              <table:table-cell office:value-type="float" office:value="10609.5044034713">
                <text:p>10609.504403471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194953330717009">
                <text:p>0.194953330717009</text:p>
              </table:table-cell>
              <table:table-cell office:value-type="float" office:value="9050.83779590981">
                <text:p>9050.8377959098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197539825818052">
                <text:p>0.197539825818052</text:p>
              </table:table-cell>
              <table:table-cell office:value-type="float" office:value="7688.72212048536">
                <text:p>7688.7221204853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203429695832514">
                <text:p>0.203429695832514</text:p>
              </table:table-cell>
              <table:table-cell office:value-type="float" office:value="7952.69966599534">
                <text:p>7952.6996659953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193366698024193">
                <text:p>0.193366698024193</text:p>
              </table:table-cell>
              <table:table-cell office:value-type="float" office:value="10204.6173364206">
                <text:p>10204.617336420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193336304718241">
                <text:p>0.193336304718241</text:p>
              </table:table-cell>
              <table:table-cell office:value-type="float" office:value="11165.1526060551">
                <text:p>11165.152606055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19341832333288">
                <text:p>0.19341832333288</text:p>
              </table:table-cell>
              <table:table-cell office:value-type="float" office:value="9920.51713355688">
                <text:p>9920.5171335568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194969422981641">
                <text:p>0.194969422981641</text:p>
              </table:table-cell>
              <table:table-cell office:value-type="float" office:value="11926.4308571828">
                <text:p>11926.430857182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194696753675441">
                <text:p>0.194696753675441</text:p>
              </table:table-cell>
              <table:table-cell office:value-type="float" office:value="10721.1015817134">
                <text:p>10721.101581713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19796848909119">
                <text:p>0.19796848909119</text:p>
              </table:table-cell>
              <table:table-cell office:value-type="float" office:value="7789.72751522991">
                <text:p>7789.7275152299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198446518817498">
                <text:p>0.198446518817498</text:p>
              </table:table-cell>
              <table:table-cell office:value-type="float" office:value="7682.31848487819">
                <text:p>7682.3184848781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198641202395751">
                <text:p>0.198641202395751</text:p>
              </table:table-cell>
              <table:table-cell office:value-type="float" office:value="7962.07571286871">
                <text:p>7962.0757128687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192787816711951">
                <text:p>0.192787816711951</text:p>
              </table:table-cell>
              <table:table-cell office:value-type="float" office:value="11106.4969641189">
                <text:p>11106.496964118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204110510398778">
                <text:p>0.204110510398778</text:p>
              </table:table-cell>
              <table:table-cell office:value-type="float" office:value="8308.27151262006">
                <text:p>8308.2715126200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201094587663605">
                <text:p>0.201094587663605</text:p>
              </table:table-cell>
              <table:table-cell office:value-type="float" office:value="8414.46631351743">
                <text:p>8414.4663135174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194974188998433">
                <text:p>0.194974188998433</text:p>
              </table:table-cell>
              <table:table-cell office:value-type="float" office:value="9722.69034268295">
                <text:p>9722.6903426829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194996145275559">
                <text:p>0.194996145275559</text:p>
              </table:table-cell>
              <table:table-cell office:value-type="float" office:value="9377.54618005372">
                <text:p>9377.5461800537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197097086834224">
                <text:p>0.197097086834224</text:p>
              </table:table-cell>
              <table:table-cell office:value-type="float" office:value="9957.02735390261">
                <text:p>9957.0273539026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199041064197479">
                <text:p>0.199041064197479</text:p>
              </table:table-cell>
              <table:table-cell office:value-type="float" office:value="8748.13933653255">
                <text:p>8748.1393365325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197161504081082">
                <text:p>0.197161504081082</text:p>
              </table:table-cell>
              <table:table-cell office:value-type="float" office:value="8301.2735612941">
                <text:p>8301.273561294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201075481553429">
                <text:p>0.201075481553429</text:p>
              </table:table-cell>
              <table:table-cell office:value-type="float" office:value="10130.5998512966">
                <text:p>10130.599851296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197261674070674">
                <text:p>0.197261674070674</text:p>
              </table:table-cell>
              <table:table-cell office:value-type="float" office:value="10820.5784260947">
                <text:p>10820.578426094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195438178470299">
                <text:p>0.195438178470299</text:p>
              </table:table-cell>
              <table:table-cell office:value-type="float" office:value="10200.8231444067">
                <text:p>10200.823144406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194405655154091">
                <text:p>0.194405655154091</text:p>
              </table:table-cell>
              <table:table-cell office:value-type="float" office:value="10694.4109012016">
                <text:p>10694.410901201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194313966239321">
                <text:p>0.194313966239321</text:p>
              </table:table-cell>
              <table:table-cell office:value-type="float" office:value="9828.63751876445">
                <text:p>9828.6375187644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196473266820542">
                <text:p>0.196473266820542</text:p>
              </table:table-cell>
              <table:table-cell office:value-type="float" office:value="12575.5934043849">
                <text:p>12575.593404384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198333919459615">
                <text:p>0.198333919459615</text:p>
              </table:table-cell>
              <table:table-cell office:value-type="float" office:value="11961.8371640141">
                <text:p>11961.837164014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19335920930595">
                <text:p>0.19335920930595</text:p>
              </table:table-cell>
              <table:table-cell office:value-type="float" office:value="10547.9151277089">
                <text:p>10547.915127708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1930075801687">
                <text:p>0.1930075801687</text:p>
              </table:table-cell>
              <table:table-cell office:value-type="float" office:value="11094.5033271449">
                <text:p>11094.503327144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192304620652561">
                <text:p>0.192304620652561</text:p>
              </table:table-cell>
              <table:table-cell office:value-type="float" office:value="11947.2543821062">
                <text:p>11947.254382106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194614264066895">
                <text:p>0.194614264066895</text:p>
              </table:table-cell>
              <table:table-cell office:value-type="float" office:value="12387.2610715423">
                <text:p>12387.261071542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193415641596727">
                <text:p>0.193415641596727</text:p>
              </table:table-cell>
              <table:table-cell office:value-type="float" office:value="12875.7830164645">
                <text:p>12875.783016464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193611259794693">
                <text:p>0.193611259794693</text:p>
              </table:table-cell>
              <table:table-cell office:value-type="float" office:value="12508.7171603475">
                <text:p>12508.717160347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192701429557624">
                <text:p>0.192701429557624</text:p>
              </table:table-cell>
              <table:table-cell office:value-type="float" office:value="11670.0558670304">
                <text:p>11670.055867030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6$Win32 OpenOffice.org_project/416m1$Build-979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8000" number:language="de" number:country="DE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80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800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8cm" svg:height="9cm" xlink:href=".." xlink:type="simple" chart:class="chart:scatter" chart:column-mapping="1 0" chart:style-name="ch1">
        <chart:legend chart:legend-position="end" svg:x="13.983cm" svg:y="4.188cm" style:legend-expansion="high" chart:style-name="ch2"/>
        <chart:plot-area chart:style-name="ch3" table:cell-range-address="Sheet1.V2:Sheet1.V166 Sheet1.L2:Sheet1.L166" svg:x="0.77cm" svg:y="0.855cm" svg:width="12.573cm" svg:height="7.545cm">
          <chartooo:coordinate-region svg:x="1.101cm" svg:y="1.067cm" svg:width="12.055cm" svg:height="7.12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L2:Sheet1.L166" chart:class="chart:scatter">
            <chart:domain table:cell-range-address="Sheet1.V2:Sheet1.V166"/>
            <chart:data-point chart:repeated="16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V</text:p>
              </table:table-cell>
              <table:table-cell office:value-type="string">
                <text:p>Spalte 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87.5">
                <text:p>-187.5</text:p>
                <draw:g>
                  <svg:desc>Sheet1.V2:Sheet1.V166</svg:desc>
                </draw:g>
              </table:table-cell>
              <table:table-cell office:value-type="float" office:value="-436.569149470354">
                <text:p>-436.569149470354</text:p>
                <draw:g>
                  <svg:desc>Sheet1.L2:Sheet1.L16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40.625">
                <text:p>-140.625</text:p>
              </table:table-cell>
              <table:table-cell office:value-type="float" office:value="-465.144765149613">
                <text:p>-465.1447651496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281.25">
                <text:p>-281.25</text:p>
              </table:table-cell>
              <table:table-cell office:value-type="float" office:value="845.504135027958">
                <text:p>845.50413502795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131.25">
                <text:p>-131.25</text:p>
              </table:table-cell>
              <table:table-cell office:value-type="float" office:value="1238.18975643169">
                <text:p>1238.1897564316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75">
                <text:p>-175</text:p>
              </table:table-cell>
              <table:table-cell office:value-type="float" office:value="1300.5204462942">
                <text:p>1300.520446294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262.5">
                <text:p>-262.5</text:p>
              </table:table-cell>
              <table:table-cell office:value-type="float" office:value="1478.96628398496">
                <text:p>1478.9662839849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121.875">
                <text:p>-121.875</text:p>
              </table:table-cell>
              <table:table-cell office:value-type="float" office:value="1588.07681905396">
                <text:p>1588.0768190539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162.5">
                <text:p>-162.5</text:p>
              </table:table-cell>
              <table:table-cell office:value-type="float" office:value="1441.41661327665">
                <text:p>1441.4166132766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243.75">
                <text:p>-243.75</text:p>
              </table:table-cell>
              <table:table-cell office:value-type="float" office:value="1971.06445075572">
                <text:p>1971.0644507557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121.875">
                <text:p>-121.875</text:p>
              </table:table-cell>
              <table:table-cell office:value-type="float" office:value="1972.85567625345">
                <text:p>1972.8556762534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162.5">
                <text:p>-162.5</text:p>
              </table:table-cell>
              <table:table-cell office:value-type="float" office:value="1611.82841863115">
                <text:p>1611.8284186311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103.125">
                <text:p>-103.125</text:p>
              </table:table-cell>
              <table:table-cell office:value-type="float" office:value="2304.01019779348">
                <text:p>2304.0101977934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112.5">
                <text:p>-112.5</text:p>
              </table:table-cell>
              <table:table-cell office:value-type="float" office:value="2677.49255518331">
                <text:p>2677.4925551833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206.25">
                <text:p>-206.25</text:p>
              </table:table-cell>
              <table:table-cell office:value-type="float" office:value="3138.21773844018">
                <text:p>3138.2177384401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243.75">
                <text:p>-243.75</text:p>
              </table:table-cell>
              <table:table-cell office:value-type="float" office:value="3173.21021424197">
                <text:p>3173.2102142419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137.5">
                <text:p>-137.5</text:p>
              </table:table-cell>
              <table:table-cell office:value-type="float" office:value="2744.24998656397">
                <text:p>2744.2499865639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225">
                <text:p>-225</text:p>
              </table:table-cell>
              <table:table-cell office:value-type="float" office:value="3108.42825476706">
                <text:p>3108.4282547670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150">
                <text:p>-150</text:p>
              </table:table-cell>
              <table:table-cell office:value-type="float" office:value="3260.27217616867">
                <text:p>3260.2721761686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84.375">
                <text:p>-84.375</text:p>
              </table:table-cell>
              <table:table-cell office:value-type="float" office:value="3101.26037467505">
                <text:p>3101.2603746750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112.5">
                <text:p>-112.5</text:p>
              </table:table-cell>
              <table:table-cell office:value-type="float" office:value="2775.36945290195">
                <text:p>2775.3694529019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103.125">
                <text:p>-103.125</text:p>
              </table:table-cell>
              <table:table-cell office:value-type="float" office:value="3161.5133741489">
                <text:p>3161.513374148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168.75">
                <text:p>-168.75</text:p>
              </table:table-cell>
              <table:table-cell office:value-type="float" office:value="4031.52463390458">
                <text:p>4031.5246339045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93.75">
                <text:p>-93.75</text:p>
              </table:table-cell>
              <table:table-cell office:value-type="float" office:value="3105.48174647074">
                <text:p>3105.4817464707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131.25">
                <text:p>-131.25</text:p>
              </table:table-cell>
              <table:table-cell office:value-type="float" office:value="5917.181998974">
                <text:p>5917.18199897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150">
                <text:p>-150</text:p>
              </table:table-cell>
              <table:table-cell office:value-type="float" office:value="5608.28648344842">
                <text:p>5608.2864834484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112.5">
                <text:p>-112.5</text:p>
              </table:table-cell>
              <table:table-cell office:value-type="float" office:value="6011.71910609389">
                <text:p>6011.7191060938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187.5">
                <text:p>-187.5</text:p>
              </table:table-cell>
              <table:table-cell office:value-type="float" office:value="4434.13235075262">
                <text:p>4434.1323507526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125">
                <text:p>-125</text:p>
              </table:table-cell>
              <table:table-cell office:value-type="float" office:value="3840.73743011738">
                <text:p>3840.7374301173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150">
                <text:p>-150</text:p>
              </table:table-cell>
              <table:table-cell office:value-type="float" office:value="3569.97654538737">
                <text:p>3569.9765453873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112.5">
                <text:p>-112.5</text:p>
              </table:table-cell>
              <table:table-cell office:value-type="float" office:value="4607.26834355852">
                <text:p>4607.2683435585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225">
                <text:p>-225</text:p>
              </table:table-cell>
              <table:table-cell office:value-type="float" office:value="4312.26388542431">
                <text:p>4312.2638854243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206.25">
                <text:p>-206.25</text:p>
              </table:table-cell>
              <table:table-cell office:value-type="float" office:value="4510.53548431065">
                <text:p>4510.5354843106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75">
                <text:p>-75</text:p>
              </table:table-cell>
              <table:table-cell office:value-type="float" office:value="6481.18971671416">
                <text:p>6481.1897167141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131.25">
                <text:p>-131.25</text:p>
              </table:table-cell>
              <table:table-cell office:value-type="float" office:value="5241.68510882501">
                <text:p>5241.6851088250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56.25">
                <text:p>-56.25</text:p>
              </table:table-cell>
              <table:table-cell office:value-type="float" office:value="6852.11036864024">
                <text:p>6852.1103686402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93.75">
                <text:p>-93.75</text:p>
              </table:table-cell>
              <table:table-cell office:value-type="float" office:value="6710.75696459092">
                <text:p>6710.7569645909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112.5">
                <text:p>-112.5</text:p>
              </table:table-cell>
              <table:table-cell office:value-type="float" office:value="6941.5147206395">
                <text:p>6941.514720639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75">
                <text:p>-75</text:p>
              </table:table-cell>
              <table:table-cell office:value-type="float" office:value="3563.50577299949">
                <text:p>3563.5057729994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137.5">
                <text:p>-137.5</text:p>
              </table:table-cell>
              <table:table-cell office:value-type="float" office:value="4132.54560122105">
                <text:p>4132.5456012210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56.25">
                <text:p>-56.25</text:p>
              </table:table-cell>
              <table:table-cell office:value-type="float" office:value="5503.32225943472">
                <text:p>5503.3222594347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103.125">
                <text:p>-103.125</text:p>
              </table:table-cell>
              <table:table-cell office:value-type="float" office:value="4037.38134281927">
                <text:p>4037.3813428192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65.625">
                <text:p>-65.625</text:p>
              </table:table-cell>
              <table:table-cell office:value-type="float" office:value="4565.35500076168">
                <text:p>4565.3550007616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168.75">
                <text:p>-168.75</text:p>
              </table:table-cell>
              <table:table-cell office:value-type="float" office:value="6053.39960733233">
                <text:p>6053.3996073323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65.625">
                <text:p>-65.625</text:p>
              </table:table-cell>
              <table:table-cell office:value-type="float" office:value="5531.25908711345">
                <text:p>5531.2590871134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84.375">
                <text:p>-84.375</text:p>
              </table:table-cell>
              <table:table-cell office:value-type="float" office:value="4160.48119996905">
                <text:p>4160.4811999690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75">
                <text:p>-75</text:p>
              </table:table-cell>
              <table:table-cell office:value-type="float" office:value="7624.72818871403">
                <text:p>7624.7281887140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37.5">
                <text:p>-37.5</text:p>
              </table:table-cell>
              <table:table-cell office:value-type="float" office:value="7672.72155618955">
                <text:p>7672.7215561895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93.75">
                <text:p>-93.75</text:p>
              </table:table-cell>
              <table:table-cell office:value-type="float" office:value="3742.84324477471">
                <text:p>3742.8432447747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93.7500000000001">
                <text:p>-93.7500000000001</text:p>
              </table:table-cell>
              <table:table-cell office:value-type="float" office:value="5739.20836873349">
                <text:p>5739.2083687334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75">
                <text:p>-75</text:p>
              </table:table-cell>
              <table:table-cell office:value-type="float" office:value="5103.11408642127">
                <text:p>5103.1140864212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87.5">
                <text:p>-87.5</text:p>
              </table:table-cell>
              <table:table-cell office:value-type="float" office:value="5055.19309759301">
                <text:p>5055.1930975930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37.5">
                <text:p>-37.5</text:p>
              </table:table-cell>
              <table:table-cell office:value-type="float" office:value="6855.3015831589">
                <text:p>6855.301583158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131.25">
                <text:p>-131.25</text:p>
              </table:table-cell>
              <table:table-cell office:value-type="float" office:value="7001.44803955349">
                <text:p>7001.4480395534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150">
                <text:p>-150</text:p>
              </table:table-cell>
              <table:table-cell office:value-type="float" office:value="6147.1572524063">
                <text:p>6147.157252406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206.25">
                <text:p>-206.25</text:p>
              </table:table-cell>
              <table:table-cell office:value-type="float" office:value="5299.51262161396">
                <text:p>5299.5126216139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56.2500000000002">
                <text:p>-56.2500000000002</text:p>
              </table:table-cell>
              <table:table-cell office:value-type="float" office:value="6353.17798346589">
                <text:p>6353.1779834658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46.875">
                <text:p>-46.875</text:p>
              </table:table-cell>
              <table:table-cell office:value-type="float" office:value="6530.86322865289">
                <text:p>6530.8632286528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46.8750000000001">
                <text:p>-46.8750000000001</text:p>
              </table:table-cell>
              <table:table-cell office:value-type="float" office:value="5217.30864222352">
                <text:p>5217.3086422235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187.5">
                <text:p>-187.5</text:p>
              </table:table-cell>
              <table:table-cell office:value-type="float" office:value="6010.05780524273">
                <text:p>6010.0578052427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75">
                <text:p>-75</text:p>
              </table:table-cell>
              <table:table-cell office:value-type="float" office:value="6889.02028244012">
                <text:p>6889.0202824401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84.375">
                <text:p>-84.375</text:p>
              </table:table-cell>
              <table:table-cell office:value-type="float" office:value="4869.62142724672">
                <text:p>4869.6214272467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100">
                <text:p>-100</text:p>
              </table:table-cell>
              <table:table-cell office:value-type="float" office:value="5071.94913331395">
                <text:p>5071.9491333139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28.1250000000001">
                <text:p>-28.1250000000001</text:p>
              </table:table-cell>
              <table:table-cell office:value-type="float" office:value="5645.94052626376">
                <text:p>5645.9405262637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87.5">
                <text:p>-87.5</text:p>
              </table:table-cell>
              <table:table-cell office:value-type="float" office:value="7620.27570208515">
                <text:p>7620.2757020851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56.25">
                <text:p>-56.25</text:p>
              </table:table-cell>
              <table:table-cell office:value-type="float" office:value="5093.56410183192">
                <text:p>5093.5641018319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100">
                <text:p>-100</text:p>
              </table:table-cell>
              <table:table-cell office:value-type="float" office:value="7149.56395919134">
                <text:p>7149.5639591913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93.75">
                <text:p>-93.75</text:p>
              </table:table-cell>
              <table:table-cell office:value-type="float" office:value="8171.97039080551">
                <text:p>8171.9703908055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62.5000000000001">
                <text:p>-62.5000000000001</text:p>
              </table:table-cell>
              <table:table-cell office:value-type="float" office:value="6888.43358178887">
                <text:p>6888.4335817888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56.25">
                <text:p>-56.25</text:p>
              </table:table-cell>
              <table:table-cell office:value-type="float" office:value="6012.0981802869">
                <text:p>6012.098180286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168.75">
                <text:p>-168.75</text:p>
              </table:table-cell>
              <table:table-cell office:value-type="float" office:value="6386.45145533806">
                <text:p>6386.4514553380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56.25">
                <text:p>-56.25</text:p>
              </table:table-cell>
              <table:table-cell office:value-type="float" office:value="8934.28727011712">
                <text:p>8934.2872701171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50">
                <text:p>-50</text:p>
              </table:table-cell>
              <table:table-cell office:value-type="float" office:value="7730.24458415947">
                <text:p>7730.2445841594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187.5">
                <text:p>-187.5</text:p>
              </table:table-cell>
              <table:table-cell office:value-type="float" office:value="6542.8804707105">
                <text:p>6542.880470710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18.75">
                <text:p>-18.75</text:p>
              </table:table-cell>
              <table:table-cell office:value-type="float" office:value="9439.01543713631">
                <text:p>9439.0154371363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28.125">
                <text:p>-28.125</text:p>
              </table:table-cell>
              <table:table-cell office:value-type="float" office:value="6981.34960344608">
                <text:p>6981.3496034460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65.625">
                <text:p>-65.625</text:p>
              </table:table-cell>
              <table:table-cell office:value-type="float" office:value="5087.76918011981">
                <text:p>5087.7691801198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112.5">
                <text:p>-112.5</text:p>
              </table:table-cell>
              <table:table-cell office:value-type="float" office:value="7085.55281259725">
                <text:p>7085.5528125972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137.5">
                <text:p>-137.5</text:p>
              </table:table-cell>
              <table:table-cell office:value-type="float" office:value="5334.75504467264">
                <text:p>5334.7550446726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62.5">
                <text:p>-62.5</text:p>
              </table:table-cell>
              <table:table-cell office:value-type="float" office:value="8146.33426237024">
                <text:p>8146.3342623702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93.75">
                <text:p>-93.75</text:p>
              </table:table-cell>
              <table:table-cell office:value-type="float" office:value="5133.15417391721">
                <text:p>5133.1541739172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37.5000000000001">
                <text:p>-37.5000000000001</text:p>
              </table:table-cell>
              <table:table-cell office:value-type="float" office:value="6304.51901523226">
                <text:p>6304.5190152322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37.5000000000001">
                <text:p>-37.5000000000001</text:p>
              </table:table-cell>
              <table:table-cell office:value-type="float" office:value="7063.84424357888">
                <text:p>7063.8442435788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75">
                <text:p>-75</text:p>
              </table:table-cell>
              <table:table-cell office:value-type="float" office:value="5202.92705230188">
                <text:p>5202.9270523018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112.5">
                <text:p>-112.5</text:p>
              </table:table-cell>
              <table:table-cell office:value-type="float" office:value="6015.16239017298">
                <text:p>6015.1623901729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125">
                <text:p>-125</text:p>
              </table:table-cell>
              <table:table-cell office:value-type="float" office:value="5431.07739224192">
                <text:p>5431.0773922419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84.375">
                <text:p>-84.375</text:p>
              </table:table-cell>
              <table:table-cell office:value-type="float" office:value="5540.6689317033">
                <text:p>5540.668931703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112.5">
                <text:p>-112.5</text:p>
              </table:table-cell>
              <table:table-cell office:value-type="float" office:value="6821.20241839364">
                <text:p>6821.2024183936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37.5">
                <text:p>-37.5</text:p>
              </table:table-cell>
              <table:table-cell office:value-type="float" office:value="9531.23933092607">
                <text:p>9531.2393309260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75.0000000000002">
                <text:p>-75.0000000000002</text:p>
              </table:table-cell>
              <table:table-cell office:value-type="float" office:value="7962.09830970177">
                <text:p>7962.0983097017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18.7500000000001">
                <text:p>-18.7500000000001</text:p>
              </table:table-cell>
              <table:table-cell office:value-type="float" office:value="6135.81661049497">
                <text:p>6135.8166104949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37.5">
                <text:p>-37.5</text:p>
              </table:table-cell>
              <table:table-cell office:value-type="float" office:value="7895.67494890665">
                <text:p>7895.6749489066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168.75">
                <text:p>-168.75</text:p>
              </table:table-cell>
              <table:table-cell office:value-type="float" office:value="7082.55204108488">
                <text:p>7082.5520410848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75">
                <text:p>-75</text:p>
              </table:table-cell>
              <table:table-cell office:value-type="float" office:value="6864.12551288794">
                <text:p>6864.1255128879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18.75">
                <text:p>-18.75</text:p>
              </table:table-cell>
              <table:table-cell office:value-type="float" office:value="7962.95886314736">
                <text:p>7962.9588631473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65.625">
                <text:p>-65.625</text:p>
              </table:table-cell>
              <table:table-cell office:value-type="float" office:value="6233.78060736888">
                <text:p>6233.7806073688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131.25">
                <text:p>-131.25</text:p>
              </table:table-cell>
              <table:table-cell office:value-type="float" office:value="7701.90791822274">
                <text:p>7701.9079182227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28.1250000000001">
                <text:p>-28.1250000000001</text:p>
              </table:table-cell>
              <table:table-cell office:value-type="float" office:value="5872.25912522253">
                <text:p>5872.2591252225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150">
                <text:p>-150</text:p>
              </table:table-cell>
              <table:table-cell office:value-type="float" office:value="8091.00241262864">
                <text:p>8091.0024126286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75">
                <text:p>-75</text:p>
              </table:table-cell>
              <table:table-cell office:value-type="float" office:value="8885.53689437588">
                <text:p>8885.5368943758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37.5000000000002">
                <text:p>-37.5000000000002</text:p>
              </table:table-cell>
              <table:table-cell office:value-type="float" office:value="8601.29565789333">
                <text:p>8601.2956578933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150">
                <text:p>-150</text:p>
              </table:table-cell>
              <table:table-cell office:value-type="float" office:value="8047.17103412506">
                <text:p>8047.1710341250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46.875">
                <text:p>-46.875</text:p>
              </table:table-cell>
              <table:table-cell office:value-type="float" office:value="6559.09738320339">
                <text:p>6559.0973832033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25">
                <text:p>-25</text:p>
              </table:table-cell>
              <table:table-cell office:value-type="float" office:value="10350.6732604745">
                <text:p>10350.673260474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56.25">
                <text:p>-56.25</text:p>
              </table:table-cell>
              <table:table-cell office:value-type="float" office:value="5667.86667504562">
                <text:p>5667.8666750456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50">
                <text:p>-50</text:p>
              </table:table-cell>
              <table:table-cell office:value-type="float" office:value="10476.276964645">
                <text:p>10476.27696464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125">
                <text:p>-125</text:p>
              </table:table-cell>
              <table:table-cell office:value-type="float" office:value="6807.22913288407">
                <text:p>6807.2291328840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65.625">
                <text:p>-65.625</text:p>
              </table:table-cell>
              <table:table-cell office:value-type="float" office:value="6265.5978504716">
                <text:p>6265.597850471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50.0000000000001">
                <text:p>-50.0000000000001</text:p>
              </table:table-cell>
              <table:table-cell office:value-type="float" office:value="8157.64872446416">
                <text:p>8157.6487244641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46.875">
                <text:p>-46.875</text:p>
              </table:table-cell>
              <table:table-cell office:value-type="float" office:value="7171.72816299521">
                <text:p>7171.7281629952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25.0000000000002">
                <text:p>-25.0000000000002</text:p>
              </table:table-cell>
              <table:table-cell office:value-type="float" office:value="8393.64731704319">
                <text:p>8393.6473170431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93.7500000000001">
                <text:p>-93.7500000000001</text:p>
              </table:table-cell>
              <table:table-cell office:value-type="float" office:value="8648.77698979247">
                <text:p>8648.7769897924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112.5">
                <text:p>-112.5</text:p>
              </table:table-cell>
              <table:table-cell office:value-type="float" office:value="9231.46748598136">
                <text:p>9231.4674859813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75">
                <text:p>-75</text:p>
              </table:table-cell>
              <table:table-cell office:value-type="float" office:value="6587.6671600733">
                <text:p>6587.667160073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56.2500000000001">
                <text:p>-56.2500000000001</text:p>
              </table:table-cell>
              <table:table-cell office:value-type="float" office:value="8790.95132844795">
                <text:p>8790.9513284479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87.5">
                <text:p>-87.5</text:p>
              </table:table-cell>
              <table:table-cell office:value-type="float" office:value="8170.92590134478">
                <text:p>8170.9259013447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131.25">
                <text:p>-131.25</text:p>
              </table:table-cell>
              <table:table-cell office:value-type="float" office:value="8685.62950772547">
                <text:p>8685.6295077254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9.375">
                <text:p>-9.375</text:p>
              </table:table-cell>
              <table:table-cell office:value-type="float" office:value="8502.50706522219">
                <text:p>8502.5070652221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112.5">
                <text:p>-112.5</text:p>
              </table:table-cell>
              <table:table-cell office:value-type="float" office:value="8942.46778840724">
                <text:p>8942.4677884072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18.7500000000002">
                <text:p>-18.7500000000002</text:p>
              </table:table-cell>
              <table:table-cell office:value-type="float" office:value="9446.41870904118">
                <text:p>9446.4187090411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9.37500000000012">
                <text:p>-9.37500000000012</text:p>
              </table:table-cell>
              <table:table-cell office:value-type="float" office:value="7680.71877945926">
                <text:p>7680.7187794592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37.5">
                <text:p>-37.5</text:p>
              </table:table-cell>
              <table:table-cell office:value-type="float" office:value="6621.39925700509">
                <text:p>6621.3992570050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75.0000000000001">
                <text:p>-75.0000000000001</text:p>
              </table:table-cell>
              <table:table-cell office:value-type="float" office:value="10006.4649844021">
                <text:p>10006.464984402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">
                <text:p>0</text:p>
              </table:table-cell>
              <table:table-cell office:value-type="float" office:value="10638.1762557291">
                <text:p>10638.176255729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87.5">
                <text:p>-87.5</text:p>
              </table:table-cell>
              <table:table-cell office:value-type="float" office:value="9644.80783948567">
                <text:p>9644.8078394856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37.5">
                <text:p>-37.5</text:p>
              </table:table-cell>
              <table:table-cell office:value-type="float" office:value="10613.4907233983">
                <text:p>10613.490723398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28.125">
                <text:p>-28.125</text:p>
              </table:table-cell>
              <table:table-cell office:value-type="float" office:value="8880.92796053656">
                <text:p>8880.9279605365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75">
                <text:p>-75</text:p>
              </table:table-cell>
              <table:table-cell office:value-type="float" office:value="9508.03810824898">
                <text:p>9508.0381082489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18.7500000000001">
                <text:p>-18.7500000000001</text:p>
              </table:table-cell>
              <table:table-cell office:value-type="float" office:value="7252.85872212801">
                <text:p>7252.8587221280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100">
                <text:p>-100</text:p>
              </table:table-cell>
              <table:table-cell office:value-type="float" office:value="7600.35231979665">
                <text:p>7600.3523197966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37.5000000000003">
                <text:p>-37.5000000000003</text:p>
              </table:table-cell>
              <table:table-cell office:value-type="float" office:value="9913.93425014882">
                <text:p>9913.9342501488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0.00000000000024980018054066">
                <text:p>-0.00000000000024980018054066</text:p>
              </table:table-cell>
              <table:table-cell office:value-type="float" office:value="10130.9072688817">
                <text:p>10130.907268881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8.7499999999999">
                <text:p>18.7499999999999</text:p>
              </table:table-cell>
              <table:table-cell office:value-type="float" office:value="10609.5044034713">
                <text:p>10609.504403471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62.5">
                <text:p>-62.5</text:p>
              </table:table-cell>
              <table:table-cell office:value-type="float" office:value="9050.83779590981">
                <text:p>9050.8377959098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112.5">
                <text:p>-112.5</text:p>
              </table:table-cell>
              <table:table-cell office:value-type="float" office:value="7688.72212048536">
                <text:p>7688.7221204853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0.00000000000012490009027033">
                <text:p>-0.00000000000012490009027033</text:p>
              </table:table-cell>
              <table:table-cell office:value-type="float" office:value="7952.69966599534">
                <text:p>7952.6996659953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56.25">
                <text:p>-56.25</text:p>
              </table:table-cell>
              <table:table-cell office:value-type="float" office:value="10204.6173364206">
                <text:p>10204.617336420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-37.5">
                <text:p>-37.5</text:p>
              </table:table-cell>
              <table:table-cell office:value-type="float" office:value="11165.1526060551">
                <text:p>11165.152606055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93.75">
                <text:p>-93.75</text:p>
              </table:table-cell>
              <table:table-cell office:value-type="float" office:value="9920.51713355688">
                <text:p>9920.5171335568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-12.5">
                <text:p>-12.5</text:p>
              </table:table-cell>
              <table:table-cell office:value-type="float" office:value="11926.4308571828">
                <text:p>11926.430857182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18.7500000000001">
                <text:p>-18.7500000000001</text:p>
              </table:table-cell>
              <table:table-cell office:value-type="float" office:value="10721.1015817134">
                <text:p>10721.101581713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56.25">
                <text:p>-56.25</text:p>
              </table:table-cell>
              <table:table-cell office:value-type="float" office:value="7789.72751522991">
                <text:p>7789.7275152299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46.875">
                <text:p>-46.875</text:p>
              </table:table-cell>
              <table:table-cell office:value-type="float" office:value="7682.31848487819">
                <text:p>7682.3184848781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28.125">
                <text:p>-28.125</text:p>
              </table:table-cell>
              <table:table-cell office:value-type="float" office:value="7962.07571286871">
                <text:p>7962.0757128687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62.5">
                <text:p>-62.5</text:p>
              </table:table-cell>
              <table:table-cell office:value-type="float" office:value="11106.4969641189">
                <text:p>11106.496964118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9.37499999999994">
                <text:p>9.37499999999994</text:p>
              </table:table-cell>
              <table:table-cell office:value-type="float" office:value="8308.27151262006">
                <text:p>8308.2715126200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9.37500000000007">
                <text:p>-9.37500000000007</text:p>
              </table:table-cell>
              <table:table-cell office:value-type="float" office:value="8414.46631351743">
                <text:p>8414.4663135174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37.5000000000001">
                <text:p>-37.5000000000001</text:p>
              </table:table-cell>
              <table:table-cell office:value-type="float" office:value="9722.69034268295">
                <text:p>9722.6903426829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75">
                <text:p>-75</text:p>
              </table:table-cell>
              <table:table-cell office:value-type="float" office:value="9377.54618005372">
                <text:p>9377.5461800537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12.5000000000002">
                <text:p>-12.5000000000002</text:p>
              </table:table-cell>
              <table:table-cell office:value-type="float" office:value="9957.02735390261">
                <text:p>9957.0273539026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18.75">
                <text:p>-18.75</text:p>
              </table:table-cell>
              <table:table-cell office:value-type="float" office:value="8748.13933653255">
                <text:p>8748.1393365325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37.5000000000001">
                <text:p>-37.5000000000001</text:p>
              </table:table-cell>
              <table:table-cell office:value-type="float" office:value="8301.2735612941">
                <text:p>8301.273561294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">
                <text:p>0</text:p>
              </table:table-cell>
              <table:table-cell office:value-type="float" office:value="10130.5998512966">
                <text:p>10130.599851296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-0.000000000000166533453693773">
                <text:p>-0.000000000000166533453693773</text:p>
              </table:table-cell>
              <table:table-cell office:value-type="float" office:value="10820.5784260947">
                <text:p>10820.578426094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100">
                <text:p>-100</text:p>
              </table:table-cell>
              <table:table-cell office:value-type="float" office:value="10200.8231444067">
                <text:p>10200.823144406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25.0000000000002">
                <text:p>-25.0000000000002</text:p>
              </table:table-cell>
              <table:table-cell office:value-type="float" office:value="10694.4109012016">
                <text:p>10694.410901201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87.5">
                <text:p>-87.5</text:p>
              </table:table-cell>
              <table:table-cell office:value-type="float" office:value="9828.63751876445">
                <text:p>9828.6375187644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">
                <text:p>0</text:p>
              </table:table-cell>
              <table:table-cell office:value-type="float" office:value="12575.5934043849">
                <text:p>12575.593404384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2.4999999999999">
                <text:p>12.4999999999999</text:p>
              </table:table-cell>
              <table:table-cell office:value-type="float" office:value="11961.8371640141">
                <text:p>11961.837164014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50">
                <text:p>-50</text:p>
              </table:table-cell>
              <table:table-cell office:value-type="float" office:value="10547.9151277089">
                <text:p>10547.915127708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-75">
                <text:p>-75</text:p>
              </table:table-cell>
              <table:table-cell office:value-type="float" office:value="11094.5033271449">
                <text:p>11094.503327144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50.0000000000001">
                <text:p>-50.0000000000001</text:p>
              </table:table-cell>
              <table:table-cell office:value-type="float" office:value="11947.2543821062">
                <text:p>11947.254382106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-12.5000000000001">
                <text:p>-12.5000000000001</text:p>
              </table:table-cell>
              <table:table-cell office:value-type="float" office:value="12387.2610715423">
                <text:p>12387.261071542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-25">
                <text:p>-25</text:p>
              </table:table-cell>
              <table:table-cell office:value-type="float" office:value="12875.7830164645">
                <text:p>12875.783016464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-37.5">
                <text:p>-37.5</text:p>
              </table:table-cell>
              <table:table-cell office:value-type="float" office:value="12508.7171603475">
                <text:p>12508.717160347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-62.5">
                <text:p>-62.5</text:p>
              </table:table-cell>
              <table:table-cell office:value-type="float" office:value="11670.0558670304">
                <text:p>11670.055867030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6$Win32 OpenOffice.org_project/416m1$Build-979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8000" number:language="de" number:country="DE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80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8000">
      <style:chart-properties chart:display-label="true" chart:logarithmic="false" chart:minimum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800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87cm" svg:height="44.169cm" xlink:href=".." xlink:type="simple" chart:class="chart:scatter" chart:style-name="ch1">
        <chart:legend chart:legend-position="end" svg:x="13.909cm" svg:y="21.772cm" style:legend-expansion="high" chart:style-name="ch2"/>
        <chart:plot-area chart:style-name="ch3" table:cell-range-address="Sheet1.V2:Sheet1.V166 Sheet1.W167:Sheet1.W167 Sheet1.E2:Sheet1.E166" chart:data-source-has-labels="row" svg:x="0.769cm" svg:y="3.667cm" svg:width="12.502cm" svg:height="39.199cm">
          <chartooo:coordinate-region svg:x="1.1cm" svg:y="3.879cm" svg:width="11.984cm" svg:height="38.31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E2:Sheet1.E166" chart:label-cell-address="Sheet1.W167:Sheet1.W167" chart:class="chart:scatter">
            <chart:domain table:cell-range-address="Sheet1.V2:Sheet1.V166"/>
            <chart:data-point chart:repeated="16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V</text:p>
              </table:table-cell>
              <table:table-cell office:value-type="string">
                <text:p/>
                <draw:g>
                  <svg:desc>Sheet1.W167:Sheet1.W16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87.5">
                <text:p>-187.5</text:p>
                <draw:g>
                  <svg:desc>Sheet1.V2:Sheet1.V166</svg:desc>
                </draw:g>
              </table:table-cell>
              <table:table-cell office:value-type="float" office:value="0.221959237616671">
                <text:p>0.221959237616671</text:p>
                <draw:g>
                  <svg:desc>Sheet1.E2:Sheet1.E16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40.625">
                <text:p>-140.625</text:p>
              </table:table-cell>
              <table:table-cell office:value-type="float" office:value="0.219382451851195">
                <text:p>0.21938245185119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281.25">
                <text:p>-281.25</text:p>
              </table:table-cell>
              <table:table-cell office:value-type="float" office:value="0.230862329133746">
                <text:p>0.23086232913374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131.25">
                <text:p>-131.25</text:p>
              </table:table-cell>
              <table:table-cell office:value-type="float" office:value="0.215081964975578">
                <text:p>0.21508196497557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75">
                <text:p>-175</text:p>
              </table:table-cell>
              <table:table-cell office:value-type="float" office:value="0.215801735264527">
                <text:p>0.21580173526452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262.5">
                <text:p>-262.5</text:p>
              </table:table-cell>
              <table:table-cell office:value-type="float" office:value="0.223421886302933">
                <text:p>0.2234218863029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121.875">
                <text:p>-121.875</text:p>
              </table:table-cell>
              <table:table-cell office:value-type="float" office:value="0.214195130975287">
                <text:p>0.21419513097528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162.5">
                <text:p>-162.5</text:p>
              </table:table-cell>
              <table:table-cell office:value-type="float" office:value="0.213846315159066">
                <text:p>0.21384631515906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243.75">
                <text:p>-243.75</text:p>
              </table:table-cell>
              <table:table-cell office:value-type="float" office:value="0.220946896430862">
                <text:p>0.22094689643086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121.875">
                <text:p>-121.875</text:p>
              </table:table-cell>
              <table:table-cell office:value-type="float" office:value="0.210967151010722">
                <text:p>0.21096715101072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162.5">
                <text:p>-162.5</text:p>
              </table:table-cell>
              <table:table-cell office:value-type="float" office:value="0.210810080208235">
                <text:p>0.21081008020823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103.125">
                <text:p>-103.125</text:p>
              </table:table-cell>
              <table:table-cell office:value-type="float" office:value="0.210533961712094">
                <text:p>0.21053396171209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112.5">
                <text:p>-112.5</text:p>
              </table:table-cell>
              <table:table-cell office:value-type="float" office:value="0.210008137502583">
                <text:p>0.21000813750258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206.25">
                <text:p>-206.25</text:p>
              </table:table-cell>
              <table:table-cell office:value-type="float" office:value="0.212675213758471">
                <text:p>0.21267521375847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243.75">
                <text:p>-243.75</text:p>
              </table:table-cell>
              <table:table-cell office:value-type="float" office:value="0.217247468021947">
                <text:p>0.21724746802194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137.5">
                <text:p>-137.5</text:p>
              </table:table-cell>
              <table:table-cell office:value-type="float" office:value="0.208613761240669">
                <text:p>0.20861376124066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225">
                <text:p>-225</text:p>
              </table:table-cell>
              <table:table-cell office:value-type="float" office:value="0.214318089478635">
                <text:p>0.21431808947863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150">
                <text:p>-150</text:p>
              </table:table-cell>
              <table:table-cell office:value-type="float" office:value="0.209187498637994">
                <text:p>0.20918749863799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84.375">
                <text:p>-84.375</text:p>
              </table:table-cell>
              <table:table-cell office:value-type="float" office:value="0.207711331776012">
                <text:p>0.20771133177601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112.5">
                <text:p>-112.5</text:p>
              </table:table-cell>
              <table:table-cell office:value-type="float" office:value="0.207072808337349">
                <text:p>0.20707280833734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103.125">
                <text:p>-103.125</text:p>
              </table:table-cell>
              <table:table-cell office:value-type="float" office:value="0.206420621134823">
                <text:p>0.20642062113482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168.75">
                <text:p>-168.75</text:p>
              </table:table-cell>
              <table:table-cell office:value-type="float" office:value="0.205903672046814">
                <text:p>0.20590367204681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93.75">
                <text:p>-93.75</text:p>
              </table:table-cell>
              <table:table-cell office:value-type="float" office:value="0.206810998992941">
                <text:p>0.20681099899294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131.25">
                <text:p>-131.25</text:p>
              </table:table-cell>
              <table:table-cell office:value-type="float" office:value="0.198950354294085">
                <text:p>0.19895035429408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150">
                <text:p>-150</text:p>
              </table:table-cell>
              <table:table-cell office:value-type="float" office:value="0.199026897763817">
                <text:p>0.19902689776381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112.5">
                <text:p>-112.5</text:p>
              </table:table-cell>
              <table:table-cell office:value-type="float" office:value="0.199655658379368">
                <text:p>0.19965565837936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187.5">
                <text:p>-187.5</text:p>
              </table:table-cell>
              <table:table-cell office:value-type="float" office:value="0.207282382795053">
                <text:p>0.20728238279505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125">
                <text:p>-125</text:p>
              </table:table-cell>
              <table:table-cell office:value-type="float" office:value="0.204057769244405">
                <text:p>0.20405776924440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150">
                <text:p>-150</text:p>
              </table:table-cell>
              <table:table-cell office:value-type="float" office:value="0.205910370118462">
                <text:p>0.20591037011846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112.5">
                <text:p>-112.5</text:p>
              </table:table-cell>
              <table:table-cell office:value-type="float" office:value="0.203927546523122">
                <text:p>0.20392754652312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225">
                <text:p>-225</text:p>
              </table:table-cell>
              <table:table-cell office:value-type="float" office:value="0.211487431957536">
                <text:p>0.21148743195753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206.25">
                <text:p>-206.25</text:p>
              </table:table-cell>
              <table:table-cell office:value-type="float" office:value="0.209074532670048">
                <text:p>0.20907453267004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75">
                <text:p>-75</text:p>
              </table:table-cell>
              <table:table-cell office:value-type="float" office:value="0.199331345060785">
                <text:p>0.19933134506078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131.25">
                <text:p>-131.25</text:p>
              </table:table-cell>
              <table:table-cell office:value-type="float" office:value="0.201168700451169">
                <text:p>0.20116870045116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56.25">
                <text:p>-56.25</text:p>
              </table:table-cell>
              <table:table-cell office:value-type="float" office:value="0.197344844077046">
                <text:p>0.19734484407704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93.75">
                <text:p>-93.75</text:p>
              </table:table-cell>
              <table:table-cell office:value-type="float" office:value="0.197162410347654">
                <text:p>0.19716241034765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112.5">
                <text:p>-112.5</text:p>
              </table:table-cell>
              <table:table-cell office:value-type="float" office:value="0.196084581034803">
                <text:p>0.19608458103480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75">
                <text:p>-75</text:p>
              </table:table-cell>
              <table:table-cell office:value-type="float" office:value="0.204034755381329">
                <text:p>0.20403475538132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137.5">
                <text:p>-137.5</text:p>
              </table:table-cell>
              <table:table-cell office:value-type="float" office:value="0.204428740750058">
                <text:p>0.20442874075005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56.25">
                <text:p>-56.25</text:p>
              </table:table-cell>
              <table:table-cell office:value-type="float" office:value="0.197386317261057">
                <text:p>0.19738631726105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103.125">
                <text:p>-103.125</text:p>
              </table:table-cell>
              <table:table-cell office:value-type="float" office:value="0.203789246469895">
                <text:p>0.20378924646989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65.625">
                <text:p>-65.625</text:p>
              </table:table-cell>
              <table:table-cell office:value-type="float" office:value="0.205590136236192">
                <text:p>0.20559013623619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168.75">
                <text:p>-168.75</text:p>
              </table:table-cell>
              <table:table-cell office:value-type="float" office:value="0.200563489121712">
                <text:p>0.20056348912171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65.625">
                <text:p>-65.625</text:p>
              </table:table-cell>
              <table:table-cell office:value-type="float" office:value="0.197516971629872">
                <text:p>0.19751697162987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84.375">
                <text:p>-84.375</text:p>
              </table:table-cell>
              <table:table-cell office:value-type="float" office:value="0.203790392787705">
                <text:p>0.20379039278770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75">
                <text:p>-75</text:p>
              </table:table-cell>
              <table:table-cell office:value-type="float" office:value="0.195014618286813">
                <text:p>0.19501461828681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37.5">
                <text:p>-37.5</text:p>
              </table:table-cell>
              <table:table-cell office:value-type="float" office:value="0.196103221881218">
                <text:p>0.19610322188121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93.75">
                <text:p>-93.75</text:p>
              </table:table-cell>
              <table:table-cell office:value-type="float" office:value="0.203389809203203">
                <text:p>0.20338980920320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93.7500000000001">
                <text:p>-93.7500000000001</text:p>
              </table:table-cell>
              <table:table-cell office:value-type="float" office:value="0.198168971793905">
                <text:p>0.19816897179390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75">
                <text:p>-75</text:p>
              </table:table-cell>
              <table:table-cell office:value-type="float" office:value="0.198010271379498">
                <text:p>0.19801027137949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87.5">
                <text:p>-87.5</text:p>
              </table:table-cell>
              <table:table-cell office:value-type="float" office:value="0.200127999539332">
                <text:p>0.20012799953933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37.5">
                <text:p>-37.5</text:p>
              </table:table-cell>
              <table:table-cell office:value-type="float" office:value="0.197470792823082">
                <text:p>0.19747079282308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131.25">
                <text:p>-131.25</text:p>
              </table:table-cell>
              <table:table-cell office:value-type="float" office:value="0.196781991651082">
                <text:p>0.19678199165108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150">
                <text:p>-150</text:p>
              </table:table-cell>
              <table:table-cell office:value-type="float" office:value="0.201465822292383">
                <text:p>0.20146582229238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206.25">
                <text:p>-206.25</text:p>
              </table:table-cell>
              <table:table-cell office:value-type="float" office:value="0.206816190639622">
                <text:p>0.20681619063962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56.2500000000002">
                <text:p>-56.2500000000002</text:p>
              </table:table-cell>
              <table:table-cell office:value-type="float" office:value="0.197785238135452">
                <text:p>0.19778523813545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46.875">
                <text:p>-46.875</text:p>
              </table:table-cell>
              <table:table-cell office:value-type="float" office:value="0.197210799811259">
                <text:p>0.19721079981125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46.8750000000001">
                <text:p>-46.8750000000001</text:p>
              </table:table-cell>
              <table:table-cell office:value-type="float" office:value="0.204535830572527">
                <text:p>0.20453583057252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187.5">
                <text:p>-187.5</text:p>
              </table:table-cell>
              <table:table-cell office:value-type="float" office:value="0.20319600381737">
                <text:p>0.2031960038173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75">
                <text:p>-75</text:p>
              </table:table-cell>
              <table:table-cell office:value-type="float" office:value="0.194963950009421">
                <text:p>0.19496395000942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84.375">
                <text:p>-84.375</text:p>
              </table:table-cell>
              <table:table-cell office:value-type="float" office:value="0.199522842028951">
                <text:p>0.19952284202895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100">
                <text:p>-100</text:p>
              </table:table-cell>
              <table:table-cell office:value-type="float" office:value="0.199845050646113">
                <text:p>0.19984505064611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28.1250000000001">
                <text:p>-28.1250000000001</text:p>
              </table:table-cell>
              <table:table-cell office:value-type="float" office:value="0.20527392177042">
                <text:p>0.2052739217704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87.5">
                <text:p>-87.5</text:p>
              </table:table-cell>
              <table:table-cell office:value-type="float" office:value="0.194763983717412">
                <text:p>0.19476398371741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56.25">
                <text:p>-56.25</text:p>
              </table:table-cell>
              <table:table-cell office:value-type="float" office:value="0.202388245641873">
                <text:p>0.20238824564187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100">
                <text:p>-100</text:p>
              </table:table-cell>
              <table:table-cell office:value-type="float" office:value="0.195671178790325">
                <text:p>0.19567117879032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93.75">
                <text:p>-93.75</text:p>
              </table:table-cell>
              <table:table-cell office:value-type="float" office:value="0.194263796638133">
                <text:p>0.19426379663813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62.5000000000001">
                <text:p>-62.5000000000001</text:p>
              </table:table-cell>
              <table:table-cell office:value-type="float" office:value="0.198727799152515">
                <text:p>0.19872779915251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56.25">
                <text:p>-56.25</text:p>
              </table:table-cell>
              <table:table-cell office:value-type="float" office:value="0.196775437792741">
                <text:p>0.19677543779274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168.75">
                <text:p>-168.75</text:p>
              </table:table-cell>
              <table:table-cell office:value-type="float" office:value="0.202332815755492">
                <text:p>0.20233281575549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56.25">
                <text:p>-56.25</text:p>
              </table:table-cell>
              <table:table-cell office:value-type="float" office:value="0.194368832943439">
                <text:p>0.19436883294343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50">
                <text:p>-50</text:p>
              </table:table-cell>
              <table:table-cell office:value-type="float" office:value="0.194813553536275">
                <text:p>0.19481355353627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187.5">
                <text:p>-187.5</text:p>
              </table:table-cell>
              <table:table-cell office:value-type="float" office:value="0.204583849019309">
                <text:p>0.20458384901930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18.75">
                <text:p>-18.75</text:p>
              </table:table-cell>
              <table:table-cell office:value-type="float" office:value="0.196090887187884">
                <text:p>0.19609088718788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28.125">
                <text:p>-28.125</text:p>
              </table:table-cell>
              <table:table-cell office:value-type="float" office:value="0.197085350517463">
                <text:p>0.19708535051746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65.625">
                <text:p>-65.625</text:p>
              </table:table-cell>
              <table:table-cell office:value-type="float" office:value="0.201433757418165">
                <text:p>0.20143375741816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112.5">
                <text:p>-112.5</text:p>
              </table:table-cell>
              <table:table-cell office:value-type="float" office:value="0.197326048118055">
                <text:p>0.19732604811805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137.5">
                <text:p>-137.5</text:p>
              </table:table-cell>
              <table:table-cell office:value-type="float" office:value="0.202197628949884">
                <text:p>0.20219762894988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62.5">
                <text:p>-62.5</text:p>
              </table:table-cell>
              <table:table-cell office:value-type="float" office:value="0.19380439028768">
                <text:p>0.1938043902876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93.75">
                <text:p>-93.75</text:p>
              </table:table-cell>
              <table:table-cell office:value-type="float" office:value="0.201081271169678">
                <text:p>0.20108127116967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37.5000000000001">
                <text:p>-37.5000000000001</text:p>
              </table:table-cell>
              <table:table-cell office:value-type="float" office:value="0.20287102074637">
                <text:p>0.2028710207463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37.5000000000001">
                <text:p>-37.5000000000001</text:p>
              </table:table-cell>
              <table:table-cell office:value-type="float" office:value="0.198312250448716">
                <text:p>0.19831225044871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75">
                <text:p>-75</text:p>
              </table:table-cell>
              <table:table-cell office:value-type="float" office:value="0.200779447578172">
                <text:p>0.20077944757817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112.5">
                <text:p>-112.5</text:p>
              </table:table-cell>
              <table:table-cell office:value-type="float" office:value="0.199816662199851">
                <text:p>0.19981666219985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125">
                <text:p>-125</text:p>
              </table:table-cell>
              <table:table-cell office:value-type="float" office:value="0.200240825852396">
                <text:p>0.20024082585239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84.375">
                <text:p>-84.375</text:p>
              </table:table-cell>
              <table:table-cell office:value-type="float" office:value="0.200998006433156">
                <text:p>0.20099800643315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112.5">
                <text:p>-112.5</text:p>
              </table:table-cell>
              <table:table-cell office:value-type="float" office:value="0.196807754759152">
                <text:p>0.19680775475915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37.5">
                <text:p>-37.5</text:p>
              </table:table-cell>
              <table:table-cell office:value-type="float" office:value="0.194316759553178">
                <text:p>0.19431675955317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75.0000000000002">
                <text:p>-75.0000000000002</text:p>
              </table:table-cell>
              <table:table-cell office:value-type="float" office:value="0.195737209139995">
                <text:p>0.19573720913999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18.7500000000001">
                <text:p>-18.7500000000001</text:p>
              </table:table-cell>
              <table:table-cell office:value-type="float" office:value="0.203795168357409">
                <text:p>0.20379516835740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37.5">
                <text:p>-37.5</text:p>
              </table:table-cell>
              <table:table-cell office:value-type="float" office:value="0.196699468786583">
                <text:p>0.19669946878658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168.75">
                <text:p>-168.75</text:p>
              </table:table-cell>
              <table:table-cell office:value-type="float" office:value="0.200627118794641">
                <text:p>0.20062711879464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75">
                <text:p>-75</text:p>
              </table:table-cell>
              <table:table-cell office:value-type="float" office:value="0.19704205316819">
                <text:p>0.1970420531681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18.75">
                <text:p>-18.75</text:p>
              </table:table-cell>
              <table:table-cell office:value-type="float" office:value="0.19838909771618">
                <text:p>0.1983890977161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65.625">
                <text:p>-65.625</text:p>
              </table:table-cell>
              <table:table-cell office:value-type="float" office:value="0.19764823507859">
                <text:p>0.1976482350785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131.25">
                <text:p>-131.25</text:p>
              </table:table-cell>
              <table:table-cell office:value-type="float" office:value="0.19741440160373">
                <text:p>0.1974144016037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28.1250000000001">
                <text:p>-28.1250000000001</text:p>
              </table:table-cell>
              <table:table-cell office:value-type="float" office:value="0.201562611006736">
                <text:p>0.20156261100673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150">
                <text:p>-150</text:p>
              </table:table-cell>
              <table:table-cell office:value-type="float" office:value="0.198145195363898">
                <text:p>0.19814519536389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75">
                <text:p>-75</text:p>
              </table:table-cell>
              <table:table-cell office:value-type="float" office:value="0.193038139214708">
                <text:p>0.19303813921470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37.5000000000002">
                <text:p>-37.5000000000002</text:p>
              </table:table-cell>
              <table:table-cell office:value-type="float" office:value="0.195816429619051">
                <text:p>0.19581642961905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150">
                <text:p>-150</text:p>
              </table:table-cell>
              <table:table-cell office:value-type="float" office:value="0.198629284526947">
                <text:p>0.19862928452694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46.875">
                <text:p>-46.875</text:p>
              </table:table-cell>
              <table:table-cell office:value-type="float" office:value="0.200329805643852">
                <text:p>0.20032980564385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25">
                <text:p>-25</text:p>
              </table:table-cell>
              <table:table-cell office:value-type="float" office:value="0.19420156369467">
                <text:p>0.1942015636946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56.25">
                <text:p>-56.25</text:p>
              </table:table-cell>
              <table:table-cell office:value-type="float" office:value="0.1995807445563">
                <text:p>0.199580744556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50">
                <text:p>-50</text:p>
              </table:table-cell>
              <table:table-cell office:value-type="float" office:value="0.192857680003214">
                <text:p>0.19285768000321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125">
                <text:p>-125</text:p>
              </table:table-cell>
              <table:table-cell office:value-type="float" office:value="0.19900897399979">
                <text:p>0.1990089739997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65.625">
                <text:p>-65.625</text:p>
              </table:table-cell>
              <table:table-cell office:value-type="float" office:value="0.199011863442975">
                <text:p>0.19901186344297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50.0000000000001">
                <text:p>-50.0000000000001</text:p>
              </table:table-cell>
              <table:table-cell office:value-type="float" office:value="0.196448539052908">
                <text:p>0.19644853905290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46.875">
                <text:p>-46.875</text:p>
              </table:table-cell>
              <table:table-cell office:value-type="float" office:value="0.196766064189792">
                <text:p>0.19676606418979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25.0000000000002">
                <text:p>-25.0000000000002</text:p>
              </table:table-cell>
              <table:table-cell office:value-type="float" office:value="0.197390286001592">
                <text:p>0.19739028600159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93.7500000000001">
                <text:p>-93.7500000000001</text:p>
              </table:table-cell>
              <table:table-cell office:value-type="float" office:value="0.194697735343638">
                <text:p>0.19469773534363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112.5">
                <text:p>-112.5</text:p>
              </table:table-cell>
              <table:table-cell office:value-type="float" office:value="0.194715872686321">
                <text:p>0.19471587268632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75">
                <text:p>-75</text:p>
              </table:table-cell>
              <table:table-cell office:value-type="float" office:value="0.198949085108293">
                <text:p>0.19894908510829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56.2500000000001">
                <text:p>-56.2500000000001</text:p>
              </table:table-cell>
              <table:table-cell office:value-type="float" office:value="0.19423476878908">
                <text:p>0.1942347687890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87.5">
                <text:p>-87.5</text:p>
              </table:table-cell>
              <table:table-cell office:value-type="float" office:value="0.196589959309273">
                <text:p>0.19658995930927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131.25">
                <text:p>-131.25</text:p>
              </table:table-cell>
              <table:table-cell office:value-type="float" office:value="0.19608749015111">
                <text:p>0.1960874901511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9.375">
                <text:p>-9.375</text:p>
              </table:table-cell>
              <table:table-cell office:value-type="float" office:value="0.199312381057734">
                <text:p>0.19931238105773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112.5">
                <text:p>-112.5</text:p>
              </table:table-cell>
              <table:table-cell office:value-type="float" office:value="0.195032336672007">
                <text:p>0.19503233667200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18.7500000000002">
                <text:p>-18.7500000000002</text:p>
              </table:table-cell>
              <table:table-cell office:value-type="float" office:value="0.195823734515984">
                <text:p>0.19582373451598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9.37500000000012">
                <text:p>-9.37500000000012</text:p>
              </table:table-cell>
              <table:table-cell office:value-type="float" office:value="0.203400524853063">
                <text:p>0.20340052485306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37.5">
                <text:p>-37.5</text:p>
              </table:table-cell>
              <table:table-cell office:value-type="float" office:value="0.199339755892788">
                <text:p>0.19933975589278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75.0000000000001">
                <text:p>-75.0000000000001</text:p>
              </table:table-cell>
              <table:table-cell office:value-type="float" office:value="0.193442595041471">
                <text:p>0.19344259504147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">
                <text:p>0</text:p>
              </table:table-cell>
              <table:table-cell office:value-type="float" office:value="0.196808443150726">
                <text:p>0.19680844315072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87.5">
                <text:p>-87.5</text:p>
              </table:table-cell>
              <table:table-cell office:value-type="float" office:value="0.193932477539004">
                <text:p>0.19393247753900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37.5">
                <text:p>-37.5</text:p>
              </table:table-cell>
              <table:table-cell office:value-type="float" office:value="0.194235037047848">
                <text:p>0.19423503704784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28.125">
                <text:p>-28.125</text:p>
              </table:table-cell>
              <table:table-cell office:value-type="float" office:value="0.197350080158985">
                <text:p>0.19735008015898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75">
                <text:p>-75</text:p>
              </table:table-cell>
              <table:table-cell office:value-type="float" office:value="0.193366323469467">
                <text:p>0.19336632346946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18.7500000000001">
                <text:p>-18.7500000000001</text:p>
              </table:table-cell>
              <table:table-cell office:value-type="float" office:value="0.200547604876255">
                <text:p>0.20054760487625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100">
                <text:p>-100</text:p>
              </table:table-cell>
              <table:table-cell office:value-type="float" office:value="0.196789108127931">
                <text:p>0.19678910812793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37.5000000000003">
                <text:p>-37.5000000000003</text:p>
              </table:table-cell>
              <table:table-cell office:value-type="float" office:value="0.194050716577924">
                <text:p>0.19405071657792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0.00000000000024980018054066">
                <text:p>-0.00000000000024980018054066</text:p>
              </table:table-cell>
              <table:table-cell office:value-type="float" office:value="0.19636191921546">
                <text:p>0.1963619192154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8.7499999999999">
                <text:p>18.7499999999999</text:p>
              </table:table-cell>
              <table:table-cell office:value-type="float" office:value="0.198715511010205">
                <text:p>0.19871551101020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62.5">
                <text:p>-62.5</text:p>
              </table:table-cell>
              <table:table-cell office:value-type="float" office:value="0.194953330717009">
                <text:p>0.19495333071700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112.5">
                <text:p>-112.5</text:p>
              </table:table-cell>
              <table:table-cell office:value-type="float" office:value="0.197539825818052">
                <text:p>0.19753982581805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0.00000000000012490009027033">
                <text:p>-0.00000000000012490009027033</text:p>
              </table:table-cell>
              <table:table-cell office:value-type="float" office:value="0.203429695832514">
                <text:p>0.20342969583251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56.25">
                <text:p>-56.25</text:p>
              </table:table-cell>
              <table:table-cell office:value-type="float" office:value="0.193366698024193">
                <text:p>0.19336669802419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-37.5">
                <text:p>-37.5</text:p>
              </table:table-cell>
              <table:table-cell office:value-type="float" office:value="0.193336304718241">
                <text:p>0.19333630471824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93.75">
                <text:p>-93.75</text:p>
              </table:table-cell>
              <table:table-cell office:value-type="float" office:value="0.19341832333288">
                <text:p>0.1934183233328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-12.5">
                <text:p>-12.5</text:p>
              </table:table-cell>
              <table:table-cell office:value-type="float" office:value="0.194969422981641">
                <text:p>0.19496942298164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18.7500000000001">
                <text:p>-18.7500000000001</text:p>
              </table:table-cell>
              <table:table-cell office:value-type="float" office:value="0.194696753675441">
                <text:p>0.19469675367544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56.25">
                <text:p>-56.25</text:p>
              </table:table-cell>
              <table:table-cell office:value-type="float" office:value="0.19796848909119">
                <text:p>0.1979684890911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46.875">
                <text:p>-46.875</text:p>
              </table:table-cell>
              <table:table-cell office:value-type="float" office:value="0.198446518817498">
                <text:p>0.19844651881749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28.125">
                <text:p>-28.125</text:p>
              </table:table-cell>
              <table:table-cell office:value-type="float" office:value="0.198641202395751">
                <text:p>0.19864120239575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62.5">
                <text:p>-62.5</text:p>
              </table:table-cell>
              <table:table-cell office:value-type="float" office:value="0.192787816711951">
                <text:p>0.19278781671195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9.37499999999994">
                <text:p>9.37499999999994</text:p>
              </table:table-cell>
              <table:table-cell office:value-type="float" office:value="0.204110510398778">
                <text:p>0.20411051039877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9.37500000000007">
                <text:p>-9.37500000000007</text:p>
              </table:table-cell>
              <table:table-cell office:value-type="float" office:value="0.201094587663605">
                <text:p>0.20109458766360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37.5000000000001">
                <text:p>-37.5000000000001</text:p>
              </table:table-cell>
              <table:table-cell office:value-type="float" office:value="0.194974188998433">
                <text:p>0.19497418899843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75">
                <text:p>-75</text:p>
              </table:table-cell>
              <table:table-cell office:value-type="float" office:value="0.194996145275559">
                <text:p>0.19499614527555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12.5000000000002">
                <text:p>-12.5000000000002</text:p>
              </table:table-cell>
              <table:table-cell office:value-type="float" office:value="0.197097086834224">
                <text:p>0.19709708683422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18.75">
                <text:p>-18.75</text:p>
              </table:table-cell>
              <table:table-cell office:value-type="float" office:value="0.199041064197479">
                <text:p>0.19904106419747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37.5000000000001">
                <text:p>-37.5000000000001</text:p>
              </table:table-cell>
              <table:table-cell office:value-type="float" office:value="0.197161504081082">
                <text:p>0.19716150408108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">
                <text:p>0</text:p>
              </table:table-cell>
              <table:table-cell office:value-type="float" office:value="0.201075481553429">
                <text:p>0.20107548155342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-0.000000000000166533453693773">
                <text:p>-0.000000000000166533453693773</text:p>
              </table:table-cell>
              <table:table-cell office:value-type="float" office:value="0.197261674070674">
                <text:p>0.19726167407067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100">
                <text:p>-100</text:p>
              </table:table-cell>
              <table:table-cell office:value-type="float" office:value="0.195438178470299">
                <text:p>0.19543817847029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25.0000000000002">
                <text:p>-25.0000000000002</text:p>
              </table:table-cell>
              <table:table-cell office:value-type="float" office:value="0.194405655154091">
                <text:p>0.19440565515409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87.5">
                <text:p>-87.5</text:p>
              </table:table-cell>
              <table:table-cell office:value-type="float" office:value="0.194313966239321">
                <text:p>0.19431396623932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">
                <text:p>0</text:p>
              </table:table-cell>
              <table:table-cell office:value-type="float" office:value="0.196473266820542">
                <text:p>0.19647326682054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2.4999999999999">
                <text:p>12.4999999999999</text:p>
              </table:table-cell>
              <table:table-cell office:value-type="float" office:value="0.198333919459615">
                <text:p>0.19833391945961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50">
                <text:p>-50</text:p>
              </table:table-cell>
              <table:table-cell office:value-type="float" office:value="0.19335920930595">
                <text:p>0.1933592093059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-75">
                <text:p>-75</text:p>
              </table:table-cell>
              <table:table-cell office:value-type="float" office:value="0.1930075801687">
                <text:p>0.193007580168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50.0000000000001">
                <text:p>-50.0000000000001</text:p>
              </table:table-cell>
              <table:table-cell office:value-type="float" office:value="0.192304620652561">
                <text:p>0.19230462065256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-12.5000000000001">
                <text:p>-12.5000000000001</text:p>
              </table:table-cell>
              <table:table-cell office:value-type="float" office:value="0.194614264066895">
                <text:p>0.19461426406689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-25">
                <text:p>-25</text:p>
              </table:table-cell>
              <table:table-cell office:value-type="float" office:value="0.193415641596727">
                <text:p>0.19341564159672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-37.5">
                <text:p>-37.5</text:p>
              </table:table-cell>
              <table:table-cell office:value-type="float" office:value="0.193611259794693">
                <text:p>0.19361125979469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-62.5">
                <text:p>-62.5</text:p>
              </table:table-cell>
              <table:table-cell office:value-type="float" office:value="0.192701429557624">
                <text:p>0.19270142955762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6$Win32 OpenOffice.org_project/416m1$Build-979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